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4</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中国房地产市场进入棘手的新阶段 (Free Version)</text:span>
</text:h>
      <text:p text:style-name="P4">
Author: Stella Yifan Xie</text:p>
      <text:p text:style-name="P4">
Publisher: 华尔街日报中文网</text:p>
      <text:p text:style-name="P4">
Published Time: 2023-07-03T01:40:00.000Z</text:p>
      <text:p text:style-name="P4">
Modified Time: 2023-07-03T01:40:00.000Z</text:p>
      <text:p text:style-name="P4">
Created Time: 2023-06-30T00:29:00.000Z</text:p>
      <text:p text:style-name="P4">
Description: 中国为稳定摇摇欲坠的房地产市场而进行的长期行动似乎正进入一个棘手的新阶段，数据显示购房需求正在减弱，而二手房挂牌量正在激增。</text:p>
      <text:p text:style-name="P4">
Images: []</text:p>
      <text:p text:style-name="P4">
Categories: ['国际', '中国']</text:p>
      <text:p text:style-name="P4">
Keywords: SYND,LINK:EN|WP-WSJ-0001018408</text:p>
      <text:p text:style-name="P4">
Type: Article</text:p>
      <!--METADATA-->
      <text:p text:style-name="P4">
中国为稳定 <text:a xlink:type="simple" xlink:href="https://cn.wsj.com/articles/CN-BIZ-20220831114018" text:style-name="Internet_20_link" text:visited-style-name="Visited_20_Internet_20_Link">
 摇摇欲坠的房地产市场 </text:a>
而进行的长期行动似乎正进入一个棘手的新阶段：数据显示购房需求正在减弱，而二手房挂牌量正在激增。</text:p>
      <text:p text:style-name="P4">
Source: <text:a xlink:type="simple" xlink:href="https://cn.wsj.com/articles/%E4%B8%AD%E5%9B%BD%E6%88%BF%E5%9C%B0%E4%BA%A7%E5%B8%82%E5%9C%BA%E8%BF%9B%E5%85%A5%E6%A3%98%E6%89%8B%E7%9A%84%E6%96%B0%E9%98%B6%E6%AE%B5-a9afde24" text:style-name="Internet_20_link" text:visited-style-name="Visited_20_Internet_20_Link">
https://cn.wsj.com/articles/%E4%B8%AD%E5%9B%BD%E6%88%BF%E5%9C%B0%E4%BA%A7%E5%B8%82%E5%9C%BA%E8%BF%9B%E5%85%A5%E6%A3%98%E6%89%8B%E7%9A%84%E6%96%B0%E9%98%B6%E6%AE%B5-a9afde24</text:a>
</text:p>
      <!--NEWS-->
      <text:h text:style-name="P10" text:outline-level="1">
<text:span text:style-name="T4">
美财长访华促经贸合作　中方盼美撤销额关税</text:span>
</text:h>
      <text:p text:style-name="P4">
Author: None</text:p>
      <text:p text:style-name="P4">
Publisher: Radio Free Asia (Organization)</text:p>
      <text:p text:style-name="P4">
Published Time: 2023-07-03T03:31:00-04:00</text:p>
      <text:p text:style-name="P4">
Modified Time: 2023-07-03T11:13:52-04:00</text:p>
      <text:p text:style-name="P4">
Description: None</text:p>
      <text:p text:style-name="P4">
Videos: []</text:p>
      <text:p text:style-name="P4">
Audios: ["<text:a xlink:type="simple" xlink:href="https://www.rfa.org/mandarin/yataibaodao/jingmao/gt-070320230328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4.489173in" draw:z-index="0">
<draw:image xlink:href="../Images/rfamandarin/2023-07-03T03-31-00-04-00/000000.png" xlink:type="simple" xlink:show="embed" xlink:actuate="onLoad" draw:mime-type="image/png"/>
</draw:frame>
 美国财长耶伦即将访华，中美贸易战走向引发关注。 <text:a xlink:type="simple" xlink:href="https://www.rfa.org/mandarin/yataibaodao/jingmao/gt-07032023032816.html/@@images/image" text:style-name="Internet_20_link" text:visited-style-name="Visited_20_Internet_20_Link">
</text:a>
路透资料照。  <text:a xlink:type="simple" xlink:href="https://www.rfa.org/mandarin/yataibaodao/jingmao/gt-07032023032816.html/@@stream" text:style-name="Internet_20_link" text:visited-style-name="Visited_20_Internet_20_Link">
Audio-1-Link：https://www.rfa.org/mandarin/yataibaodao/jingmao/gt-07032023032816.html/@@stream</text:a>
</text:p>
      <text:p text:style-name="P4">
美国财政部部长耶伦（JanetYellen）将于本周四访问中国，她本人也曾表示，希望与北京重新建立经贸联系。中方则盼望美国取消对华加征关税、撤销“301”调查。</text:p>
      <ul>
        <li>
<text:span text:style-name="T4">
<text:a xlink:type="simple" xlink:href="https://www.rfa.org/mandarin/Xinwen/1-06292023112824.html" text:style-name="Internet_20_link" text:visited-style-name="Visited_20_Internet_20_Link">
 耶伦冀访华与北京重新建立联系 </text:a>
 </text:span>
  * <text:a xlink:type="simple" xlink:href="https://www.rfa.org/mandarin/Xinwen/1-06222023113800.html" text:style-name="Internet_20_link" text:visited-style-name="Visited_20_Internet_20_Link">
 <text:span text:style-name="T4">
美财长耶伦：美中保持沟通很关键</text:span>
 </text:a>
</li>
      </ul>
      <text:p text:style-name="P4">
中国财政部网站和官媒本周一发布消息，经中美双方商定，美财政部部长珍妮特·耶伦将于7月6日至9日访华。上周五，中国人民银行前副行长、国际货币基金组织前副总裁朱民在接受《环球时报》等媒体采访时说，美国财长耶伦近期要访问中国，那么取消对华加征关税、撤销“301”调查以及梳理中美第一阶段经贸协议，将是双方需要重点探讨的议题。朱民还说，当前中国进口美国商品的关税是7.1%，向美国出口商品的关税是19.2%，这是不平等的。</text:p>
      <text:p text:style-name="P4">
旅美资深评论人士马聚周一接受自由亚洲电台采访时说，拜登上任之后一直延续其前任政府的对华关税政策，中方认为美方应该取消对华征收高关税。他说：“事实上对华关税已成为美方国家安全战略的一部分。尽管耶伦作为财长访华，希望与中方建立经济方面的联系，缓和政治上的紧张气氛等等，特别是对于美国财政部来讲。但是我相信美国政府，特别是白宫以及美国贸易代表处、商务部都有自己的考量。”</text:p>
      <text:p text:style-name="P4">
马聚认为，耶伦也会关注人民币汇率走势等以及影响美国利益的商业行为，耶伦访华之后，美国取消对华加征关税的可能性很小，中方的要求只是期待而已。因此，耶伦访华在经贸领域难有突破。</text:p>
      <text:p text:style-name="P4">
 美国财政部部长耶伦（JanetYellen）将于本周四访问中国，她本人也曾表示，希望与北京重新建立经贸联系。中方则盼望美国取消对华加征关税、撤销“301”调查。（路透社资料图片）  <text:a xlink:type="simple" xlink:href="https://www.rfa.org/mandarin/yataibaodao/jingmao/gt-07032023032816.html/2021-11-01t184502z_206292241_rc2tlq99jh91_rtrmadp_3_usa-china.jpg" text:style-name="Internet_20_link" text:visited-style-name="Visited_20_Internet_20_Link">
</text:a>
</text:p>
      <text:p text:style-name="P4">
<text:span text:style-name="T4">
美方注重人民币汇率 中方关注美国关税</text:span>
</text:p>
      <text:p text:style-name="P4">
这是近年来，美国首位财长访问中国，耶伦预计会见中国副总理何立峰。美国财政部高级官员周日（2日）说，耶伦将与中共高级官员就一系列广泛的问题进行会谈，包括华盛顿对中国新版《反间谍法》的担忧。</text:p>
      <text:p text:style-name="P4">
北京政治评论人士吴强认为，从技术角度分析，耶伦访华是落实中美元首在巴厘岛峰会所达成的多项承诺。继美国国务卿布林肯之后，耶伦到访北京与中方官员进行财政及经贸等领域的沟通，变得顺理成章。这标志着下半年的中美交流趋向正常化。他对本台说：“其次，就像朱民所说的，耶伦访华，中方将谈到撤销对中国的高关税以及‘301’调查，还有其他的一些技术性问题。”</text:p>
      <text:p text:style-name="P4">
朱民还在采访中提及他对“去风险”的评价。他认为，美国意识到与中国“脱钩”是难以达成的，因此开始强调“去风险”。“但‘去风险’是一个模糊且危险的概念，它最大的问题是无法说清边界在哪里”，朱民认为，“去风险”就是去依赖性，最终会变成“反全球化”。</text:p>
      <text:p text:style-name="P4">
<text:span text:style-name="T4">
中国对“去风险化”交流欲拒还迎</text:span>
</text:p>
      <text:p text:style-name="P4">
对此，吴强说：“中国对这种‘去风险化’的交流本身是一种欲拒还迎的态度。中国的一切相关政策又无法拒绝‘去凤险化’政策下的交流，这是中国对美政策的一个巨大的矛盾。这在耶伦和布林肯访华中体现出来。”</text:p>
      <text:p text:style-name="P4">
时事评论人士蔡慎坤认为，此次耶伦访华是拜登政府缓和对华政策的延续和调整：“前不久，布林肯访华而且表达了继续维持美中友好关系。尽管在有些方面有一些误判或有竞争，但不至于相互对立或者两国走向脱钩。耶伦访华最主要是在经济贸易、金融等方面进行一些深入探讨，这能够缓解中美双方对峙局面。”</text:p>
      <text:p text:style-name="P4">
在过去三年疫情期间，美中两国在疫情溯源、人权以及南海局势、台湾问题等方面针锋相对。蔡慎坤说，拜登有意恢复和中国正常的邦交关系，但中方一再拒绝，布林肯不久前访华与北京达成多项共识，但是要回到过去却很难。</text:p>
      <text:p text:style-name="P4">
财长耶伦曾在受访中说：良性的竞争对美国和中国的企业和劳动者都有利。</text:p>
      <text:p text:style-name="P4">
记者：古亭 责编：许书婷 陈美华 嘉远 网编：瑞哲</text:p>
      <text:p text:style-name="P4">
Source: <text:a xlink:type="simple" xlink:href="https://www.rfa.org/mandarin/yataibaodao/jingmao/gt-07032023032816.html" text:style-name="Internet_20_link" text:visited-style-name="Visited_20_Internet_20_Link">
https://www.rfa.org/mandarin/yataibaodao/jingmao/gt-07032023032816.html</text:a>
</text:p>
      <!--NEWS-->
      <text:h text:style-name="P10" text:outline-level="1">
<text:span text:style-name="T4">
一周世界舆论聚焦：解读中国《对外关系法》 (Free Version)</text:span>
</text:h>
      <text:p text:style-name="P4">
Authors: ['曹辛']</text:p>
      <text:p text:style-name="P4">
Publisher: 英国《金融时报》</text:p>
      <text:p text:style-name="P4">
Time: 2023-07-03T04:28:49+00:00</text:p>
      <text:p text:style-name="P4">
Published Time: 2023-07-02T12:00:99+08:00</text:p>
      <text:p text:style-name="P4">
Modified Time: 2023-07-02T23:00:99+08:00</text:p>
      <text:p text:style-name="P4">
Description: 曹辛：中国外交往往更多考虑政策而非法律，或者说政策重于法律。该法可能对西方构成预防性遏制和威慑，一定时期内中外关系可能会更加紧张。</text:p>
      <text:p text:style-name="P4">
Images: ["<text:a xlink:type="simple" xlink:href="https://thumbor.ftacademy.cn/unsafe/picture/2/000124252_piclink.jpg" text:style-name="Internet_20_link" text:visited-style-name="Visited_20_Internet_20_Link">
000124252_pic...</text:a>
"]</text:p>
      <text:p text:style-name="P4">
Themes: ['中国外交', '关注']</text:p>
      <text:p text:style-name="P4">
Keywords: ['中国外交', '中外关系']</text:p>
      <text:p text:style-name="P4">
Type: Article</text:p>
      <!--METADATA-->
      <text:p text:style-name="P4">
<draw:frame draw:style-name="fr1" draw:name="Image6" text:anchor-type="as-char" svg:width="6.9236in" svg:height="3.894525in" draw:z-index="0">
<draw:image xlink:href="../Images/FT Chinese Free Version/2023-07-03T04-28-49-00-00/000124252_piclink.jpg" xlink:type="simple" xlink:show="embed" xlink:actuate="onLoad" draw:mime-type="image/jpeg"/>
</draw:frame>
</text:p>
      <text:p text:style-name="P4">
6月28日，中国全国人大通过了宏观上规范和指导中国外交工作的《中华人民共和国对外关系法》，并于7月1日全面实施，这成为上周国际媒体关注的焦点。国际媒体关注的是这部法律的对抗性，即中国以这部法律为依据，针对西方国家的对华制裁和威胁行为采取“反制”和“限制”行动；同时还关注到这部法律写入了中国领导人关于全球安全、全球发展和全球文明的几项标志性外交政策倡议，并重申中国反对“霸权主义和强权政治”的立场。</text:p>
      <text:p text:style-name="P4">
笔者认为，中国外交往往更多的是考虑政策而非法律，或者说政策重于法律。而政策和法律的显著不同是：法律严格强调法条而不讲妥协；政策则具备灵活性，但一旦作出决定，则往往只重结果而不关心法条乃至程序。因此，这部《对外关系法》可能会对西方构成预防性遏制和威慑，但在一定时期内，中外关系也可能会更加紧张。这两种后果将可能同时存在。</text:p>
      <text:p text:style-name="P4">
Source: <text:a xlink:type="simple" xlink:href="http://www.ftchinese.com/story/001100137" text:style-name="Internet_20_link" text:visited-style-name="Visited_20_Internet_20_Link">
http://www.ftchinese.com/story/001100137</text:a>
</text:p>
      <!--NEWS-->
      <text:h text:style-name="P10" text:outline-level="1">
<text:span text:style-name="T4">
纳粹德国时期照片：三个逃离大屠杀的女孩身份84年后终于揭晓</text:span>
</text:h>
      <text:p text:style-name="P4">
Author: https://www.facebook.com/bbcworldservice/</text:p>
      <text:p text:style-name="P4">
Publisher: BBC News 中文</text:p>
      <text:p text:style-name="P4">
Published Time: 2023-07-03T08:44:54.000Z</text:p>
      <text:p text:style-name="P4">
Modified Time: 2023-07-03T08:44:54.000Z</text:p>
      <text:p text:style-name="P4">
Description: 长期以来，这张三位犹太女孩逃离纳粹德国的照片成为一幅具有时代象征性的相片，80多年来，这三位女孩的身份一直是个谜，直到最近，谜底终于揭开。</text:p>
      <text:p text:style-name="P4">
Images: ["<text:a xlink:type="simple" xlink:href="https://ichef.bbci.co.uk/news/640/cpsprodpb/57BE/production/_130226422_gettypicgettyimages-3322532.jpg" text:style-name="Internet_20_link" text:visited-style-name="Visited_20_Internet_20_Link">
_130226422_ge...</text:a>
", "<text:a xlink:type="simple" xlink:href="https://ichef.bbci.co.uk/news/640/cpsprodpb/A5DE/production/_130226424_e012e1d1-1753-475f-a178-29ad0a92d77f.jpg" text:style-name="Internet_20_link" text:visited-style-name="Visited_20_Internet_20_Link">
_130226424_e0...</text:a>
", "<text:a xlink:type="simple" xlink:href="https://ichef.bbci.co.uk/news/640/cpsprodpb/17162/production/_130226549_inge-rightwithruth-centreandgretel-left.jpg" text:style-name="Internet_20_link" text:visited-style-name="Visited_20_Internet_20_Link">
_130226549_in...</text:a>
"]</text:p>
      <text:p text:style-name="P4">
Videos: []</text:p>
      <text:p text:style-name="P4">
Tags: ['历史', '德国', '英国', '女人']</text:p>
      <text:p text:style-name="P4">
Type: Article</text:p>
      <!--METADATA-->
      <text:h text:style-name="P12" text:outline-level="3">
<text:span text:style-name="T4">
纳粹德国时期照片：三个逃离大屠杀的女孩身份84年后终于揭晓</text:span>
</text:h>
      <text:p text:style-name="P4">
2023年7月3日<draw:frame draw:style-name="fr1" draw:name="Image7" text:anchor-type="as-char" svg:width="6.9236in" svg:height="4.597703in" draw:z-index="0">
<draw:image xlink:href="../Images/BBC Chinese/2023-07-03T08-44-54.000Z/_130226422_gettypicgettyimages-3322532.jpg" xlink:type="simple" xlink:show="embed" xlink:actuate="onLoad" draw:mime-type="image/jpeg"/>
</draw:frame>
</text:p>
      <text:p text:style-name="P4">
图像来源，  Getty Images</text:p>
      <text:p text:style-name="P4">
图像加注文字，</text:p>
      <text:p text:style-name="P4">
英格（中）对这张照片毫无印象，几十年来甚至不知道它的存在。</text:p>
      <text:p text:style-name="P4">
<text:span text:style-name="T4">
长期以来，三位犹太女孩逃离纳粹德国的这张照片成为一幅具有时代象征性的相片，反覆出现在博物馆、展览和出版物中。照片拍摄地点是英国伦敦的利物浦街车站。80多年来，这三位女孩的身份一直是个谜，直到最近，谜底终于揭开。</text:span>
</text:p>
      <text:p text:style-name="P4">
照片中间的英格（Inge Adamecz）对拍摄毫无印象，几十年来甚至不知道它的存在。当时这位5岁的小女孩与她十岁的姐姐露丝（RuthAdamecz）一起，逃离了她们在德国布雷斯劳（Breslau），现在是波兰的弗罗茨瓦夫（Wroclaw 乐斯拉夫）的家园。</text:p>
      <text:p text:style-name="P4">
她们的母亲和小妹留在家乡，后来悲惨的死于奥斯威辛集中营。</text:p>
      <text:p text:style-name="P4">
现在，英格已经是退休的老人家了。她终于发现自己和2015年去世的姐姐露丝，作为大屠杀和纳粹德国1939年犹太儿童大撤离（Kindertransport，从纳粹德国大规模疏散犹太儿童逃离的行动）的这段经历，将被世人永远记得。</text:p>
      <text:p text:style-name="P4">
<draw:frame draw:style-name="fr1" draw:name="Image8" text:anchor-type="as-char" svg:width="6.9236in" svg:height="3.894525in" draw:z-index="0">
<draw:image xlink:href="../Images/BBC Chinese/2023-07-03T08-44-54.000Z/_130226424_e012e1d1-1753-475f-a178-29ad0a92d77f.jpg" xlink:type="simple" xlink:show="embed" xlink:actuate="onLoad" draw:mime-type="image/jpeg"/>
</draw:frame>
</text:p>
      <text:p text:style-name="P4">
图像来源，  Getty Images</text:p>
      <text:p text:style-name="P4">
图像加注文字，</text:p>
      <text:p text:style-name="P4">
相片最早在1939年的英国报纸出现。</text:p>
      <text:p text:style-name="P4">
在历史学家马丁·吉尔伯特的《再也不要发生》（Never Again）这本书中，英格偶然发现了自己小时候的这张照片。</text:p>
      <text:p text:style-name="P4">
英格说：“那真是个大惊喜。”</text:p>
      <text:p text:style-name="P4">
“他在书中只写了“3个小女孩”。所以我写了封信给他，告诉他，我们还活着。当时人们说我长得像童星秀兰·邓波尔，为什么我在照片中笑呢？”</text:p>
      <text:p text:style-name="P4">
“看看照片中的姐姐露丝，她表情是很紧绷。但我不知道那个拿着洋娃娃的第三个女孩是谁。我从来不知道她是谁！”</text:p>
      <text:p text:style-name="P4">
事实上，抱着娃娃的女孩是10岁的汉娜·科恩（HannaCohn），她和她的双胞胎兄弟汉斯（后来改名杰拉德）一起从德国哈勒（Halle）与其他女孩搭上撤离的列车。原始的底片上还可以看到小汉斯的腿。</text:p>
      <text:p text:style-name="P4">
但是，就像英格和露丝一样，汉娜对照片没有记忆，但她记得那段撤离欧陆的旅程和手上抱着的娃娃。不过，她在2018年去世，在生前接受伦敦大学的一次访谈中谈到了她的经历。汉娜说：“我记得经过荷兰，车上有亲切的女士们给了我们饼干和柠檬汽水。”</text:p>
      <text:p text:style-name="P4">
“我们从哈威奇坐火车到了利物浦车站，我是个很遵从规矩的人。当时我的座位都是软垫的，不是木头座位，我好担心可能错误地坐在头等舱。”</text:p>
      <text:p text:style-name="P4">
<draw:frame draw:style-name="fr1" draw:name="Image9" text:anchor-type="as-char" svg:width="6.9236in" svg:height="3.894525in" draw:z-index="0">
<draw:image xlink:href="../Images/BBC Chinese/2023-07-03T08-44-54.000Z/_130226549_inge-rightwithruth-centreandgretel-left.jpg" xlink:type="simple" xlink:show="embed" xlink:actuate="onLoad" draw:mime-type="image/jpeg"/>
</draw:frame>
</text:p>
      <text:p text:style-name="P4">
图像来源，  Adamecz family</text:p>
      <text:p text:style-name="P4">
图像加注文字，</text:p>
      <text:p text:style-name="P4">
英格的母亲和小妹（左）留在德国家乡，后来悲惨的死于奥斯威辛集中营。</text:p>
      <text:p text:style-name="P4">
“利物浦街车站听起来像是英国另一个城市利物浦。我当时还担心不是要去伦敦。然而，我们终于抵达了这个拥有庞大大厅的车站。我抓着一个我命名为伊夫琳的娃娃。”</text:p>
      <text:p text:style-name="P4">
汉娜的双胞胎女儿黛比和海伦告诉BBC，母亲对照片中另外两个女孩的身份，一直很好奇。黛比说：“当我们看到这张照片时，她坐在那里，编著辫子，抱着娃娃。母亲生前总是说：我想知道另外两个女孩是谁？”</text:p>
      <text:p text:style-name="P4">
然后，终于在今年1月份，这张照片拍摄80多年后，她的女儿们在偶然听到了一个BBC的广播节目系列后，发现了真相。</text:p>
      <text:p text:style-name="P4">
<text:a xlink:type="simple" xlink:href="https://www.bbc.com/zhongwen/simp/world-49470076" text:style-name="Internet_20_link" text:visited-style-name="Visited_20_Internet_20_Link">
 “我的祖父在五个纳粹集中营里活下来了” </text:a>
  * <text:a xlink:type="simple" xlink:href="https://www.bbc.com/ukchina/simp/48301391" text:style-name="Internet_20_link" text:visited-style-name="Visited_20_Internet_20_Link">
 间谍：二战时令纳粹闻风丧胆的“瘸腿女人” </text:a>
  * <text:a xlink:type="simple" xlink:href="https://www.bbc.com/zhongwen/simp/world-58568182" text:style-name="Internet_20_link" text:visited-style-name="Visited_20_Internet_20_Link">
 西藏与希特勒：纳粹科学家在喜马拉雅地区寻根的故事 </text:a>
  * <text:a xlink:type="simple" xlink:href="https://www.bbc.com/zhongwen/simp/world-49397470" text:style-name="Internet_20_link" text:visited-style-name="Visited_20_Internet_20_Link">
 纳粹人体解剖图集引发的争议和纠结 </text:a>
</text:p>
      <text:h text:style-name="P12" text:outline-level="3">
<text:span text:style-name="T4">
真相大白</text:span>
</text:h>
      <text:p text:style-name="P4">
BBC节目“我们的故事”制作一集《女孩们：大屠杀的安全之家》讲述了一个在英格兰东北部的旅馆，两位女孩英格（婚后姓哈密尔顿）和露丝在二战期间历经了深刻但一直被遗忘的往事。</text:p>
      <text:p text:style-name="P4">
海伦说：“那天大屠杀纪念日。一个朋友发了个链接给我，是BBC网站上的一则新闻。我当时想，“她干嘛给我发这个”，然后我往下滑，看到了妈妈小时候的照片和另外两个女孩的名字：露丝和英格。”</text:p>
      <text:p text:style-name="P4">
“我们太兴奋了。我发了简讯给黛比，我说，“我们找到了这两个女孩！”</text:p>
      <text:p text:style-name="P4">
之后，今年4月份，英格终于在伦敦帝国战争博物馆与汉娜的女儿们会面。这张照片已经在博物馆展出了20多年。现在，人们现在能更了解关于两个家庭，以及照片拍摄背后的事情。</text:p>
      <text:p text:style-name="P4">
黛比说：“英格对我们来说，是个很特别的人物。”</text:p>
      <text:p text:style-name="P4">
她又说：“我认为妈妈一定会为我们感到骄傲。她总是谈论那两个小女孩，找到她们对她来说非常重要。”</text:p>
      <text:p text:style-name="P4">
图像加注文字，</text:p>
      <text:p text:style-name="P4">
英格（中）同汉娜的女儿们会面。</text:p>
      <text:p text:style-name="P4">
</text:p>
      <text:p text:style-name="P4">
图像来源，  Singer family</text:p>
      <text:p text:style-name="P4">
图像加注文字，</text:p>
      <text:p text:style-name="P4">
10岁的汉娜·科恩（Hanna Cohn）和她的双胞胎兄弟汉斯（后来改名杰拉德）一起从德国哈勒（Halle）与其他女孩搭上撤离的列车。</text:p>
      <text:p text:style-name="P4">
然而，摄影师又是谁呢？</text:p>
      <text:p text:style-name="P4">
我们从Getty Images Hulton档案馆的记录中得知，摄影师的名字是史蒂芬森（Stephenson），他曾在Topical PressAgency工作。该机构当时雇用了超过1千名摄影师，为报业提供大量图片。</text:p>
      <text:p text:style-name="P4">
摄影师的工作记录本上保留着1939年7月5日的日期，上面清楚标注着“利物浦街车站等候的3个小孩”，并在边缘标注了摄影师的名字史蒂芬森。</text:p>
      <text:p text:style-name="P4">
</text:p>
      <text:p text:style-name="P4">
图像来源，  Stevenson family</text:p>
      <text:p text:style-name="P4">
图像加注文字，</text:p>
      <text:p text:style-name="P4">
约翰·弗·史蒂文森（John F Stevenson）可能是照片拍摄者。</text:p>
      <text:p text:style-name="P4">
我们无法确定，但可能是一位名叫约翰·弗·史蒂文森（John FStevenson）的苏格兰人，他因为与人合写歌曲《亲爱的格拉斯哥旧镇》而闻名。在1930年代，Topical PressAgency有记录了他在格拉斯哥的一个地址提供了联系方式。</text:p>
      <text:p text:style-name="P4">
通过苏格兰公共档案办公室的帮助，BBC通过出生和死亡证明上的地址，我们找到了他的家人。</text:p>
      <text:p text:style-name="P4">
他的记者孙子高登·史蒂芬森（GordonStevenson）对爷爷在1930年代末作为自由记者在伦敦工作有些记忆。“我记得他曾告诉我，他的工作是采访这些无家可归的孩子们，并为他们提供福利。他告诉我，他拍摄了很多这样的照片。”</text:p>
      <text:p text:style-name="P4">
虽然，对于这张照片变得如此重要的具体历程，我们仍不清楚。但是，三位女孩和摄影师的身份谜团终于得以解开。而他们作为纳粹大屠杀的见证者，以及勇敢的幸存者的故事，将永远流传于世。</text:p>
      <text:p text:style-name="P4">
图像加注文字，</text:p>
      <text:p text:style-name="P4">
英格从纳粹德国大屠杀撤离的这段经历，将被世人永远记得。</text:p>
      <text:p text:style-name="P4">
_<text:span text:style-name="T4">
作者：乔·兰斯戴尔（Jo Lonsdale）珍·唐恩斯（Jane Downs）BBC广播电台新闻（BBC Radio News）记者</text:span>
 _</text:p>
      <text:p text:style-name="P4">
Source: <text:a xlink:type="simple" xlink:href="https://www.bbc.com/zhongwen/simp/world-66084921" text:style-name="Internet_20_link" text:visited-style-name="Visited_20_Internet_20_Link">
https://www.bbc.com/zhongwen/simp/world-66084921</text:a>
</text:p>
      <!--NEWS-->
      <text:h text:style-name="P10" text:outline-level="1">
<text:span text:style-name="T4">
孙准浩：中国足球史上首个被拘留调查的外籍球员</text:span>
</text:h>
      <text:p text:style-name="P4">
Author: https://www.facebook.com/bbcworldservice/</text:p>
      <text:p text:style-name="P4">
Publisher: BBC News 中文</text:p>
      <text:p text:style-name="P4">
Published Time: 2023-07-03T08:59:37.000Z</text:p>
      <text:p text:style-name="P4">
Modified Time: 2023-07-03T08:59:37.000Z</text:p>
      <text:p text:style-name="P4">
Description: 韩国国家足球队队员孙准浩在中国涉嫌受贿被拘留调查以来，韩国各界以及国际足球界对事件持续关注。</text:p>
      <text:p text:style-name="P4">
Images: ["<text:a xlink:type="simple" xlink:href="https://ichef.bbci.co.uk/news/640/cpsprodpb/8027/production/_130270823_gettyimages-1428017102.jpg" text:style-name="Internet_20_link" text:visited-style-name="Visited_20_Internet_20_Link">
_130270823_ge...</text:a>
"]</text:p>
      <text:p text:style-name="P4">
Videos: []</text:p>
      <text:p text:style-name="P4">
Tags: ['中國', '韩国', '足球']</text:p>
      <text:p text:style-name="P4">
Type: Article</text:p>
      <!--METADATA-->
      <text:h text:style-name="P12" text:outline-level="3">
<text:span text:style-name="T4">
孙准浩：中国足球史上首个被拘留调查的外籍球员</text:span>
</text:h>
      <text:p text:style-name="P4">
2023年7月3日<draw:frame draw:style-name="fr1" draw:name="Image14" text:anchor-type="as-char" svg:width="6.9236in" svg:height="3.894525in" draw:z-index="0">
<draw:image xlink:href="../Images/BBC Chinese/2023-07-03T08-59-37.000Z/_130270823_gettyimages-1428017102.jpg" xlink:type="simple" xlink:show="embed" xlink:actuate="onLoad" draw:mime-type="image/jpeg"/>
</draw:frame>
</text:p>
      <text:p text:style-name="P4">
图像来源，  Getty Images</text:p>
      <text:p text:style-name="P4">
<text:span text:style-name="T4">
韩国国家足球队队员孙准浩（Son Jun-ho）在中国涉嫌受贿被拘留调查以来，韩国各界以及国际足球界对事件持续关注。</text:span>
</text:p>
      <text:p text:style-name="P4">
中国外交部此前公布，这名效力于中超山东泰山队的韩国外援因涉嫌“非公职人员受贿罪”而被带走接受调查。</text:p>
      <text:p text:style-name="P4">
31岁的孙准浩在5月中旬于中国上海的虹桥机场准备离境时被中国公安扣留，经过37天的拘留后，于6月17日被中国执法当局转为正式批捕。</text:p>
      <text:p text:style-name="P4">
这是中国足球史上首次有外籍球员被执法部门进行刑事调查，但是当局尚未进一步公布具体的案件细节。</text:p>
      <text:p text:style-name="P4">
据中国媒体报道，孙准浩所属的山东队最近有数名球员及前任教练卷入涉嫌“操纵比赛”的调查之中。据悉，中国公安部门对孙准浩的调查也与此有关，但具体细节尚未得到确认。</text:p>
      <text:p text:style-name="P4">
事件也正值中国足球界掀起一轮大规模的反腐行动之际——自去年11月以来，已有包括中国足协主席陈戌源及前国家队主教练李铁在内的多名中国足坛重要人物涉嫌腐败被调查。</text:p>
      <text:p text:style-name="P4">
<text:a xlink:type="simple" xlink:href="https://www.bbc.com/zhongwen/simp/sports-65239550" text:style-name="Internet_20_link" text:visited-style-name="Visited_20_Internet_20_Link">
 “败局”下的空前反腐，从高点滑向原点的中国足球能否找到病因 </text:a>
  * <text:a xlink:type="simple" xlink:href="https://www.bbc.com/zhongwen/simp/chinese-news-65973562" text:style-name="Internet_20_link" text:visited-style-name="Visited_20_Internet_20_Link">
 贵州“村超”：多方点赞的乡村足球联赛引发了哪些讨论 </text:a>
</text:p>
      <text:h text:style-name="P12" text:outline-level="3">
<text:span text:style-name="T4">
或涉山东队假球案</text:span>
</text:h>
      <text:p text:style-name="P4">
今年5月15日，韩国驻华大使馆获悉，孙准浩于5月12日他31岁生日当天在上海虹桥机场被中国公安带走拘留。</text:p>
      <text:p text:style-name="P4">
当时中国外交部一度表示“不掌握相关情况”，但外交部发言人汪文斌在一天后表示，一名韩国公民因涉嫌“非国家公职人员受贿罪”被辽宁省公安拘留——这一罪名是指政府机关公务员以外的人员，比如企业、组织中的个人非法收受利益的犯罪行为。</text:p>
      <text:p text:style-name="P4">
</text:p>
      <text:p text:style-name="P4">
图像来源，  Getty Images</text:p>
      <text:p text:style-name="P4">
图像加注文字，</text:p>
      <text:p text:style-name="P4">
孙准浩是山东泰山队的双冠王主力中场。</text:p>
      <text:p text:style-name="P4">
中国执法当局未有公布具体案情，不过在孙准浩被带走前后，他所属的山东泰山队队员金敬道、郭田雨，以及原主教练郝伟等人已先后被公安部门带走调查。</text:p>
      <text:p text:style-name="P4">
有中国媒体报道指，这些球员及教练可能涉嫌收受贿赂，以在一些比赛中打假球，从而帮助对手球队夺得中超冠军或保级成功。</text:p>
      <text:p text:style-name="P4">
BBC无法独立核实相关说法。</text:p>
      <text:p text:style-name="P4">
至6月，中国媒体称，孙准浩的中方经纪人周凯旋也涉案被带走调查。</text:p>
      <text:p text:style-name="P4">
山东泰山队在2021赛季夺得新冠疫情期间临时改制下的中超联赛及中国足协杯冠军，当时孙准浩即为球队主力中场球员。</text:p>
      <text:p text:style-name="P4">
2022赛季，孙准浩被指在一场中超比赛中屡次出现低级失误，最终山东队在与武汉三镇队积分相同的情况下，净胜球不及对手而获得中超亚军。</text:p>
      <text:p text:style-name="P4">
在被带走调查后，孙准浩等涉案球员的照片及简介等注册资料已从山东泰山队的官方网站上被删除。</text:p>
      <text:h text:style-name="P12" text:outline-level="3">
<text:span text:style-name="T4">
韩国方面呼吁“公正调查”</text:span>
</text:h>
      <text:p text:style-name="P4">
自孙准浩被带走之后，韩国足协以及官方外交机构均曾试图与中国方面沟通，寻求与孙准浩见面并了解详情。</text:p>
      <text:p text:style-name="P4">
BBC韩语部报道，韩国足协曾派遣律师去中国协助孙准浩，但是并没有见到他或他的中国当地律师就返回了。</text:p>
      <text:p text:style-name="P4">
韩国足协对此表示“无能为力”，并抱怨指中国方面“连孙准浩被拘留的原因都没有告诉我们”。</text:p>
      <text:p text:style-name="P4">
韩国政府也曾试图通过领事会谈来协助孙准浩。BBC韩语部引述韩国外交部相关人士表示：“孙准浩在被羁押后，当地使馆工作人员多次进行了领事会谈”，并且指中国方面在拘押孙准浩期间“没有侵犯人权”。</text:p>
      <text:p text:style-name="P4">
韩国政界则有议员就事件发表评论，指孙准浩被拘押多天，事态拖延“令人遗憾”。</text:p>
      <text:p text:style-name="P4">
国民之党议员尹尚贤向BBC韩语部表示，韩国外交部应该“要求中国进行公正、迅速的调查，并采取必要措施”。</text:p>
      <text:p text:style-name="P4">
国会外通委员会成员、民主党议员李常民则表示，政府应该迅速确认中国方面对于孙准浩的具体指控。</text:p>
      <text:p text:style-name="P4">
</text:p>
      <text:p text:style-name="P4">
图像来源，  Getty Images</text:p>
      <text:p text:style-name="P4">
图像加注文字，</text:p>
      <text:p text:style-name="P4">
孙准浩（右）是韩国队的世界杯主力队员。</text:p>
      <text:p text:style-name="P4">
BBC韩语报道指，根据李常民的说法，韩国政府通过驻华官员曾与孙准浩进行了三次会谈，但对具体指控没有进行讨论，且在交涉期间，中国方面安排了公安人员监视他们的谈话内容。</text:p>
      <text:p text:style-name="P4">
在中国的司法操作中，律师通常要需要经过公安部门的批准后，在公安人员的陪同下才能会见被告。</text:p>
      <text:p text:style-name="P4">
BBC韩语部还引述韩国外交部官员表示，与韩国不同，中国禁止律师将与调查有关的具体事项告知第三方，这使得韩国政府对调查进展等情况的了解存在局限。</text:p>
      <text:p text:style-name="P4">
另外，有韩国方面的专家向BBC韩语部表示，根据《维也纳公约》，韩国公民有权接受领事协助，但是同时指出，在不允许讨论具体指控的情况下，外交接触“没有意义”。</text:p>
      <text:p text:style-name="P4">
在孙准浩被拘留后，韩国国家队在6月初公布的最新一份球员名单中，仍将孙准浩列入。</text:p>
      <text:p text:style-name="P4">
尽管孙准浩的状况并不可能具备参加国家队集训和比赛的条件，但是韩国队的德国籍主教练克林斯曼（JurgenKlinsmann）仍然向媒体表示：“我们正在做协会能做的事情，为孙准浩竭尽全力。”</text:p>
      <text:p text:style-name="P4">
“不知道孙准浩现在精神和身体状态如何，我们只能祈祷，希望他能知道，我们在背后帮助他，”克林斯曼在名单公布之后说。</text:p>
      <text:h text:style-name="P12" text:outline-level="3">
<text:span text:style-name="T4">
孙准浩是谁？</text:span>
</text:h>
      <text:p text:style-name="P4">
孙准浩的足球生涯开始于韩国国内的校园足球体系，在2014年首次在职业足球赛事中亮相。</text:p>
      <text:p text:style-name="P4">
他曾先后效力韩国K联赛的浦项制铁和全北现代，并在2020年当选K联赛的最有价值球员。</text:p>
      <text:p text:style-name="P4">
他在2014年入选韩国23岁以下国家队，并作为主力随队夺得2014年仁川亚运会足球金牌。</text:p>
      <text:p text:style-name="P4">
</text:p>
      <text:p text:style-name="P4">
图像来源，  Getty Images</text:p>
      <text:p text:style-name="P4">
图像加注文字，</text:p>
      <text:p text:style-name="P4">
孙准浩在韩国曾效力全北现代。</text:p>
      <text:p text:style-name="P4">
2018年，他首次入选韩国国家队，曾20次代表球队出场，包括在2022年卡塔尔世界杯上，在韩国队参加的四场比赛中三次出场，随球队进入16强。</text:p>
      <text:p text:style-name="P4">
2021年初，他转战中超联赛，加盟山东泰山。登陆中超的第一个赛季，他即作为主力帮助球队赢得那一年的中超联赛及中国足协杯双料冠军。</text:p>
      <text:p text:style-name="P4">
2023年赛季，他作为山东队主力，在中超联赛6次登场，最后一次出场是5月10日对阵成都蓉城。</text:p>
      <text:p text:style-name="P4">
两天后，他被中国公安带走。</text:p>
      <text:p text:style-name="P4">
这是孙准浩作为职业球员面临的最大危机。有法律界专家表示，假如最终被判有罪，他可能在中国面临5年以上有期徒刑。</text:p>
      <text:p text:style-name="P4">
Source: <text:a xlink:type="simple" xlink:href="https://www.bbc.com/zhongwen/simp/sports-66085977" text:style-name="Internet_20_link" text:visited-style-name="Visited_20_Internet_20_Link">
https://www.bbc.com/zhongwen/simp/sports-66085977</text:a>
</text:p>
      <!--NEWS-->
      <text:h text:style-name="P10" text:outline-level="1">
<text:span text:style-name="T4">
首尔同志游行遇场地阻碍 数万人不畏反同声浪参与</text:span>
</text:h>
      <text:p text:style-name="P4">
Author: https://www.facebook.com/bbcworldservice/</text:p>
      <text:p text:style-name="P4">
Publisher: BBC News 中文</text:p>
      <text:p text:style-name="P4">
Published Time: 2023-07-03T09:34:37.000Z</text:p>
      <text:p text:style-name="P4">
Modified Time: 2023-07-03T09:34:37.000Z</text:p>
      <text:p text:style-name="P4">
Description: 首尔同志游行7月1日在反对者围绕下登场，儘管面临场地申请困难与反同声浪仍吸引数万人参与。</text:p>
      <text:p text:style-name="P4">
Images: []</text:p>
      <text:p text:style-name="P4">
Videos: ["<text:a xlink:type="simple" xlink:href="https://www.bbc.com/ws/av-embeds/cps/zhongwen/simp/world-66086606/p0fymfl2/zh-hans" text:style-name="Internet_20_link" text:visited-style-name="Visited_20_Internet_20_Link">
zh-hans</text:a>
"]</text:p>
      <text:p text:style-name="P4">
Tags: ['韩国', 'LGBT']</text:p>
      <text:p text:style-name="P4">
Type: Article</text:p>
      <!--METADATA-->
      <text:h text:style-name="P12" text:outline-level="3">
<text:span text:style-name="T4">
首尔同志游行遇场地阻碍 数万人不畏反同声浪参与</text:span>
</text:h>
      <text:p text:style-name="P4">
<text:a xlink:type="simple" xlink:href="https://www.bbc.com/ws/av-embeds/cps/zhongwen/simp/world-66086606/p0fymfl2/zh-hans" text:style-name="Internet_20_link" text:visited-style-name="Visited_20_Internet_20_Link">
 Video-1-Link：/ws/av-embeds/cps/zhongwen/simp/world-66086606/p0fymfl2/zh-hans</text:a>
 <text:span text:style-name="T4">
你的器材不支持播放多媒体材料</text:span>
<text:span text:style-name="T4">
首尔同志游行遇场地阻碍 数万人不畏反同声浪参与</text:span>
 2023年7月3日</text:p>
      <text:p text:style-name="P4">
首尔同志游行7月1日在反对者围绕下登场，儘管面临场地申请困难与反同声浪仍吸引数万人参与。</text:p>
      <text:p text:style-name="P4">
除疫情期间，首尔酷儿文化节从2015年起每年皆在市政府外举办。今年市政府拒绝同志游行的申请、把活动场地给公开反同的团体「CTS基督教电视」使用，引起关注。</text:p>
      <text:p text:style-name="P4">
Source: <text:a xlink:type="simple" xlink:href="https://www.bbc.com/zhongwen/simp/world-66086606" text:style-name="Internet_20_link" text:visited-style-name="Visited_20_Internet_20_Link">
https://www.bbc.com/zhongwen/simp/world-66086606</text:a>
</text:p>
      <!--NEWS-->
      <text:h text:style-name="P10" text:outline-level="1">
<text:span text:style-name="T4">
法国骚乱：去世少年家人接受BBC采访，警察部门“制度性种族主义”遭热议</text:span>
</text:h>
      <text:p text:style-name="P4">
Author: https://www.facebook.com/bbcworldservice/</text:p>
      <text:p text:style-name="P4">
Publisher: BBC News 中文</text:p>
      <text:p text:style-name="P4">
Published Time: 2023-07-03T09:44:35.000Z</text:p>
      <text:p text:style-name="P4">
Modified Time: 2023-07-03T09:44:35.000Z</text:p>
      <text:p text:style-name="P4">
Description: 被警方开枪打死的法国少年纳赫勒的一名亲属告诉BBC，他们不希望纳赫勒之死引发骚乱，但强调有关交警截停车辆时使用致命武器的法律必须改革。</text:p>
      <text:p text:style-name="P4">
Images: []</text:p>
      <text:p text:style-name="P4">
Videos: ["<text:a xlink:type="simple" xlink:href="https://www.bbc.com/ws/av-embeds/cps/zhongwen/simp/world-66086620/p0fymn5l/zh-hans" text:style-name="Internet_20_link" text:visited-style-name="Visited_20_Internet_20_Link">
zh-hans</text:a>
"]</text:p>
      <text:p text:style-name="P4">
Tags: ['抗议', '法国', '示范']</text:p>
      <text:p text:style-name="P4">
Type: Article</text:p>
      <!--METADATA-->
      <text:h text:style-name="P12" text:outline-level="3">
<text:span text:style-name="T4">
法国骚乱：去世少年家人接受BBC采访，警察部门“制度性种族主义”遭热议</text:span>
</text:h>
      <text:p text:style-name="P4">
<text:a xlink:type="simple" xlink:href="https://www.bbc.com/ws/av-embeds/cps/zhongwen/simp/world-66086620/p0fymn5l/zh-hans" text:style-name="Internet_20_link" text:visited-style-name="Visited_20_Internet_20_Link">
 Video-1-Link：/ws/av-embeds/cps/zhongwen/simp/world-66086620/p0fymn5l/zh-hans</text:a>
 <text:span text:style-name="T4">
你的器材不支持播放多媒体材料</text:span>
<text:span text:style-name="T4">
法国骚乱：去世少年家人接受BBC采访，警察部门“制度性种族主义”遭热议</text:span>
 2023年7月3日</text:p>
      <text:p text:style-name="P4">
被警方开枪打死的法国少年纳赫勒（Nahel）的一名亲属告诉BBC，他们不希望纳赫勒之死引发骚乱，但强调有关交警截停车辆时使用致命武器的法律必须改革。</text:p>
      <text:p text:style-name="P4">
Source: <text:a xlink:type="simple" xlink:href="https://www.bbc.com/zhongwen/simp/world-66086620" text:style-name="Internet_20_link" text:visited-style-name="Visited_20_Internet_20_Link">
https://www.bbc.com/zhongwen/simp/world-66086620</text:a>
</text:p>
      <!--NEWS-->
      <text:h text:style-name="P10" text:outline-level="1">
<text:span text:style-name="T4">
气候变化将如何影响度假地图？ (Free Version)</text:span>
</text:h>
      <text:p text:style-name="P4">
Authors: ['西蒙•库柏']</text:p>
      <text:p text:style-name="P4">
Publisher: 英国《金融时报》</text:p>
      <text:p text:style-name="P4">
Time: 2023-07-03T12:11:34+00:00</text:p>
      <text:p text:style-name="P4">
Published Time: 2023-07-02T12:00:99+08:00</text:p>
      <text:p text:style-name="P4">
Modified Time: 2023-07-03T08:10:99+08:00</text:p>
      <text:p text:style-name="P4">
Description: 库柏：对许多经济状况不错的人来说，气候变化的第一个可感影响将是改变了我们度假的地点。</text:p>
      <text:p text:style-name="P4">
Images: []</text:p>
      <text:p text:style-name="P4">
Themes: 'None'</text:p>
      <text:p text:style-name="P4">
Keywords: ['气候变化', 'FT杂志', '剑桥大学', 'Twitter']</text:p>
      <text:p text:style-name="P4">
Type: Article</text:p>
      <!--METADATA-->
      <text:p text:style-name="P4">
1975年，在德国是电视明星的荷兰人鲁迪•卡雷尔(RudiCarrell)有一首歌走红了，歌名叫《夏天什么时候才会真的再来？》。他渴望过去那样的热浪，“人不需要桑拿的时候/羊很高兴被剪毛的时候”：</text:p>
      <text:p text:style-name="P4">
A summer like in the old days,</text:p>
      <text:p text:style-name="P4">
Source: <text:a xlink:type="simple" xlink:href="http://www.ftchinese.com/story/001100140" text:style-name="Internet_20_link" text:visited-style-name="Visited_20_Internet_20_Link">
http://www.ftchinese.com/story/001100140</text:a>
</text:p>
      <!--NEWS-->
      <text:h text:style-name="P10" text:outline-level="1">
<text:span text:style-name="T4">
港警通緝8位民主人士 國際社會譴責</text:span>
</text:h>
      <text:p text:style-name="P4">
Author: None (Language: zh)</text:p>
      <text:p text:style-name="P4">
Publisher: None</text:p>
      <text:p text:style-name="P4">
Time: 2023-07-03T12:29:00Z</text:p>
      <text:p text:style-name="P4">
Description: 香港警方宣佈每人懸賞100萬港元，通緝8名流亡海外的香港知名港民主活動人士，指控他們涉嫌違反港區《國安法》。對此，遭通緝的羅冠聰、郭鳳儀等人強調不會因此噤聲或低頭，美國、英國政府則譴責港府做法。</text:p>
      <text:p text:style-name="P4">
Videos: []</text:p>
      <text:p text:style-name="P4">
Images: []</text:p>
      <text:p text:style-name="P4">
Subject: 时政风云</text:p>
      <text:p text:style-name="P4">
Subjects: ['悬赏', '百万港币', '港警', '通缉', '民主人士', '流亡', '海外港人', '国安法', '异议人士', '引渡']</text:p>
      <text:p text:style-name="P4">
Keywords: ['意见反馈']</text:p>
      <text:p text:style-name="P4">
ID: 66101360</text:p>
      <!--METADATA-->
      <text:p text:style-name="P4">
<text:a xlink:type="simple" xlink:href="https://www.dw.com/zh/overlay/image/article/66101360/66100910" text:style-name="Internet_20_link" text:visited-style-name="Visited_20_Internet_20_Link">
 </text:a>
</text:p>
      <text:p text:style-name="P4">
香港警方宣佈通緝8名流亡海外的香港民主活動人士。</text:p>
      <text:p text:style-name="P4">
（德國之聲中文網）香港警方周一（7月3日）宣佈每人懸賞100萬港元，通緝8名流亡海外的香港知名港民主活動人士，指控他們涉嫌違反 <text:a xlink:type="simple" xlink:href="https://www.dw.com/zh/zh/国安法永久地改变了香港吗/a-66089541" text:style-name="Internet_20_link" text:visited-style-name="Visited_20_Internet_20_Link">
 港區《國安法》</text:a>
 。</text:p>
      <text:p text:style-name="P4">
2019年香港爆發的大規模、有時甚至出現暴力的民主抗議活動被鎮壓後，北京於2020年在香港全面實施國安法，打擊異議人士。隨後，此次被通緝的8名知名民主活動人士逃離了香港。</text:p>
      <text:p text:style-name="P4">
他們是前立法會議員 <text:a xlink:type="simple" xlink:href="https://www.dw.com/zh/zh/台立法院首场香港公听会-罗冠聪张崑阳在线出席/a-60220187" text:style-name="Internet_20_link" text:visited-style-name="Visited_20_Internet_20_Link">
 羅冠聰 </text:a>
、 <text:a xlink:type="simple" xlink:href="https://www.dw.com/zh/zh/前香港立法會議員許智峯被控藐視法庭-判刑三年半/a-63291116" text:style-name="Internet_20_link" text:visited-style-name="Visited_20_Internet_20_Link">
 許智峰 </text:a>
、郭榮鏗、前職工會聯盟總幹事蒙兆達、前法政匯思召集人任建峰，以及袁弓夷、郭鳳儀和劉祖迪。</text:p>
      <text:p text:style-name="P4">
他們被指控的罪名包括煽動分裂國家、煽動顛覆國家政權，以及勾結外國或境外勢力危害國家安全，同時在海外宣揚「港獨」、「台獨」等。這些罪行最高可判無期徒刑。</text:p>
      <text:p text:style-name="P4">
對此，羅冠聰3日在社交媒體發文質疑，相較於謀殺案通緝犯最高懸賞40萬港元，「這是否代表國安法下所犯的罪行更為嚴重」？「對政權而言，所謂『國家安全』（實為共產黨的權力穩定），比人命更珍貴。」羅冠聰表示自己已獲得英國難民身分，從事的是合理的和平倡議工作，不考慮回港「自首」：「我只是一個為香港人發聲的香港人，僅此而已。」</text:p>
      <text:p text:style-name="P4">
在澳洲流亡的许智峰向德广联表示：“悬赏是中共对香港海外人士迫害的加强。此举向西方民主政体表明，中国在向极端专制政治发展，对世界构成更大的威胁。”</text:p>
      <text:p text:style-name="P4">
美國的港人團體「香港民主委員會」（HKDC）執行總監郭鳳儀亦透過社交媒體表示，港府此舉目的「一是恐嚇港人，二是煽動mobmentality（暴民心態），啟動民粹化小粉紅各路針對港人」，但自己「絕不低頭，遇難越強」。她也呼籲國際社會一同保護被「跨國鎮壓」的港人，同時要求美國政府應拒絕香港特首李家超赴美參加APEC會議。</text:p>
      <text:p text:style-name="P4">
郭凤仪向法新社表示：“（有关当局）希望公众中的亲北京分子在民粹主义驱动下给我们制造麻烦，甚至实施身体上的威胁。”但她说：“我不害怕。事实上，他们所做的让我甚至更清楚地看到，我所做是正确的。”</text:p>
      <text:p text:style-name="P4">
蒙兆达发表声明称：“如果我有一天会被定罪，那我唯一的‘罪状’就是为港人说出真相。”</text:p>
      <ul>
        <li>
</li>
      </ul>
      <h5>
港警称「涉破坏安宁」带走六四点灯、持花者</h5>
      <text:h text:style-name="P12" text:outline-level="3">
<text:span text:style-name="T4">
手举鲜花的「王婆婆」</text:span>
</text:h>
      <text:p text:style-name="P4">
又称「王婆婆」的香港社运人士王凤瑶在6月4日下午5点多到了警方封锁范围附近。她拿着一束鲜花，双手比出「五一」手势，接着便被一群警察包围并带上警车。今年67岁的王凤瑶因在2019年反修例游行中经常举着英国国旗而引人注目，曾数次被香港和中国大陆警方拘留。</text:p>
      <ul>
        <li>
</li>
      </ul>
      <h5>
港警称「涉破坏安宁」带走六四点灯、持花者</h5>
      <text:h text:style-name="P12" text:outline-level="3">
<text:span text:style-name="T4">
前记协主席遭扣留后获释</text:span>
</text:h>
      <text:p text:style-name="P4">
香港记者协会前主席麦燕庭（图右上二）在傍晚6点多现身铜锣湾，在一家商场外遭到警方盘查，几分钟后被警察带走。香港记协6月5日透过公开声明表示，记协前主席兼法广特约记者麦燕庭在湾仔警署被扣留至晚上11时始获释，但未获告知被控任何罪行。</text:p>
      <ul>
        <li>
</li>
      </ul>
      <h5>
港警称「涉破坏安宁」带走六四点灯、持花者</h5>
      <text:h text:style-name="P12" text:outline-level="3">
<text:span text:style-name="T4">
社民连主席的纸花和电子蜡烛</text:span>
</text:h>
      <text:p text:style-name="P4">
社运人士、社民连主席陈宝莹（左二）在晚上7点多到了维园附近的纪利佐治街，手持黄色纸花和电子蜡烛，在被警方问话之后便被带上警车。社民连在当天稍晚表示，陈宝莹被带到被带到湾仔警署后，于晚上9时15分获准离开，未被要求任何担保。</text:p>
      <ul>
        <li>
</li>
      </ul>
      <h5>
港警称「涉破坏安宁」带走六四点灯、持花者</h5>
      <text:h text:style-name="P12" text:outline-level="3">
<text:span text:style-name="T4">
邓建华、徐汉光也被带走</text:span>
</text:h>
      <text:p text:style-name="P4">
晚间8点左右，身穿印有《文汇报》六四报导图案上衣的香港职工盟前副主席邓建华（图中）被警方拦下盘查，接着被带上警车，他随后于Facebook上表示正于湾仔「协助调查」。大约也在8点多，手持电子蜡烛的前支联会常委徐汉光也于铜锣湾地铁站附近被一群警察带上警车离开。</text:p>
      <ul>
        <li>
</li>
      </ul>
      <h5>
港警称「涉破坏安宁」带走六四点灯、持花者</h5>
      <text:h text:style-name="P12" text:outline-level="3">
<text:span text:style-name="T4">
《5月35日》剧本</text:span>
</text:h>
      <text:p text:style-name="P4">
一名身穿黑衣、戴口罩的男子向在场记者展示香港剧作家庄梅岩的六四舞台剧本《5月35日》；也有人用手机播放六四相关歌曲，在街上喊「我们要自由」、「香港人不要怕」，最终也被带离开。</text:p>
      <ul>
        <li>
</li>
      </ul>
      <h5>
港警称「涉破坏安宁」带走六四点灯、持花者</h5>
      <text:h text:style-name="P12" text:outline-level="3">
<text:span text:style-name="T4">
手机点灯破坏社会安宁？</text:span>
</text:h>
      <text:p text:style-name="P4">
多名员警将一名开着手机闪光灯的男子带离维园附近。香港警方晚上表示，6月4日当天有11男12女，合共23人涉嫌「破坏社会安宁」被警方拘捕或带走调查；有1人因「涉嫌妨碍警务人员执行职务」遭到拘捕。</text:p>
      <ul>
        <li>
</li>
      </ul>
      <h5>
港警称「涉破坏安宁」带走六四点灯、持花者</h5>
      <text:h text:style-name="P12" text:outline-level="3">
<text:span text:style-name="T4">
「不要忘記六四」</text:span>
</text:h>
      <text:p text:style-name="P4">
6月3日，艺名「三木」的陈式森（图中）在六四前一天于铜锣湾的某条街上唱着「不要忘记六四！不要忘记六四！香港人，不要怕他们」。随后他被警员带走时，还沿途高喊着「勿忘六四」、「打倒暴政」、「香港人不要怕」。</text:p>
      <ul>
        <li>
</li>
      </ul>
      <h5>
港警称「涉破坏安宁」带走六四点灯、持花者</h5>
      <text:h text:style-name="P12" text:outline-level="3">
<text:span text:style-name="T4">
禁食89643.4秒</text:span>
</text:h>
      <text:p text:style-name="P4">
前支联会义工关振邦（左）、香港天安门母亲成员刘家仪也在6月3日前往维园喷水池，计划在6点04分起在维园禁食。他们手中举着「禁食89643.4秒」、「哀悼六四死难者，向天安门母亲致敬」的标语，身穿印有「896420」和「真相」字样的上衣。两人在喷水池前停留数分钟后便被香港警方带走，同时警告两人涉「作出具意图煽动的作为」。刘家仪在6月5日于Facebook上表示「已在48小时内保释，同时亦完成个人悼念的禁食，暂时平安」。</text:p>
      <ul>
        <li>
</li>
      </ul>
      <h5>
港警称「涉破坏安宁」带走六四点灯、持花者</h5>
      <text:h text:style-name="P12" text:outline-level="3">
<text:span text:style-name="T4">
过去几年六四的维园</text:span>
</text:h>
      <text:p text:style-name="P4">
自1990年以来，每年6月4日由香港支联会举办的六四烛光晚会都会吸引上万人齐聚香港维多利亚公园，一同悼念六四事件死难者。但此活动自2019年新冠疫情爆发后，香港当局以防疫为由两度禁止集会。接下来，2020年通过的《国安法》将纪念活动视为违法，2021年又遭遇了支联会解散，此后六四纪念晚会不复存在。图为2020年6月4日香港民众自发地至维园以烛光纪念六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美國政府3日譴責港府做法，稱這「設下危險的先例，威脅全球人民的人權與基本自由」。澳洲外長黃英賢（PennyWong）則表示「極度失望」，並稱澳洲持續關切《國安法》的廣泛應用。英國外交大臣克萊弗利（JamesCleverly）說，英國不會容忍中國恐嚇、壓制海外港人的企圖。克萊弗利说，英国将捍卫他们言论自由的普世权利。中国驻英国大使馆则指责“英方政客公然庇护通缉犯”，称“通缉惩处合宪合法”。</text:p>
      <text:p text:style-name="P4">
人權觀察組織（Human Rights Watch）中國部研究員王松蓮（MayaWang）指出，此事顯示港府對和平異議人士的迫害逐漸擴大到海外；該組織的聲明也呼籲應立即撤銷對8人的指控與懸賞。</text:p>
      <text:h text:style-name="P12" text:outline-level="3">
<text:span text:style-name="T4">
港警怎麼說？</text:span>
</text:h>
      <text:p text:style-name="P4">
香港國安處總警司李桂華周一召開記者會，稱這8名人士「干犯了嚴重的危害國家安全罪」。</text:p>
      <text:p text:style-name="P4">
李桂華稱，他們鼓吹外國制裁或恐嚇香港官員，以及鼓吹制裁香港法官或檢控人員。</text:p>
      <text:p text:style-name="P4">
他說，這些人只要一天不回香港，香港警方就不能拘捕他們。</text:p>
      <text:p text:style-name="P4">
「但我們不會停止（追捕他們）。」李桂華說。</text:p>
      <text:p text:style-name="P4">
凡提供有關這8名人士的訊息導致他們被逮捕或起訴者，將獲得100萬港元懸賞金。</text:p>
      <text:p text:style-name="P4">
周二，香港特首李家超表态称，涉嫌违反国安法的罪犯罪行十分严重，特区政府将竭尽所能，终身追究其法律责任，“无论他们走到天涯海角，一定都会终身追捕”。通缉人“唯一方法就是自首”，否则将“惶恐度日”。李家超还称，会和不同地区有不同警务合作。</text:p>
      <text:p text:style-name="P4">
國安法重塑了香港社會，摧毀了這個特別自治區與內地之間曾經存在的法律防火牆。國安法規定可以在全球各地追查被指控規反其規定的人士。</text:p>
      <text:p text:style-name="P4">
根據該法律，國安案件由香港政府指定的警察、檢察官和法官處理，北京可以接管某些案件，在內地不透明、被中共嚴格控制的司法系統中進行審判。</text:p>
      <text:h text:style-name="P12" text:outline-level="3">
<text:span text:style-name="T4">
生於國安法時代的學生組織:「贤学思政」成员被判刑</text:span>
</text:h>
      <text:p text:style-name="P4">
這份通緝名單發布的兩天之前，香港政府舉行了“回歸26周年”慶典活動。</text:p>
      <text:p text:style-name="P4">
此時也正值港區國安法頒布施行三周年。</text:p>
      <text:p text:style-name="P4">
三年來，已有260人因此法遭到逮捕，其中160多人和5家公司遭到起訴。大多數被告都是知名的民主政治人士、活動人士、工會成員和記者。</text:p>
      <text:p text:style-name="P4">
被列入通緝名單的活動人士任建峰（香港前律師、澳大利亞公民）告訴法新社，他為香港感到悲傷。</text:p>
      <text:p text:style-name="P4">
“這反映了香港的墮落程度。”任建峰說，“香港政府和中共當局試圖表明他們的法律可以全球通行。”</text:p>
      <text:p text:style-name="P4">
北京實施港區國安法後，美國、英國、澳大利亞和加拿大等10個國家暫停了與香港的刑事司法互助協議。</text:p>
      <text:p text:style-name="P4">
（綜合報導）</text:p>
      <text:p text:style-name="P4">
Source: <text:a xlink:type="simple" xlink:href="https://www.dw.com/zh/港警通緝8位民主人士-國際社會譴責/a-66101360" text:style-name="Internet_20_link" text:visited-style-name="Visited_20_Internet_20_Link">
https://www.dw.com/zh/港警通緝8位民主人士-國際社會譴責/a-66101360?maca=chi-rss-chi-all-1127-rdf</text:a>
</text:p>
      <!--NEWS-->
      <text:h text:style-name="P10" text:outline-level="1">
<text:span text:style-name="T4">
汉光演习前夕 台湾举行“天马操演”</text:span>
</text:h>
      <text:p text:style-name="P4">
Author: None (Language: zh)</text:p>
      <text:p text:style-name="P4">
Publisher: None</text:p>
      <text:p text:style-name="P4">
Time: 2023-07-03T13:27:00Z</text:p>
      <text:p text:style-name="P4">
Description: 在月末举行年度汉光军演之前，台湾军方在屏东展开为期两天的飞弹演习。今年的汉光演习将会在7月24日拉开帷幕，有军方人士透露，本次军演将首次在民用桃园机场进行反空机降操演。</text:p>
      <text:p text:style-name="P4">
Videos: []</text:p>
      <text:p text:style-name="P4">
Images: []</text:p>
      <text:p text:style-name="P4">
Subject: 时政风云</text:p>
      <text:p text:style-name="P4">
Subjects: ['岛屿主权争端', '马英九', '专题报道：全景观看“习马会”', '专题报道：2016年台湾大选', '中国', '台湾', '中共十九大', '德中关系']</text:p>
      <text:p text:style-name="P4">
Keywords: ['台湾', '中国', '军演', '汉光', '飞弹', '桃园机场']</text:p>
      <text:p text:style-name="P4">
ID: 66099632</text:p>
      <!--METADATA-->
      <text:p text:style-name="P4">
<text:a xlink:type="simple" xlink:href="https://www.dw.com/zh/overlay/image/article/66099632/64724917" text:style-name="Internet_20_link" text:visited-style-name="Visited_20_Internet_20_Link">
 </text:a>
</text:p>
      <text:p text:style-name="P4">
台湾F16战机资料图片</text:p>
      <text:p text:style-name="P4">
（德国之声中文网）台湾举本月末举行 <text:a xlink:type="simple" xlink:href="https://www.dw.com/zh/zh/台湾国防部汉光演习借镜俄乌战争启示/a-61607403" text:style-name="Internet_20_link" text:visited-style-name="Visited_20_Internet_20_Link">
 汉光演习</text:a>
之前，本周一（7月3日）在屏东开启两天的飞弹军演。操演验证各式弹药射击成效。台湾中央社报道，其中天马操演以海上标靶模拟解放军水陆坦克，两栖步兵战车。天马为拖式飞弹、神弓为刺针飞弹。这两种飞弹为台湾军方持有多年的军备。随着俄乌战争爆发，上述两项军备都在战场发挥了强大的战力。</text:p>
      <text:p text:style-name="P4">
法新社指出，屏东的导弹演习是在台海关系日益紧张的情况下进行的，中国在过去一年中在台湾周边进行了两次大型军演。最新一次是在今年4月连续三天的海空域演习，此举被认为是中国对<text:a xlink:type="simple" xlink:href="https://www.dw.com/zh/zh/反制措施来了中国军演-台回应蓄意制造紧张关系/a-65262404" text:style-name="Internet_20_link" text:visited-style-name="Visited_20_Internet_20_Link">
 美国国会众议院议长麦卡锡此前在美国与台湾总统蔡英文举行会面 </text:a>
 的回应。</text:p>
      <text:h text:style-name="P12" text:outline-level="3">
<text:span text:style-name="T4">
中國繞島軍演 台灣民眾怎麼想</text:span>
</text:h>
      <text:p text:style-name="P4">
就在上个月，中国派出28架军机进入台湾西南空域，其中包括可携带核弹头的轰炸机。台湾国防部指出，这是中国军机扰台数量最高的一次行动。军机事件前夕，G7集团领导人上周如发布联合声明，其中就新疆人权等问题指责中国，并强调台湾海峡两岸和平与稳定的重要性。北京则敦促G7成员国停止诽谤中国。</text:p>
      <text:p text:style-name="P4">
由于政治紧张局势以及新冠疫情导致的边境关闭，台海两岸之间的交流已经显著减少。上个星期，台湾移民署拒绝了约70名中国大陆官员申请赴台参展。台湾移民署表示，“考量到两岸整体的情势发展”，拒绝了他们的申请。</text:p>
      <text:p text:style-name="P4">
汉光演习每年举行一次，演习持续数天。今年的演习将会在7月24日拉开帷幕。有军方人士向中央社透露，本次军演将首次在民用桃园机场进行反空机降操演。</text:p>
      <text:p text:style-name="P4">
（法新社等）</text:p>
      <text:p text:style-name="P4">
Source: <text:a xlink:type="simple" xlink:href="https://www.dw.com/zh/汉光演习前夕-台湾举行-天马操演/a-66099632" text:style-name="Internet_20_link" text:visited-style-name="Visited_20_Internet_20_Link">
https://www.dw.com/zh/汉光演习前夕-台湾举行-天马操演/a-66099632?maca=chi-rss-chi-all-1127-rdf</text:a>
</text:p>
      <!--NEWS-->
      <text:h text:style-name="P10" text:outline-level="1">
<text:span text:style-name="T4">
三位中港律师获颁“709人权律师奖”</text:span>
</text:h>
      <text:p text:style-name="P4">
Author: None</text:p>
      <text:p text:style-name="P4">
Publisher: Radio Free Asia (Organization)</text:p>
      <text:p text:style-name="P4">
Published Time: 2023-07-03T13:37:00-04:00</text:p>
      <text:p text:style-name="P4">
Modified Time: 2023-07-03T19:33:11-04:00</text:p>
      <text:p text:style-name="P4">
Description: None</text:p>
      <text:p text:style-name="P4">
Videos: []</text:p>
      <text:p text:style-name="P4">
Audios: ["<text:a xlink:type="simple" xlink:href="https://www.rfa.org/mandarin/yataibaodao/renquanfazhi/al2-070320231332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4.612011in" draw:z-index="0">
<draw:image xlink:href="../Images/rfamandarin/2023-07-03T13-37-00-04-00/000000.png" xlink:type="simple" xlink:show="embed" xlink:actuate="onLoad" draw:mime-type="image/png"/>
</draw:frame>
多个海外团体在英国联合举办“中国⼈权律师节”，向仍身陷囹圄的中国维权律师余文生、周世锋，以及香港支联会前副主席邹幸彤颁发“709人权律师奖”。 <text:a xlink:type="simple" xlink:href="https://www.rfa.org/mandarin/yataibaodao/renquanfazhi/al2-07032023133200.html/@@images/image" text:style-name="Internet_20_link" text:visited-style-name="Visited_20_Internet_20_Link">
</text:a>
石头摄  <text:a xlink:type="simple" xlink:href="https://www.rfa.org/mandarin/yataibaodao/renquanfazhi/al2-07032023133200.html/@@stream" text:style-name="Internet_20_link" text:visited-style-name="Visited_20_Internet_20_Link">
Audio-1-Link：https://www.rfa.org/mandarin/yataibaodao/renquanfazhi/al2-07032023133200.html/@@stream</text:a>
</text:p>
      <text:p text:style-name="P4">
“709大抓捕”八周年前夕，海外人权团体在英国联合举办“中国⼈权律师节”，并向仍身陷囹圄的中国维权律师余文生、周世锋，以及香港支联会前副主席邹幸彤颁发“709人权律师奖”。主办单位表示，中国政府八年来从未停止对维权律师的打压。</text:p>
      <ul>
        <li>
<text:span text:style-name="T4">
<text:a xlink:type="simple" xlink:href="https://www.rfa.org/mandarin/yataibaodao/renquanfazhi/gf1-06212023110655.html" text:style-name="Internet_20_link" text:visited-style-name="Visited_20_Internet_20_Link">
 律师余文生恐被加控危害国家安全相关罪名 </text:a>
 </text:span>
  * <text:span text:style-name="T4">
<text:a xlink:type="simple" xlink:href="https://www.rfa.org/mandarin/Xinwen/8-06192023165053.html" text:style-name="Internet_20_link" text:visited-style-name="Visited_20_Internet_20_Link">
 中国人权律师团发表声明 谴责驱逐、骚扰人权律师 </text:a>
 <text:a xlink:type="simple" xlink:href="https://www.rfa.org/mandarin/yataibaodao/renquanfazhi/jw-06152023134210.html" text:style-name="Internet_20_link" text:visited-style-name="Visited_20_Internet_20_Link">
 </text:a>
 </text:span>
  * <text:span text:style-name="T4">
<text:a xlink:type="simple" xlink:href="https://www.rfa.org/mandarin/yataibaodao/renquanfazhi/gf-05172023034521.html" text:style-name="Internet_20_link" text:visited-style-name="Visited_20_Internet_20_Link">
 </text:a>
 <text:a xlink:type="simple" xlink:href="https://www.rfa.org/mandarin/yataibaodao/renquanfazhi/gf-05172023034521.html" text:style-name="Internet_20_link" text:visited-style-name="Visited_20_Internet_20_Link">
 控告"孙力军团伙" 709案核心人物周世锋遭软禁 </text:a>
 </text:span>
  * <text:span text:style-name="T4">
<text:a xlink:type="simple" xlink:href="https://www.rfa.org/mandarin/yataibaodao/gangtai/hk-chow-05182023104009.html" text:style-name="Internet_20_link" text:visited-style-name="Visited_20_Internet_20_Link">
 </text:a>
 </text:span>
 <text:a xlink:type="simple" xlink:href="https://www.rfa.org/mandarin/yataibaodao/gangtai/hk-chow-05182023104009.html" text:style-name="Internet_20_link" text:visited-style-name="Visited_20_Internet_20_Link">
 <text:span text:style-name="T4">
"光州人权奖"如期颁予邹幸彤 代领奖友人：她象征香港的希望</text:span>
 </text:a>
</li>
      </ul>
      <text:p text:style-name="P4">
“我很荣幸代表大会宣布，2023年‘709人权律师奖’三位得主，余文生律师、周世锋律师，邹幸彤香港大律师！”“709大抓捕”八周年前夕，人权组织“中国人权”的执行主任周锋锁，在伦敦宣读首届“709人权律师奖”的得奖名单。</text:p>
      <text:p text:style-name="Quotations">

<text:p text:style-name="Quotations">

<text:p text:style-name="P4">
“709大抓捕”八周年前夕，海外人权团体在英国联合举办“中国⼈权律师节”，并向仍身陷囹圄的中国维权律师余文生、周世锋，以及香港支联会前副主席邹幸彤颁发“709人权律师奖”。&gt;
 <text:a xlink:type="simple" xlink:href="https://t.co/j9mbXVHiYy" text:style-name="Internet_20_link" text:visited-style-name="Visited_20_Internet_20_Link">
 pic.twitter.com/j9mbXVHiYy </text:a>
&gt;
&gt;
 — 自由亚洲电台 (@RFA_Chinese) <text:a xlink:type="simple" xlink:href="https://twitter.com/RFA_Chinese/status/1675964800185126915" text:style-name="Internet_20_link" text:visited-style-name="Visited_20_Internet_20_Link">
 July 3, 2023&gt;
 </text:a>
</text:p>

</text:p>

</text:p>
      <text:p text:style-name="P4">
这个奖项，前身是“中国⼈权律师奖”，今年已是第七届，并首次更名为“709⼈权律师奖”，以涵盖《港区国安法》生效后，和中国维权律师面对同样困境的香港律师。首位入选的香港律师邹幸彤，同时是香港支联会前副主席，被控《港区国安法》下的“煽动颠覆国家政权罪”，正被囚等候审讯。</text:p>
      <text:p text:style-name="P4">
而被视为709案核心人物的周世锋，虽已刑满获释，却仍被严密监控。曾为“709案”被告辩护的中国维权律师余文生，近日和妻子许艳双双被捕，更面临“煽动颠覆国家政权”和危害国家安全罪等严重罪名。</text:p>
      <text:p text:style-name="P4">
<text:span text:style-name="T4">
律师王宇：这个国家没有最荒谬，只有更荒谬</text:span>
</text:p>
      <text:p text:style-name="P4">
三位身陷囹圄的律师无法现身，只能由友人代为领奖。代表余文生发言的中国维权律师王宇表示，余文生及妻子许艳，仅因为打算去某国驻华使馆，就被中国政府逮捕。她以“荒谬”形容中国政府的做法。</text:p>
      <text:p text:style-name="P4">
王宇说：“就在三个月前，刚出狱一年多的余文生律师，和妻许艳在乘坐地铁时，被莫名其妙地传唤，继而被逮捕，至今已三个月。但是其家属聘请的辩护律师，至今无法会见。我只能说，在这个国家真的是没有最荒谬，只有更荒谬。”</text:p>
      <text:p text:style-name="P4">
<text:span text:style-name="T4">
主办方：“709 2.0镇压”正在进行中</text:span>
</text:p>
      <text:p text:style-name="P4">
海外港人团体“29原则”，是活动其中一个主办单位。“29原则”执行总监叶七轮表示，中国政府在2015年大举抓捕300名律师和异见者后，八年来从未停止对他们的打压。而到了今年，又再出现新一波“7092.0镇压”。</text:p>
      <text:p text:style-name="P4">
“29原则”执行总监叶七轮表示，中国政府在2015年大举抓捕300名律师和异见者后，八年来从未停止对他们的打压。 （石头摄）  <text:a xlink:type="simple" xlink:href="https://www.rfa.org/mandarin/yataibaodao/renquanfazhi/al2-07032023133200.html/rfa05159.jpg" text:style-name="Internet_20_link" text:visited-style-name="Visited_20_Internet_20_Link">
</text:a>
</text:p>
      <text:p text:style-name="P4">
叶七轮说：“在今年2023年更多次出现一种情况，中国律师被禁止出境，被迫迁、被吊销执照，在敏感时候被软禁在家，甚至是再次被刑拘。这一波，我们称之为‘7092.0镇压’。这个是结构性地进行，而不是纯粹的个别事件。”</text:p>
      <text:p text:style-name="P4">
叶七轮补充说，过去香港律师何俊仁和邹幸彤一直声援和帮助被打压的中国维权律师，然而现在却同样被中国政权打压、身陷牢狱。她形容人权律师是站在最前线、对抗中共的人；不会转身而去，离弃被压迫者。她哽咽说道，人权律师奋不顾身的付出，值得世人尊敬，并持续关注他们的处境。</text:p>
      <text:p text:style-name="P4">
<text:span text:style-name="T4">
周锋锁：铁板一块表像下，仍有许多异议声</text:span>
</text:p>
      <text:p text:style-name="P4">
从美国赴英出席颁奖礼的“中国人权”执行主任周锋锁表示，第四届“中国⼈权律师奖”的得主许志永和丁家喜，早前因“厦门聚会案”，分别被重判14年和12年徒刑，比“709案”被告的最高刑罚更重，足见中共对人权律师群团的恐惧。</text:p>
      <text:p text:style-name="P4">
从美国赴英出席颁奖礼的“中国人权”执行主任周锋锁表示，中港律师展现了如同“六四坦克人”一样的勇气。 （石头摄）  <text:a xlink:type="simple" xlink:href="https://www.rfa.org/mandarin/yataibaodao/renquanfazhi/al2-07032023133200.html/rfa05148.jpg" text:style-name="Internet_20_link" text:visited-style-name="Visited_20_Internet_20_Link">
</text:a>
</text:p>
      <text:p text:style-name="P4">
他形容，中港律师展现出如同“六四坦克人”一样的勇气，而尽管目前的状况看似压抑，但仍有许多值得乐观的理由。他表示，去年的“白纸运动”，就向外界展示，中国在看似铁板一块的表像下，仍有许多异议声音。</text:p>
      <text:p text:style-name="P4">
而除了颁奖礼之外，主办方分别在英国曼彻斯特和伦敦举办有关人权律师的电影放映会，以及艺术展览，以不同方式向外界讲述中港人权律师的斗争，呼吁外界继续声援他们。</text:p>
      <text:p text:style-name="P4">
记者：吕熙（伦敦） 责编：嘉远 网编：瑞哲</text:p>
      <text:p text:style-name="P4">
Source: <text:a xlink:type="simple" xlink:href="https://www.rfa.org/mandarin/yataibaodao/renquanfazhi/al2-07032023133200.html" text:style-name="Internet_20_link" text:visited-style-name="Visited_20_Internet_20_Link">
https://www.rfa.org/mandarin/yataibaodao/renquanfazhi/al2-07032023133200.html</text:a>
</text:p>
      <!--NEWS-->
      <text:h text:style-name="P10" text:outline-level="1">
<text:span text:style-name="T4">
加拿大港人七一游行　坚守民主理念反对外国渗透</text:span>
</text:h>
      <text:p text:style-name="P4">
Author: None</text:p>
      <text:p text:style-name="P4">
Publisher: Radio Free Asia (Organization)</text:p>
      <text:p text:style-name="P4">
Published Time: 2023-07-03T13:47:00-04:00</text:p>
      <text:p text:style-name="P4">
Modified Time: 2023-07-03T18:39:48-04:00</text:p>
      <text:p text:style-name="P4">
Description: None</text:p>
      <text:p text:style-name="P4">
Videos: []</text:p>
      <text:p text:style-name="P4">
Audios: ["<text:a xlink:type="simple" xlink:href="https://www.rfa.org/mandarin/yataibaodao/lf-070320231241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4.612011in" draw:z-index="0">
<draw:image xlink:href="../Images/rfamandarin/2023-07-03T13-47-00-04-00/000000.png" xlink:type="simple" xlink:show="embed" xlink:actuate="onLoad" draw:mime-type="image/png"/>
</draw:frame>
多伦多“七一大游行丶反外国渗透”活动有５００多人参加。 <text:a xlink:type="simple" xlink:href="https://www.rfa.org/mandarin/yataibaodao/lf-07032023124139.html/@@images/image" text:style-name="Internet_20_link" text:visited-style-name="Visited_20_Internet_20_Link">
</text:a>
港加联提供  <text:a xlink:type="simple" xlink:href="https://www.rfa.org/mandarin/yataibaodao/lf-07032023124139.html/@@stream" text:style-name="Internet_20_link" text:visited-style-name="Visited_20_Internet_20_Link">
Audio-1-Link：https://www.rfa.org/mandarin/yataibaodao/lf-07032023124139.html/@@stream</text:a>
</text:p>
      <text:p text:style-name="P4">
香港国安法实施3周年之际，居住在加拿大东西岸的香港人举办活动，继续为香港民主发声。他们呼吁国际社会关注被拘捕的香港政治犯并抗议中国对加拿大的干预。有国会议员表示，希望秋季会期能加速推进外国代理人登记制度的立法工作。</text:p>
      <ul>
        <li>
<text:span text:style-name="T4">
<text:a xlink:type="simple" xlink:href="https://www.rfa.org/mandarin/yataibaodao/gangtai/al1-07032023115747.html" text:style-name="Internet_20_link" text:visited-style-name="Visited_20_Internet_20_Link">
 在英港人游行集会“悼七一” 中国粉红滋扰生事惹众怒 </text:a>
 </text:span>
  * <text:span text:style-name="T4">
<text:a xlink:type="simple" xlink:href="https://www.rfa.org/mandarin/yataibaodao/gangtai/lf-05222023125040.html" text:style-name="Internet_20_link" text:visited-style-name="Visited_20_Internet_20_Link">
 温哥华街头办香港抗争展 不同族裔共抗极权暴政 </text:a>
 </text:span>
  * <text:span text:style-name="T4">
<text:a xlink:type="simple" xlink:href="https://www.rfa.org/mandarin/@@search" text:style-name="Internet_20_link" text:visited-style-name="Visited_20_Internet_20_Link">
 中国利用大外宣美化香港 旅加港人现身说法表达不满 </text:a>
 </text:span>
</li>
      </ul>
      <text:p text:style-name="P4">
港加联和多伦多香港家长会在多伦多市中心举办“七一大游行丶反外国渗透”集会，共有500多人参加。现场透过音乐表演丶艺术展览丶游行演说等多种形态，呼吁大家关注香港目前的处境。</text:p>
      <text:p text:style-name="P4">
曾被香港政府拘捕的前立法会议员张超雄（左三），首度在公开场合露面。（港加联提供）  <text:a xlink:type="simple" xlink:href="https://www.rfa.org/mandarin/yataibaodao/lf-07032023124139.html/hk-2.jpg" text:style-name="Internet_20_link" text:visited-style-name="Visited_20_Internet_20_Link">
</text:a>
</text:p>
      <text:p text:style-name="P4">
港加联发言人黄冠能表示，過去香港每年7月1日会举行七一大游行，反映香港社会对民主政治的诉求，但从国安法施行之後，香港变了，因为政治的紧闭让经济也变得糟糕，尽管很多人陆续离开香港，但时代革命的力量要坚持，海外要继续为自由民主而战！</text:p>
      <text:p text:style-name="P4">
“以前香港是一个观察中国很好的平台，现在在国安法之下这些都不能做了，那麽投资者的风险明显就增加了，政治这一块就更不用说了，明显就是一个完全封闭的状况。”</text:p>
      <text:p text:style-name="P4">
黄冠能说，香港的问题攸关所有加拿大人，因为香港国安法适用於全球人民，而中国政府不仅压迫自己人，也干预包括加拿大在内的很多国家。正值加拿大7月1日国庆日，趁机提醒反外国渗透丶保护民主机制的重要性。</text:p>
      <text:p text:style-name="P4">
加拿大政府正在研究如何设立外国代理人登记处，而今年7月1日也是加拿大历史上曾施行排华法百年的纪念日，有一些政治人物和民间人士质疑外国代理人登记处的立法剑指中国和华裔社区，是排华法2.0版。</text:p>
      <text:p text:style-name="P4">
参议员胡元豹星期日在卑诗省一个活动上就意有所指说：“即使有一个政策受到很大的欢迎，似乎看起来是应该做的事情，但仍要质问它是不是现代排华法？”</text:p>
      <text:p text:style-name="P4">
众议员关慧贞则认为反歧视和反外国影响是两回事情，不应该混为一谈。“我不认为采取这些行动和歧视华人有关系，因为外国代理人登记制度适用於所有国家，不是针对中国，而是为了更好的保护加拿大。”</text:p>
      <text:p text:style-name="P4">
 加拿大众议员关慧贞 (左二)说将全力推动外国代理人登记处的立法，以保护加拿大人。 (记者柳飞拍摄)  <text:a xlink:type="simple" xlink:href="https://www.rfa.org/mandarin/yataibaodao/lf-07032023124139.html/hk-4.jpg" text:style-name="Internet_20_link" text:visited-style-name="Visited_20_Internet_20_Link">
</text:a>
</text:p>
      <text:p text:style-name="P4">
关慧贞长期支持平权运动，她说自己是国会议员，都被俄罗斯制裁丶也被中国列为针对目标，更何况平民百姓？新的会期将继续推动外国代理人登记处的立法。</text:p>
      <text:p text:style-name="P4">
温哥华手足组织星期天在温哥华市中心藉由展示宣传品丶向来往路人说明香港情况。组织者表示，希望加拿大人享受自由快乐的国庆假期时，能体悟那些因中国威权体制而正在牢狱中受难的政治犯之辛酸。</text:p>
      <text:p text:style-name="P4">
记者：柳飞 责编：嘉远 网编：瑞哲</text:p>
      <text:p text:style-name="P4">
Source: <text:a xlink:type="simple" xlink:href="https://www.rfa.org/mandarin/yataibaodao/lf-07032023124139.html" text:style-name="Internet_20_link" text:visited-style-name="Visited_20_Internet_20_Link">
https://www.rfa.org/mandarin/yataibaodao/lf-07032023124139.html</text:a>
</text:p>
      <!--NEWS-->
      <text:h text:style-name="P10" text:outline-level="1">
<text:span text:style-name="T4">
五角大楼喊话好莱坞 遵从中国审查就免谈合作</text:span>
</text:h>
      <text:p text:style-name="P4">
Author: None (Language: zh)</text:p>
      <text:p text:style-name="P4">
Publisher: None</text:p>
      <text:p text:style-name="P4">
Time: 2023-07-03T14:35:00Z</text:p>
      <text:p text:style-name="P4">
Description: 美国《政治》杂志指出，五角大楼表示，如果电影人向中国妥协，根据对方的要求删减镜头，将不会给他们提供任何帮助。</text:p>
      <text:p text:style-name="P4">
Videos: []</text:p>
      <text:p text:style-name="P4">
Images: []</text:p>
      <text:p text:style-name="P4">
Subject: 文化经纬</text:p>
      <text:p text:style-name="P4">
Subjects: ['奥巴马', '岛屿主权争端', '专题报道：全景观看“习马会”', '柏林电影节', '中国', '中共十九大', '美国', '好莱坞', '德中关系']</text:p>
      <text:p text:style-name="P4">
Keywords: ['电影', '好莱坞', '五角大楼', '美国', '中国', '审查', '蜘蛛侠', '军队']</text:p>
      <text:p text:style-name="P4">
ID: 66102803</text:p>
      <!--METADATA-->
      <text:p text:style-name="P4">
<text:a xlink:type="simple" xlink:href="https://www.dw.com/zh/overlay/image/article/66102803/64337419" text:style-name="Internet_20_link" text:visited-style-name="Visited_20_Internet_20_Link">
 </text:a>
</text:p>
      <text:p text:style-name="P4">
汤姆·克鲁斯在《壮志凌云》伦敦首映式</text:p>
      <text:p text:style-name="P4">
（德国之声中文网）如果好莱坞的电影人接受北京审查电影，将不会得到美国国防部的帮助。上周三（6月28日）， <text:a xlink:type="simple" xlink:href="https://www.dw.com/zh/zh/美國防部中國是頭號安全威脅/a-63581625" text:style-name="Internet_20_link" text:visited-style-name="Visited_20_Internet_20_Link">
 五角大楼</text:a>
修改了与电影制片厂的合作规则，禁止向计划遵守或可能遵守中国政府审查要求的导演提供任何援助。</text:p>
      <text:p text:style-name="P4">
由汤姆·克鲁斯主演的《壮志凌云：特立独行》的预告片中，观众注意到，制片方将演员身穿的飞行夹克上的台湾和日本的国旗被去掉了，显然是为了安抚中国投资方腾讯公司。但在批评声中，以及据称腾讯放弃对该片的投资后，电影的最终版本中又恢复了带有国旗的镜头。</text:p>
      <text:p text:style-name="P4">
这部讲述军人的片子得到了五角大楼的支持，包括提供喷气机，航母等设备。五角大楼娱乐联络办公室负责人罗伯茨（GlenRoberts）表示，五角大楼支持电影大约有百年的历史了，比如首部获得奥斯卡最佳影片奖的影片《翅膀》。这是一部有关于一战飞行员的电影。</text:p>
      <text:p text:style-name="P4">
几十年来，好莱坞和五角大楼一直保持着合作关系。五角大楼允许电影制作人在军事基地、海军舰艇或其他地点进行拍摄，并对电影制作过程进行指导。</text:p>
      <text:p text:style-name="P4">
据《政治》（Politico）获得的一份新的国防部文件，希望美国军方提供帮助的电影制作人现在必须保证，他们不会让中国政府审查剪辑这些电影。 <text:a xlink:type="simple" xlink:href="https://www.dw.com/zh/zh/电影八佰最后一刻被叫停-涉嫌踩雷区/a-49219671" text:style-name="Internet_20_link" text:visited-style-name="Visited_20_Internet_20_Link">
中方的审查红线 </text:a>
不仅难以预知而且非常严厉。中国当局曾要求索尼在《蜘蛛侠：英雄无归》（Spider-man: No WayHome）中删除自由女神像，如果他们想在中国发行这部电影的话。这部电影因为三代蜘蛛侠同现而受到关注。不过索尼并没有遵从对方的要求。根据搜狐新闻，这部电影在自由女神的片段是一场高潮戏，自由女神作为背景重要，而且影响剧情走向。另外一部动画电影《巴斯光年》（Lightyear，也译光年正传）也被要求删除同性接吻的片段。这部电影的制片方也没有删除相关片段。两部电影都没有在中国大陆上映。</text:p>
      <text:p text:style-name="P4">
《华盛顿邮报》报道，1986年的首部《壮志凌云》就与美国国防部进行了合作。《时代》杂志披露，影片制作方支付发了180万美元，可以使用海军航空站，以及4搜航空目前，以及多家军机，其中一些是由真正的飞行员驾驶的。如果没有五角大楼的鼎立支持，这部电影不可能顺利完成制作。一架F14战机的成本约为3800万美元。电影的总预算为1500万美元。</text:p>
      <ul>
        <li>
</li>
      </ul>
      <h5>
电影审查制度：“红线”都在哪里？</h5>
      <text:h text:style-name="P12" text:outline-level="3">
<text:span text:style-name="T4">
《光年正传》</text:span>
</text:h>
      <text:p text:style-name="P4">
《光年正传》是动画公司皮克斯的最新搞笑动画片，目前在阿联酋等多个穆斯林国家遭禁。究其原因恐怕与片中有女同接吻场面有关。其实，国家审查制度不仅见于中东地区。在许多其他国家，也一再有某些场景或整部电影成为审查制度的牺牲品。</text:p>
      <ul>
        <li>
</li>
      </ul>
      <h5>
电影审查制度：“红线”都在哪里？</h5>
      <text:h text:style-name="P12" text:outline-level="3">
<text:span text:style-name="T4">
迪士尼的自我审查</text:span>
</text:h>
      <text:p text:style-name="P4">
皮克斯的母公司迪士尼最初将太空旅行者阿丽莎（图右）和另一名女性之间的亲吻从影片中删去，只是在皮克斯员工公开致函抗议后，才重新置入。阿联酋新近曾宣布，无意审查外国电影，然而，在保守势力抗议后，还是动用了审查机器。</text:p>
      <ul>
        <li>
</li>
      </ul>
      <h5>
电影审查制度：“红线”都在哪里？</h5>
      <text:h text:style-name="P12" text:outline-level="3">
<text:span text:style-name="T4">
《神奇动物3》</text:span>
</text:h>
      <text:p text:style-name="P4">
同性恋场景在面向中国市场的影片中也不见踪影。最突出的新例是《神奇动物3：邓布利多之秘密》。为满足中国审查机构的要求，制片商——美国华纳兄弟公司从影片中删掉了两小段，在其中，邓布利多讲到他和恶人格林德沃之间有过同性恋情。</text:p>
      <ul>
        <li>
</li>
      </ul>
      <h5>
电影审查制度：“红线”都在哪里？</h5>
      <text:h text:style-name="P12" text:outline-level="3">
<text:span text:style-name="T4">
《波西米亚狂想曲》</text:span>
</text:h>
      <text:p text:style-name="P4">
这部皇后乐队歌手莫库里（ FreddieMercury）的传记片的中文版去掉了所有哪怕只是暗示这位摇滚偶像是同性恋的画面——包括男扮女装、出柜或他被确诊患艾滋病等重要情节。人们的反应并不一致——很多人对该片还能在中国上映已然满意。</text:p>
      <ul>
        <li>
</li>
      </ul>
      <h5>
电影审查制度：“红线”都在哪里？</h5>
      <text:h text:style-name="P12" text:outline-level="3">
<text:span text:style-name="T4">
《断背山》</text:span>
</text:h>
      <text:p text:style-name="P4">
吉伦哈尔（Jake Gyllenhaal，左）和莱杰（HeathLedger，右）主演的获多项奥斯卡奖的剧情片《断背山》（2005年）这样的佳作甚至不准在中国上映。该片描写两个牛仔之间的爱情。2019年出品的埃尔顿·约翰（Elton John ）传记片《火箭人》也在中国被禁。这位英国歌手公开承认自己的同性恋身份已数十年。</text:p>
      <ul>
        <li>
</li>
      </ul>
      <h5>
电影审查制度：“红线”都在哪里？</h5>
      <text:h text:style-name="P12" text:outline-level="3">
<text:span text:style-name="T4">
《西藏七年》</text:span>
</text:h>
      <text:p text:style-name="P4">
藏民等少数民族在中国受压迫的问题，也构成审查机器的一块红布。布莱德·皮特（BradPitt）主演的《西藏七年》（1997年）讲述了奥地利登山家哈勒（HeinrichHarrer）与达赖喇嘛之间的友谊。该片很快被禁。不仅如此，此后多年，皮特都曾被中国禁止入境。</text:p>
      <ul>
        <li>
</li>
      </ul>
      <h5>
电影审查制度：“红线”都在哪里？</h5>
      <text:h text:style-name="P12" text:outline-level="3">
<text:span text:style-name="T4">
《火箭人》</text:span>
</text:h>
      <text:p text:style-name="P4">
在俄罗斯，同性恋情节同样面临审查——《火箭人》便遭此命运。埃尔顿·约翰强烈抗议肢解其传记片，指控莫斯科实行审查。在俄罗斯，同性恋虽属合法，但不允许同性婚姻或有收养权，以同性恋者为对象的暴力事件屡屡发生。</text:p>
      <ul>
        <li>
</li>
      </ul>
      <h5>
电影审查制度：“红线”都在哪里？</h5>
      <text:h text:style-name="P12" text:outline-level="3">
<text:span text:style-name="T4">
《脑死亡》</text:span>
</text:h>
      <text:p text:style-name="P4">
国家电影审查制度并非威权国家专有。在德国，也有不少电影因宣扬暴力、种族仇恨或者颂扬纳粹而被列入黑名单。甚至《指环王》导演杰克逊（PeterJackson）拍摄的偶像恐怖片《脑死亡》在德国也被禁——因其有暴力描写。</text:p>
      <ul>
        <li>
</li>
      </ul>
      <h5>
电影审查制度：“红线”都在哪里？</h5>
      <text:h text:style-name="P12" text:outline-level="3">
<text:span text:style-name="T4">
自由之国？电影另当别论</text:span>
</text:h>
      <text:p text:style-name="P4">
在美国，一直到20世纪60年代，都严格实施以30年代问世的 《海斯法典》（HaysCode）为代表的国家电影审查制度，长吻、裸体或开上帝玩笑，统统被禁止。希区柯克（AlfredHitchcock，左）是一位巧妙规避审查制度的大师。如今，好莱坞电影颇受制片人加诸于身的自我审查之累。</text:p>
      <text:p text:style-name="P4">
作者: Philipp Jedick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作为交换条件，制片人同意让国防部对剧本进行修改。比如男主的爱侣身份从一个军人变成了一个平民，因为海军规定禁止军官和士兵谈恋爱。</text:p>
      <text:p text:style-name="P4">
根据五角大楼的新规，一旦为一个项目的合作开了绿灯，该机构就会指派一名官员与电影制片人合作。从现在起，制片公司必须"以书面形式通知该人员审查要求，包括这种要求的条件，以及该项目是否已经遵守或可能遵守这种审查要求"。</text:p>
      <text:p text:style-name="P4">
美国德州共和党参议员特德·克鲁兹（TedCruz）对新规表示欢迎，《政治》杂志援引克鲁兹表示，“中共在宣传和审查方面花费了数十亿美元……多年来，好莱坞帮助他们，对电影进行审查，以便它们能够在中国放映，同时仍与美国政府合作，完成这些电影……新规将迫使这些电影公司做出选择，而我谨慎乐观地认为，他们将做出正确的选择，拒绝中国的讹诈。”</text:p>
      <text:p text:style-name="P4">
(综合报道)</text:p>
      <text:p text:style-name="P4">
Source: <text:a xlink:type="simple" xlink:href="https://www.dw.com/zh/五角大楼喊话好莱坞-遵从中国审查就免谈合作/a-66102803" text:style-name="Internet_20_link" text:visited-style-name="Visited_20_Internet_20_Link">
https://www.dw.com/zh/五角大楼喊话好莱坞-遵从中国审查就免谈合作/a-66102803?maca=chi-rss-chi-all-1127-rdf</text:a>
</text:p>
      <!--NEWS-->
      <text:h text:style-name="P10" text:outline-level="1">
<text:span text:style-name="T4">
国安法三周年　香港以“危害国家安全”为名通缉8人</text:span>
</text:h>
      <text:p text:style-name="P4">
Author: None</text:p>
      <text:p text:style-name="P4">
Publisher: Radio Free Asia (Organization)</text:p>
      <text:p text:style-name="P4">
Published Time: 2023-07-03T14:54:00-04:00</text:p>
      <text:p text:style-name="P4">
Modified Time: 2023-07-03T20:53:28-04:00</text:p>
      <text:p text:style-name="P4">
Description: None</text:p>
      <text:p text:style-name="P4">
Videos: []</text:p>
      <text:p text:style-name="P4">
Audios: ["<text:a xlink:type="simple" xlink:href="https://www.rfa.org/mandarin/yataibaodao/gangtai/jw-070320230953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4.612011in" draw:z-index="0">
<draw:image xlink:href="../Images/rfamandarin/2023-07-03T14-54-00-04-00/000000.png" xlink:type="simple" xlink:show="embed" xlink:actuate="onLoad" draw:mime-type="image/png"/>
</draw:frame>
2023年7月3日，香港国安处宣布通缉8名在海外的港人，国安处总警司李桂华在新闻发布会上。 <text:a xlink:type="simple" xlink:href="https://www.rfa.org/mandarin/yataibaodao/gangtai/jw-07032023095306.html/@@images/image" text:style-name="Internet_20_link" text:visited-style-name="Visited_20_Internet_20_Link">
</text:a>
路透社图片  <text:a xlink:type="simple" xlink:href="https://www.rfa.org/mandarin/yataibaodao/gangtai/jw-07032023095306.html/@@stream" text:style-name="Internet_20_link" text:visited-style-name="Visited_20_Internet_20_Link">
Audio-1-Link：https://www.rfa.org/mandarin/yataibaodao/gangtai/jw-07032023095306.html/@@stream</text:a>
</text:p>
      <text:p text:style-name="P4">
《港区国安法》实施三周年之际，香港当局本周一对流亡海外的8名民主活动人士发出涉及国安罪名的通缉令。香港政府的上述行动，迅速引发国际舆论反弹。</text:p>
      <text:p text:style-name="P4">
<text:a xlink:type="simple" xlink:href="https://www.rfa.org/mandarin/Xinwen/ec-07032023040940.html" text:style-name="Internet_20_link" text:visited-style-name="Visited_20_Internet_20_Link">
 <text:span text:style-name="T4">
香港警务处《国安法》通缉八海外港人 悬赏每人100万港币</text:span>
 </text:a>
</text:p>
      <text:p text:style-name="P4">
中国官媒新华社本周一证实，香港警方国安处当天发出针对8名民主人士通缉令，包括前法政汇思召集人任建峰、企业家袁弓夷、“香港民主委员会”执行主任郭凤仪、前立法会议员郭荣铿、前立法会议员许智峯、前职工会联盟总干事蒙兆达、“揽抄”团队发起人刘祖廸和前立法会议员罗冠聪，通缉令还悬赏每人100万港元。</text:p>
      <text:p text:style-name="P4">
<text:span text:style-name="T4">
香港通缉海外民主活动人士</text:span>
 <text:span text:style-name="T4">
<text:span text:style-name="T5">
* </text:span>
*当事人回应</text:span>
</text:p>
      <text:p text:style-name="P4">
香港警方介绍，上述8人涉嫌触犯“危害国家安全罪”，多次在海外公开集会，勾结反华势力等。警方还强调，香港国安法具有域外效力，符合国际法原则，因此警方有责任依法追究在境外触犯香港国安法罪行的人士。警方强调已掌握这8人的犯罪证据，会全力追究，还呼吁被通缉人士回港自首。</text:p>
      <text:p text:style-name="P4">
这是香港政府首次根据港区国安法对海外活动人士发出逮捕令和悬赏，引发国际舆论高度关注。</text:p>
      <text:p text:style-name="P4">
2023年7月3日，香港警察处国安处公布发出拘捕令，通缉8名现身处海外的香港前政界人士。（路透社）  <text:a xlink:type="simple" xlink:href="https://www.rfa.org/mandarin/yataibaodao/gangtai/jw-07032023095306.html/2023-07-03t085443z_1884923623_rc2jv1as5tjm_rtrmadp_3_hongkong-security.jpg" text:style-name="Internet_20_link" text:visited-style-name="Visited_20_Internet_20_Link">
</text:a>
</text:p>
      <text:p text:style-name="P4">
据本台粤语组披露，香港警方指控上述8人的犯罪行为包括，许智峯通过网络发起“香港约章”，鼓吹“港独”及“台独”；郭荣铿倡议破坏香港联系汇率制度；罗冠聪通过社交平台、新闻媒体及公开集会等，鼓吹“港独”；蒙兆达“假借维护劳工权益名义”，在海外通过社交媒体及出席会议鼓吹“港独”；任建峰呼吁外国制裁香港法官及检察官；袁弓夷涉嫌在海外筹备组建“香港议会”等。</text:p>
      <text:p text:style-name="P4">
许智峯针对港府通缉令回复本台查询表示，这并非是针对他个人的首次通缉，对他本人的安全完全没有影响。</text:p>
      <text:p text:style-name="P4">
“我觉得这次的通缉只是一个摆姿态，是中共在无计可施和无办法做任何事之下，只能摆个姿态，告诉其他人他们的态度，其实是很可笑和荒谬。”他说：“这次的悬红通缉反而是港共政权自曝其短，让外界看到它多么的无计可施和束手无策，对我们在海外争取香港自由民主党运动，反而让西方社会看得更清楚，港共政权、甚至是整个中国走向更为极端的极权主义，变成集权国家。”</text:p>
      <text:p text:style-name="P4">
 香港立法会前议员许智峰。(受访者提供)</text:p>
      <text:p text:style-name="P4">
罗冠聪回应表示，连同其他被通缉的7名人士，大家对此并不意外：“如此指控，绝对是滥用国家安全概念的经典范例，将其内容则定至无远弗届，以法律打压异议声音……。被通缉者的倡议目标俱为希望港人获得民主和自由，保障他们的基本权利，若如此行径被视为触犯国安法，唯一的结论乃国安法为绝对恶法。”他还表示不考虑“回港自首”，并督促香港警方公开他的犯罪证据：“我只是一个为香港人发声的香港人，仅此而已。”</text:p>
      <text:p text:style-name="P4">
任建峰书面回复本台表示，他是行使作为澳洲公民享有的言论自由：“通缉令的消息公布后，外界反应热烈，正是反映外界如何看香港的堕落，而非我本人的问题。”</text:p>
      <text:p text:style-name="P4">
香港法政汇思召集人、香港律师会人权宪制事务委员会前委员任建峰。（忻霖摄影/RFA资料）  <text:a xlink:type="simple" xlink:href="https://www.rfa.org/mandarin/yataibaodao/gangtai/jw-07032023095306.html/b1a16866-1c3f-4233-997c-8c3b8b78afb2.png" text:style-name="Internet_20_link" text:visited-style-name="Visited_20_Internet_20_Link">
</text:a>
</text:p>
      <text:p text:style-name="P4">
“香港劳权监察”（Hong Kong）总干事、被通缉的蒙兆达在声明中回应道：“过去三年，当局假借‘国家安全’之名，凌驾各项国际标准下的自由和人权，任意对异见人士进行拘捕或检控，已成香港的‘荒谬日常’……。如果我真的有罪，我的罪名只有一个，就是为香港人说出真相。我一直在海外所批评和揭露的，就是中国政府及特区政府肆意以国安法及其他粗暴手段剥夺香港人的基本自由和人权。”</text:p>
      <text:p text:style-name="P4">
海外组织“香港民主委员会”（HKDC）执行主任、8名被通缉者之一郭凤仪回应表示，港府发出的通缉令目的是恐吓，并煽动中共支持者的暴民心态，以进一步清洗民主活动人士。她说：“我确定每一位香港自由斗士继续走上自由和民主道路的决心。我不会退缩，会更加努力地奋斗。”</text:p>
      <text:p text:style-name="P4">
海外组织“香港民主委员会”（HKDC）执行主任、8名被通缉者之一郭凤仪。(受访者提供/RFA资料)  <text:a xlink:type="simple" xlink:href="https://www.rfa.org/mandarin/yataibaodao/gangtai/jw-07032023095306.html/3593e5c2-b2b4-41f1-a1e2-0bc2994b6e81.jpeg" text:style-name="Internet_20_link" text:visited-style-name="Visited_20_Internet_20_Link">
</text:a>
</text:p>
      <text:p text:style-name="P4">
上述8名被香港政府通缉的人士中，除蒙兆达外，全部被指控“勾结外国或境外势力危害国家安全罪”。其中，许智峯还涉及“煽动分裂国家罪”及“煽动颠覆国家政权罪”，袁弓夷另涉“颠覆国家政权罪”，罗冠聪另涉“煽动分裂国家罪”，蒙兆达被控“煽动分裂国家罪”等。</text:p>
      <text:p text:style-name="P4">
目前被通缉的8人中，有3人居住在英国，两人居住在澳大利亚，3人在美国。</text:p>
      <text:p text:style-name="P4">
<text:span text:style-name="T4">
港警通缉令引发国际舆论反弹</text:span>
 <text:span text:style-name="T4">
<text:span text:style-name="T5">
* </text:span>
*海外团体表态</text:span>
</text:p>
      <text:p text:style-name="P4">
美国国务院发言人马修·米勒当天在一份声明中指出：美国谴责香港警队宣布国际悬赏，以获取可导致逮捕八名已不再生活在香港的民主派活动人士的信息。域外使用北京施加的《国家安全法》是一个危险的先例，威胁着全世界各地人民的人权与基本自由。</text:p>
      <text:p text:style-name="P4">
声明强调，“我们呼吁香港政府立即撤回悬赏，尊重其他国家主权，并停止在国际上宣示北京施加的《国家安全法》。我们将继续反对中华人民共和国的跨国镇压行动，这些行动破坏人权。我们支持个人的表达自由与和平集会自由的权利。”</text:p>
      <text:p text:style-name="P4">
英国外交大臣克莱弗利本周一就此声明表示，英国不会容忍中方试图恐吓和压制任何英国及海外个人的行为。英国将始终捍卫言论自由的普遍权利，并为那些成为目标的人士挺身而出。声明强调，“我们强烈反对中国对香港实施的国家安全法，包括其域外管辖权，这违反了具有法律约束力的《中英联合声明》。”声明还呼吁北京当局废除《国家安全法》，以及敦促香港政府停止针对捍卫自由和民主人士的行动。</text:p>
      <text:p text:style-name="P4">
总部位于美国纽约的国际人权组织“人权观察”（Human Rights Watch）中国部主任苏菲·理查森（SophieRichardson）当天书面回复本台查询表示，港府逮捕令并不是对活动人士的起诉，而是对香港曾经备受推崇的执法和司法部门的起诉。</text:p>
      <text:p text:style-name="P4">
她说：“中国政府对香港实施国安法，试图为消灭香港人权制造合法性的幌子……。民主国家不仅应该断然拒绝香港当局希望国际支持的逮捕令，还应该加强保护受到北京威胁的人士，考虑实施新的制裁，并面对北京和香港当局都不会遵守国际法律义务的现实。”</text:p>
      <text:p text:style-name="P4">
跨国民间组织“香港自由委员会基金”（The Committee for Freedom in Hong KongFoundation）的英国和欧盟主任马克·萨巴赫（MarkSabah）在声明表示：“国安法实施三周年之际，香港当局决定悬赏100万港币通缉世界各地的香港知名活动人士，这绝非巧合。这些活动人士继续勇敢地谴责中共的恶劣行为，并揭露中共如何恐吓海外的香港人。”</text:p>
      <text:p text:style-name="P4">
人权组织“香港监察”（Hong Kong Watch）首席执行官罗杰斯（BenedictRogers）也在声明中谴责香港国安警方针对、恐吓和打压海外民主活动人士的企图：“我们敦促英国、美国和澳大利亚政府发表声明，保障这些活动人士及居住在海外的广大香港社群的安全，敦促志同道合的政府暂停与中国及香港的引渡条约，并协调一致采取行动引入国际刑警组织预警系统，以保护海外的民主活动人士。”</text:p>
      <text:p text:style-name="P4">
 人权组织“香港监察”（Hong KongWatch）首席执行官罗杰斯（Benedict Rogers）。(Hong Kong Watch脸书截图)  <text:a xlink:type="simple" xlink:href="https://www.rfa.org/mandarin/yataibaodao/gangtai/jw-07032023095306.html/499a6391-928e-44f6-859c-9d3fa1667410.jpeg" text:style-name="Internet_20_link" text:visited-style-name="Visited_20_Internet_20_Link">
</text:a>
</text:p>
      <text:p text:style-name="P4">
“对华政策跨国议会联盟”（IPAC）当天也发布声明，呼吁各国政府使用一切可用手段，保护那些遭受非法迫害和滥用国际司法及警察合作机制的目标，紧急废除与中国及香港的任何引渡条约，并采取实质性机制解决来自中国及香港的跨国镇压问题。声明强调，“对华政策跨国议会联盟不认可中国根据所谓《国家安全法》非法实施的‘勾结外国势力’、‘（煽动）颠覆和分裂国家’的指控，此举违反了《中英联合声明》和国际法规定的基本自由。”</text:p>
      <text:p text:style-name="P4">
截至发稿，美国白宫、国务院等尚未就港府通缉事件回复本台的置评请求。</text:p>
      <text:p text:style-name="P4">
法新社的报道指出，港区国安法施行三年以来，香港已有至少260人因所谓的国安罪名遭到逮捕，160多人和5家企业被当局起诉。而其中，大多数被告人都是知名的民主政治人士、活动人士、工会成员或记者。</text:p>
      <text:p text:style-name="P4">
记者：经纬 责编：何平 网编：何足</text:p>
      <text:p text:style-name="P4">
Source: <text:a xlink:type="simple" xlink:href="https://www.rfa.org/mandarin/yataibaodao/gangtai/jw-07032023095306.html" text:style-name="Internet_20_link" text:visited-style-name="Visited_20_Internet_20_Link">
https://www.rfa.org/mandarin/yataibaodao/gangtai/jw-07032023095306.html</text:a>
</text:p>
      <!--NEWS-->
      <text:h text:style-name="P10" text:outline-level="1">
<text:span text:style-name="T4">
俄称成功遏阻针对克里米亚领导人暗杀行动</text:span>
</text:h>
      <text:p text:style-name="P4">
Author: 联合早报 (Person)</text:p>
      <text:p text:style-name="P4">
Publisher: 联合早报 (Organization)</text:p>
      <text:p text:style-name="P4">
Published Time: 2023-07-03T15:26</text:p>
      <text:p text:style-name="P4">
Modified Time: 2023-07-04T07:30</text:p>
      <text:p text:style-name="P4">
Description: 俄罗斯于2014年从乌克兰吞并了克里米亚，目前俄军的黑海舰队就驻守在克里米亚。</text:p>
      <text:p text:style-name="P4">
Videos: []</text:p>
      <text:p text:style-name="P4">
Audios: []</text:p>
      <text:p text:style-name="P4">
Images: []</text:p>
      <text:p text:style-name="P4">
Type: NewsArticle</text:p>
      <text:p text:style-name="P4">
Breadcrumbs: ['即时', '国际']</text:p>
      <text:p text:style-name="P4">
Keywords: ['俄乌战争', '俄罗斯', '乌克兰', '克里米亚']</text:p>
      <!--METADATA-->
      <text:p text:style-name="P4">
俄罗斯联邦安全局说，他们已成功遏阻一起针对克里米亚领导人的暗杀行动。</text:p>
      <text:p text:style-name="P4">
路透社引述国际文传通讯社报道称，俄联邦安全局星期一（7月3日）说，他们逮捕了一名企图暗杀克里米亚领导人阿克肖诺夫（SergeiAksyonov）的男子，指这名男子企图通过炸毁阿克肖诺夫的座驾以实现暗杀目的。</text:p>
      <text:p text:style-name="P4">
俄联邦安全局认为，这名男子受雇于乌克兰安全部门，并在该部门接受了暗杀培训。</text:p>
      <text:p text:style-name="P4">
乌克兰当局尚未对此说法置评。</text:p>
      <text:p text:style-name="P4">
俄罗斯于2014年从乌克兰吞并了克里米亚，目前俄军的黑海舰队就驻守在克里米亚。</text:p>
      <text:p text:style-name="P4">
Source: <text:a xlink:type="simple" xlink:href="https://www.zaobao.com.sg/realtime/world/story20230703-1410257" text:style-name="Internet_20_link" text:visited-style-name="Visited_20_Internet_20_Link">
https://www.zaobao.com.sg/realtime/world/story20230703-1410257</text:a>
</text:p>
      <!--NEWS-->
      <text:h text:style-name="P10" text:outline-level="1">
<text:span text:style-name="T4">
一场高考一场梦 | "动物庄园"动画剧场</text:span>
</text:h>
      <text:p text:style-name="P4">
Author: None</text:p>
      <text:p text:style-name="P4">
Publisher: Radio Free Asia (Organization)</text:p>
      <text:p text:style-name="P4">
Published Time: 2023-07-03T18:00:00-04:00</text:p>
      <text:p text:style-name="P4">
Modified Time: 2023-07-03T16:54: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88615in" draw:z-index="0">
<draw:image xlink:href="../Images/rfamandarin/2023-07-03T18-00-00-04-00/000000.png" xlink:type="simple" xlink:show="embed" xlink:actuate="onLoad" draw:mime-type="image/png"/>
</draw:frame>
 <text:a xlink:type="simple" xlink:href="https://www.rfa.org/mandarin/duomeiti/donghuajuchang/dw-07032023164638.html/@@images/image" text:style-name="Internet_20_link" text:visited-style-name="Visited_20_Internet_20_Link">
</text:a>
自由亚洲电台制图</text:p>
      <text:p text:style-name="P4">
（龙、鹰争论）</text:p>
      <text:p text:style-name="P4">
龙 甭看我现在外交受困，经济下行，有一样东西嘿，你是永远也比不了啊！</text:p>
      <text:p text:style-name="P4">
鹰 十几亿老实听话的百姓呗！</text:p>
      <text:p text:style-name="P4">
龙 瞧瞧，都会抢答啦</text:p>
      <text:p text:style-name="P4">
鹰 防民第一流，全球最高压。老百姓不“听话”就怪了！</text:p>
      <text:p text:style-name="P4">
龙 还真不是，龙家大智慧，光堵不行，还得疏呀！</text:p>
      <text:p text:style-name="P4">
鹰 头回听说</text:p>
      <text:p text:style-name="P4">
龙 让你见识见识：这个疏呀，就是我们龙家百姓最骄傲的，防止阶级固化，基层人民的定心丸——科举！</text:p>
      <text:p text:style-name="P4">
鹰 啊？</text:p>
      <text:p text:style-name="P4">
龙 不对，是高考！</text:p>
      <text:p text:style-name="P4">
鹰 那确实，来我们那儿的龙家人，也就是考大学的议题上能抱个团</text:p>
      <text:p text:style-name="P4">
龙 这才是我们龙家真正的祖宗之法么：王侯将相宁有种乎！</text:p>
      <text:p text:style-name="P4">
鹰 这都哪儿跟哪儿啊！合着真有人信能一路考进你党中央？</text:p>
      <text:p text:style-name="P4">
龙 你不懂，咱们必须把这口径给放开咯，书中自有黄金屋——要让人民相信，只要有了笔杆子，什么都会有的！</text:p>
      <text:p text:style-name="P4">
鹰 有人信？</text:p>
      <text:p text:style-name="P4">
龙 信！信了笔杆子有用，他们就会忘记我们手里还有枪杆子啊！</text:p>
      <text:p text:style-name="P4">
（ <text:span text:style-name="T5">
<text:a xlink:type="simple" xlink:href="https://www.rfa.org/mandarin/yataibaodao/kejiaowen/gt1-06072023040907.html" text:style-name="Internet_20_link" text:visited-style-name="Visited_20_Internet_20_Link">
https://www.rfa.org/mandarin/yataibaodao/kejiaowen/gt1-06072023040907.html</text:a>
</text:span>
 ）</text:p>
      <text:p text:style-name="P4">
鹰 越是不平等的地方，就越要“鲤鱼跳龙门”的麻醉剂呀！</text:p>
      <text:p text:style-name="P4">
龙 对咯！</text:p>
      <text:p text:style-name="P4">
鹰那就算不为了阶级跃迁，纯粹为了赚钱糊口，对高考的信心也在雪崩——毕业就业形势一年难过一年，一线城市高考人数逐年下降，“应润尽润，润不了的只好躺平”，人民也不傻啊，你不怕人家哪天就不陪你玩儿啦？</text:p>
      <text:p text:style-name="P4">
（ <text:span text:style-name="T5">
<text:a xlink:type="simple" xlink:href="https://www.rfa.org/mandarin/yataibaodao/jingmao/jw2-06062023132743.html" text:style-name="Internet_20_link" text:visited-style-name="Visited_20_Internet_20_Link">
 https://www.rfa.org/mandarin/yataibaodao/jingmao/jw2-06062023132743.html</text:a>
 </text:span>
）</text:p>
      <text:p text:style-name="P4">
（ <text:span text:style-name="T5">
<text:a xlink:type="simple" xlink:href="https://www.rfa.org/mandarin/yataibaodao/kejiaowen/gt-06092023023944.html" text:style-name="Internet_20_link" text:visited-style-name="Visited_20_Internet_20_Link">
 https://www.rfa.org/mandarin/yataibaodao/kejiaowen/gt-06092023023944.html</text:a>
 </text:span>
）</text:p>
      <text:p text:style-name="P4">
龙 人民当然不傻啦。挤破头上大学，你以为是为了学习知识，磨练技能，就算不进体制也能找个高薪工作？</text:p>
      <text:p text:style-name="P4">
鹰 对啊，不然呢？</text:p>
      <text:p text:style-name="P4">
龙 哈哈，还是太天真啦，我们龙家改革开放三十年的奥秘是什么？</text:p>
      <text:p text:style-name="P4">
鹰 老百姓听话呗</text:p>
      <text:p text:style-name="P4">
龙 对啦！我们精心保持了三十年的低人权优势，就是要让你除了高考，就只能当低端人口。呼来又喝去，安排得明明白白！</text:p>
      <text:p text:style-name="P4">
鹰 我算是长见识了，原来大多数人拼了命要考出家乡，不是为了进入天堂，更多是为了逃离地狱！</text:p>
      <text:p text:style-name="P4">
龙 你总算摸着边了！</text:p>
      <text:p text:style-name="P4">
鹰 那这么些个毕业生，既学不到技能，又找不到工作，还对家庭也失去了信心，岂不是又要坏了你的韭菜培养计划？</text:p>
      <text:p text:style-name="P4">
龙 总比提前四年失业好吧？拖得了四年是四年，今朝有酒今朝醉呀！</text:p>
      <text:p text:style-name="P4">
鹰 真是“一场高考一场梦”啊！</text:p>
      <text:p text:style-name="P4">
Source: <text:a xlink:type="simple" xlink:href="https://www.rfa.org/mandarin/duomeiti/donghuajuchang/dw-07032023164638.html" text:style-name="Internet_20_link" text:visited-style-name="Visited_20_Internet_20_Link">
https://www.rfa.org/mandarin/duomeiti/donghuajuchang/dw-07032023164638.html</text:a>
</text:p>
      <!--NEWS-->
      <text:h text:style-name="P10" text:outline-level="1">
<text:span text:style-name="T4">
专访严歌苓：“《米拉蒂》里的东西是以前我在国内不可能写的”</text:span>
</text:h>
      <text:p text:style-name="P4">
Author: None</text:p>
      <text:p text:style-name="P4">
Publisher: Radio Free Asia (Organization)</text:p>
      <text:p text:style-name="P4">
Published Time: 2023-07-03T20:05:00-04:00</text:p>
      <text:p text:style-name="P4">
Modified Time: 2023-07-04T05:41:52-04:00</text:p>
      <text:p text:style-name="P4">
Description: None</text:p>
      <text:p text:style-name="P4">
Videos: []</text:p>
      <text:p text:style-name="P4">
Audios: ["<text:a xlink:type="simple" xlink:href="https://www.rfa.org/mandarin/yataibaodao/meiti/wy-062720231040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5.628217in" draw:z-index="0">
<draw:image xlink:href="../Images/rfamandarin/2023-07-03T20-05-00-04-00/000000.png" xlink:type="simple" xlink:show="embed" xlink:actuate="onLoad" draw:mime-type="image/png"/>
</draw:frame>
 美籍华裔作家严歌苓新书《米拉蒂》封面截图 <text:a xlink:type="simple" xlink:href="https://www.rfa.org/mandarin/yataibaodao/meiti/wy-06272023104037.html/@@images/image" text:style-name="Internet_20_link" text:visited-style-name="Visited_20_Internet_20_Link">
</text:a>
亚马逊官网  <text:a xlink:type="simple" xlink:href="https://www.rfa.org/mandarin/yataibaodao/meiti/wy-06272023104037.html/@@stream" text:style-name="Internet_20_link" text:visited-style-name="Visited_20_Internet_20_Link">
Audio-1-Link：https://www.rfa.org/mandarin/yataibaodao/meiti/wy-06272023104037.html/@@stream</text:a>
</text:p>
      <text:p text:style-name="P4">
著名旅美华裔作家严歌苓因为谴责中国政府对新冠疫情处理不当，并呼吁关注铁链女事件，于去年遭到中国政府的封杀。今年六月，她通过自己在德国柏林成立的出版机构出版了她最新的中文小说《米拉蒂》。本台记者王允就此对严歌苓进行了专访。以下是专访的内容。</text:p>
      <text:p text:style-name="P4">
<text:a xlink:type="simple" xlink:href="https://www.rfa.org/mandarin/yataibaodao/renquanfazhi/tj-10282022105640.html" text:style-name="Internet_20_link" text:visited-style-name="Visited_20_Internet_20_Link">
 <text:span text:style-name="T4">
严歌苓呼吁为影片《一秒钟》原创作者正名 获国际声援</text:span>
 </text:a>
  * <text:span text:style-name="T4">
<text:a xlink:type="simple" xlink:href="https://www.rfa.org/mandarin/Xinwen/1-02142022092509.html" text:style-name="Internet_20_link" text:visited-style-name="Visited_20_Internet_20_Link">
 “习近平就是人贩子” 严歌苓评八孩母遭中国封杀 </text:a>
 </text:span>
  * <text:span text:style-name="T4">
<text:a xlink:type="simple" xlink:href="https://www.rfa.org/mandarin/duomeiti/guandian/gd-09072022123016.html" text:style-name="Internet_20_link" text:visited-style-name="Visited_20_Internet_20_Link">
 严歌苓(下) ：我没有绝望 中国还能再往哪儿坏呢｜观点 </text:a>
 </text:span>
  * <text:span text:style-name="T4">
<text:a xlink:type="simple" xlink:href="https://www.rfa.org/mandarin/yataibaodao/meiti/wy-05042022110427.html" text:style-name="Internet_20_link" text:visited-style-name="Visited_20_Internet_20_Link">
 </text:a>
 <text:a xlink:type="simple" xlink:href="https://www.rfa.org/mandarin/duomeiti/guandian/gd-08172022104812.html" text:style-name="Internet_20_link" text:visited-style-name="Visited_20_Internet_20_Link">
 严歌苓（上）：几十年后再看今日中国 会发现怎么这么荒唐｜观点 </text:a>
 </text:span>
</text:p>
      <text:p text:style-name="P4">
<text:span text:style-name="T4">
幻灭</text:span>
</text:p>
      <text:p text:style-name="P4">
记者：严老师，您好！这部小说从内容上看，似乎是在讲女孩子米拉蒂在八十年代从军队文工团转业后，成为一个青年作家，在那个年代的一些际遇，以及之后在1989年初夏之后，出国后自由创作的经历。这个过程似乎是以1989年初夏作为分割的，小说做这种安排的用意是什么？</text:p>
      <text:p text:style-name="P4">
严歌苓：你也能看出来，小说的内容比较贴近我的经历和时间表，所以你可以说它比较接近我的自传，但实际上它也是虚构的。我是用了一段我在八十年代的经历，从79年到89年这十年，也包括我遇到的老一代艺术家和知识分子，来布局和结构这个故事的。我在1989年秋天离开了中国，就是跟着我的脚步来写这个小说的。</text:p>
      <text:p text:style-name="P4">
记者：您在1989年秋天离开中国，有什么样的背景吗？我们都知道1989年初夏发生了天安门学运和“六四”事件。</text:p>
      <text:p text:style-name="P4">
严歌苓：对，在六四以后，就是觉得特别失望、痛心，有一种巨大的幻灭感。当时我出去是因为有一个美国的邀请，到水牛城的一个大学，叫做纽约州立大学水牛城分校，去参加二十世纪军事文学研讨会。在这之前，我已经去过美国的几个写作中心，所以我对美国青年作家的创作氛围非常羡慕。也去了爱荷华那个全美最最精英的青年作家写作中心。去看他们讨论作品，参加他们的课程，那个时候我不会英文，但我的翻译就跟我说，他们在互相批评对方的作品。能够那么激烈地批评和讨论作品，我就非常羡慕那种自由。其实从那个时候开始我就下决心来美国读书。</text:p>
      <text:p text:style-name="P4">
记者：您说离开之前感到巨大的幻灭，具体是指什么？</text:p>
      <text:p text:style-name="P4">
严歌苓：当然就是指天安门事件，居然在天安门发生了这么一件让我们这一代青年作家都感觉到非常非常震惊、痛心的事件。其实也不是在天安门，是从我的单位，玉泉路到天安门的路上，中间经过了木樨地，因为我的单位是铁道兵，后来改成铁道工程指挥部。那条路正好就是士兵进城的那条路。所以就觉得非常幻灭。</text:p>
      <text:p text:style-name="P4">
记者：幻灭的是什么？</text:p>
      <text:p text:style-name="P4">
严歌苓：就是在八十年代，我们曾以为自己可以像美国作家或者西方作家那样能够自由地创作和表达，到那个时候我们发现，原来是不可以的，是不可能的，让我感觉就是十年一觉中国梦吧。</text:p>
      <text:p text:style-name="P4">
 美籍华裔作家严歌苓（美联社图片）</text:p>
      <text:p text:style-name="P4">
<text:span text:style-name="T4">
文学的故乡</text:span>
</text:p>
      <text:p text:style-name="P4">
记者：这十年的最初您是从军队文工团出来，这段军旅生涯您在之前的作品比如《芳华》中也有展现。军旅生涯对您的创作来讲，更主要是一个熟悉的素材，还是有某种情结？</text:p>
      <text:p text:style-name="P4">
严歌苓：我还是有一定的青春情节。作为军人来讲，我是很小就当兵，所以我意识形态的形成，还有成年后的一段生活，都是在军队里。所以那段生活是刻骨铭心的，而且也形成了我自己的个性。比如说，非常自律、意志非常坚强，这些都跟我在军队的经历分不开的。</text:p>
      <text:p text:style-name="P4">
记者：我看过电影《芳华》，那是一部非常感人的电影，实际上它是写了一个非常巨大的悲剧。在这些作品中，我在想一个问题，这段军旅生涯，可以算是您文学的起点，或者说是您个人文学的故乡吗？</text:p>
      <text:p text:style-name="P4">
严歌苓：对，军旅生涯对我是的。因为我不像正常的小孩那样，做学生，然后按部就班地生活，我是很早就接触到不同的文化，比如说，西藏、彝族，这都是两个很大的民族。我们的巡回演出经常就是在西藏，在大凉山地区。所以我很早就向不同的文化打开了视野。</text:p>
      <text:p text:style-name="P4">
记者：但是这个军旅生涯有没有对您后来的创作形成限制？</text:p>
      <text:p text:style-name="P4">
严歌苓：那倒没有，因为我的基础跟一般的军人不同，我是出生在一个艺术家的家庭，我的父亲是一个学者型的作家，他的藏书给了我对文学最开始的启蒙。我最初根本不知道我会走上文学写作的道路，我爸爸妈妈都以为我就唱唱跳跳一辈子了。后来忽然之间，我从越南前线的伤兵包扎所回来的时候，就感觉到跳舞这些远远追不上我的思想。所以人家就感觉我一夜之间就改行了。</text:p>
      <text:p text:style-name="P4">
记者：回到这部小说，您刚才也提到这是类似于自传体的小说，为什么你要安排到现在这个时候来写和发表？为什么不是之前？</text:p>
      <text:p text:style-name="P4">
严歌苓：这本小说我其实早就想写，我想写没有具体的中心戏剧情节来贯穿的一部小说。所以这个小说是打散的，特别以人物为主，它不像《第九个寡妇》、《扶桑》，或者是《芳华》、《小姨多鹤》等小说，这些小说都是有一个中心戏剧核，有一个中心的戏剧事件，围绕这个戏剧核来发展。所以这部小说的故事是比较散淡的。</text:p>
      <text:p text:style-name="P4">
记者：小说实际围绕着八十年代来抒写的......</text:p>
      <text:p text:style-name="P4">
严歌苓：对，就是八十年代的觉醒和幻灭。</text:p>
      <text:p text:style-name="P4">
<text:span text:style-name="T4">
集体睡去的知识分子</text:span>
</text:p>
      <text:p text:style-name="P4">
记者：其中有一点对于当下特别有意义，就是其中尤其提到1989年之后知识分子群体又集体睡去的现象。这里所谓“集体睡去”，您是基于一些什么具体的现象？</text:p>
      <text:p text:style-name="P4">
严歌苓：对，你看到这一点非常敏感。这实际上是一种隐喻的表达吧。最开始的那种兴奋，感觉就是像醒来了的那种感觉，但后来又发现还是那么回事，然后就幻灭，就是睡回去了的感觉。</text:p>
      <text:p text:style-name="P4">
记者：您能提到一些您观察到的具体现象吗？</text:p>
      <text:p text:style-name="P4">
严歌苓：我的那些作家朋友，当年年轻的时候我们一块儿玩文学的朋友，各个都一样，各个都是这种感觉，非常非常的幻灭。八十年代我们信以为真，认为理所当然的，takeit for granted that we will have more freedom to write, to express, to think(想当然地以为我们将有更多的自由来写作、表达和思考)，就觉得肯定是越来越广阔的一种可能性，可能性好像是无限的，尤其是当初刚开始接触到美国的作品的时候。我爸爸家美国的作品倒是不多，多数都是俄国的、法国的。但忽然之间，就觉得像梦一样，也不知道是醒来了，还是在梦中，那十年就是这个感觉。现在谈论起来，我们还觉得八十年代，跟现在比较起来，那个时候多美好。</text:p>
      <text:p text:style-name="P4">
记者：您接触到中国大陆文学艺术界的很多知识分子，你觉得他们真的是睡着了，还是一种伪装，就是他们内心有很多很多想表达的？</text:p>
      <text:p text:style-name="P4">
严歌苓：是的，我觉得大部分人都是在装睡。有句话不是说，你永远叫不醒装睡的人？很多人都是这样。现在这种情况下，大家不出声，很多东西实际上也发表不了。很多题材都不能涉足，现在变成了，作品里提到吸毒也不行了。</text:p>
      <text:p text:style-name="P4">
记者：您描述了这种集体睡去的现象，您是想表达一种悲剧吗？</text:p>
      <text:p text:style-name="P4">
严歌苓：当然，这是很可悲的。因为我很多小说都在探索自由这个主题。比如《陆犯焉识》写的是被关起来的一个政治犯。自由这个主题是我一直在玩味，反复在追问、思辨的这么一个主题。西方现在的一些现象也让我想到自由这个词。并不是所有的自由都是有益的，有些自由是伤害别人的。《米拉蒂》也是关于自由的主题。《陆犯焉识》也是关于这个主题。《第九寡妇》也是，一个老地主被拘禁在地窖里，失去了自由，但他后来拒绝出来了，就是他觉得自己已经获得了自由，这个自由是他给自己的。还有扶桑这样的人。扶桑这样一个妓女，其实她心里是有一片自由的，不是别人给她的，而是她自己就有的这种自由，所以她拒绝被拯救。我不知道你有没有看《扶桑》，我在里面对自由的思辨是非常激烈的。</text:p>
      <text:p text:style-name="P4">
<text:span text:style-name="T4">
自由是重要主题</text:span>
</text:p>
      <text:p text:style-name="P4">
记者：您在美国有很多经历，而中国是您的故乡，您现在又在德国。我们知道，在自由这个词上，中西方有很大的一个差异。因为自由的词根是只在西方文化中才有，在东方文化中，包括中国，并没有自由这个词根。所以，似乎在这个问题上，中西方是有差异的。在您多年的跨国经验中，在您多年的写作过程中，您有没有觉得中国人或中国文化对自由的理解与西方是有很大差异的？</text:p>
      <text:p text:style-name="P4">
严歌苓：我们现在所讲的是思想自由、表达自由，就是把你自由思考的成果自由地表达出来，用无拘束的，没有羁绊的、没有顾忌的方式表达出来。我们所说的自由是这个，并不是抽象地讲自由这两个字。知识分子，包括作家、艺术家，我们都是在这样的语境下来讲自由。</text:p>
      <text:p text:style-name="P4">
记者：回到八十年代的主题，八十年代对您来讲非常重要。而今天的一些文字表达，无论文学上，还是社会科学或人文作品中，人们似乎仍然在不断回望八十年代，这种回望是基于一种什么心理？</text:p>
      <text:p text:style-name="P4">
严歌苓：是一种怀念，因为那个时候很多书、很多题材都是现在不可以涉猎的。包括最初的伤痕文学对文革的反思和批判，对人性的认识，对人性在文革中的表现和剖析，都是现在不可以碰的。所以，我们是很怀念那个时候的自由度。</text:p>
      <text:p text:style-name="P4">
记者：从文学上讲，很多当今中国文学界最重要的一些作家都是来自八十年代，他们的很多作品读者都很熟悉，您觉得八十年代给当代中国文学界留下了什么重要的影响吗？</text:p>
      <text:p text:style-name="P4">
严歌苓：当然的，那个时候出来的作家有些现在依然是一线的作家。因为那个年代，突然之间对很多东西、很多题材，对很多大的社会和个人的题材都可以接触到，尤其是对中华人民共和国成立之后在政治上、理想上颠覆性的思考和文学上的呈现。我们那一代作家并不完全是关注个人内心，我们关注个人和民族，都是联系在一起来思考和表达。后来的这些作家可能就更多关注个人的内心、个人的生活，我们这一代作家不是这样的。</text:p>
      <text:p text:style-name="P4">
<text:span text:style-name="T4">
担心自废武功</text:span>
</text:p>
      <text:p text:style-name="P4">
记者：您的作品是在开放、自由的环境中去写中国人，您可以比较一下您的这种写作和在中国写作的作家吗？比如王安忆等人。你会觉得自己的选题和笔触会更加自由和没有限制吗？</text:p>
      <text:p text:style-name="P4">
严歌苓：如果是在中国发表作品，那都一样，因为是通过同一个审查制度。有的杂志社尺度稍微大一点，有的稍微小一点。有的出版社有担当一点，有的缺乏担当一点。只是这样一种区别。但是，审查制度完全是同一个系统的。比如宣传部下面的图书司这样的机构，他们负责审稿、审书，他们手里握着书号，没有书号你也出不了书。所以，我为什么一下子就决定不玩了，不跟他们玩了，我就是怕这种制度会在潜意识里慢慢地、逐渐地形成审查习惯，这种潜意识是很可怕的，我已经意识到我在形成这样的潜意识。这对一个作家来讲，是最妨碍他创作力的。这是伤害他原创力的。所以，我觉得不管怎么样，我不希望任何人来审查我了。</text:p>
      <text:p text:style-name="P4">
记者：您之前在中国长期发表作品，这个过程中，您有自我审查、自我阉割吗？</text:p>
      <text:p text:style-name="P4">
严歌苓：我自我审查的时候是没感觉的。有的时候，我脑筋会突然想一下，这个能不能写，能写到多大一个尺度？但大部分时间，可能我已经顺着这种思路拐过去了，后来我认识到这个比较可怕。后来我有时候觉得打一下擦边球，这样或那样表达一下，但果然每次都会被抓出来，就会告诉我，这个话不能这么样讲，这个要改掉，一些情节也是这样。逐渐逐渐，我就觉得，我会不会从一开始就不选择这样的东西，这样的情节，这样的细节或这样的表达来创作？那不就变得很可怕了吗？那就是自废武功了嘛。</text:p>
      <text:p text:style-name="P4">
记者：这次的小说您是在很多年后首次只在中国之外发表，刚才您也说了，很多人说这次的小说和以前很不一样。这种不一样是不是因为您可以在完全自由开放的环境中可以自己表达？</text:p>
      <text:p text:style-name="P4">
严歌苓：各方面都有，第一这是一个多元的、不是围绕一个中心事件来写，主要就写了这么一组形象，通过米拉蒂把他们串起来，她的父亲、母亲和叔叔，还有战友等人。还有不一样的，确实是胆子大了一些。</text:p>
      <text:p text:style-name="P4">
记者：能否讲一个细节，来说明有的文字或表达是您以前在国内绝对不可能发出来的？</text:p>
      <text:p text:style-name="P4">
严歌苓：就包括你刚才提到的，醒来了，又一个一个睡回去了，到了一个新世纪。我写的是他们身体上就消亡了，写到米拉蒂的父亲、叔叔，一个一个就这样离去了。</text:p>
      <text:p text:style-name="P4">
记者：最后一个小问题，为什么小说的主人公叫“米拉蒂”？有没有什么具体的含义？</text:p>
      <text:p text:style-name="P4">
严歌苓：书在一开始就提到了，她父亲是一个业余小提琴家，所以就给了她三个音符，米拉蒂。</text:p>
      <text:p text:style-name="P4">
记者：感谢您接受我的采访。</text:p>
      <text:p text:style-name="P4">
记者：王允 责编：梒青 网编：洪伟</text:p>
      <text:p text:style-name="P4">
Source: <text:a xlink:type="simple" xlink:href="https://www.rfa.org/mandarin/yataibaodao/meiti/wy-06272023104037.html" text:style-name="Internet_20_link" text:visited-style-name="Visited_20_Internet_20_Link">
https://www.rfa.org/mandarin/yataibaodao/meiti/wy-06272023104037.html</text:a>
</text:p>
      <!--NEWS-->
      <text:h text:style-name="P10" text:outline-level="1">
<text:span text:style-name="T4">
成年后，我们为何还带着“好孩子综合症”？ (Free Version)</text:span>
</text:h>
      <text:p text:style-name="P4">
Authors: ['章扬清']</text:p>
      <text:p text:style-name="P4">
Publisher: 英国《金融时报》</text:p>
      <text:p text:style-name="P4">
Time: 2023-07-03T23:07:21+00:00</text:p>
      <text:p text:style-name="P4">
Published Time: 2023-07-03T12:00:99+08:00</text:p>
      <text:p text:style-name="P4">
Modified Time: 2023-07-03T18:00:99+08:00</text:p>
      <text:p text:style-name="P4">
Description: 章扬清：“好孩子综合症”指孩子为了达到父母期待中的样子而过度努力。这样的孩子看似懂事听话和省心，却因为真实的自我不被看见，在长期发展中会遭遇很多潜在的困难。</text:p>
      <text:p text:style-name="P4">
Images: ["<text:a xlink:type="simple" xlink:href="https://thumbor.ftacademy.cn/unsafe/picture/5/000186325_piclink.jpg" text:style-name="Internet_20_link" text:visited-style-name="Visited_20_Internet_20_Link">
000186325_pic...</text:a>
"]</text:p>
      <text:p text:style-name="P4">
Themes: ['心理健康', '关注']</text:p>
      <text:p text:style-name="P4">
Keywords: ['心理健康', '亲子关系', '家庭教育', '成长', '心理咨询']</text:p>
      <text:p text:style-name="P4">
Type: Article</text:p>
      <!--METADATA-->
      <text:p text:style-name="P4">
<draw:frame draw:style-name="fr1" draw:name="Image69" text:anchor-type="as-char" svg:width="6.9236in" svg:height="4.617987in" draw:z-index="0">
<draw:image xlink:href="../Images/FT Chinese Free Version/2023-07-03T23-07-21-00-00/000186325_piclink.jpg" xlink:type="simple" xlink:show="embed" xlink:actuate="onLoad" draw:mime-type="image/jpeg"/>
</draw:frame>
</text:p>
      <text:p text:style-name="P4">
高考落下帷幕。慢慢地，长大的我们可以风情云淡地谈论高考，它对我们个人生活的影响慢慢淡去，但留下的痕迹，又好像是刻在了骨子里。</text:p>
      <text:p text:style-name="P4">
最近和朋友聊天，大家笑着说，高考结束扔掉了错题集，却扔不掉“错题集综合症”。 <text:span text:style-name="T4">
长期的教育模式让我们都形成了根深蒂固的“订错”思维</text:span>
。“盯着和收集自己的错误，眼里总是自己的不足，总是觉得自己的人生不够好。看身边亲近的人也是容易看到缺点，难以容忍瑕疵。好多年才从这个模式里出来。”</text:p>
      <text:p text:style-name="P4">
Source: <text:a xlink:type="simple" xlink:href="http://www.ftchinese.com/story/001100143" text:style-name="Internet_20_link" text:visited-style-name="Visited_20_Internet_20_Link">
http://www.ftchinese.com/story/001100143</text:a>
</text:p>
      <!--NEWS-->
      <text:h text:style-name="P10" text:outline-level="1">
<text:span text:style-name="T4">
被废止的美国大学招生平权，是对亚裔的“歧视”吗？ (Free Version)</text:span>
</text:h>
      <text:p text:style-name="P4">
Authors: ['刘波']</text:p>
      <text:p text:style-name="P4">
Publisher: 英国《金融时报》</text:p>
      <text:p text:style-name="P4">
Time: 2023-07-03T23:08:56+00:00</text:p>
      <text:p text:style-name="P4">
Published Time: 2023-07-03T12:00:99+08:00</text:p>
      <text:p text:style-name="P4">
Modified Time: 2023-07-03T18:00:99+08:00</text:p>
      <text:p text:style-name="P4">
Description: 刘波：平权行动废止后高校可以以别的方式追求多元化，最终亚裔的录取率可能只出现微小的提升，甚至可能基本没有变化。</text:p>
      <text:p text:style-name="P4">
Images: ["<text:a xlink:type="simple" xlink:href="https://thumbor.ftacademy.cn/unsafe/picture/8/000186288_piclink.jpg" text:style-name="Internet_20_link" text:visited-style-name="Visited_20_Internet_20_Link">
000186288_pic...</text:a>
"]</text:p>
      <text:p text:style-name="P4">
Themes: ['大学', '关注']</text:p>
      <text:p text:style-name="P4">
Keywords: ['大学', '教育', '平权', '亚裔', '华裔']</text:p>
      <text:p text:style-name="P4">
Type: Article</text:p>
      <!--METADATA-->
      <text:p text:style-name="P4">
<draw:frame draw:style-name="fr1" draw:name="Image70" text:anchor-type="as-char" svg:width="6.9236in" svg:height="4.617987in" draw:z-index="0">
<draw:image xlink:href="../Images/FT Chinese Free Version/2023-07-03T23-08-56-00-00/000186288_piclink.jpg" xlink:type="simple" xlink:show="embed" xlink:actuate="onLoad" draw:mime-type="image/jpeg"/>
</draw:frame>
</text:p>
      <text:p text:style-name="P4">
6月29日，美国最高法院在针对北卡罗来纳大学和哈佛大学的两起诉讼中做出裁决。这两起诉讼系由非营利组织“学生公平录取联盟”提起。在多数派决定中，最高法院的六名保守派法官认为，学校招生计划中的平权行动（affirmativeaction，又译为“肯定性行动”）违反了宪法的平等保护条款。这意味着已有60多年历史的平权行动在法律上被废止。</text:p>
      <text:p text:style-name="P4">
美国总统拜登对该裁决进行了抨击。他表示：“今天，最高法院再次抛弃了几十年的先例……这不是一个正常的法庭。”接着拜登在接受采访时进一步表示，最高法院已经变得过于极端：“我发现它与美国人民的基本价值观体系背道而驰。”不少美国大学批评了最高法院的这一判决，但表示会遵守的法院决定，与此同时不会放弃平权法案的精神，将继续追求学生群体多元化的目标。</text:p>
      <text:p text:style-name="P4">
Source: <text:a xlink:type="simple" xlink:href="http://www.ftchinese.com/story/001100142" text:style-name="Internet_20_link" text:visited-style-name="Visited_20_Internet_20_Link">
http://www.ftchinese.com/story/001100142</text:a>
</text:p>
      <!--NEWS-->
      <text:h text:style-name="P10" text:outline-level="1">
<text:span text:style-name="T4">
本币走弱之下，如何投资？ (Free Version)</text:span>
</text:h>
      <text:p text:style-name="P4">
Authors: ['黄凡']</text:p>
      <text:p text:style-name="P4">
Publisher: 英国《金融时报》</text:p>
      <text:p text:style-name="P4">
Time: 2023-07-03T23:13:33+00:00</text:p>
      <text:p text:style-name="P4">
Published Time: 2023-07-03T12:00:99+08:00</text:p>
      <text:p text:style-name="P4">
Modified Time: 2023-07-03T18:00:99+08:00</text:p>
      <text:p text:style-name="P4">
Description: 黄凡：美元对人民币依然强势上涨，这会是长期趋势吗？为何直接投资中国的外资减少？为何外资对国内证券市场信心不足？投资人又该如何应对？</text:p>
      <text:p text:style-name="P4">
Images: ["<text:a xlink:type="simple" xlink:href="https://thumbor.ftacademy.cn/unsafe/picture/9/000172679_piclink.jpeg" text:style-name="Internet_20_link" text:visited-style-name="Visited_20_Internet_20_Link">
000172679_pic...</text:a>
"]</text:p>
      <text:p text:style-name="P4">
Themes: ['人民币', '关注']</text:p>
      <text:p text:style-name="P4">
Keywords: ['人民币', '汇率', '投资', '资产配置', '美元']</text:p>
      <text:p text:style-name="P4">
Type: Article</text:p>
      <!--METADATA-->
      <text:p text:style-name="P4">
<draw:frame draw:style-name="fr1" draw:name="Image71" text:anchor-type="as-char" svg:width="6.9236in" svg:height="4.617987in" draw:z-index="0">
<draw:image xlink:href="../Images/FT Chinese Free Version/2023-07-03T23-13-33-00-00/000172679_piclink.jpeg" xlink:type="simple" xlink:show="embed" xlink:actuate="onLoad" draw:mime-type="image/jpeg"/>
</draw:frame>
</text:p>
      <text:p text:style-name="P4">
近期，“美元对人民币汇率一直走强”越来越成为大众关心的话题。本来美联储在6月暂停加息，美元对全球主要币种的强势已经告一段落，人们期待美元对人民币的强势会告一段落。但近日，美元对人民币依然强势上涨，大家都在纷纷寻找人民币走弱的原因、热议其今后的趋势，并琢磨在个人的资产配置方面如何应对。</text:p>
      <text:p text:style-name="P4">
<text:span text:style-name="T4">
一、人民币为何近期走弱？</text:span>
</text:p>
      <text:p text:style-name="P4">
Source: <text:a xlink:type="simple" xlink:href="http://www.ftchinese.com/story/001100134" text:style-name="Internet_20_link" text:visited-style-name="Visited_20_Internet_20_Link">
http://www.ftchinese.com/story/001100134</text:a>
</text:p>
      <!--NEWS-->
      <text:h text:style-name="P10" text:outline-level="1">
<text:span text:style-name="T4">
香港悬赏通缉海外异议人士 美国批评是危险先例</text:span>
</text:h>
      <text:p text:style-name="P4">
Author: None</text:p>
      <text:p text:style-name="P4">
Publisher: Radio Free Asia (Organization)</text:p>
      <text:p text:style-name="P4">
Published Time: 2023-07-03T23:25:00-04:00</text:p>
      <text:p text:style-name="P4">
Modified Time: 2023-07-03T23:31: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4.612011in" draw:z-index="0">
<draw:image xlink:href="../Images/rfamandarin/2023-07-03T23-25-00-04-00/000000.png" xlink:type="simple" xlink:show="embed" xlink:actuate="onLoad" draw:mime-type="image/png"/>
</draw:frame>
美国国务院谴责香港海外通缉违反港国安法者是违反人权的行为。 <text:a xlink:type="simple" xlink:href="https://www.rfa.org/mandarin/Xinwen/st-07032023232406.html/@@images/image" text:style-name="Internet_20_link" text:visited-style-name="Visited_20_Internet_20_Link">
</text:a>
路透</text:p>
      <text:p text:style-name="P4">
美国国务院发言人马修·米勒(MatthewMiller)星期一(7月3日)发表声明，谴责香港警方悬赏逮捕八名在海外的民主派活动人士的。华盛顿指出，域外使用港版国安法是一个“危险的先例，威胁着全世界各地的人民的人权与基本自由”。</text:p>
      <text:p text:style-name="P4">
米勒在声明中指出，美国谴责香港警方宣布国际悬赏，以获取可导致逮捕八名已不再生活在香港的民主派活动人士的信息。域外适用北京施加的《国家安全法》是一个危险的先例，威胁着全世界各地人民的人权与基本自由。  声明中表示，我们呼吁香港政府立即撤回悬赏，尊重其他国家主权，并停止在国际上宣示《国家安全法》。我们将继续反对中华人民共和国的跨国镇压行动，这些行动破坏人权。我们支持个人的表达自由与和平集会自由的权利。</text:p>
      <text:p text:style-name="P4">
责编 许书婷</text:p>
      <text:p text:style-name="P4">
Source: <text:a xlink:type="simple" xlink:href="https://www.rfa.org/mandarin/Xinwen/st-07032023232406.html" text:style-name="Internet_20_link" text:visited-style-name="Visited_20_Internet_20_Link">
https://www.rfa.org/mandarin/Xinwen/st-07032023232406.html</text:a>
</text:p>
      <!--NEWS-->
      <text:h text:style-name="P10" text:outline-level="1">
<text:span text:style-name="T4">
法国暴动渐平息 被捕人数大幅减少</text:span>
</text:h>
      <text:p text:style-name="P4">
Publisher: 法新社</text:p>
      <text:p text:style-name="P4">
Published Time: 2023-07-04T-1:32:09+00:00</text:p>
      <text:p text:style-name="P4">
Modified Time: 2023-07-04T11:20:03+00:00</text:p>
      <text:p text:style-name="P4">
Description: （法新社巴黎4日电） 法国非裔青少年遭员警射杀事件引发各地连日来暴动，内政部今天表示，法国城市深夜暴动被捕人数24小时内大幅减少一半。</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7-04T-1-32-09-00-00/000000.png" xlink:type="simple" xlink:show="embed" xlink:actuate="onLoad" draw:mime-type="image/png"/>
</draw:frame>
</text:p>
      <text:p text:style-name="P4">
法国内政部表示，昨夜各地逮捕72人，当中包括在巴黎及其周遭地区24人，计有24栋建物遭到纵火或受损。</text:p>
      <text:p text:style-name="P4">
法国内政部发表声明说，159辆汽车被焚，而在公共区域共计有202处垃圾桶或其他地点遭人放火。</text:p>
      <text:p text:style-name="P4">
宪警4处办公室遭到攻击，不过未传出伤亡。</text:p>
      <text:p text:style-name="P4">
法国前两晚各地共出动4万5000名警力，动员人力维持相同。</text:p>
      <text:p text:style-name="P4">
17岁非裔青少年奈尔（Nahel）6月27日因拒绝临检，在巴黎西郊南泰尔（Nanterre）遭员警近距离射杀，再度点燃长期以来针对法国警察部门的种族主义指控，在全国引发连续多晚暴动。</text:p>
      <text:p text:style-name="P4">
巴黎近郊一位市镇首长的住所遭暴徒开车闯入，引发各界的愤怒。法国各地市镇首长发起集会示威，呼吁「重返共和秩序」，终结暴力冲突。</text:p>
      <text:p text:style-name="P4">
自2日晚间至3日清晨，总计157人被捕，和3日晚间至4日清晨的72人相比已大幅减少。</text:p>
      <text:p text:style-name="P4">
法国总统马克宏（Emmanuel Macron）今天将接见在这波暴动中受到破坏的220个市镇的首长。</text:p>
      <text:p text:style-name="P4">
法国总统府办公室官员表示，马克宏希望「开始展开痛苦、长期的工作，以了解导致这些事件的深层原因」。</text:p>
      <text:p text:style-name="P4">
Source: <text:a xlink:type="simple" xlink:href="https://www.rfi.fr/cn/%E5%9B%BD%E9%99%85%E6%8A%A5%E9%81%93/20230704-%E6%B3%95%E5%9B%BD%E6%9A%B4%E5%8A%A8%E6%B8%90%E5%B9%B3%E6%81%AF-%E8%A2%AB%E6%8D%95%E4%BA%BA%E6%95%B0%E5%A4%A7%E5%B9%85%E5%87%8F%E5%B0%91" text:style-name="Internet_20_link" text:visited-style-name="Visited_20_Internet_20_Link">
https://www.rfi.fr/cn/%E5%9B%BD%E9%99%85%E6%8A%A5%E9%81%93/20230704-%E6%B3%95%E5%9B%BD%E6%9A%B4%E5%8A%A8%E6%B8%90%E5%B9%B3%E6%81%AF-%E8%A2%AB%E6%8D%95%E4%BA%BA%E6%95%B0%E5%A4%A7%E5%B9%85%E5%87%8F%E5%B0%91</text:a>
</text:p>
      <!--NEWS-->
      <text:h text:style-name="P10" text:outline-level="1">
<text:span text:style-name="T4">
原能总署署长访问日本 呈交核废水排放入海安全评估报告</text:span>
</text:h>
      <text:p text:style-name="P4">
Publisher: 法新社</text:p>
      <text:p text:style-name="P4">
Published Time: 2023-07-04T-11:32:12+00:00</text:p>
      <text:p text:style-name="P4">
Modified Time: 2023-07-04T09:05:02+00:00</text:p>
      <text:p text:style-name="P4">
Description: （法新社东京4日电） 国际原子能总署（IAEA）署长葛罗西（Rafael Grossi）今天抵达日本，呈交IAEA一份有关东京电力公司福岛第一核电厂涵盖「核废水」排放入海安全评估的综合报告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7-04T-11-32-12-00-00/000000.png" xlink:type="simple" xlink:show="embed" xlink:actuate="onLoad" draw:mime-type="image/png"/>
</draw:frame>
</text:p>
      <text:p text:style-name="P4">
葛罗西将于今天在东京会见日本首相和外相，然后于明天造访福岛第一核电厂。</text:p>
      <text:p text:style-name="P4">
福岛第一核电厂在2011年311大地震遭受海啸侵袭后发生核子事故，持续注水冷却反应炉内熔融核燃料棒时产生的污染水等，透过净化装置去除氚以外多数辐射物质剩下的水，就称为「核废水」（含氚废水，即ALPS处理水）。</text:p>
      <text:p text:style-name="P4">
由此产生的核事故是自车诺比（Chernobyl）事件以来最严重的一次，清理工作持续了十多年，大多数因辐射而被宣布为禁区的地区，现已重新开放。</text:p>
      <text:p text:style-name="P4">
Source: <text:a xlink:type="simple" xlink:href="https://www.rfi.fr/cn/%E5%9B%BD%E9%99%85%E6%8A%A5%E9%81%93/20230704-%E5%8E%9F%E8%83%BD%E6%80%BB%E7%BD%B2%E7%BD%B2%E9%95%BF%E8%AE%BF%E9%97%AE%E6%97%A5%E6%9C%AC-%E5%91%88%E4%BA%A4%E6%A0%B8%E5%BA%9F%E6%B0%B4%E6%8E%92%E6%94%BE%E5%85%A5%E6%B5%B7%E5%AE%89%E5%85%A8%E8%AF%84%E4%BC%B0%E6%8A%A5%E5%91%8A" text:style-name="Internet_20_link" text:visited-style-name="Visited_20_Internet_20_Link">
https://www.rfi.fr/cn/%E5%9B%BD%E9%99%85%E6%8A%A5%E9%81%93/20230704-%E5%8E%9F%E8%83%BD%E6%80%BB%E7%BD%B2%E7%BD%B2%E9%95%BF%E8%AE%BF%E9%97%AE%E6%97%A5%E6%9C%AC-%E5%91%88%E4%BA%A4%E6%A0%B8%E5%BA%9F%E6%B0%B4%E6%8E%92%E6%94%BE%E5%85%A5%E6%B5%B7%E5%AE%89%E5%85%A8%E8%AF%84%E4%BC%B0%E6%8A%A5%E5%91%8A</text:a>
</text:p>
      <!--NEWS-->
      <text:h text:style-name="P10" text:outline-level="1">
<text:span text:style-name="T4">
王毅：日韩要知道自己的根在什么地方</text:span>
</text:h>
      <text:p text:style-name="P4">
Publisher: 法新社</text:p>
      <text:p text:style-name="P4">
Published Time: 2023-07-04T-13:32:12+00:00</text:p>
      <text:p text:style-name="P4">
Modified Time: 2023-07-04T08:35:02+00:00</text:p>
      <text:p text:style-name="P4">
Description: （法新社北京4日电） 中共中央政治局委员、中央外事工作委员会办公室主任王毅发表充满种族歧视的言论，他呼吁中日韩都是亚裔，不管怎样都变不成西方人，「中日韩要知道自己的根在什么地方」。</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7-04T-13-32-12-00-00/000000.png" xlink:type="simple" xlink:show="embed" xlink:actuate="onLoad" draw:mime-type="image/png"/>
</draw:frame>
</text:p>
      <text:p text:style-name="P4">
根据官方媒体媒体报导，王毅昨天在青岛会见出席2023年中日韩合作国际论坛的主要嘉宾，并表示西方列强「刻意渲染意识形态差异」。</text:p>
      <text:p text:style-name="P4">
根据民族主义小报「环球时报」和北京其他媒体报导，王毅在会见时的谈话暗批日韩的亲美政策，并称「我们到美国去，美国都认为这是亚裔，他们分不清中日韩，到欧洲去也是一样。不管你把头发染得再黄、鼻子修得再尖，你也变不了欧美人，变不成西方人，要知道自己的根在什么地方。」</text:p>
      <text:p text:style-name="P4">
王毅发表此番言论之际，中国因美国努力加强与日韩这两个亲密盟友的军事和情报关系，而对其东亚邻国更加愤怒。</text:p>
      <text:p text:style-name="P4">
Source: <text:a xlink:type="simple" xlink:href="https://www.rfi.fr/cn/%E5%9B%BD%E9%99%85%E6%8A%A5%E9%81%93/20230704-%E7%8E%8B%E6%AF%85-%E6%97%A5%E9%9F%A9%E8%A6%81%E7%9F%A5%E9%81%93%E8%87%AA%E5%B7%B1%E7%9A%84%E6%A0%B9%E5%9C%A8%E4%BB%80%E4%B9%88%E5%9C%B0%E6%96%B9" text:style-name="Internet_20_link" text:visited-style-name="Visited_20_Internet_20_Link">
https://www.rfi.fr/cn/%E5%9B%BD%E9%99%85%E6%8A%A5%E9%81%93/20230704-%E7%8E%8B%E6%AF%85-%E6%97%A5%E9%9F%A9%E8%A6%81%E7%9F%A5%E9%81%93%E8%87%AA%E5%B7%B1%E7%9A%84%E6%A0%B9%E5%9C%A8%E4%BB%80%E4%B9%88%E5%9C%B0%E6%96%B9</text:a>
</text:p>
      <!--NEWS-->
      <text:h text:style-name="P10" text:outline-level="1">
<text:span text:style-name="T4">
俄控乌发动恐怖行动 称无人机袭伏努科夫机场</text:span>
</text:h>
      <text:p text:style-name="P4">
Publisher: 法新社</text:p>
      <text:p text:style-name="P4">
Published Time: 2023-07-04T-15:32:12+00:00</text:p>
      <text:p text:style-name="P4">
Modified Time: 2023-07-04T09:05:05+00:00</text:p>
      <text:p text:style-name="P4">
Description: （法新社莫斯科4日电） 俄罗斯政府今天表示，在首都莫斯科地区击落5架乌克兰无人机，称这些无人机是扰乱伏努科夫（Vnukovo）国际机场运作的「恐怖行动」。基辅当局暂未对此事发表回应。</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7-04T-15-32-12-00-00/000000.png" xlink:type="simple" xlink:show="embed" xlink:actuate="onLoad" draw:mime-type="image/png"/>
</draw:frame>
</text:p>
      <text:p text:style-name="P4">
俄罗斯外交部发言人沙卡洛娃（MariaZakharova）在社群媒体Telegram上表示：「基辅政权试图攻击民用基础设施所在地区，包括一座国际航班起降机场，这是一项新的恐怖主义行动。」</text:p>
      <text:p text:style-name="P4">
俄罗斯军方表示，已将5架无人机全数击落，没有出现任何破坏或人员伤亡。</text:p>
      <text:p text:style-name="P4">
据俄军回报，其中4架无人机是被防空系统摧毁，第5架则是以「电子方式」干扰失灵后坠毁。</text:p>
      <text:p text:style-name="P4">
俄罗斯新闻社（RIA）引述救难单位指出，其中一架无人机是在距离伏努科夫机场约40公里的库宾卡（Kubinka）遭歼灭。伏努科夫机场的运作一度因攻击而暂停。</text:p>
      <text:p text:style-name="P4">
Source: <text:a xlink:type="simple" xlink:href="https://www.rfi.fr/cn/%E5%9B%BD%E9%99%85%E6%8A%A5%E9%81%93/20230704-%E4%BF%84%E6%8E%A7%E4%B9%8C%E5%8F%91%E5%8A%A8%E6%81%90%E6%80%96%E8%A1%8C%E5%8A%A8-%E7%A7%B0%E6%97%A0%E4%BA%BA%E6%9C%BA%E8%A2%AD%E4%BC%8F%E5%8A%AA%E7%A7%91%E5%A4%AB%E6%9C%BA%E5%9C%BA" text:style-name="Internet_20_link" text:visited-style-name="Visited_20_Internet_20_Link">
https://www.rfi.fr/cn/%E5%9B%BD%E9%99%85%E6%8A%A5%E9%81%93/20230704-%E4%BF%84%E6%8E%A7%E4%B9%8C%E5%8F%91%E5%8A%A8%E6%81%90%E6%80%96%E8%A1%8C%E5%8A%A8-%E7%A7%B0%E6%97%A0%E4%BA%BA%E6%9C%BA%E8%A2%AD%E4%BC%8F%E5%8A%AA%E7%A7%91%E5%A4%AB%E6%9C%BA%E5%9C%BA</text:a>
</text:p>
      <!--NEWS-->
      <text:h text:style-name="P10" text:outline-level="1">
<text:span text:style-name="T4">
澳洲央行利率维持4.1% 股市应声小涨</text:span>
</text:h>
      <text:p text:style-name="P4">
Publisher: 法新社</text:p>
      <text:p text:style-name="P4">
Published Time: 2023-07-04T-24:02:08+00:00</text:p>
      <text:p text:style-name="P4">
Modified Time: 2023-07-04T07:50:02+00:00</text:p>
      <text:p text:style-name="P4">
Description: （法新社雪梨4日电） 澳洲中央银行「澳洲储备银行」（Reserve Bank of Australia）今天维持基准利率不变，总裁洛威（Phili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7-04T-24-02-08-00-00/000000.png" xlink:type="simple" xlink:show="embed" xlink:actuate="onLoad" draw:mime-type="image/png"/>
</draw:frame>
</text:p>
      <text:p text:style-name="P4">
澳洲货币决策者上月才调升基准利率1码，来到4.1%，这是自2012年5月以来最高。</text:p>
      <text:p text:style-name="P4">
洛威今天表示，央行决定利率按兵不动，理由之一是「经济前景的不确定性」。</text:p>
      <text:p text:style-name="P4">
他表示：「这将给我们一些时间，评估至今升息的影响以及经济前景。」</text:p>
      <text:p text:style-name="P4">
消息公布后，股市应声小涨，S&amp;P/ASX 200指数上扬近0.5%，但澳元兑美元汇率下跌。</text:p>
      <text:p text:style-name="P4">
Source: <text:a xlink:type="simple" xlink:href="https://www.rfi.fr/cn/%E8%B4%A2%E7%BB%8F%E5%BF%AB%E8%AE%AF/20230704-%E6%BE%B3%E6%B4%B2%E5%A4%AE%E8%A1%8C%E5%88%A9%E7%8E%87%E7%BB%B4%E6%8C%814-1-%E8%82%A1%E5%B8%82%E5%BA%94%E5%A3%B0%E5%B0%8F%E6%B6%A8" text:style-name="Internet_20_link" text:visited-style-name="Visited_20_Internet_20_Link">
https://www.rfi.fr/cn/%E8%B4%A2%E7%BB%8F%E5%BF%AB%E8%AE%AF/20230704-%E6%BE%B3%E6%B4%B2%E5%A4%AE%E8%A1%8C%E5%88%A9%E7%8E%87%E7%BB%B4%E6%8C%814-1-%E8%82%A1%E5%B8%82%E5%BA%94%E5%A3%B0%E5%B0%8F%E6%B6%A8</text:a>
</text:p>
      <!--NEWS-->
      <text:h text:style-name="P10" text:outline-level="1">
<text:span text:style-name="T4">
评估符合国际安全标准 IAEA支持日本核废水入海计画</text:span>
</text:h>
      <text:p text:style-name="P4">
Publisher: 法新社</text:p>
      <text:p text:style-name="P4">
Published Time: 2023-07-04T-5:32:10+00:00</text:p>
      <text:p text:style-name="P4">
Modified Time: 2023-07-04T10:05:02+00:00</text:p>
      <text:p text:style-name="P4">
Description: （法新社东京4日电） 国际原子能总署（IAEA）今天表示，日本将「核废水」排放入海的计画符合国际安全标准，其「放射性影响可以忽略不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7-04T-5-32-10-00-00/000000.png" xlink:type="simple" xlink:show="embed" xlink:actuate="onLoad" draw:mime-type="image/png"/>
</draw:frame>
</text:p>
      <text:p text:style-name="P4">
IAEA署长葛罗西（Rafael Grossi）今天抵达日本，呈交IAEA一份有关东京电力公司福岛第一核电厂涵盖「核废水」排放入海安全评估的综合报告书。</text:p>
      <text:p text:style-name="P4">
IAEA指出，IAEA之前针对日本有意将稀释「核废水」排放入海计画的安全性进行验证，今天公布报告书指出，日本的排放对策符合国际安全标准。</text:p>
      <text:p text:style-name="P4">
报告补充说：「受控、逐步将处理后的水排放到大海......，对人类和环境的放射性影响可以忽略不计。」</text:p>
      <text:p text:style-name="P4">
由于排放入海计画基于国际标准在安全性方面已获正面评价，意味日本政府朝今年夏天开始排放入海的准备，也将进入最后阶段。</text:p>
      <text:p text:style-name="P4">
福岛第一核电厂在2011年311大地震遭受海啸侵袭后发生核子事故，持续注水冷却反应炉内熔融核燃料棒时产生的污染水等，透过净化装置去除氚以外多数辐射物质剩下的水，就称为「核废水」（含氚废水，即ALPS处理水）。</text:p>
      <text:p text:style-name="P4">
由此产生的核事故是自车诺比（Chernobyl）事件以来最严重的一次，清理工作持续了十多年，大多数因辐射而被宣布为禁区的地区，现已重新开放。</text:p>
      <text:p text:style-name="P4">
Source: <text:a xlink:type="simple" xlink:href="https://www.rfi.fr/cn/%E5%9B%BD%E9%99%85%E6%8A%A5%E9%81%93/20230704-%E8%AF%84%E4%BC%B0%E7%AC%A6%E5%90%88%E5%9B%BD%E9%99%85%E5%AE%89%E5%85%A8%E6%A0%87%E5%87%86-iaea%E6%94%AF%E6%8C%81%E6%97%A5%E6%9C%AC%E6%A0%B8%E5%BA%9F%E6%B0%B4%E5%85%A5%E6%B5%B7%E8%AE%A1%E7%94%BB" text:style-name="Internet_20_link" text:visited-style-name="Visited_20_Internet_20_Link">
https://www.rfi.fr/cn/%E5%9B%BD%E9%99%85%E6%8A%A5%E9%81%93/20230704-%E8%AF%84%E4%BC%B0%E7%AC%A6%E5%90%88%E5%9B%BD%E9%99%85%E5%AE%89%E5%85%A8%E6%A0%87%E5%87%86-iaea%E6%94%AF%E6%8C%81%E6%97%A5%E6%9C%AC%E6%A0%B8%E5%BA%9F%E6%B0%B4%E5%85%A5%E6%B5%B7%E8%AE%A1%E7%94%BB</text:a>
</text:p>
      <!--NEWS-->
      <text:h text:style-name="P10" text:outline-level="1">
<text:span text:style-name="T4">
联合国峰会6日登场 致力筹划人工智慧运用框架</text:span>
</text:h>
      <text:p text:style-name="P4">
Publisher: 法新社</text:p>
      <text:p text:style-name="P4">
Published Time: 2023-07-04T-9:32:12+00:00</text:p>
      <text:p text:style-name="P4">
Modified Time: 2023-07-04T09:05:04+00:00</text:p>
      <text:p text:style-name="P4">
Description: （法新社日内瓦3日电） 联合国（UN）本周将召开人工智慧（AI）峰会，试图筹划出AI使用范围，并利用AI潜能造福人类，全球约3000名专家出席，另有数十个知名AI机器人也将与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7-04T-9-32-12-00-00/000000.png" xlink:type="simple" xlink:show="embed" xlink:actuate="onLoad" draw:mime-type="image/png"/>
</draw:frame>
</text:p>
      <text:p text:style-name="P4">
联合国期盼替人工智慧发展方向订定清楚蓝图，因为目前的技术发展已远超出为人工智慧设限的能力。</text:p>
      <text:p text:style-name="P4">
这场「AI forGood全球峰会」预计6日及7日于瑞士日内瓦登场，约3000名来自科技巨头微软（Microsoft）、亚马逊（Amazon）等企业以及大学、国际组织的专家将齐聚一堂，试图订出人工智慧运用框架。</text:p>
      <text:p text:style-name="P4">
召开此次峰会的国际电信联盟（International Telecommunication Union）主席鲍丹－马丁（Doreen Bogdan-Martin）告诉记者：「这项技术正快速发展…这场峰会对全球人工智慧领域的领头羊而言是一次绝佳机会，能够齐聚全球舞台、共同解决管理问题。」</text:p>
      <text:p text:style-name="P4">
她说：「毫无作为绝非选项之一，人类相当仰赖它（人工智慧），因此我们必须积极投入和尝试，确保能利用AI迈向一个负责任的未来。」</text:p>
      <text:p text:style-name="P4">
她表示，这次峰会将研究人工智慧的可行框架和防护网，以支持安全使用AI。</text:p>
      <text:p text:style-name="P4">
与会者包括亚马逊技术长佛格斯（Werner Vogels）、谷歌（Google）旗下AI部门DeepMind营运长伊布拉欣（LilaIbrahim），以及前西班牙国家足球队长卡西亚斯（Iker Casillas）。卡西亚斯2019年心脏病发作，如今大力倡导利用AI预防心脏病。</text:p>
      <text:p text:style-name="P4">
此外，还有数十个机器人将参与这次峰会，包括数个拟人机器人，例如全球首个超现实主义机器人艺术家「爱达」（Ai-Da）、全球最先进的拟真机器人阿美卡（Ameca）、人形摇滚歌手机器人黛丝德蒙娜（Desdemona），以及最先进的医疗保健机器人葛蕾丝（Grace）。</text:p>
      <text:p text:style-name="P4">
联合国秘书长古特瑞斯（Antonio Guterres）说：「这次峰会将有助于确保AI描绘出造福人类的发展方向。」</text:p>
      <text:p text:style-name="P4">
Source: <text:a xlink:type="simple" xlink:href="https://www.rfi.fr/cn/%E5%9B%BD%E9%99%85%E6%8A%A5%E9%81%93/20230704-%E8%81%94%E5%90%88%E5%9B%BD%E5%B3%B0%E4%BC%9A6%E6%97%A5%E7%99%BB%E5%9C%BA-%E8%87%B4%E5%8A%9B%E7%AD%B9%E5%88%92%E4%BA%BA%E5%B7%A5%E6%99%BA%E6%85%A7%E8%BF%90%E7%94%A8%E6%A1%86%E6%9E%B6" text:style-name="Internet_20_link" text:visited-style-name="Visited_20_Internet_20_Link">
https://www.rfi.fr/cn/%E5%9B%BD%E9%99%85%E6%8A%A5%E9%81%93/20230704-%E8%81%94%E5%90%88%E5%9B%BD%E5%B3%B0%E4%BC%9A6%E6%97%A5%E7%99%BB%E5%9C%BA-%E8%87%B4%E5%8A%9B%E7%AD%B9%E5%88%92%E4%BA%BA%E5%B7%A5%E6%99%BA%E6%85%A7%E8%BF%90%E7%94%A8%E6%A1%86%E6%9E%B6</text:a>
</text:p>
      <!--NEWS-->
      <text:h text:style-name="P10" text:outline-level="1">
<text:span text:style-name="T4">
最有效的长寿方法就是运动 (Free Version)</text:span>
</text:h>
      <text:p text:style-name="P4">
Author: Alex Janin</text:p>
      <text:p text:style-name="P4">
Publisher: 华尔街日报中文网</text:p>
      <text:p text:style-name="P4">
Published Time: 2023-07-04T01:00:00.000Z</text:p>
      <text:p text:style-name="P4">
Modified Time: 2023-07-04T01:00:00.000Z</text:p>
      <text:p text:style-name="P4">
Created Time: 2023-07-03T23:48:00.000Z</text:p>
      <text:p text:style-name="P4">
Description: 运动是科学研究能证明的对抗衰老、延长寿命的最简单方式，而不是冷水浴、补充剂之类。追求长寿的人应该进行多少锻炼？哪种运动的益处最大？不同年纪需要注意什么？</text:p>
      <text:p text:style-name="P4">
Images: []</text:p>
      <text:p text:style-name="P4">
Categories: ['派', '生活']</text:p>
      <text:p text:style-name="P4">
Keywords: SYND,LINK:EN|WP-WSJ-0000974221</text:p>
      <text:p text:style-name="P4">
Type: Article</text:p>
      <!--METADATA-->
      <text:p text:style-name="P4">
过去几十年里，长寿研究人员一直在寻找减缓衰老过程的灵丹妙药。但是最佳方法——至少目前是这样——或许是最简单的那种：多运动。</text:p>
      <text:p text:style-name="P4">
Source: <text:a xlink:type="simple" xlink:href="https://cn.wsj.com/articles/%E6%9C%80%E6%9C%89%E6%95%88%E7%9A%84%E9%95%BF%E5%AF%BF%E6%96%B9%E6%B3%95%E5%B0%B1%E6%98%AF%E8%BF%90%E5%8A%A8-3cfbe37a" text:style-name="Internet_20_link" text:visited-style-name="Visited_20_Internet_20_Link">
https://cn.wsj.com/articles/%E6%9C%80%E6%9C%89%E6%95%88%E7%9A%84%E9%95%BF%E5%AF%BF%E6%96%B9%E6%B3%95%E5%B0%B1%E6%98%AF%E8%BF%90%E5%8A%A8-3cfbe37a</text:a>
</text:p>
      <!--NEWS-->
      <text:h text:style-name="P10" text:outline-level="1">
<text:span text:style-name="T4">
且勿假设通胀会自然回落 (Free Version)</text:span>
</text:h>
      <text:p text:style-name="P4">
Authors: ['梅甘•格林']</text:p>
      <text:p text:style-name="P4">
Publisher: 英国《金融时报》</text:p>
      <text:p text:style-name="P4">
Time: 2023-07-04T01:09:30+00:00</text:p>
      <text:p text:style-name="P4">
Published Time: 2023-07-03T12:00:99+08:00</text:p>
      <text:p text:style-name="P4">
Modified Time: 2023-07-03T21:07:99+08:00</text:p>
      <text:p text:style-name="P4">
Description: 格林：研究发现，中期而言，没有证据表明疫情和俄乌战争终结了西方的低通胀和低利率时代，但这并不能让人轻易感到宽慰。</text:p>
      <text:p text:style-name="P4">
Images: ["<text:a xlink:type="simple" xlink:href="https://thumbor.ftacademy.cn/unsafe/picture/1/000174121_piclink.jpg" text:style-name="Internet_20_link" text:visited-style-name="Visited_20_Internet_20_Link">
000174121_pic...</text:a>
"]</text:p>
      <text:p text:style-name="P4">
Themes: ['观点', '货币政策', '关注']</text:p>
      <text:p text:style-name="P4">
Keywords: ['货币政策', '中央银行', '美联储', '通货膨胀']</text:p>
      <text:p text:style-name="P4">
Type: Article</text:p>
      <!--METADATA-->
      <text:p text:style-name="P4">
<draw:frame draw:style-name="fr1" draw:name="Image81" text:anchor-type="as-char" svg:width="6.9236in" svg:height="3.901286in" draw:z-index="0">
<draw:image xlink:href="../Images/FT Chinese Free Version/2023-07-04T01-09-30-00-00/000174121_piclink.jpg" xlink:type="simple" xlink:show="embed" xlink:actuate="onLoad" draw:mime-type="image/jpeg"/>
</draw:frame>
</text:p>
      <text:p text:style-name="P4">
<text:span text:style-name="T5">
本文作者为英国《金融时报》特约编辑</text:span>
</text:p>
      <text:p text:style-name="P4">
我们在过去3年经历的一次又一次冲击对全球经济产生了持久影响。但根据纽约联储(New York Fed)行长约翰•威廉姆斯(JohnWilliams)及其合著者凯瑟琳•霍尔斯顿(Kathryn Holston)和已故的托马斯•劳巴赫(ThomasLaubach)的说法，经济的转变可能没有我们想象的那么大。他们发现，就中期而言，没有任何证据表明新冠疫情和俄罗斯侵乌战争终结了美国、加拿大和欧元区的低通胀和低利率时代。但我不会轻易感到宽慰。</text:p>
      <text:p text:style-name="P4">
Source: <text:a xlink:type="simple" xlink:href="http://www.ftchinese.com/story/001100145" text:style-name="Internet_20_link" text:visited-style-name="Visited_20_Internet_20_Link">
http://www.ftchinese.com/story/001100145</text:a>
</text:p>
      <!--NEWS-->
      <text:h text:style-name="P10" text:outline-level="1">
<text:span text:style-name="T4">
泰国反对党在胜选后的艰难掌权之路</text:span>
</text:h>
      <text:p text:style-name="P4">
Author: 通讯社</text:p>
      <text:p text:style-name="P4">
Publisher: Al Jazeera</text:p>
      <text:p text:style-name="P4">
Published Time: 2023-07-04T01:30:34</text:p>
      <text:p text:style-name="P4">
Modified Time: 2023-07-04T01:30:34</text:p>
      <text:p text:style-name="P4">
Description: 当进步派的反对党在泰国选举中取得惊人胜利的近两个月后，泰国新一届国会得以召开，但目前仍没有明确迹象表明其领导人将能够成为该国总理，并结束该国长达9年的军事统治。</text:p>
      <text:p text:style-name="P4">
Images: ["<text:a xlink:type="simple" xlink:href="https://chinese.aljazeera.net/wp-content/uploads/2023/07/33FD38K-highres-1687246597-1688433634.jpg" text:style-name="Internet_20_link" text:visited-style-name="Visited_20_Internet_20_Link">
33FD38K-highr...</text:a>
", "<text:a xlink:type="simple" xlink:href="https://chinese.aljazeera.net/wp-content/uploads/2023/07/image-1688433855.jpg" text:style-name="Internet_20_link" text:visited-style-name="Visited_20_Internet_20_Link">
image-1688433...</text:a>
", "<text:a xlink:type="simple" xlink:href="https://chinese.aljazeera.net/wp-content/uploads/2023/07/image-1-1688433758.jpg" text:style-name="Internet_20_link" text:visited-style-name="Visited_20_Internet_20_Link">
image-1-16884...</text:a>
"]</text:p>
      <text:p text:style-name="P4">
Topics: ['政治', '新闻']</text:p>
      <text:p text:style-name="P4">
Keywords: ['政治', '新闻', '泰国']</text:p>
      <text:p text:style-name="P4">
Type: Article</text:p>
      <!--METADATA-->
      <text:p text:style-name="P4">
<draw:frame draw:style-name="fr1" draw:name="Image82" text:anchor-type="as-char" svg:width="6.9236in" svg:height="4.608995in" draw:z-index="0">
<draw:image xlink:href="../Images/Aljazeera Chinese/2023-07-04T01-30-34/33FD38K-highres-1687246597-1688433634.jpg" xlink:type="simple" xlink:show="embed" xlink:actuate="onLoad" draw:mime-type="image/jpeg"/>
</draw:frame>
泰国远进党领导人皮塔·林家伦拉（右）与为泰党领导人春拉南·斯里卡维 (法国媒体)</text:p>
      <text:p text:style-name="P4">
当进步派的反对党在泰国选举中取得惊人胜利的近两个月后，泰国新一届国会得以召开，但目前仍没有明确迹象表明其领导人将能够成为该国总理，并结束该国长达9年的军事统治。</text:p>
      <text:p text:style-name="P4">
泰国远进党在今年5月举行的选举中意外获胜，令泰国执政当局感到震惊，并认为这是对国家现状与君主制的威胁。部分参议员已经宣布反对该党领导人皮塔·林家伦拉(PitaLimjaroenrat)，而后者是一名毕业于哈佛大学的42岁企业家。</text:p>
      <text:p text:style-name="P4">
选举结果显示，远进党的进步议程引起了公众对泰国现任总理巴育·占奥差持续9年的军事统治的厌倦。巴育作为陆军司令而在2014年的政变中夺取了权力，并在2019年大选后重新出任总理。</text:p>
      <text:p text:style-name="P4">
但是远进党受到许多选民欢迎的原因，却让那些君主主义保守派人士感到震惊。</text:p>
      <text:p text:style-name="P4">
该党承诺改革许多强大的机构，包括君主政体和军队，而这些机构在巴育执政期间根据成文宪法保留了权力与影响力。</text:p>
      <text:h text:style-name="P13" text:outline-level="4">
<text:span text:style-name="T4">
政治转型？</text:span>
</text:h>
      <text:p text:style-name="P4">
来自远进党的意识形态威胁是显而易见的，然而当前的一个没有预见到的问题，却是远进党与其联盟中最大合作伙伴“为泰党”之间的紧张关系。</text:p>
      <text:p text:style-name="P4">
远进党和为泰党一直对由谁担任下议院议长一职存在争议，而新一届国会预计将在4日选出下议院议长。</text:p>
      <text:p text:style-name="P4">
威斯康星大学泰国研究学者泰瑞尔·哈伯科恩表示，“下议院议长的位置至关重要，因为它将决定议会议程，进而决定政治转型的程度。”</text:p>
      <text:p text:style-name="P4">
两党在3日的会议后宣布达成妥协。该联盟将提名来自泰国民族党（Prachachat）的资深领导人万穆哈马诺·马他(Wan Muhamad NoorMatha)担任下议院议长，而远进党和为泰党将各任命一名副议长。</text:p>
      <text:p text:style-name="P4">
皮塔表示，作出这一决定是为了加强联盟盟友之间的团结，以支持他竞选总理。皮塔需要获得376票才能得到这一职位。他目前拥有312票，因此，他还需要从敌对政党或者由军事统治任命的保守派上议院议员那里再获得64票。</text:p>
      <text:p text:style-name="P4">
<draw:frame draw:style-name="fr1" draw:name="Image83" text:anchor-type="as-char" svg:width="6.9236in" svg:height="3.892684in" draw:z-index="0">
<draw:image xlink:href="../Images/Aljazeera Chinese/2023-07-04T01-30-34/image-1688433855.jpg" xlink:type="simple" xlink:show="embed" xlink:actuate="onLoad" draw:mime-type="image/jpeg"/>
</draw:frame>
 泰国远进党与盟友就联合纲领达成一致(半岛电视台)</text:p>
      <text:h text:style-name="P13" text:outline-level="4">
<text:span text:style-name="T4">
议程制定者</text:span>
</text:h>
      <text:p text:style-name="P4">
泰国清迈大学历史学教授阿塔查克·萨塔亚努拉表示，两党之间明显的不信任，可能是皮塔竞选总理一职中面临的最大威胁。</text:p>
      <text:p text:style-name="P4">
他还指出，事关面子，为泰党领导人不能让人觉得他们向远进党伙伴作出了太多的让步。</text:p>
      <text:p text:style-name="P4">
阿塔查克指出，“为泰党的成员认为，它曾经是一个赢得了多次选举的重量级党派，它有能力成为议程制定者”，而这也使许多人坚持认为，远进党应当将下议院议长之职作为分给为泰党的一杯羹。</text:p>
      <text:p text:style-name="P4">
然而，阿塔查克还指出，如果为泰党未能表现出与远进党之间牢不可破的联系，那么它就会“削弱这个自称为民主集团的联盟的力量”，并且会让上议院的议员们及其保守派盟友“有更多的理由不选择皮塔”。</text:p>
      <text:p text:style-name="P4">
除了远进党与上议院以及为泰党之间的问题外，人们还严重担心皮塔及其政党将会受到法律挑战的阻碍——同样的命运曾导致与保守建制派发生冲突的政党垮台。</text:p>
      <text:p text:style-name="P4">
当地时间7月3日，泰国国王玛哈·哇集拉隆功在王后苏提达的陪同下出席会议，并提醒现场身着白色制服的议员们牢记自身“代表泰国人民”的使命。</text:p>
      <text:p text:style-name="P4">
国王在准备好的简短发言中强调，“国家的进步将取决于你们的智慧与忠诚”，“如果所有人都能认识到这一点，那么工作就会顺利地取得成功。”</text:p>
      <text:p text:style-name="P4">
<draw:frame draw:style-name="fr1" draw:name="Image84" text:anchor-type="as-char" svg:width="6.9236in" svg:height="3.894525in" draw:z-index="0">
<draw:image xlink:href="../Images/Aljazeera Chinese/2023-07-04T01-30-34/image-1-1688433758.jpg" xlink:type="simple" xlink:show="embed" xlink:actuate="onLoad" draw:mime-type="image/jpeg"/>
</draw:frame>
 亲民主的反对派会在泰国掌权吗？(通讯社)</text:p>
      <text:p text:style-name="P4">
Source: <text:a xlink:type="simple" xlink:href="https://chinese.aljazeera.net/news/political/2023/7/4/%e6%b3%b0%e5%9b%bd%e5%8f%8d%e5%af%b9%e5%85%9a%e5%9c%a8%e8%83%9c%e9%80%89%e5%90%8e%e7%9a%84%e8%89%b0%e9%9a%be%e6%8e%8c%e6%9d%83%e4%b9%8b%e8%b7%af" text:style-name="Internet_20_link" text:visited-style-name="Visited_20_Internet_20_Link">
https://chinese.aljazeera.net/news/political/2023/7/4/%e6%b3%b0%e5%9b%bd%e5%8f%8d%e5%af%b9%e5%85%9a%e5%9c%a8%e8%83%9c%e9%80%89%e5%90%8e%e7%9a%84%e8%89%b0%e9%9a%be%e6%8e%8c%e6%9d%83%e4%b9%8b%e8%b7%af</text:a>
</text:p>
      <!--NEWS-->
      <text:h text:style-name="P10" text:outline-level="1">
<text:span text:style-name="T4">
在阿拉伯和国际谴责中：阿拉伯紧急会议讨论对杰宁的侵略，阿巴斯呼吁保护巴勒斯坦人，美国支持以色列</text:span>
</text:h>
      <text:p text:style-name="P4">
Author: 半岛电视台＋通讯社</text:p>
      <text:p text:style-name="P4">
Publisher: Al Jazeera</text:p>
      <text:p text:style-name="P4">
Published Time: 2023-07-04T01:35:51</text:p>
      <text:p text:style-name="P4">
Modified Time: 2023-07-04T01:36:11</text:p>
      <text:p text:style-name="P4">
Description: 阿拉伯和国际社会谴责以色列对杰宁的侵略，而美国则支持特拉维夫。在此背景下，阿巴斯呼吁国际社会保护巴勒斯坦人并惩罚以色列。</text:p>
      <text:p text:style-name="P4">
Images: ["<text:a xlink:type="simple" xlink:href="https://chinese.aljazeera.net/wp-content/uploads/2023/07/1-1688434257.jpg" text:style-name="Internet_20_link" text:visited-style-name="Visited_20_Internet_20_Link">
1-1688434257.jpg</text:a>
", "<text:a xlink:type="simple" xlink:href="https://chinese.aljazeera.net/wp-content/uploads/2023/07/2-1688434262.jpg" text:style-name="Internet_20_link" text:visited-style-name="Visited_20_Internet_20_Link">
2-1688434262.jpg</text:a>
", "<text:a xlink:type="simple" xlink:href="https://chinese.aljazeera.net/wp-content/uploads/2023/07/3-1688434269.jpg" text:style-name="Internet_20_link" text:visited-style-name="Visited_20_Internet_20_Link">
3-1688434269.jpg</text:a>
", "<text:a xlink:type="simple" xlink:href="https://chinese.aljazeera.net/wp-content/uploads/2023/07/4-1688434274.jpg" text:style-name="Internet_20_link" text:visited-style-name="Visited_20_Internet_20_Link">
4-1688434274.jpg</text:a>
"]</text:p>
      <text:p text:style-name="P4">
Topics: ['中东', '军事', '巴勒斯坦问题', '政治', '新闻']</text:p>
      <text:p text:style-name="P4">
Keywords: ['中东', '军事', '巴勒斯坦问题', '政治', '新闻', '以色列', '巴勒斯坦']</text:p>
      <text:p text:style-name="P4">
Type: Article</text:p>
      <!--METADATA-->
      <text:p text:style-name="P4">
<draw:frame draw:style-name="fr1" draw:name="Image85" text:anchor-type="as-char" svg:width="6.9236in" svg:height="4.612736in" draw:z-index="0">
<draw:image xlink:href="../Images/Aljazeera Chinese/2023-07-04T01-35-51/1-1688434257.jpg" xlink:type="simple" xlink:show="embed" xlink:actuate="onLoad" draw:mime-type="image/jpeg"/>
</draw:frame>
 巴勒斯坦人参加最近以色列侵略杰宁事件中一名烈士的葬礼(盖帝图像)</text:p>
      <text:p text:style-name="P4">
阿拉伯和国际社会谴责以色列对杰宁的侵略，而美国则支持特拉维夫。在此背景下，巴勒斯坦总统马哈茂德·阿巴斯呼吁国际社会保护巴勒斯坦人并惩罚以色列，而伊斯兰抵抗运动（哈马斯）和伊斯兰圣战组织（杰哈德）威胁以色列。</text:p>
      <text:p text:style-name="P4">
国内方面，巴勒斯坦总统阿巴斯呼吁国际社会为巴勒斯坦人民提供保护并对以色列实施制裁。</text:p>
      <text:p text:style-name="P4">
他7月3日在拉马拉举行的巴勒斯坦领导人会议上讨论以色列对杰宁难民营的侵略时发表了讲话，其中他向巴勒斯坦各派总书记发出了邀请，以召开紧急会议讨论风险。</text:p>
      <text:p text:style-name="P4">
阿巴斯敦促巴勒斯坦人“坚定不移”，“团结起来，保卫土地和神圣不可侵犯”，并表示他已指示政府和安全部门“为杰宁市及其营地提供一切必要的东西，以增强公民的坚定性”。他还指出，“领导人3日晚将就以色列对杰宁的侵略做出决定。”</text:p>
      <text:p text:style-name="P4">
与此同时，巴勒斯坦领导人还决定停止与以色列的一切接触，继续停止与以色列的安全协调，并使与美国政府的关系合法化，以回应以色列对杰宁及其营地的侵略。</text:p>
      <text:p text:style-name="P4">
巴勒斯坦总统发言人纳比勒·阿布·鲁代纳表示，最近在约旦城市亚喀巴和埃及沙姆沙伊赫举行的会议期间与以色列达成的政治、安全和经济谅解“已不复存在”。</text:p>
      <text:p text:style-name="P4">
<draw:frame draw:style-name="fr1" draw:name="Image86" text:anchor-type="as-char" svg:width="6.9236in" svg:height="4.612736in" draw:z-index="0">
<draw:image xlink:href="../Images/Aljazeera Chinese/2023-07-04T01-35-51/2-1688434262.jpg" xlink:type="simple" xlink:show="embed" xlink:actuate="onLoad" draw:mime-type="image/jpeg"/>
</draw:frame>
 以色列军队袭击杰宁市及其营地 (路透)</text:p>
      <text:h text:style-name="P13" text:outline-level="4">
<text:span text:style-name="T4">
巴勒斯坦抵抗运动</text:span>
</text:h>
      <text:p text:style-name="P4">
抵抗层面，伊斯兰圣战组织秘书长齐亚德·纳哈拉表示，杰宁正在发生的事情是以色列占领军对巴勒斯坦人民进行的屠杀。抵抗运动和圣城旅将尽其职责制止这场屠杀。</text:p>
      <text:p text:style-name="P4">
该运动副秘书长穆罕默德·印地表示，以色列在杰宁的行动反映了以色列正在经历的巨大困境。他在向半岛电视台发表的声明中强调，抵抗力量是统一的，有一定的能力，有对抗的意志。他表示，在杰宁过度使用武力是以色列混乱的证据，也是内塔尼亚胡试图掩盖政治和党派问题的证据。</text:p>
      <text:p text:style-name="P4">
至于哈马斯，它则在一份声明中表示，对杰宁的侵略将会失败，本杰明·内塔尼亚胡和他的政府应对所发生的事情承担责任。它补充道，以色列的占领无法解决反对抵抗的战斗，巴勒斯坦人民将继续斗争。</text:p>
      <text:p text:style-name="P4">
该运动政治局主席伊斯梅尔·哈尼亚表示，杰宁土地上留下的鲜血将决定下一阶段各个方向的性质。并且人民和他们的抵抗运动知道如何应对这种野蛮的侵略。</text:p>
      <text:p text:style-name="P4">
同时，该运动政治局副局长萨利赫·阿鲁里（Saleh Al-Arouri）在给半岛电视台的一份声明中表示，抵抗是巴勒斯坦人捍卫其权利和尊严的唯一选择。如果杰宁难民营中的红线被越过，以色列承诺将做出你意想不到的全面反应。</text:p>
      <text:p text:style-name="P4">
以色列占领3日军周一黎明以来对杰宁市及其营地发动军事行动，造成十名巴勒斯坦人死亡，五十多人受伤，其中十人伤势严重。</text:p>
      <text:p text:style-name="P4">
<draw:frame draw:style-name="fr1" draw:name="Image87" text:anchor-type="as-char" svg:width="6.9236in" svg:height="4.612736in" draw:z-index="0">
<draw:image xlink:href="../Images/Aljazeera Chinese/2023-07-04T01-35-51/3-1688434269.jpg" xlink:type="simple" xlink:show="embed" xlink:actuate="onLoad" draw:mime-type="image/jpeg"/>
</draw:frame>
 以色列空袭杰宁居民区 (阿纳多卢通讯社)</text:p>
      <text:h text:style-name="P13" text:outline-level="4">
<text:span text:style-name="T4">
阿拉伯的谴责和阿拉伯紧急会议</text:span>
</text:h>
      <text:p text:style-name="P4">
阿拉伯层面，约旦官方王国电视台周一报道称，阿盟将于周二召开“紧急”会议，以讨论以色列对杰宁的侵略。</text:p>
      <text:p text:style-name="P4">
该电视台援引未透露姓名的消息人士的话称，根据其在官方网站上发布的内容，会议将于周二上午11:00（格林威治标准时间8:00）举行，为常驻代表级别。</text:p>
      <text:p text:style-name="P4">
同时，阿拉伯国家继续谴责以色列对杰宁的侵略。埃及外交部谴责这次袭击，并申明完全拒绝一再入侵巴勒斯坦城市，认为这是公然违反国际法规定和国际合法性。</text:p>
      <text:p text:style-name="P4">
另一方面，约旦外交部警告称，巴勒斯坦被占领土上的暴力事件仍在继续升级。它呼吁国际社会立即采取行动，制止以色列对巴勒斯坦人的袭击。</text:p>
      <text:p text:style-name="P4">
卡塔尔外交部则用最强烈的语气谴责了以色列占领区对杰宁市及其营地的一再侵略。</text:p>
      <text:p text:style-name="P4">
阿联酋也谴责以色列对杰宁的袭击，并强调“需要立即停止针对巴勒斯坦人民的反复和不断升级的行动，不要扩大暴力循环。”</text:p>
      <text:p text:style-name="P4">
黎巴嫩外交部谴责以色列对杰宁难民营的袭击。它在一份声明中认为，以色列军队正在使用战机和重型武器瞄准平民。它还呼吁国际社会承担起责任，迫使以色列停止侵略并保护平民。</text:p>
      <text:p text:style-name="P4">
另一方面，阿曼外交部对以色列多次袭击杰宁市和西岸巴勒斯坦难民营表示阿曼的谴责，并重申其“坚定支持巴勒斯坦人民的合法权利以及根据两国解决方案在1967年边界建立独立国家的立场”。</text:p>
      <text:p text:style-name="P4">
至于阿尔及利亚，它要求“立即停止”以色列对杰宁的袭击，并在一份声明中表示，色列的军事行动“公然违反了所有国际准则和法律以及最基本的人类价值观”。</text:p>
      <text:p text:style-name="P4">
<draw:frame draw:style-name="fr1" draw:name="Image88" text:anchor-type="as-char" svg:width="6.9236in" svg:height="4.612736in" draw:z-index="0">
<draw:image xlink:href="../Images/Aljazeera Chinese/2023-07-04T01-35-51/4-1688434274.jpg" xlink:type="simple" xlink:show="embed" xlink:actuate="onLoad" draw:mime-type="image/jpeg"/>
</draw:frame>
 救护车不停运送烈士和伤员，人数超过50人(阿纳多卢通讯社)</text:p>
      <text:h text:style-name="P13" text:outline-level="4">
<text:span text:style-name="T4">
国际谴责</text:span>
</text:h>
      <text:p text:style-name="P4">
国际层面，联合国秘书长副发言人法尔汉·哈克表示，以色列开展安全行动时必须避免平民伤亡和民用基础设施遭到破坏。</text:p>
      <text:p text:style-name="P4">
哈克强调，联合国希望看到住宅区的所有袭击停止，并呼吁避免对医院和民用基础设施进行任何袭击。</text:p>
      <text:p text:style-name="P4">
另一方面，联合国中东和平进程特别协调员托尔·文内斯兰表示，每个人都必须确保保护平民。他在一系列推文中补充道，目前约旦河西岸的紧张局势升级非常危险，而且是在紧张局势升级数月之后发生的。他强调，联合国正在与各方沟通，以缓解局势，确保援助抵达杰宁。</text:p>
      <text:p text:style-name="P4">
此外，土耳其外交部强烈谴责以色列军队袭击杰宁市，并对该地区目前的紧张局势可能引发新一波的暴力和袭击表示担忧。土耳其外交部再次呼吁以色列当局保持克制并停止此类行动。</text:p>
      <text:p text:style-name="P4">
至于伊朗外交部发言人纳赛尔·卡纳尼，他则表示，杰宁最近的事态发展证明，与以色列的和平与正常化既没有威慑力，也没有效果。他补充道，正如他所说，他的国家认为以色列对杰宁难民营的全面袭击是国家恐怖主义的典范。</text:p>
      <text:h text:style-name="P13" text:outline-level="4">
<text:span text:style-name="T4">
美国支持以色列</text:span>
</text:h>
      <text:p text:style-name="P4">
与阿拉伯和国际社会的谴责相反，美国的立场是支持以色列。白宫发言人3日表示，美国正在密切关注约旦河西岸局势。</text:p>
      <text:p text:style-name="P4">
发言人补充说：“我们已经看到相关报道，正在密切关注事态发展。我们支持以色列的安全及其保护其人民免受巴勒斯坦哈马斯、伊斯兰圣战组织和恐怖组织侵害的权利。”</text:p>
      <text:p text:style-name="P4">
Source: <text:a xlink:type="simple" xlink:href="https://chinese.aljazeera.net/news/political/2023/7/4/%e5%9c%a8%e9%98%bf%e6%8b%89%e4%bc%af%e5%92%8c%e5%9b%bd%e9%99%85%e8%b0%b4%e8%b4%a3%e4%b8%ad%e9%98%bf%e6%8b%89%e4%bc%af%e7%b4%a7%e6%80%a5%e4%bc%9a%e8%ae%ae%e8%ae%a8%e8%ae%ba%e5%af%b9%e6%9d%b0" text:style-name="Internet_20_link" text:visited-style-name="Visited_20_Internet_20_Link">
https://chinese.aljazeera.net/news/political/2023/7/4/%e5%9c%a8%e9%98%bf%e6%8b%89%e4%bc%af%e5%92%8c%e5%9b%bd%e9%99%85%e8%b0%b4%e8%b4%a3%e4%b8%ad%e9%98%bf%e6%8b%89%e4%bc%af%e7%b4%a7%e6%80%a5%e4%bc%9a%e8%ae%ae%e8%ae%a8%e8%ae%ba%e5%af%b9%e6%9d%b0</text:a>
</text:p>
      <!--NEWS-->
      <text:h text:style-name="P10" text:outline-level="1">
<text:span text:style-name="T4">
美国将中国列为3级旅游警示：政府任意执法 有被拘留风险</text:span>
</text:h>
      <text:p text:style-name="P4">
Author: None</text:p>
      <text:p text:style-name="P4">
Publisher: Radio Free Asia (Organization)</text:p>
      <text:p text:style-name="P4">
Published Time: 2023-07-04T01:41:20-04:00</text:p>
      <text:p text:style-name="P4">
Modified Time: 2023-07-04T01:4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4.612011in" draw:z-index="0">
<draw:image xlink:href="../Images/rfamandarin/2023-07-04T01-41-20-04-00/000000.png" xlink:type="simple" xlink:show="embed" xlink:actuate="onLoad" draw:mime-type="image/png"/>
</draw:frame>
 美国将中国列为3级旅游警示。 <text:a xlink:type="simple" xlink:href="https://www.rfa.org/mandarin/Xinwen/st2-07042023014101.html/@@images/image" text:style-name="Internet_20_link" text:visited-style-name="Visited_20_Internet_20_Link">
</text:a>
路透资料照。</text:p>
      <text:p text:style-name="P4">
中国最新通过的《对外关系法》、《反间谍法》于7月1日生效之后，美国国务院在美东时间6月30日将中国旅游警示更新为第3级“重新考虑是否前往”（Reconsidertravel）严重程度仅次于第4级的“切勿前往”（Do Not Travel），原因是存在任意执法、禁止出境、以及错误拘留的风险。</text:p>
      <text:p text:style-name="P4">
美国国务院的旅游警示公告指出，“中华人民共和国政府任意执行当地法律，包括对美国公民和其他国家公民发布禁止出境，且未根据法律执行公平和透明的程序。”</text:p>
      <text:p text:style-name="P4">
公告指出，在中国旅行或居住的美国公民可能遭拘留，无法获得美国领事服务或其他涉嫌犯罪的相关讯息。</text:p>
      <text:p text:style-name="P4">
公告内容还指出，中国当局似乎拥有广泛的自由裁量权，可以将各种文件、数据、统计数据或材料视为国家机密，并拘留和起诉涉嫌从事间谍活动的外国人。</text:p>
      <text:p text:style-name="P4">
警示也列出一系列可能被北京视为犯罪的行为，包括参加示威活动、发送批评中国政策的讯息，进行敏感领域研究等。</text:p>
      <text:p text:style-name="P4">
根据公告内容，出境禁令可用来胁迫个人参与北京政府的调查、迫使家庭成员从国外返回、促成有利中国公民的民事争端解决方案，以及“取得对外国政府的谈判筹码”。</text:p>
      <text:p text:style-name="P4">
美国国务院还另外针对香港发出第2级警示“强化注意旅游安全”（Exercise increasedcaution），原因也是基于执法疑虑等理由，澳门则是应“重新考虑是否前往”。</text:p>
      <text:p text:style-name="P4">
责编 许书婷</text:p>
      <text:p text:style-name="P4">
Source: <text:a xlink:type="simple" xlink:href="https://www.rfa.org/mandarin/Xinwen/st2-07042023014101.html" text:style-name="Internet_20_link" text:visited-style-name="Visited_20_Internet_20_Link">
https://www.rfa.org/mandarin/Xinwen/st2-07042023014101.html</text:a>
</text:p>
      <!--NEWS-->
      <text:h text:style-name="P10" text:outline-level="1">
<text:span text:style-name="T4">
李尚福會晤俄國海軍總司令 強化兩軍合作</text:span>
</text:h>
      <text:p text:style-name="P4">
Author: None (Language: zh)</text:p>
      <text:p text:style-name="P4">
Publisher: None</text:p>
      <text:p text:style-name="P4">
Time: 2023-07-04T01:46:00Z</text:p>
      <text:p text:style-name="P4">
Description: 這是自上個月瓦格納叛亂失敗以來，中俄軍方之間最高層級的會談。俄羅斯海軍總司令表示，應把兩國海軍關係「推向新的高度」。雙方還談了什麼？</text:p>
      <text:p text:style-name="P4">
Videos: []</text:p>
      <text:p text:style-name="P4">
Images: []</text:p>
      <text:p text:style-name="P4">
Subject: 时政风云</text:p>
      <text:p text:style-name="P4">
Subjects: ['俄罗斯', '乌克兰', '拜罗伊特音乐节', '普京', '俄罗斯入侵乌克兰']</text:p>
      <text:p text:style-name="P4">
Keywords: ['李尚福', '俄罗斯', '中俄关系', '中俄海军', '俄乌战争', '瓦格纳']</text:p>
      <text:p text:style-name="P4">
ID: 66106946</text:p>
      <!--METADATA-->
      <text:p text:style-name="P4">
<text:a xlink:type="simple" xlink:href="https://www.dw.com/zh/overlay/image/article/66106946/64182447" text:style-name="Internet_20_link" text:visited-style-name="Visited_20_Internet_20_Link">
 </text:a>
</text:p>
      <text:p text:style-name="P4">
圖為去年12月中國海軍船艦從舟山港啟航，準備參加中俄聯合海軍演習。</text:p>
      <text:p text:style-name="P4">
（德國之聲中文網）中國國防部長李尚福週一（7月3日）在北京會晤俄羅斯海軍總司令葉夫梅諾夫（NikolaiYevmenov），會後他表示，中國盼與俄國海軍「加強各層級溝通」，並且「常態組織聯演聯巡聯賽，拓展專業領域務實合作」。</text:p>
      <text:p text:style-name="P4">
根據中國國防部新聞稿，李尚福稱中俄兩國應「維護地區乃至世界和平穩定作出積極貢獻」；葉夫梅諾夫則說，雙方應「持續拓展兩國海軍各層級交流」，且「不斷把兩國兩軍關係推向新的高度」。</text:p>
      <text:p text:style-name="P4">
據俄國官媒塔斯社引述俄國國防部聲明，兩國海軍將特別強化在亞太地區的合作。葉夫梅諾夫訪中期間，還將與解放軍海軍司令員董軍會面，並參訪上海和青島的造船廠、海軍基地和訓練中心。</text:p>
      <text:p text:style-name="P4">
</text:p>
      <text:p text:style-name="P4">
圖為中國防長李尚福6月在新加坡香格里拉對話的論壇上演說。</text:p>
      <text:p text:style-name="P4">
李尚福與葉夫梅諾夫的會談，是上個月 <text:a xlink:type="simple" xlink:href="https://www.dw.com/zh/zh/瓦格纳叛变-如何影响中俄关系/a-66061110" text:style-name="Internet_20_link" text:visited-style-name="Visited_20_Internet_20_Link">
 俄羅斯僱傭兵集團瓦格納發動叛亂失敗後 </text:a>
 ，中俄軍方最高層級的會晤。針對瓦格納叛亂事件， <text:a xlink:type="simple" xlink:href="https://www.dw.com/zh/zh/德语媒体中俄友谊的小船习近平失算了/a-66059949" text:style-name="Internet_20_link" text:visited-style-name="Visited_20_Internet_20_Link">
 中國政府身為俄國的「友好鄰邦」</text:a>
，曾表示支持俄國「維護國家穩定，實現發展繁榮」。</text:p>
      <text:p text:style-name="P4">
自瓦格納叛亂以來， <text:a xlink:type="simple" xlink:href="https://www.dw.com/zh/zh/瓦格納叛亂-中國朝鮮支持俄國政府/a-66028449" text:style-name="Internet_20_link" text:visited-style-name="Visited_20_Internet_20_Link">
 中國外長秦剛曾在北京會見俄羅斯副外長魯登科 </text:a>
 （Andrey Rudenko），但中國國家主席習近平尚未與俄國總統普京舉行公開會談。</text:p>
      <text:h text:style-name="P12" text:outline-level="3">
<text:span text:style-name="T4">
中俄關係日益密切</text:span>
</text:h>
      <text:p text:style-name="P4">
近年來，中俄的經濟合作和外交關係持續強化。自去年俄羅斯入侵烏克蘭以來，俄國遭歐美孤立與制裁，與中國的戰略夥伴關係更形密切。中國並未公開譴責俄國的侵略，自稱為中立方，但因其與莫斯科關係密切，而招致西方批評。</text:p>
      <text:p text:style-name="P4">
5月中下旬，中國曾派遣曾任駐俄大使的 <text:a xlink:type="simple" xlink:href="https://www.dw.com/zh/zh/中国特使李辉访俄-欧盟吁中国促俄撤军/a-65741813" text:style-name="Internet_20_link" text:visited-style-name="Visited_20_Internet_20_Link">
 李輝以特使身分前往歐洲 </text:a>
 ，尋求「政治解決」俄烏戰爭的方法，但有專家認為，李輝在歐洲基本上遭到冷遇，且其出訪 <text:a xlink:type="simple" xlink:href="https://www.dw.com/zh/zh/西方压力增大-中俄关系加码/a-65753181" text:style-name="Internet_20_link" text:visited-style-name="Visited_20_Internet_20_Link">
仍未消除歐洲對中國立場的懷疑 </text:a>
 。</text:p>
      <text:p text:style-name="P4">
</text:p>
      <text:p text:style-name="P4">
2019年，時任中國駐俄羅斯大使的李輝獲俄國總統普京頒贈友誼勳章。</text:p>
      <text:p text:style-name="P4">
俄羅斯總理 <text:a xlink:type="simple" xlink:href="https://www.dw.com/zh/zh/俄总理访华-李强-愿同俄方进一步扩大经贸往来/a-65709846" text:style-name="Internet_20_link" text:visited-style-name="Visited_20_Internet_20_Link">
 米舒斯京（Mikhail Mishustin）5月出訪中國 </text:a>
，盼擴大對中國的農產品出口；當時中國外交部發言人毛寧在記者會上曾回應西方對中俄合作的疑慮，並重申中國一貫的說法：「中俄之間的合作既不針對第三方，也不受第三方干擾和脅迫。」</text:p>
      <text:p text:style-name="P4">
中俄兩國近期亦多次舉行聯合軍事演習。去年12月， <text:a xlink:type="simple" xlink:href="https://www.dw.com/zh/zh/中俄聯合軍演-莫斯科回應美國印太軍力集結/a-64193003" text:style-name="Internet_20_link" text:visited-style-name="Visited_20_Internet_20_Link">
 雙方海軍在東海軍演 </text:a>
 ；俄方表示，此合作是「對美國在該地區咄咄逼人的軍事潛力集結的自然反應」。</text:p>
      <text:p text:style-name="P4">
今年3月， <text:a xlink:type="simple" xlink:href="https://www.dw.com/zh/zh/中国俄罗斯伊朗在阿曼湾举行海上联合军演/a-64997409" text:style-name="Internet_20_link" text:visited-style-name="Visited_20_Internet_20_Link">
 中國、伊朗和俄羅斯 </text:a>
在阿曼灣舉行「安全紐帶-2023」聯合軍演；有分析認為，這顯示中國跟那些被美國及其盟友高度迴避的國家，在軍事、政治上的關係日益增長。</text:p>
      <ul>
        <li>
</li>
      </ul>
      <h5>
中俄关系变迁：从兄弟、对手到战略伙伴</h5>
      <text:h text:style-name="P12" text:outline-level="3">
<text:span text:style-name="T4">
最初的盟友</text:span>
</text:h>
      <text:p text:style-name="P4">
1949年10月1日中华人民共和国宣布成立的第二天，苏联成为第一个与中国建立外交关系的国家。年底，毛泽东赴莫斯科访问，并在苏联停留两个多月，参加了斯大林70岁生日庆生活动（图）。事后毛泽东抱怨受到斯大林的冷遇，以及签约会谈进展不顺利。1950年2月14日，毛泽东在莫斯科签署《中苏友好同盟互助条约》，中苏两国结为盟友。</text:p>
      <ul>
        <li>
</li>
      </ul>
      <h5>
中俄关系变迁：从兄弟、对手到战略伙伴</h5>
      <text:h text:style-name="P12" text:outline-level="3">
<text:span text:style-name="T4">
苏联“老大哥”</text:span>
</text:h>
      <text:p text:style-name="P4">
1950年代至1960年代初，被外界视为中苏关系的“蜜月期”，双方签署了一系列协定，苏联从贸易、高等教育、核技术、工业等一系列方面向中国提供资金、物资和人员的援助，以帮助中国建立完整的工业体系。中国政府1953年针对经济发展制定的第一个“五年计划”，就是在苏联的帮助和策划下出台的。毛泽东强调要在各方面向苏联学习，“苏联共产党就是我们最好的先生”。图为1956年出版的纪念中苏友好条约6周年的报道图册。</text:p>
      <ul>
        <li>
</li>
      </ul>
      <h5>
中俄关系变迁：从兄弟、对手到战略伙伴</h5>
      <text:h text:style-name="P12" text:outline-level="3">
<text:span text:style-name="T4">
朝鲜战争</text:span>
</text:h>
      <text:p text:style-name="P4">
1950年6月朝鲜战争爆发，中国于10月出兵参战（图为志愿军跨过冰封的鸭绿江），直接与美国主导的联合国部队对抗，中国称之为“抗美援朝”。苏联没有直接参战，但提供了大量武器装备和资金援助。1953年6月南北双方签署了板门店协议：规定朝韩以北纬38度线为界停火，这固化了朝鲜半岛的分裂格局。</text:p>
      <ul>
        <li>
</li>
      </ul>
      <h5>
中俄关系变迁：从兄弟、对手到战略伙伴</h5>
      <text:h text:style-name="P12" text:outline-level="3">
<text:span text:style-name="T4">
从反目到决裂</text:span>
</text:h>
      <text:p text:style-name="P4">
1959年9月苏联领导人赫鲁晓夫访华（图），参加中华人民共和国建国十周年活动。当时中苏领导人在政治理念上的分歧和战略利益方面的矛盾就已显现。1960年莫斯科召回援华的全部苏联专家，废除两国经济技术合作的各项协议。北京则对苏联的“修正主义”以及苏共的对外对内政策展开了长期的尖锐批评。</text:p>
      <ul>
        <li>
</li>
      </ul>
      <h5>
中俄关系变迁：从兄弟、对手到战略伙伴</h5>
      <text:h text:style-name="P12" text:outline-level="3">
<text:span text:style-name="T4">
边境冲突</text:span>
</text:h>
      <text:p text:style-name="P4">
中国和苏联是世界上拥有最长陆地边界的两个邻国。1964年中苏第一轮边界谈判失败。1969年6月3日，中、苏两国军队在界河乌苏里江的珍宝岛爆发冲突（图为珍宝岛中国守军），双方均有伤亡。同年，两国又在黑龙江八岔岛和新疆铁列克提再次发生武装冲突。9月，苏联部长会议主席柯西金取道北京，在机场与中国总理周恩来紧急会晤3小时，达成共识维持边界现状，避免武装冲突。</text:p>
      <ul>
        <li>
</li>
      </ul>
      <h5>
中俄关系变迁：从兄弟、对手到战略伙伴</h5>
      <text:h text:style-name="P12" text:outline-level="3">
<text:span text:style-name="T4">
中苏交恶</text:span>
</text:h>
      <text:p text:style-name="P4">
勃列日涅夫任苏共领导人后，中苏关系依然处于对峙势态。1966年中国文化大革命开始之后，两国间几乎停止了所有交往。1967年，红卫兵曾冲击苏联驻北京大使馆。图为1969年中苏边境冲突后，包头钢铁厂工人抗议“苏修社会帝国主义”的示威。</text:p>
      <ul>
        <li>
</li>
      </ul>
      <h5>
中俄关系变迁：从兄弟、对手到战略伙伴</h5>
      <text:h text:style-name="P12" text:outline-level="3">
<text:span text:style-name="T4">
抵制莫斯科奥运</text:span>
</text:h>
      <text:p text:style-name="P4">
进入70年代后，中国开始同美国为首的西方国家改善关系，1972年尼克松访华开启了中国向国际社会开放的大门。1980年代的苏联，则因入侵阿富汗遭到西方国家更严厉的制裁和对抗。1980年莫斯科举办奥运会，中国加入了以美国为首的西方国家的抵制阵营。</text:p>
      <ul>
        <li>
</li>
      </ul>
      <h5>
中俄关系变迁：从兄弟、对手到战略伙伴</h5>
      <text:h text:style-name="P12" text:outline-level="3">
<text:span text:style-name="T4">
关系正常化</text:span>
</text:h>
      <text:p text:style-name="P4">
在苏联末期，中苏关系有所缓和。从1982年10月至1988年6月，中苏两国政府特使就实现两国关系正常化问题进行了12轮的磋商。1989年5月，苏共中央总书记戈尔巴乔夫访问中国，同邓小平会晤。双方在北京发表了《联合公报》，标志两国关系正常化。</text:p>
      <ul>
        <li>
</li>
      </ul>
      <h5>
中俄关系变迁：从兄弟、对手到战略伙伴</h5>
      <text:h text:style-name="P12" text:outline-level="3">
<text:span text:style-name="T4">
从睦邻到战略伙伴</text:span>
</text:h>
      <text:p text:style-name="P4">
1991年苏联解体后，中国宣布承认俄罗斯为苏联的继承者。两国最高层之间开始恢复往来。1999年，《关于中俄国界线东西两段的叙述议定书》签订，遗留已久的边境划界问题基本得到解决。2001年普京上台后，俄罗斯与中国签署了《中俄睦邻友好合作条约》，确定平等信任的战略协作伙伴关系。2010年，两国确认"全面战略协作伙伴关系"。图为普京、布什和江泽民在2001年的上海亚太经合组织峰会上。</text:p>
      <ul>
        <li>
</li>
      </ul>
      <h5>
中俄关系变迁：从兄弟、对手到战略伙伴</h5>
      <text:h text:style-name="P12" text:outline-level="3">
<text:span text:style-name="T4">
共赴国际舞台</text:span>
</text:h>
      <text:p text:style-name="P4">
进入新千年后，随着经济实力的增强，北京和莫斯科都有意在国际舞台上扮演更积极的角色。“金砖国家”（BRICS）峰会、上海合作组织（2002年成立）这样的多边平台为此提供了机会。图为2016年10月在印度举行的金砖国家首脑峰会。</text:p>
      <ul>
        <li>
</li>
      </ul>
      <h5>
中俄关系变迁：从兄弟、对手到战略伙伴</h5>
      <text:h text:style-name="P12" text:outline-level="3">
<text:span text:style-name="T4">
政治强人的友谊</text:span>
</text:h>
      <text:p text:style-name="P4">
习近平和普京这两位威权专制领导人，有着相似的大国政治信念。在坚定巩固自身权力的同时，也都希望打破美国主导的现有国际秩序。2022年2月普京访问北京、出席冬奥会期间，中方强调中俄“友谊无上限、合作无止境”。图为2018年习近平在俄罗斯远东港口符拉迪沃斯托克与普京品尝鱼子酱煎饼。</text:p>
      <ul>
        <li>
</li>
      </ul>
      <h5>
中俄关系变迁：从兄弟、对手到战略伙伴</h5>
      <text:h text:style-name="P12" text:outline-level="3">
<text:span text:style-name="T4">
不是盟友，胜似盟友</text:span>
</text:h>
      <text:p text:style-name="P4">
2022年2月乌克兰战争爆发以来，俄罗斯在国际上备受制裁和孤立。但中国始终拒绝谴责俄罗斯的侵略行为，而指责美国和北约应为冲突负责，反对制裁，呼吁重视俄方的“安全关切”。同时中国大幅扩大从俄罗斯的进口，特别是能源进口。2023年3月，习近平访问莫斯科，成为乌克兰战争爆发以来首位访俄的大国元首。</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李尚福會晤俄國海軍總司令-強化兩軍合作/a-66106946" text:style-name="Internet_20_link" text:visited-style-name="Visited_20_Internet_20_Link">
https://www.dw.com/zh/李尚福會晤俄國海軍總司令-強化兩軍合作/a-66106946?maca=chi-rss-chi-all-1127-rdf</text:a>
</text:p>
      <!--NEWS-->
      <text:h text:style-name="P10" text:outline-level="1">
<text:span text:style-name="T4">
房地产市场疲软 海银控股寻新财富 (Free Version)</text:span>
</text:h>
      <text:p text:style-name="P4">
Authors: ['沈如真']</text:p>
      <text:p text:style-name="P4">
Publisher: 英国《金融时报》</text:p>
      <text:p text:style-name="P4">
Time: 2023-07-04T02:41:11+00:00</text:p>
      <text:p text:style-name="P4">
Published Time: 2023-07-03T12:00:99+08:00</text:p>
      <text:p text:style-name="P4">
Modified Time: 2023-07-03T22:41:99+08:00</text:p>
      <text:p text:style-name="P4">
Description: 这家资产管理公司正在跨出专注于为富裕投资者提供房地产相关投资的传统，进行多元化发展。</text:p>
      <text:p text:style-name="P4">
Images: ["<text:a xlink:type="simple" xlink:href="https://thumbor.ftacademy.cn/unsafe/picture/3/000132573_piclink.jpeg" text:style-name="Internet_20_link" text:visited-style-name="Visited_20_Internet_20_Link">
000132573_pic...</text:a>
"]</text:p>
      <text:p text:style-name="P4">
Themes: ['专栏', '咏竹坊', '关注']</text:p>
      <text:p text:style-name="P4">
Keywords: ['咏竹坊', '房地产', '资产管理']</text:p>
      <text:p text:style-name="P4">
Type: Article</text:p>
      <!--METADATA-->
      <text:p text:style-name="P4">
<draw:frame draw:style-name="fr1" draw:name="Image106" text:anchor-type="as-char" svg:width="6.9236in" svg:height="4.509806in" draw:z-index="0">
<draw:image xlink:href="../Images/FT Chinese Free Version/2023-07-04T02-41-11-00-00/000132573_piclink.jpeg" xlink:type="simple" xlink:show="embed" xlink:actuate="onLoad" draw:mime-type="image/jpeg"/>
</draw:frame>
</text:p>
      <text:p text:style-name="P4">
在海银控股(HYW.US)于2021年初在美国IPO之前，这家中国财富管理公司试图借助其与中国龙头房地产开发商之一中国恒大(3333.HK)的联系，来激发投资者的兴趣。当时，中国的房地产市场一派繁荣，房地产价格持续了长达二十年、每年两位数的涨幅。</text:p>
      <text:p text:style-name="P4">
“我们是中国最大的房地产财富管理产品分销商……(房地产财富管理产品)在风险承受能力相对较低的中国投资者中大受欢迎，”总部位于上海的该公司在其招股说明中吹嘘说。</text:p>
      <text:p text:style-name="P4">
Source: <text:a xlink:type="simple" xlink:href="http://www.ftchinese.com/story/001100147" text:style-name="Internet_20_link" text:visited-style-name="Visited_20_Internet_20_Link">
http://www.ftchinese.com/story/001100147</text:a>
</text:p>
      <!--NEWS-->
      <text:h text:style-name="P10" text:outline-level="1">
<text:span text:style-name="T4">
Meta重返中国面临拦路虎：扎克伯格的过往言论 (Free Version)</text:span>
</text:h>
      <text:p text:style-name="P4">
Author: Newley Purnell / Raffaele Huang</text:p>
      <text:p text:style-name="P4">
Publisher: 华尔街日报中文网</text:p>
      <text:p text:style-name="P4">
Published Time: 2023-07-04T03:15:00.000Z</text:p>
      <text:p text:style-name="P4">
Modified Time: 2023-07-04T03:15:00.000Z</text:p>
      <text:p text:style-name="P4">
Created Time: 2023-07-03T22:33:00.000Z</text:p>
      <text:p text:style-name="P4">
Description: Meta正在与腾讯谈判，寻求将Quest VR头戴式设备带到中国的巨大市场，但潜在的合作伙伴担心扎克伯格过去对中国的批评。近年来，扎克伯格曾指责中国窃取技术，加剧了北京方面对这位企业家的负面看法。</text:p>
      <text:p text:style-name="P4">
Images: []</text:p>
      <text:p text:style-name="P4">
Categories: ['科技']</text:p>
      <text:p text:style-name="P4">
Keywords: SYND,LINK:EN|WP-WSJ-0001026281</text:p>
      <text:p text:style-name="P4">
Type: Article</text:p>
      <!--METADATA-->
      <text:p text:style-name="P4">
扎克伯格(Mark Zuckerberg)在2021年底向Meta Platforms(META)负责虚拟现实(VR)头戴式设备战略的相关工作人员提出了一个问题：如果苹果公司(Apple,AAPL)可以在中国卖iPhone，特斯拉(Tesla, TSLA)可以卖汽车，为什么Meta不能在那里卖我们的设备？</text:p>
      <text:p text:style-name="P4">
Source: <text:a xlink:type="simple" xlink:href="https://cn.wsj.com/articles/%E6%89%8E%E5%85%8B%E4%BC%AF%E6%A0%BC%E9%87%8D%E8%BF%94%E4%B8%AD%E5%9B%BD%E7%9A%84%E6%8B%A6%E8%B7%AF%E8%99%8E-%E4%BB%96%E8%87%AA%E5%B7%B1%E7%9A%84%E8%A8%80%E8%AE%BA-89f0102f" text:style-name="Internet_20_link" text:visited-style-name="Visited_20_Internet_20_Link">
https://cn.wsj.com/articles/%E6%89%8E%E5%85%8B%E4%BC%AF%E6%A0%BC%E9%87%8D%E8%BF%94%E4%B8%AD%E5%9B%BD%E7%9A%84%E6%8B%A6%E8%B7%AF%E8%99%8E-%E4%BB%96%E8%87%AA%E5%B7%B1%E7%9A%84%E8%A8%80%E8%AE%BA-89f0102f</text:a>
</text:p>
      <!--NEWS-->
      <text:h text:style-name="P10" text:outline-level="1">
<text:span text:style-name="T4">
Meta计划推出对标Twitter的应用Threads (Free Version)</text:span>
</text:h>
      <text:p text:style-name="P4">
Author: Salvador Rodriguez</text:p>
      <text:p text:style-name="P4">
Publisher: 华尔街日报中文网</text:p>
      <text:p text:style-name="P4">
Published Time: 2023-07-04T04:20:00.000Z</text:p>
      <text:p text:style-name="P4">
Modified Time: 2023-07-04T04:20:00.000Z</text:p>
      <text:p text:style-name="P4">
Created Time: 2023-07-03T22:40:00.000Z</text:p>
      <text:p text:style-name="P4">
Description: Meta Platforms计划发布一款名为Threads的微博客应用，预计将于周四上线，而几天前Twitter老板马斯克刚刚宣布了新规定，将限制用户在该平台上浏览的推文数量。</text:p>
      <text:p text:style-name="P4">
Images: []</text:p>
      <text:p text:style-name="P4">
Categories: ['科技']</text:p>
      <text:p text:style-name="P4">
Keywords: SYND,LINK:EN|WP-WSJ-0001028945</text:p>
      <text:p text:style-name="P4">
Type: Article</text:p>
      <!--METADATA-->
      <text:p text:style-name="P4">
Meta Platforms (META)计划发布一款名为Threads的微博客应用，预计将于周四上线，而几天前Twitter老板马斯克(ElonMusk)刚刚宣布了新规定， <text:a xlink:type="simple" xlink:href="https://cn.wsj.com/articles/CN-TEC-20230703084150" text:style-name="Internet_20_link" text:visited-style-name="Visited_20_Internet_20_Link">
 将限制用户在该平台上浏览的推文数量 </text:a>
 。</text:p>
      <text:p text:style-name="P4">
Source: <text:a xlink:type="simple" xlink:href="https://cn.wsj.com/articles/meta%E8%AE%A1%E5%88%92%E6%8E%A8%E5%87%BA%E5%AF%B9%E6%A0%87twitter%E7%9A%84%E5%BA%94%E7%94%A8threads-720d53cb" text:style-name="Internet_20_link" text:visited-style-name="Visited_20_Internet_20_Link">
https://cn.wsj.com/articles/meta%E8%AE%A1%E5%88%92%E6%8E%A8%E5%87%BA%E5%AF%B9%E6%A0%87twitter%E7%9A%84%E5%BA%94%E7%94%A8threads-720d53cb</text:a>
</text:p>
      <!--NEWS-->
      <text:h text:style-name="P10" text:outline-level="1">
<text:span text:style-name="T4">
中国对芯片制造材料实施出口管制 (Free Version)</text:span>
</text:h>
      <text:p text:style-name="P4">
Authors: ['蒂姆•布拉德肖']</text:p>
      <text:p text:style-name="P4">
Publisher: 英国《金融时报》</text:p>
      <text:p text:style-name="P4">
Time: 2023-07-04T04:22:05+00:00</text:p>
      <text:p text:style-name="P4">
Published Time: 2023-07-03T12:00:99+08:00</text:p>
      <text:p text:style-name="P4">
Modified Time: 2023-07-04T00:21:99+08:00</text:p>
      <text:p text:style-name="P4">
Description: “为维护国家安全和利益”，中国将对镓、锗实施出口管制，以此反击美国、荷兰和日本的半导体管制措施。</text:p>
      <text:p text:style-name="P4">
Images: ["<text:a xlink:type="simple" xlink:href="https://thumbor.ftacademy.cn/unsafe/picture/3/000186363_piclink.jpg" text:style-name="Internet_20_link" text:visited-style-name="Visited_20_Internet_20_Link">
000186363_pic...</text:a>
"]</text:p>
      <text:p text:style-name="P4">
Themes: ['半导体', '关注']</text:p>
      <text:p text:style-name="P4">
Keywords: ['半导体', '芯片', '金属', '镓', '锗', '出口管制', '技术封锁', '贸易']</text:p>
      <text:p text:style-name="P4">
Type: Article</text:p>
      <!--METADATA-->
      <text:p text:style-name="P4">
<draw:frame draw:style-name="fr1" draw:name="Image107" text:anchor-type="as-char" svg:width="6.9236in" svg:height="3.894525in" draw:z-index="0">
<draw:image xlink:href="../Images/FT Chinese Free Version/2023-07-04T04-22-05-00-00/000186363_piclink.jpg" xlink:type="simple" xlink:show="embed" xlink:actuate="onLoad" draw:mime-type="image/jpeg"/>
</draw:frame>
</text:p>
      <text:p text:style-name="P4">
随着中美两个超级大国之间的地缘政治斗争愈演愈烈，中国决定对两种用在芯片制造和通信设备的金属限制出口，以此反击美国主导的半导体出口管制。</text:p>
      <text:p text:style-name="P4">
中国商务部、海关总署周一联合宣布，“为维护国家安全和利益”，将对镓、锗实施出口管制。从8月起，出口企业须向商务部申请，获得许可后才能出口相关材料。</text:p>
      <text:p text:style-name="P4">
Source: <text:a xlink:type="simple" xlink:href="http://www.ftchinese.com/story/001100148" text:style-name="Internet_20_link" text:visited-style-name="Visited_20_Internet_20_Link">
http://www.ftchinese.com/story/001100148</text:a>
</text:p>
      <!--NEWS-->
      <text:h text:style-name="P10" text:outline-level="1">
<text:span text:style-name="T4">
“八点健闻”据报被封   曾入选中国应用新闻传播</text:span>
</text:h>
      <text:p text:style-name="P4">
Author: None</text:p>
      <text:p text:style-name="P4">
Publisher: Radio Free Asia (Organization)</text:p>
      <text:p text:style-name="P4">
Published Time: 2023-07-04T04:24:00-04:00</text:p>
      <text:p text:style-name="P4">
Modified Time: 2023-07-04T12:40:35-04:00</text:p>
      <text:p text:style-name="P4">
Description: None</text:p>
      <text:p text:style-name="P4">
Videos: []</text:p>
      <text:p text:style-name="P4">
Audios: ["<text:a xlink:type="simple" xlink:href="https://www.rfa.org/mandarin/yataibaodao/meiti/gt1-070420230409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4.064823in" draw:z-index="0">
<draw:image xlink:href="../Images/rfamandarin/2023-07-04T04-24-00-04-00/000000.png" xlink:type="simple" xlink:show="embed" xlink:actuate="onLoad" draw:mime-type="image/png"/>
</draw:frame>
 7月3日“八点健闻”微信公众号被封。 <text:a xlink:type="simple" xlink:href="https://www.rfa.org/mandarin/yataibaodao/meiti/gt1-07042023040940.html/@@images/image" text:style-name="Internet_20_link" text:visited-style-name="Visited_20_Internet_20_Link">
</text:a>
“八点健闻”微信公众号画面截图  <text:a xlink:type="simple" xlink:href="https://www.rfa.org/mandarin/yataibaodao/meiti/gt1-07042023040940.html/@@stream" text:style-name="Internet_20_link" text:visited-style-name="Visited_20_Internet_20_Link">
Audio-1-Link：https://www.rfa.org/mandarin/yataibaodao/meiti/gt1-07042023040940.html/@@stream</text:a>
</text:p>
      <text:p text:style-name="P4">
中国当局针对互联网的信息管控持续升级。专注报道医疗行业动态的智库型媒体“八点健闻”据报日前被封，封号下方的留言仅显示“违反《互联网用户公众账号信息服务管理规定》”，而培训记者的微信公众号“传媒特训营”也同时被封。</text:p>
      <ul>
        <li>
<text:span text:style-name="T4">
<text:a xlink:type="simple" xlink:href="https://www.rfa.org/mandarin/yataibaodao/meiti/hcm1-06272023073423.html" text:style-name="Internet_20_link" text:visited-style-name="Visited_20_Internet_20_Link">
 中国知名财经作家吴晓波再次被微博禁言 </text:a>
 </text:span>
  * <text:a xlink:type="simple" xlink:href="https://www.rfa.org/mandarin/Xinwen/9-04302023173302.html" text:style-name="Internet_20_link" text:visited-style-name="Visited_20_Internet_20_Link">
 <text:span text:style-name="T4">
中国网信办约谈百度、新浪 4000余家网站被关闭</text:span>
 </text:a>
</li>
      </ul>
      <text:p text:style-name="P4">
据中国独立作家，时评人卫子游（“为自由”的谐音）在微信公众号“鸡蛋bot”发文：7月3日，“八点健闻”微信公众号多个矩阵号被封，理由为“接相关投诉，违反《互联网用户公众账号信息服务管理规定》。”当日，一位内部知情人士告诉笔者，“八点健闻”此次被封号的范围涉及全网各个平台。对于封号原因，其表示尚不知情，“我们也在等结果”。</text:p>
      <text:p text:style-name="P4">
郑州一位不愿透露姓名的公益人士张先生周二（4日）告诉本台，“八点健闻”聚焦医疗领域，因对疫情防控等医疗有关信息高度关注，可能得罪了利益集团。他说：“特别是疫情过后，老百姓越来越重视医疗，老百姓对这方面非常紧张。它报道的对医疗保障设计到将来的退休，大家对这些方面的变化很紧张。原来我也不紧张，现在开始紧张了。”</text:p>
      <text:p text:style-name="P4">
有舆论认为，该媒体被封与报道新冠疫情、关注医保改革的一系列报道或分析文章有关。但截至目前，本台尚无法独立核实上述消息。</text:p>
      <text:p text:style-name="P4">
据报，“八点健闻”是一家专注于医疗健康产业的智库型媒体，为用户提供高品质的产业新闻与政策报道。在新冠疫情期间，“八点健闻”曾发表了一系列科普文章。</text:p>
      <text:p text:style-name="P4">
 左图：7月3日“八点健闻”微信公众号被封。左二~右图：网民对“八点健闻”帐号被封感到不解。（网页截图/古亭提供）  <text:a xlink:type="simple" xlink:href="https://www.rfa.org/mandarin/yataibaodao/meiti/gt1-07042023040940.html/m0704-gt1p12.jpg" text:style-name="Internet_20_link" text:visited-style-name="Visited_20_Internet_20_Link">
</text:a>
</text:p>
      <text:p text:style-name="P4">
<text:span text:style-name="T4">
“八点健闻”关注医疗领域 启发民众</text:span>
</text:p>
      <text:p text:style-name="P4">
长期关注“八点健闻”内容的武汉网民邹先生告诉本台，该媒体刊发的消息和分析文章受到民众关注，尤其对中国医疗行业和医保政策的解读等一系列文章带给人们启发。不久前发生在武汉的“白发运动”，居民抗议不合理的医保政策，最终以胜利告终，当局不得不做出某种程度上的妥协。</text:p>
      <text:p text:style-name="P4">
他说：“现在医保门槛费取消了，原来看病700元和500元的门槛费取消了，看病报销比例分别增加了4%、5%和6%。但原来每月给的260.93元的药费，有的按国企退休的，返还原来是60多元，现在83元；自己支付的医保交到灵活就业窗口，退休人员给60多元，而原来统一给260.93元。”</text:p>
      <text:p text:style-name="P4">
公司核查系统“天眼查”显示，“八点健闻”的母公司系“上海健闻信息咨询有限公司”，该公司成立于2018年，注册资本为312.5万元。</text:p>
      <text:p text:style-name="P4">
2020年以来，“八点健闻”在医疗报道领域颇受赞誉。资料显示，“八点健闻”由医疗报道领域的前资深媒体人创立，自2019年1月8日微信公众号上线以来，已覆盖微信、微博、今日头条、腾讯新闻、百度百家等多家主流平台。有媒体人士称其为“中文世界最厉害的医疗媒体”。</text:p>
      <text:p text:style-name="P4">
<text:span text:style-name="T4">
曾入选应用新闻传播十大创新案例</text:span>
</text:p>
      <text:p text:style-name="P4">
2022年10月，“八点健闻”入选“中国应用新闻传播十大创新案例”。记者发现，与其一起入选的还有“浙江宣传”公众号、中央广播电视总台央视频道冬奥会报道、中央广播电视总台“中国之声”等。</text:p>
      <text:p text:style-name="P4">
与此同时，培训媒体记者的“传媒特训营”微信公众号也被封闭。当局的封锁理由和前者相同，即违反《互联网用户公众账号信息服务管理规定》。记者翻查资料发现，该账户关注社会热点事件，探讨新闻写作和报道，以及披露业内信息等。</text:p>
      <text:p text:style-name="P4">
记者：古亭 责编：陈美华 许书婷 何平 网编：瑞哲</text:p>
      <text:p text:style-name="P4">
Source: <text:a xlink:type="simple" xlink:href="https://www.rfa.org/mandarin/yataibaodao/meiti/gt1-07042023040940.html" text:style-name="Internet_20_link" text:visited-style-name="Visited_20_Internet_20_Link">
https://www.rfa.org/mandarin/yataibaodao/meiti/gt1-07042023040940.html</text:a>
</text:p>
      <!--NEWS-->
      <text:h text:style-name="P10" text:outline-level="1">
<text:span text:style-name="T4">
“富人平权行动”：哈佛因招生优待校友子女面临申诉</text:span>
</text:h>
      <text:p text:style-name="P4">
Creator: STEPHANIE SAUL</text:p>
      <text:p text:style-name="P4">
Publisher: https://www.facebook.com/nytimeschinese</text:p>
      <text:p text:style-name="P4">
Published Time: 2023-07-04T04:24:24+08:00</text:p>
      <text:p text:style-name="P4">
Description: 在最高法院推翻包含种族考量的教育平权行动后，一个法律活动团体提出新的申诉，称哈佛在招生时为校友或捐赠者子女提供优待的做法涉嫌歧视，要求联邦政府终止这种做法。 Kayana Szymczak for The New York Times 周六，哈佛学生和支持者在哈佛广场游行，反对最高法院反对平权行动的裁决。</text:p>
      <text:p text:style-name="P4">
Images: ["<text:a xlink:type="simple" xlink:href="https://static01.nyt.com/images/2023/07/03/multimedia/03nat-aa-legacy-zhcj/03nat-aa-legacy-zhcj-master1050.jpg" text:style-name="Internet_20_link" text:visited-style-name="Visited_20_Internet_20_Link">
03nat-aa-lega...</text:a>
"]</text:p>
      <text:p text:style-name="P4">
Category: 美国</text:p>
      <text:p text:style-name="P4">
Type: Article</text:p>
      <!--METADATA-->
      <text:p text:style-name="P4">
<draw:frame draw:style-name="fr1" draw:name="Image112" text:anchor-type="as-char" svg:width="6.9236in" svg:height="4.615733in" draw:z-index="0">
<draw:image xlink:href="../Images/cnnytimes/2023-07-04T04-24-24-08-00/03nat-aa-legacy-zhcj-master1050.jpg" xlink:type="simple" xlink:show="embed" xlink:actuate="onLoad" draw:mime-type="image/jpeg"/>
</draw:frame>
</text:p>
      <text:p text:style-name="P4">
哈佛大学给予校友子女或捐赠者亲属方的特殊录取待遇一直以来都被称为富人的平权行动。在周一提交的申诉中，一家法律活动团体要求联邦政府叫停这种做法，并指出，在上周最高法院严格限制了基于种族考虑的招生之后，实现教育公平成了更加迫切的问题。</text:p>
      <text:p text:style-name="P4">
波士顿地区的三个团体要求教育部重新检讨哈佛大学的录取行为，称该大学的招生政策歧视黑人、西语裔和亚裔申请者，而青睐那些有校友或捐赠者关系、资质更差的白人申请者。</text:p>
      <text:p text:style-name="P4">
“为什么我们要把先辈积累的特权和优势当做给孩子的奖励？”负责代理此案的“民权律师”(Lawyers for CivilRights)执行董事伊万·埃斯皮诺萨·马德里加尔质问道。“家族姓氏和银行账户里的金额并非成绩的衡量标准，也不应影响大学录取的结果。”</text:p>
      <text:p text:style-name="P4">
就在自由派团体发起申诉前不久，保守派组织“学生公平录取”(Students for Fair Admissions) <text:a xlink:type="simple" xlink:href="https://www.nytimes.com/2023/06/29/us/politics/supreme-court-admissions-affirmative-action-harvard-unc.html" text:style-name="Internet_20_link" text:visited-style-name="Visited_20_Internet_20_Link">
 在最高法院赢得了诉讼</text:a>
。此案给哈佛大学等名校带来了更大的压力，要求它们取消对校友和捐赠者子女的优待。</text:p>
      <text:p text:style-name="P4">
广告</text:p>
      <text:p text:style-name="P4">
负责审查该申诉的教育部民权事务办公室可能将会开展调查。拜登总统在最高法院下达裁决后的一份声明中表示，他将要求教育部检讨“继承录取等做法，以及扩大了特权而非机会的其他招生制度”。</text:p>
      <text:p text:style-name="P4">
哈佛大学发言人妮可·鲁拉表示，校方不会对该申诉置评，但她重申了上周声明的内容：“正如我们所说，在未来数周到数月时间里，本校将依据法院新判例来决定如何维护我们的基本价值观。”</text:p>
      <text:p text:style-name="P4">
一些大学辩称，此类招生有助于建立校园社区文化，鼓励捐款，而这些捐款可以用于学费补助。</text:p>
      <text:p text:style-name="P4">
皮尤研究中心去年发布的一项民意调查发现，越来越多的公众（占75%）认为，大学招生中的继承偏好不应成为一个录取因素。</text:p>
      <text:p text:style-name="P4">
而在最近，各个政治派别中要求取消继承和捐赠录取偏好的呼声都越来越多。</text:p>
      <text:p text:style-name="P4">
纽约州民主党众议员亚历山德里娅·奥卡西奥—科尔特斯在Twitter上表示，如果最高法院“对其荒谬的‘种族色盲’主张是认真的，那他们就应该废除继承式录取，也就是属于特权阶层的平权行动”。</text:p>
      <text:p text:style-name="P4">
南卡罗来纳州共和党参议员、总统候选人蒂姆·斯科特在福克斯新闻节目《福克纳聚焦》(The FaulknerFocus)上表示，“哈佛大学让招生更平等的办法之一，就是取消优待受庇荫子女的继承招生项目。”</text:p>
      <text:p text:style-name="P4">
杜克大学的经济学家彼得·阿尔西迪亚科诺在分析哈佛大学的招生数据后 <text:a xlink:type="simple" xlink:href="http://public.econ.duke.edu/~psarcidi/legacyathlete.pdf" text:style-name="Internet_20_link" text:visited-style-name="Visited_20_Internet_20_Link">
 发现</text:a>
，典型的白人继承申请者的录取机会比典型的白人无继承申请者高出五倍。</text:p>
      <text:p text:style-name="P4">
广告</text:p>
      <text:p text:style-name="P4">
即便如此，该研究指出，取消继承录取也不能抵消哈佛大学取消考虑种族因素的招生后给多样性造成的破坏。</text:p>
      <text:p text:style-name="P4">
最高法院一些法官在取消考虑种族因素招生的裁决中也批判了继承式录取。在与法庭多数意见一致的意见书中，大法官尼尔·戈萨奇针对捐赠者和校友子女受到的优待表示：“对于那些无法展示父母的成功或校友会活动经历的申请者来说，这些规定没有任何助益。虽然这表面上看起来也是种族中立，但这种偏好无疑对白人和富有申请者最为有利。”</text:p>
      <text:p text:style-name="P4">
大法官索尼娅·索托马约尔在反对意见中提到了继承式录取，她认为保持以种族为基础的优先录取政策是公平的，因为当下的现实是招生中的大部分问题都“不利于代表性不足的少数族裔”。</text:p>
      <text:p text:style-name="P4">
虽然科罗拉多州在2021年通过了禁止公立大学继承式录取的法律，但国会和其他多个州的立法都没能取得进展。</text:p>
      <text:p text:style-name="P4">
去年纽约州提出的法案遭到了该州私立学校组织“独立学院及大学委员会”的反对，该委员会包括哥伦比亚大学、康奈尔大学和科尔盖特大学等名校。</text:p>
      <text:p text:style-name="P4">
康涅狄格州议会去年就这个问题举行了听证会，耶鲁大学是公开反对的私立学校之一。耶鲁大学本科招生负责人耶利米·昆兰在 <text:a xlink:type="simple" xlink:href="https://www.cga.ct.gov/2022/HEDdata/Tmy/2022HB-05034-R000217-Quinlan,%20Jeremiah,%20Dean%20of%20Admissions-Yale%20University-TMY.PDF" text:style-name="Internet_20_link" text:visited-style-name="Visited_20_Internet_20_Link">
 书面证词</text:a>
 中表示，拟议的禁令属于政府对大学事务的干涉。</text:p>
      <text:p text:style-name="P4">
广告</text:p>
      <text:p text:style-name="P4">
一些私立名校在取消继承式录取方面的进展尤其缓慢，麻省理工学院、约翰斯·霍普金斯大学和阿默斯特学院是少数几所不采用这种录取办法的精英学府。</text:p>
      <text:p text:style-name="P4">
上个月，阿默斯特学院在一份介绍秋季新生——这是该学院取消继承式录取偏好后招收的首届学生——的新闻稿中表示，这届秋季新生的家族初代学生数量创造了历史，占比达19%，而有继承背景的学生占比下降至6%，此前这一比例为11%。</text:p>
      <text:p text:style-name="P4">
向教育部申诉的三家组织分别是奇卡计划(Chica Project)、新英格兰非裔社区经济发展(African Community EconomicDevelopment of New England)以及大波士顿拉丁裔网络(Greater Boston Latino Network)。</text:p>
      <text:p text:style-name="P4">
Source: <text:a xlink:type="simple" xlink:href="https://cn.nytimes.com/usa/20230704/harvard-alumni-children-affirmative-action/" text:style-name="Internet_20_link" text:visited-style-name="Visited_20_Internet_20_Link">
https://cn.nytimes.com/usa/20230704/harvard-alumni-children-affirmative-action/</text:a>
</text:p>
      <!--NEWS-->
      <text:h text:style-name="P10" text:outline-level="1">
<text:span text:style-name="T4">
特斯拉蓄势要与传统汽车厂商正面对决 (Free Version)</text:span>
</text:h>
      <text:p text:style-name="P4">
Author: Stephen Wilmot</text:p>
      <text:p text:style-name="P4">
Publisher: 华尔街日报中文网</text:p>
      <text:p text:style-name="P4">
Published Time: 2023-07-04T04:30:00.000Z</text:p>
      <text:p text:style-name="P4">
Modified Time: 2023-07-04T04:30:00.000Z</text:p>
      <text:p text:style-name="P4">
Created Time: 2023-07-04T03:19:00.000Z</text:p>
      <text:p text:style-name="P4">
Description: 在传统汽车制造商保持盈利的同时，特斯拉正在利用降价来积极扩张，但这两者终有一天会展开正面交锋。</text:p>
      <text:p text:style-name="P4">
Images: []</text:p>
      <text:p text:style-name="P4">
Categories: ['金融市场', '股闻天下']</text:p>
      <text:p text:style-name="P4">
Keywords: SYND,LINK:EN|WP-WSJ-0001027561</text:p>
      <text:p text:style-name="P4">
Type: Article</text:p>
      <!--METADATA-->
      <text:p text:style-name="P4">
在美国，传统汽车制造商总体上仍尽量避免与特斯拉(Tesla Inc., TSLA)正面竞争，但它们恐怕躲不过去，这一冲击的到来只是时间问题。</text:p>
      <text:p text:style-name="P4">
Source: <text:a xlink:type="simple" xlink:href="https://cn.wsj.com/articles/%E7%89%B9%E6%96%AF%E6%8B%89%E8%93%84%E5%8A%BF%E8%A6%81%E4%B8%8E%E4%BC%A0%E7%BB%9F%E6%B1%BD%E8%BD%A6%E5%8E%82%E5%95%86%E6%AD%A3%E9%9D%A2%E5%AF%B9%E5%86%B3-4bd6ac55" text:style-name="Internet_20_link" text:visited-style-name="Visited_20_Internet_20_Link">
https://cn.wsj.com/articles/%E7%89%B9%E6%96%AF%E6%8B%89%E8%93%84%E5%8A%BF%E8%A6%81%E4%B8%8E%E4%BC%A0%E7%BB%9F%E6%B1%BD%E8%BD%A6%E5%8E%82%E5%95%86%E6%AD%A3%E9%9D%A2%E5%AF%B9%E5%86%B3-4bd6ac55</text:a>
</text:p>
      <!--NEWS-->
      <text:h text:style-name="P10" text:outline-level="1">
<text:span text:style-name="T4">
特朗普的幽灵正在欧洲徘徊 (Free Version)</text:span>
</text:h>
      <text:p text:style-name="P4">
Authors: ['吉迪恩•拉赫曼']</text:p>
      <text:p text:style-name="P4">
Publisher: 英国《金融时报》</text:p>
      <text:p text:style-name="P4">
Time: 2023-07-04T04:37:15+00:00</text:p>
      <text:p text:style-name="P4">
Published Time: 2023-07-03T12:00:99+08:00</text:p>
      <text:p text:style-name="P4">
Modified Time: 2023-07-03T20:04:99+08:00</text:p>
      <text:p text:style-name="P4">
Description: 拉赫曼：知道特朗普可能在2024年再度当选总统与知道该怎么做不是一回事，尤其是因为他的第二个总统任期可能会更加激进，更加不可预测。</text:p>
      <text:p text:style-name="P4">
Images: []</text:p>
      <text:p text:style-name="P4">
Themes: ['观点', '美国政治与政策', '关注']</text:p>
      <text:p text:style-name="P4">
Keywords: ['美国政治与政策', '特朗普', '地缘政治', '美国外交政策', '拜登']</text:p>
      <text:p text:style-name="P4">
Type: Article</text:p>
      <!--METADATA-->
      <text:p text:style-name="P4">
一个幽灵正在欧洲徘徊。唐纳德•特朗普(Donald Trump)的幽灵。</text:p>
      <text:p text:style-name="P4">
许多欧洲决策者承认，2016年特朗普当选美国总统让他们措手不及。他们决心不再犯同样的错误。</text:p>
      <text:p text:style-name="P4">
Source: <text:a xlink:type="simple" xlink:href="http://www.ftchinese.com/story/001100144" text:style-name="Internet_20_link" text:visited-style-name="Visited_20_Internet_20_Link">
http://www.ftchinese.com/story/001100144</text:a>
</text:p>
      <!--NEWS-->
      <text:h text:style-name="P10" text:outline-level="1">
<text:span text:style-name="T4">
投资大佬格兰瑟姆警告AI热不会阻止美股泡沫破裂 (Free Version)</text:span>
</text:h>
      <text:p text:style-name="P4">
Author: Eric Wallerstein</text:p>
      <text:p text:style-name="P4">
Publisher: 华尔街日报中文网</text:p>
      <text:p text:style-name="P4">
Published Time: 2023-07-04T04:40:00.000Z</text:p>
      <text:p text:style-name="P4">
Modified Time: 2023-07-04T04:40:00.000Z</text:p>
      <text:p text:style-name="P4">
Created Time: 2023-07-03T07:05:00.000Z</text:p>
      <text:p text:style-name="P4">
Description: 投资大佬格兰瑟姆与人创立的投资管理机构GMO大举押注于深度价值股和商业房地产抵押贷款债券。</text:p>
      <text:p text:style-name="P4">
Images: []</text:p>
      <text:p text:style-name="P4">
Categories: ['金融市场']</text:p>
      <text:p text:style-name="P4">
Keywords: SYND,LINK:EN|WP-WSJ-0001019787</text:p>
      <text:p text:style-name="P4">
Type: Article</text:p>
      <!--METADATA-->
      <text:p text:style-name="P4">
2022年的美股熊市似乎应验了投资大佬格兰瑟姆(Jeremy Grantham)很早以前就预言的股市溃败。但美股今年以来的涨势让他的胜利戛然而止。</text:p>
      <text:p text:style-name="P4">
Source: <text:a xlink:type="simple" xlink:href="https://cn.wsj.com/articles/%E6%8A%95%E8%B5%84%E5%A4%A7%E4%BD%AC%E6%A0%BC%E5%85%B0%E7%91%9F%E5%A7%86%E8%AD%A6%E5%91%8Aai%E7%83%AD%E4%B8%8D%E4%BC%9A%E9%98%BB%E6%AD%A2%E7%BE%8E%E8%82%A1%E6%B3%A1%E6%B2%AB%E7%A0%B4%E8%A3%82-6601ee3e" text:style-name="Internet_20_link" text:visited-style-name="Visited_20_Internet_20_Link">
https://cn.wsj.com/articles/%E6%8A%95%E8%B5%84%E5%A4%A7%E4%BD%AC%E6%A0%BC%E5%85%B0%E7%91%9F%E5%A7%86%E8%AD%A6%E5%91%8Aai%E7%83%AD%E4%B8%8D%E4%BC%9A%E9%98%BB%E6%AD%A2%E7%BE%8E%E8%82%A1%E6%B3%A1%E6%B2%AB%E7%A0%B4%E8%A3%82-6601ee3e</text:a>
</text:p>
      <!--NEWS-->
      <text:h text:style-name="P10" text:outline-level="1">
<text:span text:style-name="T4">
Lex专栏：印度股指期货回流本土的意义 (Free Version)</text:span>
</text:h>
      <text:p text:style-name="P4">
Authors: ['Lex专栏']</text:p>
      <text:p text:style-name="P4">
Publisher: 英国《金融时报》</text:p>
      <text:p text:style-name="P4">
Time: 2023-07-04T04:45:49+00:00</text:p>
      <text:p text:style-name="P4">
Published Time: 2023-07-03T12:00:99+08:00</text:p>
      <text:p text:style-name="P4">
Modified Time: 2023-07-03T21:43:99+08:00</text:p>
      <text:p text:style-name="P4">
Description: 印度必须付出努力，才有望赢得与新加坡或香港同等的金融中心的声誉。让其主要股指的衍生品合约回流提供了一些可以企及的目标。</text:p>
      <text:p text:style-name="P4">
Images: ["<text:a xlink:type="simple" xlink:href="https://thumbor.ftacademy.cn/unsafe/picture/3/000186353_piclink.jpeg" text:style-name="Internet_20_link" text:visited-style-name="Visited_20_Internet_20_Link">
000186353_pic...</text:a>
"]</text:p>
      <text:p text:style-name="P4">
Themes: ['印度', '关注']</text:p>
      <text:p text:style-name="P4">
Keywords: ['印度', '亚洲经济', '亚太公司', '新兴市场', '莫迪', '富时100', '高端专享']</text:p>
      <text:p text:style-name="P4">
Type: Article</text:p>
      <!--METADATA-->
      <text:p text:style-name="P4">
<draw:frame draw:style-name="fr1" draw:name="Image113" text:anchor-type="as-char" svg:width="6.9236in" svg:height="4.624748in" draw:z-index="0">
<draw:image xlink:href="../Images/FT Chinese Free Version/2023-07-04T04-45-49-00-00/000186353_piclink.jpeg" xlink:type="simple" xlink:show="embed" xlink:actuate="onLoad" draw:mime-type="image/jpeg"/>
</draw:frame>
</text:p>
      <text:p text:style-name="P4">
亚洲最大交易之一在周一进行，尽管没有真正的资金易手。价值约75亿美元的股票衍生品未平仓合约（衡量投资敞口的指标）从新加坡转移到印度。这标志着印度的努力达到一个里程碑，其目的是与新加坡和迪拜竞争亚洲金融中心的地位。</text:p>
      <text:p text:style-name="P4">
新交所Nifty (SGX Nifty)——印度主要股指的热门期货系列——已更名为Gift Nifty。新名称意在推介印度古吉拉特邦国际金融科技城(GiftCity)，这是印度政府希望在纳伦德拉•莫迪(NarendraModi)总理的家乡古吉拉特邦开发的金融中心。总部位于孟买的印度国家证券交易所(NSE)已在那里设立了衍生品分支机构。</text:p>
      <text:p text:style-name="P4">
Source: <text:a xlink:type="simple" xlink:href="http://www.ftchinese.com/story/001100146" text:style-name="Internet_20_link" text:visited-style-name="Visited_20_Internet_20_Link">
http://www.ftchinese.com/story/001100146</text:a>
</text:p>
      <!--NEWS-->
      <text:h text:style-name="P10" text:outline-level="1">
<text:span text:style-name="T4">
反制美荷晶片圍堵？中國限制半導體金屬出口</text:span>
</text:h>
      <text:p text:style-name="P4">
Author: None (Language: zh)</text:p>
      <text:p text:style-name="P4">
Publisher: None</text:p>
      <text:p text:style-name="P4">
Time: 2023-07-04T05:30:00Z</text:p>
      <text:p text:style-name="P4">
Description: 中美晶片戰不斷升級，中國宣布將限制鎵、鍺的出口。這兩種金屬是製造半導體的重要材料。德国联邦经济部长哈贝克周二表示，如果中国进一步扩大对稀有金属出口的限制，例如扩大到锂，德国将遇到“大麻烦”。</text:p>
      <text:p text:style-name="P4">
Videos: []</text:p>
      <text:p text:style-name="P4">
Images: []</text:p>
      <text:p text:style-name="P4">
Subject: 时政风云</text:p>
      <text:p text:style-name="P4">
Subjects: ['南希·佩洛西', '专题报道：习近平访美', '稀土元素']</text:p>
      <text:p text:style-name="P4">
Keywords: ['稀土', '半导体', '芯片', '晶圆', '出口管制', '中美关系']</text:p>
      <text:p text:style-name="P4">
ID: 66107196</text:p>
      <!--METADATA-->
      <text:p text:style-name="P4">
<text:a xlink:type="simple" xlink:href="https://www.dw.com/zh/overlay/image/article/66107196/56813466" text:style-name="Internet_20_link" text:visited-style-name="Visited_20_Internet_20_Link">
 </text:a>
</text:p>
      <text:p text:style-name="P4">
金屬「鎵」可替代部分特殊用途中的傳統矽晶圓，或製成軍事和通信設備中的零組件（資料照）。</text:p>
      <text:p text:style-name="P4">
（德國之聲中文網）中國商務部和海關總署週一（7月3日）在一份聲明中表示，為了「維護國家安全和利益」，自8月1日起，將對鎵、鍺相關物項實施出口管制限制。此後，出口商若要對外出口相關商品，須向該部申請許可證，並報告海外買家的詳細資訊。</text:p>
      <text:p text:style-name="P4">
這兩種金屬可替代部分特殊用途中的傳統矽晶圓，或製成軍事和通信設備中的零組件。中國此舉因而被解讀為對 <text:a xlink:type="simple" xlink:href="https://www.dw.com/zh/zh/美国对华芯片政策再收紧-特供之路恐走到头/a-66053763" text:style-name="Internet_20_link" text:visited-style-name="Visited_20_Internet_20_Link">
 西方世界半導體限制</text:a>
 的回擊。</text:p>
      <text:p text:style-name="P4">
幾天前， <text:a xlink:type="simple" xlink:href="https://www.dw.com/zh/zh/晶片戰延燒-媒體美荷對中國祭新出口管制/a-66077370" text:style-name="Internet_20_link" text:visited-style-name="Visited_20_Internet_20_Link">
 荷蘭才宣布了一系列限制高端晶片製造設備在海外銷售的控制措施，美國也傳出將限制特定中國廠商取得荷蘭的半導體設備</text:a>
。這已經不是以美國為首的西方國家第一次對半導體產業設下限制；與此同時，世界各國也正在努力擺脫其供應鏈對海外設備的依賴。</text:p>
      <text:p text:style-name="P4">
英國《金融時報》報導，迄今為止，北京對此最尖銳的回擊，是5月禁止在其「關鍵國家基礎設施」中，使用美國存儲晶片製造商「 <text:a xlink:type="simple" xlink:href="https://www.dw.com/zh/zh/分析封禁美光后-北京反制空间有限/a-65735679" text:style-name="Internet_20_link" text:visited-style-name="Visited_20_Internet_20_Link">
 美光科技</text:a>
 」（Micron）的產品。</text:p>
      <text:p text:style-name="P4">
德国联邦经济部长哈贝克周二在参加一场活动时表示，如果中国进一步扩大对稀有金属出口的限制，例如扩大到锂，德国将遇到“完全不同（程度）的问题”。他强调说：“我们应该从最近几年的经验中学到，在生产领域实现一定自主权才能维护能源和经济安全。”</text:p>
      <text:p text:style-name="P4">
</text:p>
      <text:p text:style-name="P4">
中國5月宣布其「關鍵國家基礎設施」禁用美商「美光科技」的存儲晶片（資料照）。</text:p>
      <text:h text:style-name="P12" text:outline-level="3">
<text:span text:style-name="T4">
中美之間誰也不讓誰？</text:span>
</text:h>
      <text:p text:style-name="P4">
《華爾街日報》報導，在中國金屬行業有近30年經驗的關鍵礦物研究所（Critical Mineral Institute）董事會成員尼爾（AlastairNeill）表示，中國此次對鎵、鍺的出口管制「將對半導體行業產生立竿見影的連鎖反應，尤其在高性能晶片方面」。</text:p>
      <text:p text:style-name="P4">
他補充，中美的晶片戰令他看到了一種中美之間互不相讓、以牙還牙的模式，美方若祭出貿易制裁，北京常會回以相應的反制措施：「你若不讓高端晶片運往中國，中國就不提供你這些晶片所需的高性能元素。」</text:p>
      <text:p text:style-name="P4">
美國諮詢公司「奧爾布賴特石橋集團」（Albright Stonebridge Group）的中國區高階副總裁特里奧洛（PaulTriolo）表示，這項出口管制將讓北京能夠以地緣政治作為考量，針對個別公司、特定行業中更多對象做出決策；而此舉正是向美國發出信號，表示中國有意就出口管制建立新的雙邊對話，而這項最新的措施也可能為北京提供更多交涉籌碼。</text:p>
      <text:p text:style-name="P4">
曾在國安、貨貿產業擔任相關職務的貿易律師尼卡赫塔爾（NazakNikakhtar）則告訴《華爾街日報》，中國此舉確實是在提醒美國「他們對我們（美方）的供應鏈有多大的控制力」，但她並不認為此舉足以成為中美談判的籌碼。</text:p>
      <text:p text:style-name="P4">
尼卡赫塔爾表示，華盛頓應藉此機會提醒中方，美國也可以進一步收緊美方當前 <text:a xlink:type="simple" xlink:href="https://www.dw.com/zh/zh/美欲限縮中國晶片發展-出口管制有用嗎/a-65767213" text:style-name="Internet_20_link" text:visited-style-name="Visited_20_Internet_20_Link">
 出口管制</text:a>
 的漏洞，並進一步加強經濟制裁的力道。</text:p>
      <text:p text:style-name="P4">
</text:p>
      <text:p text:style-name="P4">
中美晶片戰不斷升級（資料照）</text:p>
      <text:h text:style-name="P12" text:outline-level="3">
<text:span text:style-name="T4">
鎵、鍺出口受限，影響多大？</text:span>
</text:h>
      <text:p text:style-name="P4">
根據美國地質調查局，中國是世界上最大的鎵和鍺生產國；英國關鍵礦產情報中心的數據亦顯示，中國的鎵產量約佔全球的94%。</text:p>
      <text:p text:style-name="P4">
彭博社報導指，這兩種金屬都是加工煤炭或生產鋁的副產品，並不是特別稀有、難以取得，但開採成本相對較高，中國的貨源則一直維持較低的價格。若該國的鎵、鍺出口量減少，可能導致全球科技、電信、能源、汽車等相關產業的產能放緩、價格上漲。</text:p>
      <text:p text:style-name="P4">
然而，報導亦引述研調公司Recon Analytics LLC分析師恩特納（RogerEntner）的說法，稱中國此舉對全球科技業的影響「取決於現有設備的庫存」。他說：「這更多的是在未來一年左右的時間裡秀肌肉。如果時間拖更久，價格才會上漲。」</text:p>
      <text:p text:style-name="P4">
位於紐約市的投資銀行「霍爾加藤公司」（Hallgarten＆Company）負責人埃克萊斯頓 （ChristopherEcclestone）分析，中國此舉可能讓鎵、鍺的價格短暫抬升，但中國也將隨之喪失市場主導地位。「他們（中國）停止壓低價格時，西方要開採這些金屬就變得勢在必行，中國等於又再踢了一計烏龍球，」他說：「同樣的情況以前也發生在銻、鎢和其他<text:a xlink:type="simple" xlink:href="https://www.dw.com/zh/zh/客座评论西方能撼动中国的稀土垄断地位吗/a-60294498" text:style-name="Internet_20_link" text:visited-style-name="Visited_20_Internet_20_Link">
 稀土產品 </text:a>
 上。」</text:p>
      <text:p text:style-name="P4">
英國《金融時報》亦指，部分中國企業擔心這項出口管制可能適得其反。一家中國半導體材料公司的高管表示：「在經濟低迷時期，（此舉）可能反而會影響中國廠商的業務，短期內對國際市場的影響卻有限。」</text:p>
      <text:p text:style-name="P4">
根據金屬行業情報提供商CRU集團，鎵的其他生產國包括日本、韓國、俄羅斯和烏克蘭；而加拿大、比利時、美國和俄羅斯也生產鍺。</text:p>
      <text:h text:style-name="P12" text:outline-level="3">
<text:span text:style-name="T4">
芯片产业的未来什么样？</text:span>
</text:h>
      <text:p text:style-name="P4">
（綜合報導）</text:p>
      <text:p text:style-name="P4">
Source: <text:a xlink:type="simple" xlink:href="https://www.dw.com/zh/反制美荷晶片圍堵？中國限制半導體金屬出口/a-66107196" text:style-name="Internet_20_link" text:visited-style-name="Visited_20_Internet_20_Link">
https://www.dw.com/zh/反制美荷晶片圍堵？中國限制半導體金屬出口/a-66107196?maca=chi-rss-chi-all-1127-rdf</text:a>
</text:p>
      <!--NEWS-->
      <text:h text:style-name="P10" text:outline-level="1">
<text:span text:style-name="T4">
自由派让美国变得像朝鲜？当脱北者成为美国右翼盟友</text:span>
</text:h>
      <text:p text:style-name="P4">
Creator: CHARLES HOMANS</text:p>
      <text:p text:style-name="P4">
Publisher: https://www.facebook.com/nytimeschinese</text:p>
      <text:p text:style-name="P4">
Published Time: 2023-07-04T05:59:46+08:00</text:p>
      <text:p text:style-name="P4">
Description: 朴研美因公开讲述朝鲜的黑暗生活及其逃亡经历成名，如今涉足美国政治领域，成为右翼媒体明星。她称美国大学的教学堪比朝鲜政权的洗脑，批评政治正确和“觉醒”文化。 Jeenah Moon for The New York Times “我认为很多美国人都认为，美国不知何故不受暴政的影响，”最近，朴研美在皇后区的一个活动上对人群说。</text:p>
      <text:p text:style-name="P4">
Images: ["<text:a xlink:type="simple" xlink:href="https://static01.nyt.com/images/2023/06/21/multimedia/00pol-Defector-jkqz/00pol-Defector-jkqz-master1050.jpg" text:style-name="Internet_20_link" text:visited-style-name="Visited_20_Internet_20_Link">
00pol-Defecto...</text:a>
", "<text:a xlink:type="simple" xlink:href="https://static01.nyt.com/images/2023/06/22/multimedia/22pol-Defector-pzbh/22pol-Defector-pzbh-master1050.jpg" text:style-name="Internet_20_link" text:visited-style-name="Visited_20_Internet_20_Link">
22pol-Defecto...</text:a>
"]</text:p>
      <text:p text:style-name="P4">
Category: 美国</text:p>
      <text:p text:style-name="P4">
Type: Article</text:p>
      <!--METADATA-->
      <text:p text:style-name="P4">
<draw:frame draw:style-name="fr1" draw:name="Image117" text:anchor-type="as-char" svg:width="6.9236in" svg:height="4.615733in" draw:z-index="0">
<draw:image xlink:href="../Images/cnnytimes/2023-07-04T05-59-46-08-00/00pol-Defector-jkqz-master1050.jpg" xlink:type="simple" xlink:show="embed" xlink:actuate="onLoad" draw:mime-type="image/jpeg"/>
</draw:frame>
</text:p>
      <text:p text:style-name="P4">
“作为一个生活在朝鲜的小女孩，妈妈教我的第一件事就是连悄悄话都不要说，因为鸟儿和老鼠都能听到我的声音，”朴研美对前来皇后区听她演讲的观众说。</text:p>
      <text:p text:style-name="P4">
“这就是独裁者所做的：他们四处埋下猜忌的种子，人与人之间、甚至家人之间都存在不信任。老师告诉他们的孩子，”她继续说道，“‘如果你的父母说了不该说的，就来告诉老师。’”</text:p>
      <text:p text:style-name="P4">
在电视上、会议的舞台上和畅销回忆录中，朴研美多次讲过这个故事，十年来，她一直是世界上最著名的脱北者之一，逃离了金氏家族的孤立极权国家。</text:p>
      <text:p text:style-name="P4">
但在最近几年里，她又增添了新的后记。</text:p>
      <text:p text:style-name="P4">
“现在，”她上周末在长岛对观众说，“我在美国看到了同样的事情。”</text:p>
      <text:p text:style-name="P4">
保守派专家和政治家长期以来一直警告说，自由主义经济和文化政治将使美国走上左翼威权主义道路。但他们还从未有过像朴研美这样的盟友，直到两年前。29岁的朴研美是来自朝鲜的难民，这是世界遗留的最臭名昭著的斯大林主义国家。她声称自己的亲身经历证实了这些最可怕的恐惧：例如，她将在数学教学中消除种族主义的呼吁与她小时候在朝鲜学校接受的课程进行比较。</text:p>
      <text:p text:style-name="P4">
在上个月接受福克斯新闻主持人马克·莱文采访时，朴研美描述了自己前几年在哥伦比亚大学读本科的经历，称该校的教学法“正是朝鲜政权用来给人们洗脑的方法”。她说，“我认为”，美国教育机构中的左翼思想灌输“是我们国家和我们文明面临的最大威胁”。</text:p>
      <text:p text:style-name="P4">
她现在谴责曾与她同台演讲的希拉里·克林顿是“彻头彻尾的骗子和说谎者”，并抨击以跨性别者为导向的营销活动：“政治正确已经抹杀了女性，”她最近在脸书上写道。</text:p>
      <text:p text:style-name="P4">
<draw:frame draw:style-name="fr1" draw:name="Image118" text:anchor-type="as-char" svg:width="6.9236in" svg:height="4.530013in" draw:z-index="0">
<draw:image xlink:href="../Images/cnnytimes/2023-07-04T05-59-46-08-00/22pol-Defector-pzbh-master1050.jpg" xlink:type="simple" xlink:show="embed" xlink:actuate="onLoad" draw:mime-type="image/jpeg"/>
</draw:frame>
</text:p>
      <text:p text:style-name="P4">
朴研美成年后的大部分时间都生活在媒体的关注之下。她13岁时逃离朝鲜，多年后出现在韩国的一个热门电视节目中，然后写了一本回忆录《为了活下去》。William Campbell/Corbis, via Getty Images</text:p>
      <text:p text:style-name="P4">
这一切都是在强调警告，这些不满加起来比在福克斯新闻里讲述的一切加起来都要更加险恶。“我认为很多美国人都认为，美国不知何故对暴政是免疫的，而且独裁政权是像朝鲜那样开始的，”她在皇后区由保守派组织“美国转折点”主办的一个活动上说。“但事情不是那样开始的。它始于令人惊叹的平等承诺。他们向我们许诺了一个社会主义天堂。”</text:p>
      <text:p text:style-name="P4">
“有了这个承诺，”她还说，“他们从我们这里一点一点拿走了一切。”人群两次起立为她鼓掌。</text:p>
      <text:p text:style-name="P4">
朴研美从脱北名人转变为自由身份政治的大声批评者，这是极其罕见的。在数万名逃离朝鲜的人中，很少有人涉足庇护国的国内政治。</text:p>
      <text:p text:style-name="P4">
但在鼓励夸大其词和散播担忧的美国政治气候下，于2021年成为美国公民的朴研美找到了有利可图的一席之地。</text:p>
      <text:p text:style-name="P4">
她的第二本书《趁还有时间》(While TimeRemains)于2月出版，她自称这是“对美国人的警告”，其销量已经超过了她2015年的畅销回忆录的精装本。她是热门右倾电视网络和播客的常客，也是保守派大学和智囊团的演讲者。</text:p>
      <text:p text:style-name="P4">
今年春天，她成为“美国转折点”的演讲者，与佐治亚州众议员马乔里·泰勒·格林和最近被驱逐出“真理计划”的右翼活动家 <text:a xlink:type="simple" xlink:href="https://www.nytimes.com/2023/02/20/us/politics/james-okeefe-project-veritas.html" text:style-name="Internet_20_link" text:visited-style-name="Visited_20_Internet_20_Link">
 詹姆斯·奥基夫</text:a>
 等人物一起出席该会议。</text:p>
      <text:p text:style-name="P4">
她最近的变化引起了一些过去盟友和支持者的退缩，他们担心她卷入美国文化战争可能会影响她作为人权倡导者的效果。一些关注她职业生涯的观察人士注意到她曾经重塑过去的经历，并对她叙述的准确性提出质疑，他们对她最近的行为感到惊讶。</text:p>
      <text:p text:style-name="P4">
“她是一位了不起的表演者，”澳大利亚研究脱北者经历的墨尔本大学亚洲研究所朝鲜研究教授杰伊·宋说。“她非常聪明。她总是在关键词上做文章。”</text:p>
      <text:p text:style-name="P4">
广告</text:p>
      <text:p text:style-name="P4">
<text:span text:style-name="T4">
脱北名人</text:span>
</text:p>
      <text:p text:style-name="P4">
现居纽约的朴研美在最近的一次采访中表示，她自己的政治观点并不像她在媒体上经常表现的那样强烈。“我支持同性婚姻，在社会方面非常自由主义，”她说。“我从没想过自己是一个保守派。”当被问及她现在是否认同自己是保守派时，她予以否认。</text:p>
      <text:p text:style-name="P4">
她将第二本书的创作初衷比作亚历克西斯·德·托克维尔。“他从法国来到美国——研究美国民主，”她说。“那么，如果是一个朝鲜人看到美国并分析美国呢？”</text:p>
      <text:p text:style-name="P4">
朴研美成年后的大部分时间都生活在媒体以某种形式的审视之下。2007年，13岁的她与母亲一起逃离朝鲜，五年后，她参加了韩国电视台热门综艺节目《 <text:a xlink:type="simple" xlink:href="https://cn.nytimes.com/asia-pacific/20190531/korea-tv-reunification/" text:style-name="Internet_20_link" text:visited-style-name="Visited_20_Internet_20_Link">
 现在去见你</text:a>
》，主角是年轻的女脱北者。</text:p>
      <text:p text:style-name="P4">
</text:p>
      <text:p text:style-name="P4">
2015年的朴研美。在韩国，她参加了一个以年轻女性脱北者为主的热门综艺节目。  Andrew Toth/Getty Images</text:p>
      <text:p text:style-name="P4">
该节目于2011年首播，使朝鲜人在韩国的流行文化中获得了新的关注。朴研美是节目里最耀眼的明星之一，她性格开朗，形容自己的朝鲜家庭相对富裕，被称为“朝鲜的帕丽斯·希尔顿”。</text:p>
      <text:p text:style-name="P4">
“我认为很多韩国人从那个节目中学到了很多东西，”为美联社提供朝鲜和韩国报道的记者吉恩·H·李说。“但它也创造了名人脱北者文化。”</text:p>
      <text:p text:style-name="P4">
广告</text:p>
      <text:p text:style-name="P4">
2014年，朴研美受邀在都柏林举行的世界青年领袖峰会上演讲，讲述了自己在朝鲜的生活以及逃亡过程中更加黑暗的故事。</text:p>
      <text:p text:style-name="P4">
她抽泣着说，她的母亲被带着她们穿越边境进入中国的人贩子强奸了，并描述了她徒步穿越戈壁沙漠进入蒙古的经历。后来，她说自己十几岁的时候就被卖给了一个中国男人做妻子。她说，在和母亲逃离中国之前，她不得不在成人在线聊天室工作。</text:p>
      <text:p text:style-name="P4">
朴研美的简短演讲 <text:a xlink:type="simple" xlink:href="https://www.youtube.com/watch" text:style-name="Internet_20_link" text:visited-style-name="Visited_20_Internet_20_Link">
 视频 </text:a>
在网上广泛传播，视频中一位21岁的瘦小女性穿着 <text:a xlink:type="simple" xlink:href="https://www.nytimes.com/2022/04/09/style/one-garments-journey-through-history.html" text:style-name="Internet_20_link" text:visited-style-name="Visited_20_Internet_20_Link">
 传统朝鲜服饰</text:a>
，声泪俱下、颤抖着讲述了一个可怕的故事，这让朴研美成为了国际人道主义名人。几个月内，她与企鹅兰登书屋签订了一份与玛丽安·沃勒斯共同撰写回忆录的出书协议，后者是希拉里·克林顿的代笔作家。</text:p>
      <text:p text:style-name="P4">
朴研美向韩国观众讲述的故事和 <text:a xlink:type="simple" xlink:href="https://www.marieclaire.com/politics/news/a16414/yeonmi-park-escape-from-north-korea/" text:style-name="Internet_20_link" text:visited-style-name="Visited_20_Internet_20_Link">
 如今讲述的故事</text:a>
 之间存在一些明显的不一致。澳大利亚记者玛丽·安·乔利 <text:a xlink:type="simple" xlink:href="https://www.youtube.com/watch" text:style-name="Internet_20_link" text:visited-style-name="Visited_20_Internet_20_Link">
 详细报道</text:a>
了相互矛盾且不合情理的细节，从她描述的政府暴行到逃亡的地理细节、父亲在中国的死亡以及她在蒙古被拘留的经历。</text:p>
      <text:p text:style-name="P4">
</text:p>
      <text:p text:style-name="P4">
朴研美因对其人生经历前后矛盾的描述而受到批评。她将一些不一致的情况归咎于语言障碍和创伤影响。  Jeenah Moon for The New YorkTimes</text:p>
      <text:p text:style-name="P4">
朴研美对乔利的一些批评提出了异议，但也承认了其他批评。她说，有些是由于语言上的困难或创伤的影响所致。她说，还有一些是源于韩国节目制作人对她身份的随意利用。</text:p>
      <text:p text:style-name="P4">
<text:span text:style-name="T4">
对精英不再抱幻想</text:span>
</text:p>
      <text:p text:style-name="P4">
广告</text:p>
      <text:p text:style-name="P4">
朴研美说，写第一本书时，她和出版商注意到了乔利的文章引发的怀疑。她和沃勒斯都 <text:a xlink:type="simple" xlink:href="https://www.theguardian.com/world/2015/mar/15/park-yeon-mi-north-korea-defector" text:style-name="Internet_20_link" text:visited-style-name="Visited_20_Internet_20_Link">
 表示</text:a>
 ，她们通过对家人和其他脱北者的采访，尽可能多地证实了她的故事。</text:p>
      <text:p text:style-name="P4">
根据Circana BookScan的数据，《为了活下去》的精装和平装本销量总计超过13万册。朴研美受到了媒体的广泛关注，她收到了杰夫·贝索斯举办的私人聚会的邀请，并与斯嘉丽·约翰逊一起<text:a xlink:type="simple" xlink:href="https://www.facebook.com/officialyeonmipark/photos/a.834011640050263/1817628525021898/" text:style-name="Internet_20_link" text:visited-style-name="Visited_20_Internet_20_Link">
 自拍</text:a>
。她与爱彼迎创始人乔·杰比亚一起 <text:a xlink:type="simple" xlink:href="https://www.nytimes.com/2017/05/04/fashion/joe-gebbia-yeonmi-park-met-gala.html" text:style-name="Internet_20_link" text:visited-style-name="Visited_20_Internet_20_Link">
 参加了Met Gala</text:a>
，并与希拉里同台演讲（那是一次《纽约时报》共同承办的活动），朴研美后来写道，希拉里·克林顿在演讲后看着她的眼睛，“承诺她会竭尽全力帮助朝鲜妇女”。（希拉里的发言人尼克·梅里尔表示，希拉里及其当时在场的工作人员都不记得她说过这句话。）</text:p>
      <text:p text:style-name="P4">
然而，在她的新书中，朴研美写到，与精英的接触令她失望。她开始相信，他们更感兴趣的是情感上的满足，而不是行动。</text:p>
      <text:p text:style-name="P4">
2016年，她开始在哥伦比亚大学学习人权专业，希望成为一名专业倡导者。但当时遇到她的一些人回忆说，她从一名持不同政见的名人转变为更关注政策的激进主义者的过程似乎并不顺利。</text:p>
      <text:p text:style-name="P4">
她试图用自己的明星影响力来帮助一个名为“朝鲜自由”的组织，该组织为韩国的一个姐妹组织筹集资金，后者从中国救出朝鲜难民——这是她个人喜欢做的事情。但当时与她一起在该组织工作的前人权活动人士朴镇（音）说，朴研美没能胜任这个角色，很快就离开了。</text:p>
      <text:p text:style-name="P4">
“我们认为她可能是一个很好的筹款人，因为她有人脉和网络，”他说。“我想她努力过了，但是向别人要钱并不像听起来那么容易。”（朴研美说，她很快意识到自己当时太忙了，不适合这个角色。）</text:p>
      <text:p text:style-name="P4">
2020年毕业后不久，朴研美和儿子在芝加哥散步时遭到袭击，钱包被抢。她说，当她用手机录下袭击她的一名黑人女性时，另一名女性对她大吼大叫，还说她是种族主义者。（法庭记录显示，袭击者后来被捕，并承认犯有非法拘禁罪。）</text:p>
      <text:p text:style-name="P4">
</text:p>
      <text:p text:style-name="P4">
朴研美在“美国转折点”于长岛市举办的一个活动上。她说该组织每个月给她6600美元的出场费。  Jeenah Moon for The New YorkTimes</text:p>
      <text:p text:style-name="P4">
她写道，该事件成为她政治生涯的一个转折点，“这表明当时‘觉醒’这种疾病在美国已经发展到了多么严重的程度，它使原本正常的人变得多么不人道。”她开始寻找志同道合的盟友。</text:p>
      <text:p text:style-name="P4">
在读完加拿大心理学家、颇受欢迎的保守派媒体人乔丹·彼得森的一本书后，她找到了他的女儿米哈伊拉，她是一名播客主播，也是社交媒体上的生活方式网红；米哈伊拉邀请她上自己的播客。听说彼得森是苏联艺术品的收藏家，朴研美给他寄了一张自己保存的朝鲜明信片。</text:p>
      <text:p text:style-name="P4">
彼得森邀请她上自己的播客，她在播客中讲述了自己在哥伦比亚大学的经历。这次采访引起了保守派媒体的关注，此后不久，西蒙与舒斯特旗下的保守派出版社ThresholdEditions以50万美元的价格与她签下了一份出版协议。彼得森为这本书写了前言。</text:p>
      <text:p text:style-name="P4">
<text:span text:style-name="T4">
“这是个自由社会”</text:span>
</text:p>
      <text:p text:style-name="P4">
朴研美始终认为，近来的直言不讳让她付出了代价，而不是赚到了钱。《趁还有时间》收到的预付款虽然可观，但远低于她前一本书得到的110万美元。她说报酬不菲的企业演讲活动邀请如今已经少得可怜，这些活动收入曾占她收入的很大一部分。</text:p>
      <text:p text:style-name="P4">
她说自己现在每个月能从“美国转折点”赚到6600美元，面向保守派的演讲也让她保持着繁忙的演讲日程，这些受众更乐于听到她关于“取消文化”和“觉醒”身份政治的警告。最近她在威斯康辛州密尔沃基市郊区布鲁克菲尔德的一场演讲结束后，当地学校董事会成员萨姆·休斯<text:a xlink:type="simple" xlink:href="https://www.jsonline.com/story/communities/west/2023/03/22/elmbrook-school-board-candidate-compares-equity-to-north-korean-abuse/70034058007/" text:style-name="Internet_20_link" text:visited-style-name="Visited_20_Internet_20_Link">
 在Facebook发文</text:a>
描绘了朴研美演讲所传递的力量。</text:p>
      <text:p text:style-name="P4">
“朝鲜政权建立学校不是为了教孩子如何思考，而是对他们进行信仰的灌输，”休斯写道，他还指出了“群体思维与集体主义”的危险性。鉴于他所在地区实施的平等教育计划，“应该让人联想到朝鲜的例子”，他写道。</text:p>
      <text:p text:style-name="P4">
朴研美则表示，她最新的立场转变或许不会是最后一次。</text:p>
      <text:p text:style-name="P4">
“五年后我可能会写一本全然不同的作品，”她说。“我可能会说，我在第二本书里写的一切都很蠢。但没关系。”</text:p>
      <text:p text:style-name="P4">
她笑了。“这是个自由社会嘛，”她说。</text:p>
      <text:p text:style-name="P4">
Source: <text:a xlink:type="simple" xlink:href="https://cn.nytimes.com/usa/20230704/yeonmi-park-north-korea-republicans/" text:style-name="Internet_20_link" text:visited-style-name="Visited_20_Internet_20_Link">
https://cn.nytimes.com/usa/20230704/yeonmi-park-north-korea-republicans/</text:a>
</text:p>
      <!--NEWS-->
      <text:h text:style-name="P10" text:outline-level="1">
<text:span text:style-name="T4">
中国官媒频繁宣传“西方衰败” 学者：危机面前先洗脑</text:span>
</text:h>
      <text:p text:style-name="P4">
Author: None</text:p>
      <text:p text:style-name="P4">
Publisher: Radio Free Asia (Organization)</text:p>
      <text:p text:style-name="P4">
Published Time: 2023-07-04T06:19:00-04:00</text:p>
      <text:p text:style-name="P4">
Modified Time: 2023-07-04T12:36:59-04:00</text:p>
      <text:p text:style-name="P4">
Description: None</text:p>
      <text:p text:style-name="P4">
Videos: []</text:p>
      <text:p text:style-name="P4">
Audios: ["<text:a xlink:type="simple" xlink:href="https://www.rfa.org/mandarin/yataibaodao/zhengzhi/gt2-070420230618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4.600844in" draw:z-index="0">
<draw:image xlink:href="../Images/rfamandarin/2023-07-04T06-19-00-04-00/000000.png" xlink:type="simple" xlink:show="embed" xlink:actuate="onLoad" draw:mime-type="image/png"/>
</draw:frame>
 官媒频宣传西方衰败学者分析，中国社会面临危机，先洗脑丑化资本主义。 <text:a xlink:type="simple" xlink:href="https://www.rfa.org/mandarin/yataibaodao/zhengzhi/gt2-07042023061841.html/@@images/image" text:style-name="Internet_20_link" text:visited-style-name="Visited_20_Internet_20_Link">
 </text:a>
法新社资料图片  <text:a xlink:type="simple" xlink:href="https://www.rfa.org/mandarin/yataibaodao/zhengzhi/gt2-07042023061841.html/@@stream" text:style-name="Internet_20_link" text:visited-style-name="Visited_20_Internet_20_Link">
Audio-1-Link：https://www.rfa.org/mandarin/yataibaodao/zhengzhi/gt2-07042023061841.html/@@stream</text:a>
</text:p>
      <text:p text:style-name="P4">
中国官方媒体新华社、人民网、光明网等中央级媒体近期相继发文，渲染西方发达国家出现所谓全面返贫、衣食困难、难民涌入等经济衰退的消息。但此举在民间舆论中，却引发公众的嘲讽。</text:p>
      <text:p text:style-name="P4">
<text:a xlink:type="simple" xlink:href="https://www.rfa.org/mandarin/yataibaodao/zhengzhi/kw-02092023113642.html" text:style-name="Internet_20_link" text:visited-style-name="Visited_20_Internet_20_Link">
 <text:span text:style-name="T4">
习近平强调“中国式现代化” 学者：旨在与西方对抗</text:span>
 </text:a>
  * <text:span text:style-name="T4">
<text:a xlink:type="simple" xlink:href="https://www.rfa.org/mandarin/yataibaodao/meiti/hc-01052022120050.html" text:style-name="Internet_20_link" text:visited-style-name="Visited_20_Internet_20_Link">
 内外交困 中国"大外宣"最近有啥新花样？ </text:a>
 </text:span>
</text:p>
      <text:p text:style-name="P4">
中国官方上周末公布的经济数据显示，6月份的制造业活动连续第3个月出现萎缩，非制造业活动的PMI指数，特别是包括服务业，已从5月份的54.5%下降到6月份的53.2；而一个月前的青年失业率则突破20%。其后，中国官媒新华社、人民网等有关西方发达国家贫困问题的报道在网络蔓延。</text:p>
      <text:p text:style-name="P4">
6月29日，新华社报道标题是《去年七分之一的英国人吃不饱》；30日，中国青年网报道的标题是《美国洛杉矶无家可归者在街头搭帐篷》等。上述官方报道立即引发网民嘲讽。有网民说，“明天是不是轮到加拿大和澳大利亚饿殍满地？”还有网民反问，“英国真的不行，首相骑车满街跑。这是新华社还是德云社？”</text:p>
      <text:p text:style-name="P4">
网民整理由新华社带头发出的“七分之一英国人吃不饱”相关新闻，语带嘲讽。（微博截图）  <text:a xlink:type="simple" xlink:href="https://www.rfa.org/mandarin/yataibaodao/zhengzhi/gt2-07042023061841.html/image.jpg" text:style-name="Internet_20_link" text:visited-style-name="Visited_20_Internet_20_Link">
</text:a>
</text:p>
      <text:p text:style-name="P4">
资深评论人士郑旭光周二接受本台采访时认为，无论是党媒还是地方媒体引述官媒的消息，都在刻意矮化发达国家，其目的只有一个：“我觉得是在给民众打预防针，告诉民众西方国家的人都吃不饱饭了，我们有更惨的景象出现也就不足为怪了。另外，按照上海财经大学刘元春等这些专家所说，中国青年失业率逾20%，而且还会继续恶化。在这样的情况下，我觉得官媒报道是对民众的洗脑战和宣传战。”</text:p>
      <text:p text:style-name="P4">
官媒、地方媒体相互转载西方返贫消息</text:p>
      <text:p text:style-name="P4">
总结最近中国官媒、地方媒体和自媒体对西方社会的报道角度，集中在发达国家经济衰退、西方难民恐将涌入中国，包括“日本年轻一代吃不饱，没存款”；“疯狂加息，澳大利亚人吃不起饭了”；“美国有3000万人饥饿难耐，4300万人无家可归”；“德国居然有200万人吃不上饭”；“受通货膨胀的影响，一半的法国人被迫挨饿”等。</text:p>
      <text:p text:style-name="P4">
不过，中国经济学者、上海财经大学校长刘元春等专家近期在《2023年中期中国宏观经济分析与预测报告》中警告，中国青年失业问题短期内会不断加剧，且可能持续10年。若处理不当，不但将引发社会问题，甚至触发政治问题。</text:p>
      <text:p text:style-name="P4">
左起：网民嘲讽张维为，言辞犀利。网民用英国最低工资比较中国人的工资待遇。网民嘲讽官媒扭曲发达国家民众的生活水平。网民嘲讽新华社是说相声的德云社。（网页截图/古亭提供）<text:a xlink:type="simple" xlink:href="https://www.rfa.org/mandarin/yataibaodao/zhengzhi/gt2-07042023061841.html/m0704-gt2p1234.jpg" text:style-name="Internet_20_link" text:visited-style-name="Visited_20_Internet_20_Link">
 </text:a>
</text:p>
      <text:p text:style-name="P4">
浙江学者蒋毅接受本台采访时表示，刘元春等专家客观陈述及预测了中国当前和未来10年的经济发展情况非常严重，当局正面临巨大的政治安全隐患。</text:p>
      <text:p text:style-name="P4">
他说：“这对于所谓的维稳来说，是一个巨大的威胁。因为，这些年轻人找不到工作，对当局就会心怀不满，他们的不满情绪就会增加。在面临这样一个高失业率给维稳所带来的挑战，它就通过洗脑，营造一种社会主义好，资本主义糟的论调。这种做法在中共建政之后，曾多次使用。”</text:p>
      <text:p text:style-name="P4">
<text:span text:style-name="T4">
官媒矮化西方发达国家 保政治稳定</text:span>
</text:p>
      <text:p text:style-name="P4">
据彭博社披露，上述这份在6月底发表的《2023年中期中国宏观经济分析与预测报告》长达110页，上周末在微博发表后引起关注，特别是其中警告的可能酿成“政治危机”。而报告执笔人除领衔的刘元春外，还包括中国人民大学国家发展与战略研究院教授刘晓光，以及中诚信国际董事长兼总裁、中国人民大学经济研究所联席副所长阎衍。</text:p>
      <text:p text:style-name="P4">
报告指出，解决问题的关键还是在于“完善法治建设”，“健全对私有产权的保护”，弥补新冠疫情以来中国民众对法治建设丧失的信心。</text:p>
      <text:p text:style-name="P4">
蒋毅说，当局现在最担心的是年轻一代再不像文革时期，以为西方社会民众过着所谓水深火热的生活而群起抗争，就像去年11月发起的“白纸运动”，迫使当局放弃疫情清零政策。</text:p>
      <text:p text:style-name="P4">
有网民在回复新华社矮化发达国家生活水平时说，“哎，这届的网友可都是高智商，出过国的，新华社你长点心吧。”</text:p>
      <text:p text:style-name="P4">
记者：古亭 责编：陈美华 许书婷 何平 网编：瑞哲</text:p>
      <text:p text:style-name="P4">
Source: <text:a xlink:type="simple" xlink:href="https://www.rfa.org/mandarin/yataibaodao/zhengzhi/gt2-07042023061841.html" text:style-name="Internet_20_link" text:visited-style-name="Visited_20_Internet_20_Link">
https://www.rfa.org/mandarin/yataibaodao/zhengzhi/gt2-07042023061841.html</text:a>
</text:p>
      <!--NEWS-->
      <text:h text:style-name="P10" text:outline-level="1">
<text:span text:style-name="T4">
台湾取经乌克兰构建卫星互联网，关注海底电缆抗打击性 (Free Version)</text:span>
</text:h>
      <text:p text:style-name="P4">
Author: Clarence Leong</text:p>
      <text:p text:style-name="P4">
Publisher: 华尔街日报中文网</text:p>
      <text:p text:style-name="P4">
Published Time: 2023-07-04T06:30:00.000Z</text:p>
      <text:p text:style-name="P4">
Modified Time: 2023-07-04T06:30:00.000Z</text:p>
      <text:p text:style-name="P4">
Created Time: 2023-07-04T04:14:00.000Z</text:p>
      <text:p text:style-name="P4">
Description: 乌克兰面对俄罗斯的进攻保持了宽带接入能力，这激励台湾政府在与中国的紧张关系加剧之际寻求提高通信韧性。</text:p>
      <text:p text:style-name="P4">
Images: []</text:p>
      <text:p text:style-name="P4">
Categories: ['国际']</text:p>
      <text:p text:style-name="P4">
Keywords: SYND,LINK:EN|WP-WSJ-0001027381</text:p>
      <text:p text:style-name="P4">
Type: Article</text:p>
      <!--METADATA-->
      <text:p text:style-name="P4">
悬挂中国国旗的船只今年曾撞断台湾的两条海底电缆， <text:a xlink:type="simple" xlink:href="https://cn.wsj.com/articles/CN-BGH-20230308152146" text:style-name="Internet_20_link" text:visited-style-name="Visited_20_Internet_20_Link">
 导致台湾部分地区断网 </text:a>
 ，这是在一针见血地提醒人们，一旦与中国发生冲突，这个民主治理岛屿的通信网络会暴露一个重大软肋。</text:p>
      <text:p text:style-name="P4">
Source: <text:a xlink:type="simple" xlink:href="https://cn.wsj.com/articles/%E5%8F%B0%E6%B9%BE%E5%8F%96%E7%BB%8F%E4%B9%8C%E5%85%8B%E5%85%B0%E6%9E%84%E5%BB%BA%E5%8D%AB%E6%98%9F%E4%BA%92%E8%81%94%E7%BD%91-%E5%85%B3%E6%B3%A8%E6%B5%B7%E5%BA%95%E7%94%B5%E7%BC%86%E6%8A%97%E6%89%93%E5%87%BB%E6%80%A7-bb4fe069" text:style-name="Internet_20_link" text:visited-style-name="Visited_20_Internet_20_Link">
https://cn.wsj.com/articles/%E5%8F%B0%E6%B9%BE%E5%8F%96%E7%BB%8F%E4%B9%8C%E5%85%8B%E5%85%B0%E6%9E%84%E5%BB%BA%E5%8D%AB%E6%98%9F%E4%BA%92%E8%81%94%E7%BD%91-%E5%85%B3%E6%B3%A8%E6%B5%B7%E5%BA%95%E7%94%B5%E7%BC%86%E6%8A%97%E6%89%93%E5%87%BB%E6%80%A7-bb4fe069</text:a>
</text:p>
      <!--NEWS-->
      <text:h text:style-name="P10" text:outline-level="1">
<text:span text:style-name="T4">
中国股市下跌令投资者寄望于政府刺激 (Free Version)</text:span>
</text:h>
      <text:p text:style-name="P4">
Authors: ['Leng']</text:p>
      <text:p text:style-name="P4">
Publisher: 英国《金融时报》</text:p>
      <text:p text:style-name="P4">
Time: 2023-07-04T06:31:17+00:00</text:p>
      <text:p text:style-name="P4">
Published Time: 2023-07-03T12:00:99+08:00</text:p>
      <text:p text:style-name="P4">
Modified Time: 2023-07-04T02:29:99+08:00</text:p>
      <text:p text:style-name="P4">
Description: 最近的中国经济数据让股票策略师相信，政府可能出台某种形式的刺激措施，帮助扭转市场情绪。</text:p>
      <text:p text:style-name="P4">
Images: ["<text:a xlink:type="simple" xlink:href="https://thumbor.ftacademy.cn/unsafe/picture/4/000186364_piclink.jpg" text:style-name="Internet_20_link" text:visited-style-name="Visited_20_Internet_20_Link">
000186364_pic...</text:a>
"]</text:p>
      <text:p text:style-name="P4">
Themes: ['中国经济', '关注']</text:p>
      <text:p text:style-name="P4">
Keywords: ['中国股市', '中国经济', '房地产']</text:p>
      <text:p text:style-name="P4">
Type: Article</text:p>
      <!--METADATA-->
      <text:p text:style-name="P4">
<draw:frame draw:style-name="fr1" draw:name="Image128" text:anchor-type="as-char" svg:width="6.9236in" svg:height="3.894525in" draw:z-index="0">
<draw:image xlink:href="../Images/FT Chinese Free Version/2023-07-04T06-31-17-00-00/000186364_piclink.jpg" xlink:type="simple" xlink:show="embed" xlink:actuate="onLoad" draw:mime-type="image/jpeg"/>
</draw:frame>
</text:p>
      <text:p text:style-name="P4">
今年1月，在严格的防疫限制措施取消后，中国股市飙升，高盛(Goldman Sachs)策略师提出，几周内上涨46%只是一个开始。</text:p>
      <text:p text:style-name="P4">
“在2023年的全球背景下，中国看起来在增长、政策和通胀周期等方面处于有利地位，”他们认为，并指出，如果中国成功完全摆脱破坏性的封控，股市可能会再上涨15%甚至20%。在随后的几周里，MSCI中国指数(MSCIChina index)上涨了近10%。</text:p>
      <text:p text:style-name="P4">
Source: <text:a xlink:type="simple" xlink:href="http://www.ftchinese.com/story/001100149" text:style-name="Internet_20_link" text:visited-style-name="Visited_20_Internet_20_Link">
http://www.ftchinese.com/story/001100149</text:a>
</text:p>
      <!--NEWS-->
      <text:h text:style-name="P10" text:outline-level="1">
<text:span text:style-name="T4">
美英谴责香港悬红通缉八名被指违反国安法海外港人</text:span>
</text:h>
      <text:p text:style-name="P4">
Author: 联合早报 (Person)</text:p>
      <text:p text:style-name="P4">
Publisher: 联合早报 (Organization)</text:p>
      <text:p text:style-name="P4">
Published Time: 2023-07-04T07:03</text:p>
      <text:p text:style-name="P4">
Modified Time: 2023-07-04T16:18</text:p>
      <text:p text:style-name="P4">
Description: 美国和英国对香港警方悬赏百万元，通缉八名流亡海外的香港民主活动人士，表示谴责。路透社报道，美国星期一（7月3日）通过国务院发言人谴责这项举动，称此举“开创了一个危险先例，威胁到世界...</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英国', '香港', '中国', '美国']</text:p>
      <!--METADATA-->
      <text:p text:style-name="P4">
美国和英国对香港警方悬赏百万元，通缉八名流亡海外的香港民主活动人士，表示谴责。</text:p>
      <text:p text:style-name="P4">
路透社报道，美国星期一（7月3日）通过国务院发言人谴责这项举动，称此举“开创了一个危险先例，威胁到世界各地人们的人权和基本自由”。</text:p>
      <text:p text:style-name="P4">
同日，英国外交部长克莱弗利向中国发出警告说：“我们不会容忍中国对在英国与其他国家的个人，进行恐吓和压制的任何企图。英国将永远捍卫言论自由这个普世权利，并为遭此对待的人挺身而出。”</text:p>
      <text:p text:style-name="P4">
香港警务处国家安全处星期一宣布，悬红共800万港元（约138万新元）通缉八名被指违反《香港国安法》的海外港人，当中包括前立法会议员许智峰、罗冠聪和郭荣铿；其他五名被通缉者为任建峰、袁弓夷、郭凤仪、蒙兆达和刘祖迪，每名被通缉者悬红100万港元。</text:p>
      <text:p text:style-name="P4">
<draw:frame draw:style-name="fr1" draw:name="Image129" text:anchor-type="as-char" svg:width="6.9236in" svg:height="4.615733in" draw:z-index="0">
<draw:image xlink:href="../Images/zaobao world/2023-07-04T07-03/000000.png" xlink:type="simple" xlink:show="embed" xlink:actuate="onLoad" draw:mime-type="image/png"/>
</draw:frame>
香港警务处国家安全处星期一（7月3日）下午举行记者会公布，警方已申请拘捕令，通缉八名潜逃海外并涉嫌犯下《香港国安法》罪行人士，包括任建峰（第一排左起）、袁弓夷、郭凤仪、郭荣铿、许智峰（第二排左起）、蒙兆达、刘祖迪和罗冠聪，每人悬红100万港元。（香港中通社）</text:p>
      <text:p text:style-name="P4">
这是《香港国安法》2020年6月30日实施以来，香港警务处国安处首次悬红通缉被指违反国安法潜逃海外的香港人。</text:p>
      <text:p text:style-name="P4">
Source: <text:a xlink:type="simple" xlink:href="https://www.zaobao.com.sg/realtime/world/story20230704-1410404" text:style-name="Internet_20_link" text:visited-style-name="Visited_20_Internet_20_Link">
https://www.zaobao.com.sg/realtime/world/story20230704-1410404</text:a>
</text:p>
      <!--NEWS-->
      <text:h text:style-name="P10" text:outline-level="1">
<text:span text:style-name="T4">
华盛顿特区15分钟内发生三起爆炸 警方悬赏捉拿袭击者</text:span>
</text:h>
      <text:p text:style-name="P4">
Author: 联合早报 (Person)</text:p>
      <text:p text:style-name="P4">
Publisher: 联合早报 (Organization)</text:p>
      <text:p text:style-name="P4">
Published Time: 2023-07-04T07:15</text:p>
      <text:p text:style-name="P4">
Modified Time: 2023-07-04T09:56</text:p>
      <text:p text:style-name="P4">
Description: 美国华盛顿星期天（7月2日）三个零售设施在15分钟内相继发生爆炸，警方悬赏缉拿犯案者，提供线索逮捕涉案人员可获得2万美元（约2万7000新元）赏金。路透社报道，华盛顿特区警方发表声...</text:p>
      <text:p text:style-name="P4">
Videos: []</text:p>
      <text:p text:style-name="P4">
Audios: []</text:p>
      <text:p text:style-name="P4">
Images: []</text:p>
      <text:p text:style-name="P4">
Type: NewsArticle</text:p>
      <text:p text:style-name="P4">
Breadcrumbs: ['即时', '国际']</text:p>
      <text:p text:style-name="P4">
Keywords: ['华盛顿', '爆炸', '美国']</text:p>
      <!--METADATA-->
      <text:p text:style-name="P4">
美国华盛顿星期天（7月2日）三个零售设施在15分钟内相继发生爆炸，警方悬赏缉拿犯案者，提供线索逮捕涉案人员可获得2万美元（约2万7000新元）赏金。</text:p>
      <text:p text:style-name="P4">
路透社报道，华盛顿特区警方发表声明说，华盛顿东北部地区星期天凌晨发生的爆炸事件没有造成人员伤亡，但三个地方都遭到破坏。</text:p>
      <text:p text:style-name="P4">
在其中一起爆炸中，有人向一家西夫韦（Safeway）连锁店扔了“一个类似燃烧瓶的物体”，然后乘车逃逸。</text:p>
      <text:p text:style-name="P4">
另外两起爆炸分别在一个自动提款机和一家耐克鞋店外发生，发生爆炸时三个设施都已关闭。</text:p>
      <text:p text:style-name="P4">
目前尚不清楚警方正在寻找多少名嫌疑人，但警方已公布一名嫌疑人及一辆可能用于袭击的车辆照片。</text:p>
      <text:p text:style-name="P4">
华盛顿特区警方说，星期天的三起爆炸似乎是针对商业设施，并不是针对民众。</text:p>
      <text:p text:style-name="P4">
Source: <text:a xlink:type="simple" xlink:href="https://www.zaobao.com.sg/realtime/world/story20230704-1410406" text:style-name="Internet_20_link" text:visited-style-name="Visited_20_Internet_20_Link">
https://www.zaobao.com.sg/realtime/world/story20230704-1410406</text:a>
</text:p>
      <!--NEWS-->
      <text:h text:style-name="P10" text:outline-level="1">
<text:span text:style-name="T4">
香港警方悬红百万通缉八名社运人士，罗冠聪担忧安全受威胁</text:span>
</text:h>
      <text:p text:style-name="P4">
Author: https://www.facebook.com/bbcworldservice/</text:p>
      <text:p text:style-name="P4">
Publisher: BBC News 中文</text:p>
      <text:p text:style-name="P4">
Published Time: 2023-07-04T07:21:47.000Z</text:p>
      <text:p text:style-name="P4">
Modified Time: 2023-07-04T08:15:24.000Z</text:p>
      <text:p text:style-name="P4">
Description: 香港警方国安处宣布悬红100万港元通缉罗冠聪、许智峰等八人，身居英国的罗冠聪向BBC表示，他认为自己的人身安全将变得更加危险。</text:p>
      <text:p text:style-name="P4">
Images: ["<text:a xlink:type="simple" xlink:href="https://ichef.bbci.co.uk/news/640/cpsprodpb/184F9/production/_130277599_gettyimages-1244448988.jpg" text:style-name="Internet_20_link" text:visited-style-name="Visited_20_Internet_20_Link">
_130277599_ge...</text:a>
"]</text:p>
      <text:p text:style-name="P4">
Videos: []</text:p>
      <text:p text:style-name="P4">
Tags: ['英国', '香港版国安法', '澳大利亚', '中國', '香港']</text:p>
      <text:p text:style-name="P4">
Type: Article</text:p>
      <!--METADATA-->
      <text:h text:style-name="P12" text:outline-level="3">
<text:span text:style-name="T4">
香港警方悬红百万通缉八名社运人士，罗冠聪担忧安全受威胁</text:span>
</text:h>
      <ul>
        <li>
詹姆斯·兰代尔（James Landale）、阿丽丝·戴维斯（Alys Davies）   * BBC记者</li>
      </ul>
      <text:p text:style-name="P4">
2023年7月4日早上7点21分  最近更新： 2023年7月4日早上8点15分<draw:frame draw:style-name="fr1" draw:name="Image130" text:anchor-type="as-char" svg:width="6.9236in" svg:height="3.894525in" draw:z-index="0">
<draw:image xlink:href="../Images/BBC Chinese/2023-07-04T07-21-47.000Z/_130277599_gettyimages-1244448988.jpg" xlink:type="simple" xlink:show="embed" xlink:actuate="onLoad" draw:mime-type="image/jpeg"/>
</draw:frame>
</text:p>
      <text:p text:style-name="P4">
图像来源，  AFP</text:p>
      <text:p text:style-name="P4">
<text:span text:style-name="T4">
一名逃离香港的民主活动人士向BBC表示，由于当局悬赏通缉他，他的人身安全将变得更加危险。</text:span>
</text:p>
      <text:p text:style-name="P4">
现居英国的罗冠聪（Nathan Law）是香港警方通缉的八名流亡活动人士之一。</text:p>
      <text:p text:style-name="P4">
香港当局悬赏100万港元（约100581英镑；127637美元），收集能导致他们被逮捕的信息。</text:p>
      <text:p text:style-name="P4">
罗冠聪表示，由于有悬赏的存在，他需要在透露自己的行踪方面“更加小心”。</text:p>
      <text:p text:style-name="P4">
这八名受到针对的的活动人士被指控勾结外国势力——这是一项可能判处终身监禁的罪行。在2019年的大规模民主抗议活动之后，香港于三年前实施严厉的国家安全法，这一罪行是国安法之下的犯罪。</text:p>
      <text:p text:style-name="P4">
英国外交大臣克莱弗利（James Cleverly，柯维立）表示，英国“不会容忍中国对英国及海外个人进行恐吓和噤声的任何意图。”</text:p>
      <text:p text:style-name="P4">
他在一份声明中说：“我们呼吁北京撤销‘国家安全法’，并呼吁香港当局停止针对那些维护自由和民主的人士。”</text:p>
      <text:p text:style-name="P4">
在国家安全法下，数以百计的民主活动人士在香港被捕及定罪。</text:p>
      <text:p text:style-name="P4">
北京方面曾表示，需要这一项法律来给这座城市带来稳定，但是批评者称该法旨在镇压异见。</text:p>
      <text:p text:style-name="P4">
在本次公告中被点名的八人均身居英国、美国或澳大利亚——这些国家与中国之间没有引渡条约。</text:p>
      <text:p text:style-name="P4">
香港警察国安处总警司李桂华表示，有关人员“危害国安是十分严重”的罪行。</text:p>
      <text:p text:style-name="P4">
他承认，他们如果留在国外，香港警察无法逮捕他们，但表示不会停止执法。</text:p>
      <text:p text:style-name="P4">
罗冠聪是香港民主抗议运动当中的主要人物之一。他表示，虽然他觉得自己身在英国，情况“相对安全”，但是在有关悬赏的消息公布之后，他必须更加小心谨慎。</text:p>
      <text:p text:style-name="P4">
“有可能会有人在英国——或者其他任何地方——提供一些我的信息（给香港当局）。比如，我的行踪，在我到某些国家转机的时候，他们有可能可以将我引渡，”罗冠聪说。</text:p>
      <text:p text:style-name="P4">
“所有这些都可能会将我的生活置于危险的状况，如果我对于见什么或者去什么地方不够小心的话。这令我不得不过一种更加谨慎的生活。”</text:p>
      <text:p text:style-name="P4">
<text:a xlink:type="simple" xlink:href="https://www.bbc.com/zhongwen/simp/chinese-news-66051256" text:style-name="Internet_20_link" text:visited-style-name="Visited_20_Internet_20_Link">
 香港政府将重推“23条”：与《国安法》有何差异？ </text:a>
</text:p>
      <text:p text:style-name="P4">
罗冠聪在推特（Twitter）上发文，敦促其他人不要在此事上配合当局，并表示：“我们不应该限制自己，自我审查，受到恐吓，或者生活在恐惧中。”</text:p>
      <text:p text:style-name="P4">
另一名被列入通缉名单的流亡活动人士、“香港民主委员会”执行总监郭凤仪也表达了同样的观点，称这个悬赏的目的是威胁她和其他活动人士。</text:p>
      <text:p text:style-name="P4">
“我们是团结一致地为我们的家——香港的自由和民主奋斗，”她在一份声明中说。</text:p>
      <text:p text:style-name="P4">
同样被通缉的刘祖迪则向BBC表示，悬赏可能鼓励海外亲北京的“小粉红”民众对他们进行人身攻击或骚扰。</text:p>
      <text:p text:style-name="P4">
罗冠聪表示，长远来说，他并不太担心自己的未来。</text:p>
      <text:p text:style-name="P4">
“说到底，我很怀疑有强大法治制度的国家如何会配合或者与香港政府合作引渡我们当中的任何一人，因为这明显是政治犯罪，侵犯我们的基本人权。”</text:p>
      <text:p text:style-name="P4">
澳大利亚外交部长黄英贤（PennyWong）表示，澳洲政府对于有关悬赏的公告“深深失望”，并表示澳大利亚“仍然高度关注香港的人权、自由和自治持续受到的侵蚀”。</text:p>
      <text:p text:style-name="P4">
此次悬赏通缉名单中的另外五人为许智峰、郭荣铿、蒙兆达、袁弓夷以及任建峰。</text:p>
      <text:p text:style-name="P4">
</text:p>
      <text:h text:style-name="P12" text:outline-level="3">
<text:span text:style-name="T4">
被香港警察国安处通缉的八名人士：</text:span>
</text:h>
      <ul>
        <li>
罗冠聪——29岁，香港前立法会议员，被指在2020至2022年间呼吁外国对中国及香港进行制裁或敌对行动   * 郭荣铿——45岁，前立法会法律界功能界别议员，前公民党执委，被指于2021年曾发声支持外国政府对中国大陆及香港实施制裁和敌对活动   * 许智峰——41岁，前港区立法会议员，被指于2021年发起《香港约章》，倡议香港及台湾独立   * 任建峰——46岁，前“法政汇思”召集人，被指在去年会见海外官员，煽动制裁香港官员；另于今年5月要求外国对香港法官及检察人员实施惩罚措施   * 袁弓夷——74岁，企业家、时事评论员、曾任政党“人民力量”主席，被指于2020至2023年间请求外国制裁香港官员和司法人员，另被指拟筹组“香港议会”，推进香港自决、颠覆国家政权   * 蒙兆达——51岁，前香港职工会联盟（工联会）总干事，被指去年在一个海外会议抹黑中央及香港政府，鼓吹香港与中国分裂   * 刘祖迪——29岁，测量师，被指曾于2019年建立“揽炒团队”，在网上论坛连登（LIHKG）上鼓吹“揽炒主义”   * 郭凤仪——26岁，驻地在美国的香港民主委员会执行总监，被指于海外参加会议及倡议活动，会见外国政客及官员，请求对中国及香港实施制裁和敌对活动</li>
      </ul>
      <text:p text:style-name="P4">
Source: <text:a xlink:type="simple" xlink:href="https://www.bbc.com/zhongwen/simp/chinese-news-66094657" text:style-name="Internet_20_link" text:visited-style-name="Visited_20_Internet_20_Link">
https://www.bbc.com/zhongwen/simp/chinese-news-66094657</text:a>
</text:p>
      <!--NEWS-->
      <text:h text:style-name="P10" text:outline-level="1">
<text:span text:style-name="T4">
香港国安处通缉流亡海外港人 美谴责</text:span>
</text:h>
      <text:p text:style-name="P4">
Publisher: 法新社</text:p>
      <text:p text:style-name="P4">
Published Time: 2023-07-04T07:32:08+00:00</text:p>
      <text:p text:style-name="P4">
Modified Time: 2023-07-04T07:05:02+00:00</text:p>
      <text:p text:style-name="P4">
Description: （法新社华盛顿3日电） 香港警方国家安全处以涉嫌违反「港区国安法」为由通缉罗冠聪和许智?等8名海外港人，美国今天谴责香港当局，称此举可能创下威胁人权的危险先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7-04T07-32-08-00-00/000000.png" xlink:type="simple" xlink:show="embed" xlink:actuate="onLoad" draw:mime-type="image/png"/>
</draw:frame>
</text:p>
      <text:p text:style-name="P4">
香港警方对每人悬赏100万港元（新台币397万元）进行通缉。</text:p>
      <text:p text:style-name="P4">
美国国务院发言人米勒（Matthew Miller）在声明中表示：「美国谴责香港警务处对这8名活跃人士发出国际悬赏。」</text:p>
      <text:p text:style-name="P4">
他补充说：「北京实施的国家安全法用于领土之外，是危险先例，威胁全世界每个人的人权和基本自由。」他说，中国正在进行「跨国镇压」。</text:p>
      <text:p text:style-name="P4">
「我们呼吁香港政府立即撤销悬赏令，尊重他国主权，并停止在国际上使用北京实施的国安法。」</text:p>
      <text:p text:style-name="P4">
Source: <text:a xlink:type="simple" xlink:href="https://www.rfi.fr/cn/%E5%9B%BD%E9%99%85%E6%8A%A5%E9%81%93/20230704-%E9%A6%99%E6%B8%AF%E5%9B%BD%E5%AE%89%E5%A4%84%E9%80%9A%E7%BC%89%E6%B5%81%E4%BA%A1%E6%B5%B7%E5%A4%96%E6%B8%AF%E4%BA%BA-%E7%BE%8E%E8%B0%B4%E8%B4%A3" text:style-name="Internet_20_link" text:visited-style-name="Visited_20_Internet_20_Link">
https://www.rfi.fr/cn/%E5%9B%BD%E9%99%85%E6%8A%A5%E9%81%93/20230704-%E9%A6%99%E6%B8%AF%E5%9B%BD%E5%AE%89%E5%A4%84%E9%80%9A%E7%BC%89%E6%B5%81%E4%BA%A1%E6%B5%B7%E5%A4%96%E6%B8%AF%E4%BA%BA-%E7%BE%8E%E8%B0%B4%E8%B4%A3</text:a>
</text:p>
      <!--NEWS-->
      <text:h text:style-name="P10" text:outline-level="1">
<text:span text:style-name="T4">
《全球对话》第十二期：对话欧洲绿党议员亨瑞克•哈恩 (Free Version)</text:span>
</text:h>
      <text:p text:style-name="P4">
Authors: ['宋欣，周掌柜']</text:p>
      <text:p text:style-name="P4">
Publisher: 英国《金融时报》</text:p>
      <text:p text:style-name="P4">
Time: 2023-07-04T07:34:29+00:00</text:p>
      <text:p text:style-name="P4">
Published Time: 2023-07-03T12:00:99+08:00</text:p>
      <text:p text:style-name="P4">
Modified Time: 2023-07-03T18:00:99+08:00</text:p>
      <text:p text:style-name="P4">
Description: 亨瑞克•哈恩表示，目前就欧洲经济而言，最重要的话题之一是气候变化问题，及气候变化如何威胁到我们的经济和社会福祉。我们必须找到解决这个问题的办法。</text:p>
      <text:p text:style-name="P4">
Images: []</text:p>
      <text:p text:style-name="P4">
Themes: ['中欧关系', '关注']</text:p>
      <text:p text:style-name="P4">
Keywords: ['中欧关系', '气候变化', '欧盟经济']</text:p>
      <text:p text:style-name="P4">
Type: Article</text:p>
      <!--METADATA-->
      <text:p text:style-name="P4">
中国李强总理上任以来首次出访欧洲，到访了法国、德国以及欧盟首都布鲁塞尔，中欧关系呈现出疫情爆发以及俄乌冲突以来最好的复苏态势。在全球经济都有疲软态势的当下，特别是欧洲经济面临持续的通货膨胀压力之下，中欧似乎没有理由继续分裂下去，从我们对于欧洲政治、商业以及学术各界也很明确的感受到，欧洲还是会采取比较温和的方式调整一些策略。在这样的关键节点，希望通过欣孚咨询的“全球对话”这一平台，进一步帮助中欧社会以及相关的利益攸关者厘清中欧关系的核心以及潜在的分歧，以帮助更好地推进未来的合作发展。</text:p>
      <text:p text:style-name="P4">
这次访谈的对象是德国绿党议员亨瑞克•哈恩女士，相比于传统的欧洲政治人物来看，哈恩议员有着非常强的商业经验。她曾经多年在科技公司做战略咨询和市场顾问工作，且先后就职于法国巴黎和德国慕尼黑。2010年她开始踏足政界，在此后的九年期间，她先后在巴伐利亚和德国联邦议会工作，与此同时她也开始通过智库与政界建立更多的连接，她在知名的德国智库——国际与安全事务研究所（SWP）中从事欧洲相关议题的深度研究工作。哈恩议员在2019年当选了欧洲议员，她是欧洲议会工业、研究和能源委员会的核心成员。此外，她还是欧洲议会对华关系代表团以及对美关系代表团的成员。欣孚咨询团队在欧洲访问期间对哈恩女士进行简短的专访，以下为专访内容:</text:p>
      <text:p text:style-name="P4">
<text:a xlink:type="simple" xlink:href="https://www.ftchinese.com/video/4129" text:style-name="Internet_20_link" text:visited-style-name="Visited_20_Internet_20_Link">
 《全球对话》第十二期：对话欧洲绿党议员亨瑞克•哈恩 </text:a>
</text:p>
      <text:p text:style-name="P4">
Source: <text:a xlink:type="simple" xlink:href="http://www.ftchinese.com/story/001100141" text:style-name="Internet_20_link" text:visited-style-name="Visited_20_Internet_20_Link">
http://www.ftchinese.com/story/001100141</text:a>
</text:p>
      <!--NEWS-->
      <text:h text:style-name="P10" text:outline-level="1">
<text:span text:style-name="T4">
BBC调查：中国政府正在监视你吗？</text:span>
</text:h>
      <text:p text:style-name="P4">
Author: https://www.facebook.com/bbcworldservice/</text:p>
      <text:p text:style-name="P4">
Publisher: BBC News 中文</text:p>
      <text:p text:style-name="P4">
Published Time: 2023-07-04T07:42:20.000Z</text:p>
      <text:p text:style-name="P4">
Modified Time: 2023-07-04T07:42:20.000Z</text:p>
      <text:p text:style-name="P4">
Description: 从间谍气球到秘密警察再到逃亡异见者，BBC《广角镜》调查报道中国的全球监控行动。</text:p>
      <text:p text:style-name="P4">
Images: []</text:p>
      <text:p text:style-name="P4">
Videos: ["<text:a xlink:type="simple" xlink:href="https://www.bbc.com/ws/av-embeds/cps/zhongwen/simp/world-66095405/p0fyshx3/zh-hans" text:style-name="Internet_20_link" text:visited-style-name="Visited_20_Internet_20_Link">
zh-hans</text:a>
"]</text:p>
      <text:p text:style-name="P4">
Tags: ['技术新知', '中國', '互联网']</text:p>
      <text:p text:style-name="P4">
Type: Article</text:p>
      <!--METADATA-->
      <text:h text:style-name="P12" text:outline-level="3">
<text:span text:style-name="T4">
BBC调查：中国政府正在监视你吗？</text:span>
</text:h>
      <text:p text:style-name="P4">
<text:a xlink:type="simple" xlink:href="https://www.bbc.com/ws/av-embeds/cps/zhongwen/simp/world-66095405/p0fyshx3/zh-hans" text:style-name="Internet_20_link" text:visited-style-name="Visited_20_Internet_20_Link">
 Video-1-Link：/ws/av-embeds/cps/zhongwen/simp/world-66095405/p0fyshx3/zh-hans</text:a>
 <text:span text:style-name="T4">
你的器材不支持播放多媒体材料</text:span>
<text:span text:style-name="T4">
BBC调查：中国政府正在监视你吗？</text:span>
 2023年7月4日早上7点42分</text:p>
      <text:p text:style-name="P4">
从间谍气球到海外秘密警察站，再到遍布全球的中国造摄像头，BBC《广角镜》（Panorama）调查一些对中国政府全球监控行动的指证。我们调查了有关北京间谍气球舰队的新细节，还“黑”进了一台中国制造的监控摄像头，显示我们街头的类似设备可以如何被利用。</text:p>
      <text:p text:style-name="P4">
随着英国政府宣布中国是这个时代最大的安全挑战，我们要问：中国政府正在监视你吗？</text:p>
      <text:p text:style-name="P4">
本片首播于2023年6月26日。美国五角大楼6月29日表示，二月份从阿拉斯加穿越美国大陆到达东海岸的中国气球没有收集任何信息。</text:p>
      <text:p text:style-name="P4">
Source: <text:a xlink:type="simple" xlink:href="https://www.bbc.com/zhongwen/simp/world-66095405" text:style-name="Internet_20_link" text:visited-style-name="Visited_20_Internet_20_Link">
https://www.bbc.com/zhongwen/simp/world-66095405</text:a>
</text:p>
      <!--NEWS-->
      <text:h text:style-name="P10" text:outline-level="1">
<text:span text:style-name="T4">
中国对制造高性能芯片所需的两种矿物实施出口管制 (Free Version)</text:span>
</text:h>
      <text:p text:style-name="P4">
Author: James T. Areddy / Sha Hua</text:p>
      <text:p text:style-name="P4">
Publisher: 华尔街日报中文网</text:p>
      <text:p text:style-name="P4">
Published Time: 2023-07-04T07:50:00.000Z</text:p>
      <text:p text:style-name="P4">
Modified Time: 2023-07-04T07:50:00.000Z</text:p>
      <text:p text:style-name="P4">
Created Time: 2023-07-03T22:06:00.000Z</text:p>
      <text:p text:style-name="P4">
Description: 中国将对镓、锗及30多种相关物项实施出口管制，业内人士认为这是在反制此前美国等国对中国的芯片出口限制。这是在中美这两个对手进行经济会谈之前的力量展示。</text:p>
      <text:p text:style-name="P4">
Images: []</text:p>
      <text:p text:style-name="P4">
Categories: ['国际', '中国']</text:p>
      <text:p text:style-name="P4">
Keywords: SYND,LINK:EN|WP-WSJ-0001027895</text:p>
      <text:p text:style-name="P4">
Type: Article</text:p>
      <!--METADATA-->
      <text:p text:style-name="P4">
中国对两种金属矿物实施出口限制，美国称这两种材料对于半导体、导弹系统和太阳能电池的生产至关重要。这是在中美这两个对手进行经济会谈之前的力量展示，眼下两国愈发通过制定贸易规则来寻求技术主导地位。</text:p>
      <text:p text:style-name="P4">
Source: <text:a xlink:type="simple" xlink:href="https://cn.wsj.com/articles/%E4%B8%AD%E5%9B%BD%E5%AF%B9%E9%95%93-%E9%94%97%E7%9B%B8%E5%85%B3%E7%89%A9%E9%A1%B9%E5%AE%9E%E6%96%BD%E5%87%BA%E5%8F%A3%E7%AE%A1%E5%88%B6-859d33ed" text:style-name="Internet_20_link" text:visited-style-name="Visited_20_Internet_20_Link">
https://cn.wsj.com/articles/%E4%B8%AD%E5%9B%BD%E5%AF%B9%E9%95%93-%E9%94%97%E7%9B%B8%E5%85%B3%E7%89%A9%E9%A1%B9%E5%AE%9E%E6%96%BD%E5%87%BA%E5%8F%A3%E7%AE%A1%E5%88%B6-859d33ed</text:a>
</text:p>
      <!--NEWS-->
      <text:h text:style-name="P10" text:outline-level="1">
<text:span text:style-name="T4">
埃尔多安：绝不同意瑞典入约 除非它停止包庇“恐怖分子”</text:span>
</text:h>
      <text:p text:style-name="P4">
Author: 联合早报 (Person)</text:p>
      <text:p text:style-name="P4">
Publisher: 联合早报 (Organization)</text:p>
      <text:p text:style-name="P4">
Published Time: 2023-07-04T07:52</text:p>
      <text:p text:style-name="P4">
Modified Time: 2023-07-04T07:52</text:p>
      <text:p text:style-name="P4">
Description: 土耳其总统埃尔多安表明，瑞典一日不停止包庇被安卡拉视为恐怖分子的组织，土耳其就绝不会同意瑞典加入北约。路透社报道，土耳其一再强调，瑞典必须对库尔德工人党（PKK）的支持者，以及安卡...</text:p>
      <text:p text:style-name="P4">
Videos: []</text:p>
      <text:p text:style-name="P4">
Audios: []</text:p>
      <text:p text:style-name="P4">
Images: []</text:p>
      <text:p text:style-name="P4">
Type: NewsArticle</text:p>
      <text:p text:style-name="P4">
Breadcrumbs: ['即时', '国际']</text:p>
      <text:p text:style-name="P4">
Keywords: ['土耳其', '埃尔多安', '北约', '瑞典']</text:p>
      <!--METADATA-->
      <text:p text:style-name="P4">
土耳其总统埃尔多安表明，瑞典一日不停止包庇被安卡拉视为恐怖分子的组织，土耳其就绝不会同意瑞典加入北约。</text:p>
      <text:p text:style-name="P4">
路透社报道，土耳其一再强调，瑞典必须对库尔德工人党（PKK）的支持者，以及安卡拉认定得对2016年土耳其政变负责的集团成员采取更多行动。</text:p>
      <text:p text:style-name="P4">
埃尔多安星期一（7月3日）出席内阁会议后说，土耳其要求瑞典停止庇护这两个组织的成员。“所有人都应该很清楚，允许恐怖分子在他们国内最重要的中心广场举行示威的人，不可能和土耳其建立友谊。”</text:p>
      <text:p text:style-name="P4">
近几个月来在斯德哥尔摩举行的示威活动中，有示威者挥舞支持库尔德工人党的旗帜，这个民族分离主义组织也被土耳其的西方盟友包括瑞典认定为恐怖组织。</text:p>
      <text:p text:style-name="P4">
埃尔多安说：“我们的立场、期望和承诺都很明确。我们现在捍卫的原则与去年相同。 我们只是要求他们忠于他们所签署的协议。”</text:p>
      <text:p text:style-name="P4">
瑞典说，它维护了去年与土耳其在马德里达成协议中的部分内容。2022年瑞典和土耳其签署的协议，旨在解决安卡拉关注的安全问题，包括瑞典本月颁布的一项新反恐法。但土耳其认为，库尔德工人党支持者仍在瑞典举行抗议活动，瑞典的立法改变“毫无意义”。</text:p>
      <text:p text:style-name="P4">
北约秘书长斯托尔滕贝格说，瑞典和土耳其将在北约本月举行峰会前，在布鲁塞尔召开高级别会议，讨论瑞典加入北约的可能性。</text:p>
      <text:p text:style-name="P4">
上周，一名居住在瑞典的伊拉克公民在斯德哥尔摩最大回教堂前踩踏并焚烧可兰经，引发多个回教国家的强烈抗议。</text:p>
      <text:p text:style-name="P4">
俄罗斯入侵乌克兰后，瑞典和芬兰放弃了长期采取的军事不结盟政策，于去年一起申请加入北约。芬兰已在今年4月正式成为北约第31个成员国，土耳其和匈牙利仍未批准瑞典的申请。</text:p>
      <text:p text:style-name="P4">
按照北约规程，北约必须取得所有成员国“一致同意”才能吸纳新成员。</text:p>
      <text:p text:style-name="P4">
Source: <text:a xlink:type="simple" xlink:href="https://www.zaobao.com.sg/realtime/world/story20230704-1410412" text:style-name="Internet_20_link" text:visited-style-name="Visited_20_Internet_20_Link">
https://www.zaobao.com.sg/realtime/world/story20230704-1410412</text:a>
</text:p>
      <!--NEWS-->
      <text:h text:style-name="P10" text:outline-level="1">
<text:span text:style-name="T4">
获利卖压拖累 日股收跌</text:span>
</text:h>
      <text:p text:style-name="P4">
Publisher: 法新社</text:p>
      <text:p text:style-name="P4">
Published Time: 2023-07-04T08:02:08+00:00</text:p>
      <text:p text:style-name="P4">
Modified Time: 2023-07-04T07:35:02+00:00</text:p>
      <text:p text:style-name="P4">
Description: （法新社东京4日电） 日本股市基准日经指数昨天创下33年高点，东京股市今天在获利了结卖压拖累下收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7-04T08-02-08-00-00/000000.png" xlink:type="simple" xlink:show="embed" xlink:actuate="onLoad" draw:mime-type="image/png"/>
</draw:frame>
</text:p>
      <text:p text:style-name="P4">
日经225指数收盘挫330.81点，或0.98%，来到33422.52点。东证股价指数收跌14.44点，或0.62%，来到2306.37点。</text:p>
      <text:p text:style-name="P4">
Source: <text:a xlink:type="simple" xlink:href="https://www.rfi.fr/cn/%E8%B4%A2%E7%BB%8F%E5%BF%AB%E8%AE%AF/20230704-%E8%8E%B7%E5%88%A9%E5%8D%96%E5%8E%8B%E6%8B%96%E7%B4%AF-%E6%97%A5%E8%82%A1%E6%94%B6%E8%B7%8C" text:style-name="Internet_20_link" text:visited-style-name="Visited_20_Internet_20_Link">
https://www.rfi.fr/cn/%E8%B4%A2%E7%BB%8F%E5%BF%AB%E8%AE%AF/20230704-%E8%8E%B7%E5%88%A9%E5%8D%96%E5%8E%8B%E6%8B%96%E7%B4%AF-%E6%97%A5%E8%82%A1%E6%94%B6%E8%B7%8C</text:a>
</text:p>
      <!--NEWS-->
      <text:h text:style-name="P10" text:outline-level="1">
<text:span text:style-name="T4">
脸书母公司Meta将推「类推特」程式Threads</text:span>
</text:h>
      <text:p text:style-name="P4">
Publisher: 法新社</text:p>
      <text:p text:style-name="P4">
Published Time: 2023-07-04T08:02:09+00:00</text:p>
      <text:p text:style-name="P4">
Modified Time: 2023-07-04T07:35:03+00:00</text:p>
      <text:p text:style-name="P4">
Description: （法新社华盛顿3日电） 社群媒体脸书母公司Meta Platforms将推出新款应用程式Threads，与推特（Twitter）打对台，今天起可在iPhone和安卓（Android）系统的手机应用程式商店中进行预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7-04T08-02-09-00-00/000000.png" xlink:type="simple" xlink:show="embed" xlink:actuate="onLoad" draw:mime-type="image/png"/>
</draw:frame>
</text:p>
      <text:p text:style-name="P4">
Threads是Meta旗下社群品牌Instagram推出的微网志应用程式，苹果（AppleInc.）应用程式商店中形容这是一款「Instagram主打文字对话的应用程式」。</text:p>
      <text:p text:style-name="P4">
社群网站推特老板马斯克（ElonMusk）去年10月入主推特后，推特历经一段不稳定的时期，马斯克进行组织改造并解雇数千人，同时将许多功能纳入付费订阅专区，此后Meta才宣布推出Threads。</text:p>
      <text:p text:style-name="P4">
Source: <text:a xlink:type="simple" xlink:href="https://www.rfi.fr/cn/%E7%BC%A4%E7%BA%B7%E4%B8%96%E7%95%8C/20230704-%E8%84%B8%E4%B9%A6%E6%AF%8D%E5%85%AC%E5%8F%B8meta%E5%B0%86%E6%8E%A8-%E7%B1%BB%E6%8E%A8%E7%89%B9-%E7%A8%8B%E5%BC%8Fthreads" text:style-name="Internet_20_link" text:visited-style-name="Visited_20_Internet_20_Link">
https://www.rfi.fr/cn/%E7%BC%A4%E7%BA%B7%E4%B8%96%E7%95%8C/20230704-%E8%84%B8%E4%B9%A6%E6%AF%8D%E5%85%AC%E5%8F%B8meta%E5%B0%86%E6%8E%A8-%E7%B1%BB%E6%8E%A8%E7%89%B9-%E7%A8%8B%E5%BC%8Fthreads</text:a>
</text:p>
      <!--NEWS-->
      <text:h text:style-name="P10" text:outline-level="1">
<text:span text:style-name="T4">
專訪國際特赦秘書長：反華指控是中國慣用招</text:span>
</text:h>
      <text:p text:style-name="P4">
Author: None (Language: zh)</text:p>
      <text:p text:style-name="P4">
Publisher: None</text:p>
      <text:p text:style-name="P4">
Time: 2023-07-04T08:10:00Z</text:p>
      <text:p text:style-name="P4">
Description: 台海情勢升溫之際，國際特赦組織總會秘書長卡拉馬爾（Agnès Callamard）6月24日至29日訪台，她此行目的為何？5月，該組織稱一名留韓的維族學生赴港失蹤，事後卻又改口稱該生未前往香港，秘書長對此如何回應？</text:p>
      <text:p text:style-name="P4">
Videos: []</text:p>
      <text:p text:style-name="P4">
Images: []</text:p>
      <text:p text:style-name="P4">
Subject: 时政风云</text:p>
      <text:p text:style-name="P4">
Subjects: ['岛屿主权争端', '马英九', '专题报道：全景观看“习马会”', '移民难民', '专题报道：2016年台湾大选', '台湾', '人权']</text:p>
      <text:p text:style-name="P4">
Keywords: ['国际特赦组织', '人权', '中国人权', '台湾', '两岸关系', '台海局势', '中美竞争', '区域冲突']</text:p>
      <text:p text:style-name="P4">
ID: 66107907</text:p>
      <!--METADATA-->
      <text:p text:style-name="P4">
<text:span text:style-name="T4">
德國之聲：您此次訪台之行的目的為何？</text:span>
</text:p>
      <text:p text:style-name="P4">
卡拉馬爾：這雖是我作為國際特赦組織（簡稱國際特赦）秘書長首次訪問台灣，但國際特赦與台灣的關係源遠流長，在台灣獨裁統治時期，國際特赦便致力協助良心犯；此次訪問期間，我也見到了其中兩位——陳欽生及台灣國家人權委員會主任委員陳菊。</text:p>
      <text:p text:style-name="P4">
不論我走到哪裡，大家都會向我提起這段長遠的關係，以及國際特赦在民主和人權方面的努力，對台灣人民代表的意義。因此，我來訪的部分原因，就是要重建這些關係，並特別關注國際特赦台灣分會持續進行的工作，因為它不僅在區域內、甚至在全球範圍內，都是國際特赦組織最成功的分會之一。作為一個國家實體（anationalentity），它確實取得了非凡的成就。因此，我非常非常渴望與國際特赦在台灣的成員、工作人員、董事會見面，了解他們的工作，看看我們其他成員有什麼可學習之處。</text:p>
      <text:p text:style-name="P4">
這是我來此的第一個原因，但還有其他一些可能不太好的原因。我來這裡是為了評估台灣政府在人權方面、實踐人權公約方面取得的進展，也是為了探索、更多地了解國際緊張局勢日益加劇所造成的影響，尤其是美中的緊張局勢對台灣人權保護的影響，但也不僅止於此。</text:p>
      <text:p text:style-name="P4">
台灣確實處於國際體系重組、中美衝突的前線，去年俄羅斯入侵烏克蘭又讓此衝突加劇。因此，我這次訪問還想更了解處於前線的國家如何應對日益緊張的局勢，以及我們該如何回應，確保人權無論如何都受到保護。</text:p>
      <text:p text:style-name="P4">
<text:span text:style-name="T4">
德國之聲：關於中美在台海的地緣政治緊張局勢對人權的影響，您有何發現？</text:span>
</text:p>
      <text:p text:style-name="P4">
卡拉馬爾：嗯，我認為當然有很多影響，例如資源、恐懼、假訊息等方面。這一切讓人權保護一方面變得尤為關鍵且重要，一方面也可能淪為緊張局勢下的犧牲品。</text:p>
      <text:p text:style-name="P4">
以假訊息為例，全球任何一位研究人員都會告訴你，台灣是假訊息首當其衝的受害者，在人權、民主等議題上，台灣人民是假訊息的攻擊目標。這些假信息的目的，是灌輸恐懼，讓人們相信人權無益、人權沒有效果、人權不能保護人民、台灣政府保護不了台灣人民。這種程度的假訊息，本身就已經是一種侵犯人權的形式，讓倡導人權保護、人權教育更困難。但這也彰顯了國際特赦組織等國際人權組織在台灣投入努力有多重要，才能確保台灣人了解人權，知道人權公約、人權行動、人權正義能帶給他們多少保護。</text:p>
      <text:p text:style-name="P4">
另一個例子是對軍事介入的恐懼，這讓人們感受到強烈的不確定性、很害怕有什麼事會發生在自己或孩子身上。營造這樣的環境本身，就已經在侵犯台灣人的權利了。當然，不論是否公開、直接，任何形式的軍事行動都會構成對台灣人民的的重大人權侵犯。</text:p>
      <text:p text:style-name="P4">
我們還沒走到那一步，但我想表達的是，即使是在當前的環境下，假訊息、（台海受到）軍事化和人權政治化的嚴重程度，也需要特別優先考慮如何維護人權。</text:p>
      <text:p text:style-name="P4">
</text:p>
      <text:p text:style-name="P4">
卡拉馬爾在6月29日離台前夕，在國際特赦組織台灣分會接受德國之聲專訪。</text:p>
      <text:p text:style-name="P4">
<text:span text:style-name="T4">
德國之聲：我稍早與您的台北團隊對話時，得知了您此行會見了台灣官員和公民團體。請問有哪些人令您特別印象深刻？見到他們之後，您是否覺得台灣有準備好面對您剛才所提到的衝擊？</text:span>
</text:p>
      <text:p text:style-name="P4">
卡拉馬爾：我遇到的每個人都令人印象深刻。當然，因為我有人權背景，我特別受那些為自己或他人的權利而奮鬥的人所感動。</text:p>
      <text:p text:style-name="P4">
我見了一些在台灣專制政權時，或是在中國，因自由表達言論而遭非法拘禁的人。他們有反抗，他們的妻子和家人也有反抗，令人印象深刻。我也見了死刑犯，包括邱先生和王先生（指邱和順及王信福），他們的生活哲學也令人印象深刻，能教給我們持續生活在將被處決的恐懼中是什麼樣子，但他們又能在生命中簡單的事物發現美，並準備好自己的生命而戰。</text:p>
      <text:p text:style-name="P4">
我也見了國家人權委員會的負責人（陳菊），她曾是一名良心犯，也是酷刑的受害者，國際特赦在她被拘禁時曾協助救援。她保護人權的決心令人印象深刻，即使有些權利在她年輕時就被剝奪了。</text:p>
      <text:p text:style-name="P4">
台灣的政治人物，都置身於一個非常複雜的環境之中。台灣獨特的國際地位，讓他們必須不斷在各種優先事項和問題之間權衡。雖然我未必總是同意台灣選擇的道路，但我絕不懷疑他們致力於盡可能保障人權的決心，所以這次訪台帶給了我巨大的希望。</text:p>
      <text:p text:style-name="P4">
多年來，儘管台灣不隸屬於聯合國——這個位置過去給了中國，但台灣找到了其實施人權議程的方法。台灣政府與公民社會共同設計、實踐出一個非常有創意的體制，這表明他們對國際準則的承諾，以及他們願意根據這些準則，接受外部評估的承諾。他們正在以一個更有效的方法，複製在現有的人權制度特殊的機制和程序。這是一件必須特別強調的事情，我個人因此受到很多啟發。</text:p>
      <text:p text:style-name="P4">
五個國際公約已經被納入台灣的國內法規和制度。這五個公約由定期訪台的國際專家監督，在他們發布審查報告之後，台灣政府會對報告進行評估，並承諾按照建議實施法規。這是一個良性循環，且在人權方面是非常難得的、必須被凸顯的事；這是台灣的一個偉大的成就。</text:p>
      <text:p text:style-name="P4">
而我來訪的任務之一其實是告訴台灣：你們已經做了這麼多，但你們還可以做更多。在《禁止酷刑公約》、《難民公約》方面，台灣可以做得更多，將這些公約納入國內法。因此，我在此舉行的各種會談，就是要向台灣政府強調，他們已經建立了一條道路，而這條道路應該是線性的，意思是前進的方向只有一個，那就是繼續將這些國際義務本土化，並加以實施。</text:p>
      <text:p text:style-name="P4">
<text:span text:style-name="T4">
德國之聲：接下來談談最近國際特赦組織發生的事件。今年5月，<text:a xlink:type="simple" xlink:href="https://www.dw.com/zh/zh/維族學生下落查明-港府籲國際特赦組織道歉/a-65760933" text:style-name="Internet_20_link" text:visited-style-name="Visited_20_Internet_20_Link">
 國際特赦組織稱有維吾爾族學生在香港機場失蹤，結果發現這並非事實</text:a>
。這件事嚴重損害了貴組織的信譽。我想請教到底發生了什麼事，貴組織將如何重建外界的信任？ </text:span>
</text:p>
      <text:p text:style-name="P4">
卡拉馬爾：你的問題有幾句話不太正確，讓我稍微更正一下。傳統上，國際特赦組織致力於幫助因被監禁、失蹤或非法拘留，而面臨生命危險的人。</text:p>
      <text:p text:style-name="P4">
當我們收到消息說，有人失蹤了3週，可能面臨生命危險時，國際特赦就應該以深入研究為基礎採取行動。換言之，很不幸地世界各地有很多人失蹤，國際特赦組織僅能替其中少數人採取行動，並以非常明確的調查標準為基礎。</text:p>
      <text:p text:style-name="P4">
當這個人失蹤3週後告訴我們，「我不希望你代我發聲」，這時候我們就會停止，因為我們的基本原則是要獲得同意，而且不造成傷害。所以，當有人說不希望我們代其發聲，不希望我們對此案進行倡議、宣傳，那我們絕對必須立即遵循他們的指示，我們也這麼做了。失蹤3週後，此人要求我們不要做任何事情，我們就停止了行動。這樣的做法，實踐了我們調查的關鍵原則和標準，也就是不造成傷害，並顧及同意和準確性。我認為，這就是外界應該從此事得知的關鍵訊息。</text:p>
      <text:p text:style-name="P4">
<text:span text:style-name="T4">
德國之聲：但大眾接收到的資訊是，貴組織說他在香港機場失蹤，但事後發現他根本沒有去機場。所以這是否在準確性上——</text:span>
</text:p>
      <text:p text:style-name="P4">
卡拉馬爾：對於事發過程有不同的解釋。我認為，作為一名應避免造成傷害的記者，你應該堅持「無傷害原則」（the do no harmprinciple），我們不應該談論該名學生的處境，因為這可能會讓情況變得更糟。這就是我們的底線。這不是發生了什麼、沒發生什麼的問題，問題在於我們目前接收到多大程度的同意來談論此事？我們沒有取得同意談論這件事。另外，若我們繼續談論此事，會造成多大程度的傷害？會有很大的傷害，因此我們不再談論此事。這是國際特赦組織作為人權組織的立場。</text:p>
      <text:p text:style-name="P4">
<text:span text:style-name="T4">
德國之聲：好的。所以您的意思是，貴組織是因為沒有得到同意，才停止進行這個項目？</text:span>
</text:p>
      <text:p text:style-name="P4">
卡拉馬爾：沒錯，這才是最重要的關鍵。</text:p>
      <text:p text:style-name="P4">
<text:span text:style-name="T4">
德國之聲：為什麼在貴組織的更正聲明中，沒有提到這則資訊？</text:span>
</text:p>
      <text:p text:style-name="P4">
卡拉馬爾：什麼資訊？</text:p>
      <text:p text:style-name="P4">
<text:span text:style-name="T4">
德國之聲：沒有取得同意這件事。</text:span>
</text:p>
      <text:p text:style-name="P4">
卡拉馬爾：是，這是關鍵原則。我不需要重複已經公開的事。我是在為你補充資訊：國際特赦組織的工作原則是「無傷害」以及「獲得同意」。在這兩個原則生效的情況下，我們立即採取行動，並確保我們確實沒有造成傷害；如果（當事人）撤回同意，我們也必須撤回任何相關行動。就是這樣。</text:p>
      <text:p text:style-name="P4">
<text:span text:style-name="T4">
德國之聲：好的。我明白了。那麼北京呢？貴組織未來發表其他關於新疆維吾爾少數民族的深入調查時，中國政府可能會以此次事件來反駁你們。你們將如何應對？</text:span>
</text:p>
      <text:p text:style-name="P4">
卡拉馬爾：我非常堅決致力於繼續我們做過的工作，對於國際特赦組織，中國政府提出過多種指控，不管他們現在說什麼，都不是什麼新鮮事。我們和其他組織都發表過關於中國對待維吾爾人的精闢研究，中國的做法相當於反人類罪，但中方至今仍未能提出任何準確、有效的反駁資訊。</text:p>
      <text:p text:style-name="P4">
中國會對任何人提出各種指控，針對國際特赦組織，還有台灣政府等對象，只要我們敢於對他們的人權問題提出疑慮。不管我們到哪裡都是如此——中國、俄羅斯對我們多有指責，以色列也因我們發表種族隔離報告而指責我們反猶。這是所有獨裁領導人的劇本，我們習慣了。我們知道如何應對，也將繼續堅持我們的工作原則，以及維護人權的承諾。</text:p>
      <text:p text:style-name="P4">
<text:span text:style-name="T4">
德國之聲：您個人是否認為該事件損害了國際特赦組織的信譽？</text:span>
</text:p>
      <text:p text:style-name="P4">
卡拉馬爾：我不知道你說的是哪個事件。但不，我不認為⋯⋯（我認為）來自這個地區的人們明白，這件事並沒有（對組織）產生任何影響。</text:p>
      <text:p text:style-name="P4">
</text:p>
      <text:p text:style-name="P4">
在《香港國安法》通過之後，國際特赦組織2021年底宣布關閉兩處當地分會。</text:p>
      <text:p text:style-name="P4">
<text:span text:style-name="T4">
德國之聲：網路上有人指控國際特赦組織是一個「反華組織」，以維護人權為名、充當西方政治工具的非政府組織。您對這些言論有何回應？</text:span>
</text:p>
      <text:p text:style-name="P4">
卡拉馬爾：如我剛剛所言，我們遭受很多指控。 <text:a xlink:type="simple" xlink:href="https://www.dw.com/zh/zh/人权组织指责乌军队违反国际法-乌总统正面回怼/a-62724439" text:style-name="Internet_20_link" text:visited-style-name="Visited_20_Internet_20_Link">
 每當我們強調一個國家有人權問題，該國政府及其支持者通常都會指責我們反對該國</text:a>
。我們批評埃塞俄比亞在提格雷（Tigray）衝突中犯下反人類罪，就被批評反對埃塞俄比亞；當我們談到以色列對巴勒斯坦人的待遇時，我們被指控為反猶太主義。我們還因為指出人權侵犯問題而被美國政府予以多項指控。因此中國對我們的指責與威權領導人慣用的伎倆一致，那就是試圖轉移焦點，避免自己的人權侵害行為受到關注。</text:p>
      <text:p text:style-name="P4">
國際人權既不是西方的、不是東方的、不是拉丁美洲的、也不是非洲的。它是一個普世標準，世界上多數人民、乃至各國政府，都依它而聚在一起。它是政府與人民關係的基礎，是確保個人權利免受政府濫權侵害的一種方式。權利是我們生而為人自然持有的。只要你是個人，你就有權利。中國人有人權，台灣人有人權，法國人也有人權（編按：卡拉馬爾是法國籍）。</text:p>
      <text:p text:style-name="P4">
我會這麼形容，在中國政府與美國等一系列緊張局勢中、在全球超級大國的爭鬥中，人權已成為這場衝突的工具之一。美國政府據稱倡導政治、公民權利和民主，而中國則主張（經濟）發展、國家主權和經濟權利。實際上，國際特赦組織的立場是，我們在這場衝突中不選邊站。我們仍然相當公正。我們想表達的就是，人權是不可分割的，公民權、政治權、經濟權、社會權、文化權都是我們生而為人的一部分，必須受到同等保護。它們被中國等各國政府濫用、誤用，不代表它們就屬於另一個國家或政府。我們必須在世界各地，包括中國，以平等的方式維護人權，並在必要時抵制中國。</text:p>
      <text:p text:style-name="P4">
<text:span text:style-name="T4">
德國之聲：貴組織是否曾須採取行動，來反擊中方此類指責？</text:span>
</text:p>
      <text:p text:style-name="P4">
卡拉馬爾：隨時啊，我的意思是，總是如此。例如，當中國指責我們在人權倡導方面傾向西方時，我們通常可以做兩件事——第一件事是要表明，作為一個人權組織，國際特赦組織同樣關注美國、中國、俄羅斯、馬利等一系列國家。</text:p>
      <text:p text:style-name="P4">
第二件事是，我們剛剛發布了一份關於全球人權狀況的報告，其中我們指出，西方國家犯下雙重標準的錯誤，因為他們視烏克蘭衝突優先於許多其他衝突，未能從全球視角來維護人權。他們在實現自己的願景時，其實排出了高低順序。我們毫不猶豫地指出了所謂西方國家的弱項、局限或違規行為。所以我可以說，我們經常這麼做，也沒有任何公正性的問題。這就是必須得做的事。</text:p>
      <text:p text:style-name="P4">
第三，就中國而言，我們也很清楚，他們試圖轉移訊息焦點、試圖暗示人權是西方的、試圖暗示人權毫無意義，這一切都是為了支持他們的世界觀、他們的願景。而這正是我們所要抵制的，我們當然不會接受和容忍。這就是為什麼我們要進行我們的工作，包括關注維吾爾人的處境等，我們將繼續堅持不懈地指出中國所犯下的反人類罪行，並要求國際社會、特別是聯合國，採取堅決的行動、反對中國對待少數民族的方式。</text:p>
      <text:p text:style-name="P4">
我們堅決譴責中國當局多次侵犯言論自由的行為。我們已經準備好、也將繼續譴責中國政府執行死刑、侵犯人民罷工權、侵犯人民集會權。中國當局犯下各式各樣的人權侵害行為，有在公民權益、政治上的，也有在經濟、社會和文化方面的，無論中國對我們做什麼，我們都將繼續譴責他們。</text:p>
      <text:p text:style-name="P4">
我可以向你保證，我們是一場全球的（倡議）運動，我們擁有抵制中國假訊息所需的一切。</text:p>
      <text:p text:style-name="P4">
<text:span text:style-name="T4">
德國之聲：您去年在奧斯陸自由論壇上提到，很多西方國家沒有公開譴責俄羅斯侵略烏克蘭時，曾說「中立不是選項」。若中國真的入侵台灣，您認為西方世界會不會更難形成統一戰線？</text:span>
</text:p>
      <text:p text:style-name="P4">
卡拉馬爾：聽著，我不會開始預測中國可能會做什麼、不會做什麼。當一個政府——無論是哪個政府——違反《聯合國憲章》、違反國際社會組建和治理方式的關鍵原則，並侵犯人權時，「中立」就不可能存在。</text:p>
      <text:h text:style-name="P12" text:outline-level="3">
<text:span text:style-name="T4">
乌克兰反攻陷入僵局</text:span>
</text:h>
      <text:p text:style-name="P4">
我一年前就說過，現在仍要絕對清楚地表達，對俄羅斯侵略烏克蘭一事採取中立態度不是選項。各國政府，包括非洲、拉丁美洲和亞洲的政府，都該與烏克蘭同在，因為烏克蘭的領土遭到入侵、國家的完整遭到侵犯、人民遭到殺害。（俄方）犯下了多起戰爭罪。所以是的，中立是不可能的。</text:p>
      <text:p text:style-name="P4">
面對其他大規模侵犯人權的行為，保持中立也是不可能的，例如緬甸政府對當地人民、少數民族所做的事；在埃及或沙特阿拉伯，有數十人因自由發表言論而遭到監禁。因此無論這些侵權行為發生在何處，我們都必須堅決反對。</text:p>
      <text:p text:style-name="P4">
<text:span text:style-name="T4">
德國之聲：您認為「中立不可取」的情況，是否也適用於台海的緊張局勢中？</text:span>
</text:p>
      <text:p text:style-name="P4">
卡拉馬爾：任何地方只要存在大規模侵犯人權的行為，中立就不是選項。就是不可取。</text:p>
      <text:p text:style-name="P4">
<text:span text:style-name="T4">
德國之聲：您認為西方世界正在關注台灣嗎？西方國家是否正在留意中國與台灣之間的情況，以及可能發生的人權災難？</text:span>
</text:p>
      <text:p text:style-name="P4">
卡拉馬爾：毫無疑問，全世界都在關注台灣正在發生的事情，包括像我們這樣的組織。如我所說的，我此行的原因之一，正是因為台灣處於國際緊張局勢日益加劇的前線。因此，我們需要了解如何在這樣複雜的背景下保護人權。最終，還是要由台灣人民決定他們要何去何從。因此從國際特赦組織的角度來看，我們將基於國際法和有關人權的國際公約，來提出立場。</text:p>
      <text:p text:style-name="P4">
所以是的，現在大家都在關注台灣。我們來到這裡是為了維護人權，因為台灣人民和當局在維護人權方面，取得了巨大的進展。我們真的希望支持他們繼續這樣做，包括將《禁止酷刑公約》等國際公約納入國內法。這是國際人權體系的基本原則，但還沒有被很好地納入台灣的國內體系。因此，我此行要帶來的關鍵訊息之一是，請（台灣）不要再浪費時間了。這一點至關重要，這是台灣對國際人權承諾的一部分。</text:p>
      <text:p text:style-name="P4">
<text:span text:style-name="T4">
德國之聲： 如你提到的，你在台灣遇到了一些死囚。據貴組織稱，<text:a xlink:type="simple" xlink:href="https://www.dw.com/zh/zh/全球死刑数量创五年新高在中国仍是国家机密/a-65638885" text:style-name="Internet_20_link" text:visited-style-name="Visited_20_Internet_20_Link">
 中國是世界上死刑最活躍的國家</text:a>
；而在台灣，儘管政府有逐步廢除死刑的政策，但民眾對死刑的支持率實際上仍和中國一樣高。你對此有何評論？ </text:span>
</text:p>
      <text:p text:style-name="P4">
卡拉馬爾：我很遺憾台灣人民沒有更反對死刑。死刑是最終極的懲罰形式。它是不人道、有辱人格的。在某些情況下，它可能相當於酷刑。</text:p>
      <text:p text:style-name="P4">
在加入國際特赦組織之前，我曾擔任（聯合國）法外任意處決問題的特別報告員。死刑是我報導職責範圍的一部分，我接收過大量死刑相關案件的資訊。我可以向你們保證，從美國到沙特阿拉伯、台灣或中國，沒有一個死刑案例符合公平審判原則。換句話說，人們被判處死刑時，他們已經成為侵權行為底下的受害者，例如他們沒有接觸律師的管道等，而且我現在談論的，還只是西方或民主國家裡的情況而已。</text:p>
      <text:p text:style-name="P4">
</text:p>
      <text:p text:style-name="P4">
2020年，國際特赦組織在法國抗議政府通過《全球安全法》，該法案計劃效法中國於公共場域使用臉部辨識監控技術。</text:p>
      <text:p text:style-name="P4">
這些人（指死刑犯）可能在被起訴很久之後才有機會接觸到律師；也可能是在酷刑或虐待之下，才吐出資訊或供詞；他們可能語言不通，甚至無法跟警察溝通，因為往往有大量的死刑受害者都是移工；他們也很多可能是窮人，在世界各地的死刑受害者之中，人數最多的是極其貧困者、最弱勢的少數群體。</text:p>
      <text:p text:style-name="P4">
死刑真的沒有什麼公平可言。到頭來，它只是國家在任意剝奪生命，這是不可接受的。因此，無論台灣人民的立場如何，我們組織的立場是，我們將繼續倡導反對死刑；我們將繼續教育人們認識死刑的實情；我們也將呼籲當局比現在更加果斷（執行廢死）。</text:p>
      <text:p text:style-name="P4">
全球許多人都相信死刑是有意義的，不僅是台灣人和中國人，這個信念實際上無處不在。即使在已經廢除死刑的國家，尤其是才剛廢死的國家，你會發現，有很多人仍然認為死刑有其存在意義——事實並非如此，死刑就是正義的對立面——但這些國家的政府仍然勇敢地告訴人民，你們看，我們將推行（廢死）行動，我們會說服你們、教育你們，我們將證明死刑是一種侵犯人權的行為。</text:p>
      <text:p text:style-name="P4">
現在，我們必須延續這個趨勢。這個趨勢就是，已經廢除死刑的（國家）人數，遠遠多於未廢死的。每年都有更多的國家廢除死刑、每年都有更多的國家在事實上或法律上暫停死刑。目前在台灣，（死刑）已經在實質上暫停了。我們呼籲當局繼續保持這個實質上的暫停，並轉向法律上的暫停，最終邁向廢死。與此同時，在某些情況下，總統可以通過大赦來採取行動。我們呼籲蔡總統，至少赦免邱先生和王先生（指邱和順和王信福），這兩人都應該被釋放。</text:p>
      <text:p text:style-name="P4">
<text:span text:style-name="T4">
德國之聲：根據您在世界各地研究死刑的經驗，您認為逐步廢除死刑是一個可行的方法嗎？</text:span>
</text:p>
      <text:p text:style-name="P4">
卡拉馬爾：聽著，我們不⋯⋯你知道，國際特赦當然堅定主張完全廢除死刑，這是我們的終極目標。然而，我們也是務實的，並認識到逐步廢除死刑、循序漸進地履行人權義務的重要性。  當涉及死刑時，我們正使用漸進的方法。例如第一步，要求不應處決兒童或殘疾人士；第二步，不應對與毒品有關的罪行、或根據國際法不應導致死刑的罪行執行死刑。所以我們當然支持這種反對死刑的務實方法，但我們的終極目標仍是實現全面廢除死刑。</text:p>
      <text:p text:style-name="P4">
<text:span text:style-name="T4">
德國之聲：而與死刑相比，台灣對其LGBTQ的人權進展更加自豪。<text:a xlink:type="simple" xlink:href="https://www.dw.com/zh/zh/台湾同婚合法一周年-污名与歧视未消/a-53460639" text:style-name="Internet_20_link" text:visited-style-name="Visited_20_Internet_20_Link">
 台灣是亞洲第一個將同性婚姻合法化的地方</text:a>
 。而在5月，政府還通過了一項法案， <text:a xlink:type="simple" xlink:href="https://www.dw.com/zh/zh/亚洲首例-台湾同志收养家庭诞生/a-60334830" text:style-name="Internet_20_link" text:visited-style-name="Visited_20_Internet_20_Link">
允許同性伴侶收養孩子 </text:a>
。你對這樣的進展有什麼評論？還有什麼可以改進的地方？ </text:span>
</text:p>
      <text:p text:style-name="P4">
卡拉馬爾：這是相當傑出的。正如我所說，台灣在人權保護方面正走在一條良好的道路上，這必須持續下去，獨立於正在發生的事情（指台海潛在衝突）之外。在這種國際背景下，最好的回應就是把目光放在全面落實國際人權上。</text:p>
      <text:p text:style-name="P4">
<text:a xlink:type="simple" xlink:href="https://www.dw.com/zh/zh/台湾通过同性婚姻法案-开创亚洲先河/a-48769839" text:style-name="Internet_20_link" text:visited-style-name="Visited_20_Internet_20_Link">
 台灣在LGBTQI權利方面所做的事情是驚人的 </text:a>
 。我們當然要祝賀台灣當局通過這項立法。當然，可以做得還有更多，至於還能做什麼？</text:p>
      <text:p text:style-name="P4">
目前，平等法案有一個問題， <text:a xlink:type="simple" xlink:href="https://www.dw.com/zh/zh/台灣跨國同婚獨漏中國-台陸伴侶有苦難言/a-64484094" text:style-name="Internet_20_link" text:visited-style-name="Visited_20_Internet_20_Link">
 那就是它排除了其中一方來自中國國籍的伴侶 </text:a>
。我們理解（兩岸）問題的敏感性，但我們堅持認為，這創造了一個歧視的面向——坦白說，這甚至可以說是有點荒謬，因為如果你是一對異性戀夫婦，就不會有這些問題。為什麼在同性伴侶之間強加這種規定？這完全不合理。這就是在製造歧視，它也確實有違基本的人權標準。因此，我們呼籲當局審查此一特定條款，並確保包括中國公民在內的配偶，其婚姻應被台灣政府承認，這就是一個可以採取且應立即採取行動的例子。</text:p>
      <text:h text:style-name="P12" text:outline-level="3">
<text:span text:style-name="T4">
524，我们结婚了！</text:span>
</text:h>
      <text:p text:style-name="P4">
而另一個問題是，有需求想改變自己法定性別認同的人，被規定須進行外科手術。國際特赦的立場是，此規範中的強制性是非常有問題的，它侵犯了人們的自主權和對保留身體完整性的權利。當然，如果個人想做此類手術，我們對此表示歡迎及贊同。但是，當規範把手術變成強制性時，實際上是授權國家替一個「不應交由國家決定的事情」做決定。當牽涉到身體完整性，就應由個人決定，因此在這個問題上，我們也呼籲當局取消須經由強制性手術，才能改變性別認同的規定。</text:p>
      <text:p text:style-name="P4">
<text:span text:style-name="T4">
德國之聲：您對此次訪問還有什麼想補充的內容？</text:span>
</text:p>
      <text:p text:style-name="P4">
卡拉馬爾：這次訪台帶給我的關鍵信息是，台灣是一個充滿活力的公民社會，擁有充滿活力的知識分子，人們也致力於確保台灣在此區域的人權議題上發揮領導作用。目前，台灣也已經在特定領域做到了這一點，包括整合並在國內落實五大國際人權公約，以通過國際及專家審查。在LGBTQI權利方面，台灣也取得了長足的進步，許多公眾和政治家都對人權有明確的承諾。</text:p>
      <text:p text:style-name="P4">
但是，仍然有一些問題和主題沒有得到應有的關注，我此次訪台有一部份也是為了把焦點放在這些問題上，比如難民議題。我曾經說過，台灣政府其實在聯合國會員資格轉移至中國前，就簽署了《難民公約》，但到現在此該約還沒有（在台灣）得到很好的落實，這意味著來自世界各地尋求庇護的難民，將生活在一個缺乏人權、不確定的狀態。</text:p>
      <text:p text:style-name="P4">
因此我本週任務的主要目標之一，是確保台灣擁有必要的法律框架保護這些難民，不至於將他們驅回，這包括了來自香港、中國大陸，以及從敘利亞、烏干達等其他任何地方來尋求庇護的人。對我來說，這是台灣當局的一個盲點，必須予以解決。</text:p>
      <text:p text:style-name="P4">
此外，台灣當局也必須找到方法來平衡氣候正義、原住民權利和移工權利，台灣有12%勞動力是來自台灣以外的地方，比例相當高，而這些勞工必須完全受到勞動法的保護。我在這裡真誠地對（台灣）已經取得的成就表示欽佩，同時國際特赦也願意予以更多支持，使台灣繼續朝著全面人權保護的方向前進。</text:p>
      <text:p text:style-name="P4">
<text:span text:style-name="T4">
德國之聲：再次感謝您受訪，也謝謝您的回答。</text:span>
</text:p>
      <text:p text:style-name="P4">
卡拉馬爾：非常感謝您。</text:p>
      <text:p text:style-name="P4">
<text:span text:style-name="T5">
德國之聲致力於為您提供客觀中立的新聞報導，以及展現多種角度的評論分析。文中評論及分析僅代表作者或專家個人立場。</text:span>
</text:p>
      <text:p text:style-name="P4">
Source: <text:a xlink:type="simple" xlink:href="https://www.dw.com/zh/專訪國際特赦秘書長：反華指控是中國慣用招/a-66107907" text:style-name="Internet_20_link" text:visited-style-name="Visited_20_Internet_20_Link">
https://www.dw.com/zh/專訪國際特赦秘書長：反華指控是中國慣用招/a-66107907?maca=chi-rss-chi-all-1127-rdf</text:a>
</text:p>
      <!--NEWS-->
      <text:h text:style-name="P10" text:outline-level="1">
<text:span text:style-name="T4">
俄罗斯宣布挫败乌克兰对莫斯科的无人机袭击  泽连斯基在一周的艰难反攻后赞扬其部队</text:span>
</text:h>
      <text:p text:style-name="P4">
Author: 半岛电视台＋通讯社</text:p>
      <text:p text:style-name="P4">
Publisher: Al Jazeera</text:p>
      <text:p text:style-name="P4">
Published Time: 2023-07-04T08:16:03</text:p>
      <text:p text:style-name="P4">
Modified Time: 2023-07-04T08:16:03</text:p>
      <text:p text:style-name="P4">
Description: 俄罗斯国防部宣布在4日挫败了乌克兰无人机对莫斯科发动的“恐怖袭击”，另一方面，乌克兰证实在历时一周的艰难反击战斗之后，已经收复了该国东部和南部的土地。</text:p>
      <text:p text:style-name="P4">
Images: ["<text:a xlink:type="simple" xlink:href="https://chinese.aljazeera.net/wp-content/uploads/2023/07/31490206-1687543860-1688458262.jpg" text:style-name="Internet_20_link" text:visited-style-name="Visited_20_Internet_20_Link">
31490206-1687...</text:a>
", "<text:a xlink:type="simple" xlink:href="https://chinese.aljazeera.net/wp-content/uploads/2023/07/maxresdefault-1688458133.jpg" text:style-name="Internet_20_link" text:visited-style-name="Visited_20_Internet_20_Link">
maxresdefault...</text:a>
", "<text:a xlink:type="simple" xlink:href="https://chinese.aljazeera.net/wp-content/uploads/2023/07/maxresdefault-1-1688458087.jpg" text:style-name="Internet_20_link" text:visited-style-name="Visited_20_Internet_20_Link">
maxresdefault...</text:a>
", "<text:a xlink:type="simple" xlink:href="https://chinese.aljazeera.net/wp-content/uploads/2023/07/0b712063-bc11-4052-bfc4-1ae37c11a8d0-1688458035.jpeg" text:style-name="Internet_20_link" text:visited-style-name="Visited_20_Internet_20_Link">
0b712063-bc11...</text:a>
", "<text:a xlink:type="simple" xlink:href="https://chinese.aljazeera.net/wp-content/uploads/2023/07/maxresdefault-2-1688457967.jpg" text:style-name="Internet_20_link" text:visited-style-name="Visited_20_Internet_20_Link">
maxresdefault...</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39" text:anchor-type="as-char" svg:width="6.9236in" svg:height="4.610975in" draw:z-index="0">
<draw:image xlink:href="../Images/Aljazeera Chinese/2023-07-04T08-16-03/31490206-1687543860-1688458262.jpg" xlink:type="simple" xlink:show="embed" xlink:actuate="onLoad" draw:mime-type="image/jpeg"/>
</draw:frame>
乌克兰军队轰炸了俄罗斯军队在东部顿涅茨克省内的据点 (阿纳多卢通讯社)</text:p>
      <text:p text:style-name="P4">
俄罗斯国防部宣布在4日挫败了乌克兰无人机对莫斯科发动的“恐怖袭击”，另一方面，乌克兰证实在历时一周的艰难反击战斗之后，已经收复了该国东部和南部的土地。</text:p>
      <text:p text:style-name="P4">
俄罗斯国防部表示，4日在莫斯科挫败了由5架无人机发动的“恐怖袭击”，并强调已将这些无人机全部击落，而且无人受伤。</text:p>
      <text:p text:style-name="P4">
俄罗斯外交部发言人玛丽亚·扎哈罗娃指责乌克兰在今天早上向莫斯科发射无人机。</text:p>
      <text:p text:style-name="P4">
扎哈罗娃表示，基辅政权试图袭击包含民用基础设施在内的地区——其中包括接收外国航班的民用机场，而这是另一起“恐怖行径”。</text:p>
      <text:p text:style-name="P4">
塔斯社援引俄罗斯紧急服务部门的消息称，在4日早些时候，至少在莫斯科上空拦截了3架无人机，其中一架无人机在莫斯科以西63公里的库宾卡镇上空被拦截。</text:p>
      <text:p text:style-name="P4">
路透社指出，该镇附近有一个俄罗斯的空军基地。</text:p>
      <text:h text:style-name="P13" text:outline-level="4">
<text:span text:style-name="T4">
乌克兰的推进</text:span>
</text:h>
      <text:p text:style-name="P4">
另一方面，乌克兰总统泽连斯基表示，乌克兰军队正在一步步向前推进，他还感谢所有保卫乌克兰的人，以及所有领导这场战争走向胜利的人。</text:p>
      <text:p text:style-name="P4">
乌克兰国防部副部长马利亚尔表示，自对俄罗斯军队发起反攻以来，乌克兰军队已经成功收复了近159平方公里的土地。</text:p>
      <text:p text:style-name="P4">
马利亚尔在一份声明中证实，在东部和南部前线发生着“打完就跑”的游击战行动，并证实俄罗斯军队正试图向莱曼、阿夫迪夫卡和马林卡方向推进，而乌克兰军队则向扎波罗热以南处于俄罗斯控制下的别尔江斯克和梅利托贝尔地区的7个城镇推进。</text:p>
      <text:p text:style-name="P4">
另一方面，俄罗斯军队宣布挫败了乌克兰军队在哈尔科夫的科宾斯克战线上重新部署的企图。</text:p>
      <text:p text:style-name="P4">
俄罗斯西部军区发言人谢尔盖·扎宾斯基表示，俄罗斯军队对在该地区集结的乌克兰军队发动了8场导弹袭击。</text:p>
      <text:p text:style-name="P4">
<draw:frame draw:style-name="fr1" draw:name="Image140" text:anchor-type="as-char" svg:width="6.9236in" svg:height="3.894525in" draw:z-index="0">
<draw:image xlink:href="../Images/Aljazeera Chinese/2023-07-04T08-16-03/maxresdefault-1688458133.jpg" xlink:type="simple" xlink:show="embed" xlink:actuate="onLoad" draw:mime-type="image/jpeg"/>
</draw:frame>
 春季攻势面临艰难局势(半岛电视台)</text:p>
      <text:h text:style-name="P13" text:outline-level="4">
<text:span text:style-name="T4">
互相轰炸</text:span>
</text:h>
      <text:p text:style-name="P4">
在这样的背景下，乌克兰东北部苏梅省军政府宣布，俄罗斯的无人机袭击造成1人死亡、16人受伤。</text:p>
      <text:p text:style-name="P4">
乌克兰军事当局指出，俄罗斯的4架伊朗沙赫德自杀式无人机攻击了一座行政大楼以及其他的住宅楼，并且破坏了附近的一些建筑物。该军事当局指出，救援工作和清理废墟的工作仍在继续进行。</text:p>
      <text:p text:style-name="P4">
另一方面，亲俄罗斯的顿涅茨克当局报告称，乌克兰使用导弹袭击了位于顿涅茨克和马里乌波尔市之间道路上的叶列诺夫卡镇，并造成一位平民死亡。</text:p>
      <text:p text:style-name="P4">
顿涅茨克当局补充称，乌克兰的轰炸还击中了顿涅茨克西南部城镇的住宅和一辆客车。</text:p>
      <text:p text:style-name="P4">
另一方面，俄罗斯布良斯克州州长亚历山大·博戈马兹表示，该边境省份遭到了乌克兰的炮击。</text:p>
      <text:p text:style-name="P4">
博戈马兹补充称，本次炮击针对的是该州的部分村庄和城镇，他还解释称，这场炮击所造成的损失限于两栋因之起火的住宅楼。</text:p>
      <text:p text:style-name="P4">
<draw:frame draw:style-name="fr1" draw:name="Image141" text:anchor-type="as-char" svg:width="6.9236in" svg:height="3.894525in" draw:z-index="0">
<draw:image xlink:href="../Images/Aljazeera Chinese/2023-07-04T08-16-03/maxresdefault-1-1688458087.jpg" xlink:type="simple" xlink:show="embed" xlink:actuate="onLoad" draw:mime-type="image/jpeg"/>
</draw:frame>
绍伊古为反攻的损失列出账单 (半岛电视台)</text:p>
      <text:h text:style-name="P13" text:outline-level="4">
<text:span text:style-name="T4">
乌克兰的“失败”</text:span>
</text:h>
      <text:p text:style-name="P4">
俄罗斯国防部长绍伊古在莫斯科表示，乌克兰军队自开展反击以来，并未在任何战线上实现任何反击目标。</text:p>
      <text:p text:style-name="P4">
绍伊古在3日补充称，今年6月，俄罗斯武装部队在顿巴斯和扎波罗热地区摧毁了920辆装甲车，其中包括16辆德国“豹式”坦克，此外还有15架飞机和3架直升机。</text:p>
      <text:p text:style-name="P4">
绍伊古强调，瓦格纳集团创始人叶夫根尼·普里戈任在今年6月24日领导的叛乱是破坏国家稳定的企图，并已被军队的忠诚击败。</text:p>
      <text:p text:style-name="P4">
绍伊古还强调，瓦格纳集团武装分子发动的短暂叛乱，并未影响俄罗斯在乌克兰开展的“特别军事行动”，即俄罗斯对乌克兰的战争。</text:p>
      <text:p text:style-name="P4">
解除绍伊古的职位，正是瓦格纳集团创始人普里戈津发动武装叛乱时提出的最重要的诉求之一，在这场叛乱期间，该集团的武装人员控制了俄罗斯西南部的罗斯托夫市，而俄罗斯军方的乌克兰战争指挥部就坐落于此，同时也是俄罗斯最大的城市之一。</text:p>
      <text:p text:style-name="P4">
<draw:frame draw:style-name="fr1" draw:name="Image142" text:anchor-type="as-char" svg:width="6.9236in" svg:height="5.195198in" draw:z-index="0">
<draw:image xlink:href="../Images/Aljazeera Chinese/2023-07-04T08-16-03/0b712063-bc11-4052-bfc4-1ae37c11a8d0-1688458035.jpeg" xlink:type="simple" xlink:show="embed" xlink:actuate="onLoad" draw:mime-type="image/jpeg"/>
</draw:frame>
克里米亚地区领导人谢尔盖·阿克肖诺夫（右）会见俄罗斯安全委员会副主席德米特里·梅德韦杰夫 (欧洲通讯社)</text:p>
      <text:h text:style-name="P13" text:outline-level="4">
<text:span text:style-name="T4">
挫败暗杀企图</text:span>
</text:h>
      <text:p text:style-name="P4">
俄罗斯国家安全局在本月3日宣布，挫败了乌克兰方面暗杀克里米亚地区由俄罗斯任命的行政长官谢尔盖·阿克肖诺夫的企图，但是乌克兰尚未对此发表任何评论。</text:p>
      <text:p text:style-name="P4">
俄罗斯联邦安全局在国际文传电讯社发布的一份声明中指出，它挫败了乌克兰情报部门策划的暗杀克里米亚地区领导人的企图，并指出已在对该事件的调查框架内逮捕了一名人员。</text:p>
      <text:p text:style-name="P4">
声明解释称，俄罗斯联邦安全局逮捕了一名出生于1988年的俄罗斯公民，理由是该男子涉嫌“被乌克兰情报局招募”，声明强调，该男子“继续在乌克兰接受破坏性的情报培训，包括制造爆炸的培训”。声明补充称，“这个安置炸弹的人没有时间实施他的犯罪意图，因为他是在从藏身处接收爆炸装置时被捕的。”</text:p>
      <text:p text:style-name="P4">
俄罗斯于2014年从乌克兰手中吞并了克里米亚半岛。俄罗斯黑海舰队便驻扎在该地区，自2022年2月乌克兰战争爆发以来，当地已发生多起袭击事件，并有多名由俄罗斯任命的地区官员受伤或死亡。</text:p>
      <text:p text:style-name="P4">
<draw:frame draw:style-name="fr1" draw:name="Image143" text:anchor-type="as-char" svg:width="6.9236in" svg:height="3.894525in" draw:z-index="0">
<draw:image xlink:href="../Images/Aljazeera Chinese/2023-07-04T08-16-03/maxresdefault-2-1688457967.jpg" xlink:type="simple" xlink:show="embed" xlink:actuate="onLoad" draw:mime-type="image/jpeg"/>
</draw:frame>
 粮食协议 (半岛电视台)</text:p>
      <text:h text:style-name="P13" text:outline-level="4">
<text:span text:style-name="T4">
粮食协议</text:span>
</text:h>
      <text:p text:style-name="P4">
国际方面，一些外交官在3日对德国通讯社表示，为了让俄罗斯延长与乌克兰之间的主要粮食协议，欧盟方面正考虑作出让步，包括允许一家俄罗斯银行规避制裁。</text:p>
      <text:p text:style-name="P4">
外交官员补充称，这个想法是允许俄罗斯农业银行设立一家子公司，以便它可以再次使用SWIFT系统完成部分支付。</text:p>
      <text:p text:style-name="P4">
外交官员们表示，欧盟并不打算解除针对该农业​​银行的制裁，因为在欧盟成员国之间可能未能就此达成必要的共识。</text:p>
      <text:p text:style-name="P4">
但是通过允许新的子公司使用SWIFT系统，则可能不会受到反对者的阻碍。这项措施的支持者指出，粮食出口不仅对乌克兰非常重要，而且对非洲和亚洲的接收国也非常重要。</text:p>
      <text:p text:style-name="P4">
自去年2月对乌克兰发动战争以来，俄罗斯便禁止乌克兰出口粮食长达数月之久，之后，双方在联合国和土耳其的斡旋下，于2022年中期达成了协议，以恢复乌克兰的粮食出口。</text:p>
      <text:p text:style-name="P4">
这项协议在今年5月中旬又被延长了两个月的时间，但是俄罗斯在最近威胁称，如果不允许其农产品出口，那么它就不会再续签这项协议。</text:p>
      <text:p text:style-name="P4">
Source: <text:a xlink:type="simple" xlink:href="https://chinese.aljazeera.net/news/war-in-ukraine/2023/7/4/%e4%bf%84%e7%bd%97%e6%96%af%e5%ae%a3%e5%b8%83%e6%8c%ab%e8%b4%a5%e4%b9%8c%e5%85%8b%e5%85%b0%e5%af%b9%e8%8e%ab%e6%96%af%e7%a7%91%e7%9a%84%e6%97%a0%e4%ba%ba%e6%9c%ba%e8%a2%ad%e5%87%bb" text:style-name="Internet_20_link" text:visited-style-name="Visited_20_Internet_20_Link">
https://chinese.aljazeera.net/news/war-in-ukraine/2023/7/4/%e4%bf%84%e7%bd%97%e6%96%af%e5%ae%a3%e5%b8%83%e6%8c%ab%e8%b4%a5%e4%b9%8c%e5%85%8b%e5%85%b0%e5%af%b9%e8%8e%ab%e6%96%af%e7%a7%91%e7%9a%84%e6%97%a0%e4%ba%ba%e6%9c%ba%e8%a2%ad%e5%87%bb</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7-04T08:31:18</text:p>
      <text:p text:style-name="P4">
Modified Time: 2023-07-04T14:27:03</text:p>
      <text:p text:style-name="P4">
Description: 俄罗斯称乌克兰周二早上对莫斯科及周边地区发动了无人机袭击。</text:p>
      <text:p text:style-name="P4">
Images: ["<text:a xlink:type="simple" xlink:href="https://chinese.aljazeera.net/wp-content/uploads/2023/07/1-1688480805.png" text:style-name="Internet_20_link" text:visited-style-name="Visited_20_Internet_20_Link">
1-1688480805.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44" text:anchor-type="as-char" svg:width="6.9236in" svg:height="4.615733in" draw:z-index="0">
<draw:image xlink:href="../Images/Aljazeera Chinese/2023-07-04T08-31-18/1-1688480805.png" xlink:type="simple" xlink:show="embed" xlink:actuate="onLoad" draw:mime-type="image/png"/>
</draw:frame>
乌克兰东部哈尔科夫地区佩尔沃迈斯基镇俄罗斯军事打击现场被烧毁的汽车（路透）</text:p>
      <ul>
        <li>
俄罗斯称乌克兰周二早上对莫斯科及周边地区发动了无人机袭击。   * 俄罗斯国防部表示，防空系统摧毁了四架无人机，另一架则在莫斯科地区被卡住并坠落。</li>
      </ul>
      <text:p text:style-name="P4">
阅读更多</text:p>
      <text:p text:style-name="P4">
Source: <text:a xlink:type="simple" xlink:href="https://chinese.aljazeera.net/news/war-in-ukraine/liveblog/2023/7/4/%e4%bf%84%e7%bd%97%e6%96%af%e5%af%b9%e4%b9%8c%e5%85%8b%e5%85%b0%e6%88%98%e4%ba%89%e7%9a%84%e4%bb%8a%e6%97%a5%e5%8f%91%e5%b1%95-375" text:style-name="Internet_20_link" text:visited-style-name="Visited_20_Internet_20_Link">
https://chinese.aljazeera.net/news/war-in-ukraine/liveblog/2023/7/4/%e4%bf%84%e7%bd%97%e6%96%af%e5%af%b9%e4%b9%8c%e5%85%8b%e5%85%b0%e6%88%98%e4%ba%89%e7%9a%84%e4%bb%8a%e6%97%a5%e5%8f%91%e5%b1%95-375</text:a>
</text:p>
      <!--NEWS-->
      <text:h text:style-name="P10" text:outline-level="1">
<text:span text:style-name="T4">
温班亚马夏季联赛首秀在即 与马刺前辈同胞帕克共进晚餐</text:span>
</text:h>
      <text:p text:style-name="P4">
Publisher: 法新社</text:p>
      <text:p text:style-name="P4">
Published Time: 2023-07-04T08:32:08+00:00</text:p>
      <text:p text:style-name="P4">
Modified Time: 2023-07-04T08:05:02+00:00</text:p>
      <text:p text:style-name="P4">
Description: （法新社洛杉矶3日电） 今年NBA选秀状元「法国怪物」温班亚马（Victor Wembanyama）与前圣安东尼奥马刺队明星后卫帕克（Ton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617581in" draw:z-index="0">
<draw:image xlink:href="../Images/rficn/2023-07-04T08-32-08-00-00/000000.png" xlink:type="simple" xlink:show="embed" xlink:actuate="onLoad" draw:mime-type="image/png"/>
</draw:frame>
</text:p>
      <text:p text:style-name="P4">
温班亚马的经纪人梅贾纳（JeremyMedjana）2日在Instagram上发布一张温班亚马和同胞「法国小跑车」帕克的照片。帕克效力马刺期间曾4度夺下冠军。</text:p>
      <text:p text:style-name="P4">
这张照片在网路上广为流传，呈现「温比狂热」（Wembymania）的最新迹象，这位身高7��4�迹�224公分）的新人，加入NBA的第一个球季从10月展开，马刺球迷对此兴奋不已。</text:p>
      <text:p text:style-name="P4">
温班亚马6月30日与马刺首次练球，7月1日与马刺签订新秀合同，并将随队参加在拉斯维加斯举行的NBA夏季联赛。预计他将于7日披上马刺球衣在拉斯维加斯对上夏洛特黄蜂队。</text:p>
      <text:p text:style-name="P4">
Source: <text:a xlink:type="simple" xlink:href="https://www.rfi.fr/cn/%E8%BF%90%E5%8A%A8%E5%A4%A9%E5%9C%B0/20230704-%E6%B8%A9%E7%8F%AD%E4%BA%9A%E9%A9%AC%E5%A4%8F%E5%AD%A3%E8%81%94%E8%B5%9B%E9%A6%96%E7%A7%80%E5%9C%A8%E5%8D%B3-%E4%B8%8E%E9%A9%AC%E5%88%BA%E5%89%8D%E8%BE%88%E5%90%8C%E8%83%9E%E5%B8%95%E5%85%8B%E5%85%B1%E8%BF%9B%E6%99%9A%E9%A4%90" text:style-name="Internet_20_link" text:visited-style-name="Visited_20_Internet_20_Link">
https://www.rfi.fr/cn/%E8%BF%90%E5%8A%A8%E5%A4%A9%E5%9C%B0/20230704-%E6%B8%A9%E7%8F%AD%E4%BA%9A%E9%A9%AC%E5%A4%8F%E5%AD%A3%E8%81%94%E8%B5%9B%E9%A6%96%E7%A7%80%E5%9C%A8%E5%8D%B3-%E4%B8%8E%E9%A9%AC%E5%88%BA%E5%89%8D%E8%BE%88%E5%90%8C%E8%83%9E%E5%B8%95%E5%85%8B%E5%85%B1%E8%BF%9B%E6%99%9A%E9%A4%90</text:a>
</text:p>
      <!--NEWS-->
      <text:h text:style-name="P10" text:outline-level="1">
<text:span text:style-name="T4">
关于减肥神药的三个警告 (Free Version)</text:span>
</text:h>
      <text:p text:style-name="P4">
Authors: ['约翰•加普']</text:p>
      <text:p text:style-name="P4">
Publisher: 英国《金融时报》</text:p>
      <text:p text:style-name="P4">
Time: 2023-07-04T08:44:55+00:00</text:p>
      <text:p text:style-name="P4">
Published Time: 2023-07-03T12:00:99+08:00</text:p>
      <text:p text:style-name="P4">
Modified Time: 2023-07-04T04:43:99+08:00</text:p>
      <text:p text:style-name="P4">
Description: 加普：未来，肥胖可能会成为一种可以用药片治疗的慢性疾病，但药品也附带着许多健康警告。</text:p>
      <text:p text:style-name="P4">
Images: ["<text:a xlink:type="simple" xlink:href="https://thumbor.ftacademy.cn/unsafe/picture/2/000186232_piclink.jpg" text:style-name="Internet_20_link" text:visited-style-name="Visited_20_Internet_20_Link">
000186232_pic...</text:a>
"]</text:p>
      <text:p text:style-name="P4">
Themes: ['专栏', '健康', '关注']</text:p>
      <text:p text:style-name="P4">
Keywords: ['健康', '减肥', '制药', '肥胖']</text:p>
      <text:p text:style-name="P4">
Type: Article</text:p>
      <!--METADATA-->
      <text:p text:style-name="P4">
<draw:frame draw:style-name="fr1" draw:name="Image146" text:anchor-type="as-char" svg:width="6.9236in" svg:height="3.901286in" draw:z-index="0">
<draw:image xlink:href="../Images/FT Chinese Free Version/2023-07-04T08-44-55-00-00/000186232_piclink.jpg" xlink:type="simple" xlink:show="embed" xlink:actuate="onLoad" draw:mime-type="image/jpeg"/>
</draw:frame>
</text:p>
      <text:p text:style-name="P4">
全世界许多医生和科学家对日渐增多的糖尿病和肥胖症进行了一场漫长但迄今依然失败的斗争，上周的一个消息无疑让他们感到了振奋。当诺和诺德(NovoNordisk)生产的Wegovy（司美格鲁肽注射液）公布了看起来大有前景的临床试验结果时，谁能因为他们爆发出热烈的掌声而责怪他们呢？</text:p>
      <text:p text:style-name="P4">
在一项试验中，一种新的注射配方最高帮助患者减轻了24%的体重。不仅如此，圣迭戈会议还听到了多款同类药物有快速进展，它们与这家丹麦公司的Wegovy和Ozempic（另一种司美格鲁肽注射制剂，用于糖尿病——译者注）可能一样有效。超重和肥胖的人，至少是那些负担得起这类药物的人，现在有了希望。</text:p>
      <text:p text:style-name="P4">
Source: <text:a xlink:type="simple" xlink:href="http://www.ftchinese.com/story/001100151" text:style-name="Internet_20_link" text:visited-style-name="Visited_20_Internet_20_Link">
http://www.ftchinese.com/story/001100151</text:a>
</text:p>
      <!--NEWS-->
      <text:h text:style-name="P10" text:outline-level="1">
<text:span text:style-name="T4">
美国经济企稳之际，富人衰退仍在继续 (Free Version)</text:span>
</text:h>
      <text:p text:style-name="P4">
Author: Justin Lahart</text:p>
      <text:p text:style-name="P4">
Publisher: 华尔街日报中文网</text:p>
      <text:p text:style-name="P4">
Published Time: 2023-07-04T08:45:00.000Z</text:p>
      <text:p text:style-name="P4">
Modified Time: 2023-07-04T08:45:00.000Z</text:p>
      <text:p text:style-name="P4">
Created Time: 2023-07-04T07:32:00.000Z</text:p>
      <text:p text:style-name="P4">
Description: 今年美国经济陷入衰退的概率正在减小。但富人衰退呢？还在继续。</text:p>
      <text:p text:style-name="P4">
Images: []</text:p>
      <text:p text:style-name="P4">
Categories: ['金融市场', '股闻天下']</text:p>
      <text:p text:style-name="P4">
Keywords: SYND,LINK:EN|WP-WSJ-0001028267</text:p>
      <text:p text:style-name="P4">
Type: Article</text:p>
      <!--METADATA-->
      <text:p text:style-name="P4">
今年美国经济陷入衰退的概率正在减小。但 <text:a xlink:type="simple" xlink:href="https://cn.wsj.com/articles/CN-HRD-20230103133115" text:style-name="Internet_20_link" text:visited-style-name="Visited_20_Internet_20_Link">
 富人衰退呢 </text:a>
 ？还在继续。</text:p>
      <text:p text:style-name="P4">
Source: <text:a xlink:type="simple" xlink:href="https://cn.wsj.com/articles/%E7%BE%8E%E5%9B%BD%E7%BB%8F%E6%B5%8E%E4%BC%81%E7%A8%B3%E4%B9%8B%E9%99%85-%E5%AF%8C%E4%BA%BA%E8%A1%B0%E9%80%80%E4%BB%8D%E5%9C%A8%E7%BB%A7%E7%BB%AD-15172d35" text:style-name="Internet_20_link" text:visited-style-name="Visited_20_Internet_20_Link">
https://cn.wsj.com/articles/%E7%BE%8E%E5%9B%BD%E7%BB%8F%E6%B5%8E%E4%BC%81%E7%A8%B3%E4%B9%8B%E9%99%85-%E5%AF%8C%E4%BA%BA%E8%A1%B0%E9%80%80%E4%BB%8D%E5%9C%A8%E7%BB%A7%E7%BB%AD-15172d35</text:a>
</text:p>
      <!--NEWS-->
      <text:h text:style-name="P10" text:outline-level="1">
<text:span text:style-name="T4">
官方旅游视频盗用他国风景 菲旅游部终止广告公司合同</text:span>
</text:h>
      <text:p text:style-name="P4">
Author: 联合早报 (Person)</text:p>
      <text:p text:style-name="P4">
Publisher: 联合早报 (Organization)</text:p>
      <text:p text:style-name="P4">
Published Time: 2023-07-04T08:48</text:p>
      <text:p text:style-name="P4">
Modified Time: 2023-07-04T08:48</text:p>
      <text:p text:style-name="P4">
Description: 菲律宾官方推出的旅游宣传视频被揭盗用别的国家的风景画面后，菲律宾旅游部宣布终止与一家广告公司签署的4900万比索（约120万新元）合同。综合彭博社和路透社报道，菲律宾旅游部星期一（...</text:p>
      <text:p text:style-name="P4">
Videos: []</text:p>
      <text:p text:style-name="P4">
Audios: []</text:p>
      <text:p text:style-name="P4">
Images: []</text:p>
      <text:p text:style-name="P4">
Type: NewsArticle</text:p>
      <text:p text:style-name="P4">
Breadcrumbs: ['即时', '国际']</text:p>
      <text:p text:style-name="P4">
Keywords: ['菲律宾', '旅游', '视频']</text:p>
      <!--METADATA-->
      <text:p text:style-name="P4">
菲律宾官方推出的旅游宣传视频被揭盗用别的国家的风景画面后，菲律宾旅游部宣布终止与一家广告公司签署的4900万比索（约120万新元）合同。</text:p>
      <text:p text:style-name="P4">
综合彭博社和路透社报道，菲律宾旅游部星期一（7月3日）发表声明说，DDB菲律宾公司“公开道歉，承担全部责任，并明确承认在旅游宣传视频中使用了非原创材料”。基于此，旅游部决定终止与DDB菲律宾公司的合同。</text:p>
      <text:p text:style-name="P4">
菲律宾政府6月27日启动“爱上菲律宾”（Love ThePhilippines）一系列新旅游宣传活动，包括一个宣传视频。法新社事实核查小组分析视频后发现，视频盗用了巴西、印度尼西亚、瑞士、阿拉伯联合酋长国的风景画面。</text:p>
      <text:p text:style-name="P4">
DDB菲律宾公司星期天发表声明，就盗用“外国材料”道歉，称“这是我们公司的严重疏忽”，制作视频费用由DDB菲律宾公司自己承担。</text:p>
      <text:p text:style-name="P4">
声明说： “在宣传菲律宾旅游的视频中使用外国风景画面是非常不恰当的，而且与旅游部的目标相违背。”</text:p>
      <text:p text:style-name="P4">
菲律宾旅游部说，它并未向DDB菲律宾公司支付任何款项。</text:p>
      <text:p text:style-name="P4">
Source: <text:a xlink:type="simple" xlink:href="https://www.zaobao.com.sg/realtime/world/story20230704-1410420" text:style-name="Internet_20_link" text:visited-style-name="Visited_20_Internet_20_Link">
https://www.zaobao.com.sg/realtime/world/story20230704-1410420</text:a>
</text:p>
      <!--NEWS-->
      <text:h text:style-name="P10" text:outline-level="1">
<text:span text:style-name="T4">
内马尔巴西豪宅内违法开挖人工湖 遭罚上亿元</text:span>
</text:h>
      <text:p text:style-name="P4">
Publisher: 法新社</text:p>
      <text:p text:style-name="P4">
Published Time: 2023-07-04T09:02:09+00:00</text:p>
      <text:p text:style-name="P4">
Modified Time: 2023-07-04T08:35:04+00:00</text:p>
      <text:p text:style-name="P4">
Description: （法新社里约热内卢3日电） 巴西当局今天表示，足球巨星内马尔（Neymar）未获环境许可证，就在里约热内卢近郊的豪宅开挖人工湖，因此遭当局重罚1600万雷亚尔（约新台币1.03亿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7-04T09-02-09-00-00/000000.png" xlink:type="simple" xlink:show="embed" xlink:actuate="onLoad" draw:mime-type="image/png"/>
</draw:frame>
</text:p>
      <text:p text:style-name="P4">
巴西东南部里约热内卢州曼加拉蒂巴（Mangaratiba）镇议会秘书处在声明中表示，法甲巴黎圣杰曼（Paris Saint-Germain）球星内马尔「在豪宅内挖凿人工湖，违反环境相关法规」，镇议会开出4张罚单，金额加起来超过1600万雷亚尔。</text:p>
      <text:p text:style-name="P4">
内马尔这处豪宅，坐落在距离里约热内卢约130公里的观光胜地曼加拉蒂巴。</text:p>
      <text:p text:style-name="P4">
当局在内马尔的豪宅查出数十起违法行为，包括「擅自展开环境治理工作」、「擅自撷取河水」、「擅自引流河水」、「擅自徵地」、「抑制植被生长」等。内马尔有20天时间可提出上诉。</text:p>
      <text:p text:style-name="P4">
有人在社群媒体上发文投诉后，当局发现这处豪宅存在多项与环境相关的违法行为，当时还有工人在此处建造人工湖和人造海滩。</text:p>
      <text:p text:style-name="P4">
当局已封锁这处地点，下令暂停所有活动。巴西媒体报导，内马尔不仅在此举办派对，还泡在人工湖中。</text:p>
      <text:p text:style-name="P4">
Source: <text:a xlink:type="simple" xlink:href="https://www.rfi.fr/cn/%E8%BF%90%E5%8A%A8%E5%A4%A9%E5%9C%B0/20230704-%E5%86%85%E9%A9%AC%E5%B0%94%E5%B7%B4%E8%A5%BF%E8%B1%AA%E5%AE%85%E5%86%85%E8%BF%9D%E6%B3%95%E5%BC%80%E6%8C%96%E4%BA%BA%E5%B7%A5%E6%B9%96-%E9%81%AD%E7%BD%9A%E4%B8%8A%E4%BA%BF%E5%85%83" text:style-name="Internet_20_link" text:visited-style-name="Visited_20_Internet_20_Link">
https://www.rfi.fr/cn/%E8%BF%90%E5%8A%A8%E5%A4%A9%E5%9C%B0/20230704-%E5%86%85%E9%A9%AC%E5%B0%94%E5%B7%B4%E8%A5%BF%E8%B1%AA%E5%AE%85%E5%86%85%E8%BF%9D%E6%B3%95%E5%BC%80%E6%8C%96%E4%BA%BA%E5%B7%A5%E6%B9%96-%E9%81%AD%E7%BD%9A%E4%B8%8A%E4%BA%BF%E5%85%83</text:a>
</text:p>
      <!--NEWS-->
      <text:h text:style-name="P10" text:outline-level="1">
<text:span text:style-name="T4">
耶伦和谢锋在华盛顿进行“坦诚且富有成效”的讨论</text:span>
</text:h>
      <text:p text:style-name="P4">
Author: 联合早报 (Person)</text:p>
      <text:p text:style-name="P4">
Publisher: 联合早报 (Organization)</text:p>
      <text:p text:style-name="P4">
Published Time: 2023-07-04T09:06</text:p>
      <text:p text:style-name="P4">
Modified Time: 2023-07-04T15:06</text:p>
      <text:p text:style-name="P4">
Description: 美国财政部长耶伦在启程访华前与中国驻美国大使谢锋华盛顿在会晤，双方进行了“坦诚且富有成效”的对话。路透社报道，根据美国财政部星期一（7月3日）发表的声明，耶伦在会上提出令人关切的问...</text:p>
      <text:p text:style-name="P4">
Videos: []</text:p>
      <text:p text:style-name="P4">
Audios: []</text:p>
      <text:p text:style-name="P4">
Images: []</text:p>
      <text:p text:style-name="P4">
Type: NewsArticle</text:p>
      <text:p text:style-name="P4">
Breadcrumbs: ['即时', '国际']</text:p>
      <text:p text:style-name="P4">
Keywords: ['美国财政部', '耶伦', '中国']</text:p>
      <!--METADATA-->
      <text:p text:style-name="P4">
美国财政部长耶伦在启程访华前与中国驻美国大使谢锋华盛顿在会晤，双方进行了“坦诚且富有成效”的对话。</text:p>
      <text:p text:style-name="P4">
路透社报道，根据美国财政部星期一（7月3日）发表的声明，耶伦在会上提出令人关切的问题，也表达了美中在全球挑战，包括宏观经济和金融问题上合作的重要性。</text:p>
      <text:p text:style-name="P4">
声明称，此次对话支持双方为保持沟通渠道畅通和负责任管理美中双边关系所进行的努力，这与耶伦即将对北京进行的访问是一致的。</text:p>
      <text:p text:style-name="P4">
根据中国驻美国大使馆官微消息，谢锋在对话时说，一个健康稳定的中美关系符合两国共同利益，也是国际社会共同期盼。</text:p>
      <text:p text:style-name="P4">
谢锋也表明中方在经贸问题上的主要关切，要求美方高度重视，采取行动予以解决。双方都认为会见是坦诚和建设性的，同意继续保持沟通。</text:p>
      <text:p text:style-name="P4">
<text:a xlink:type="simple" xlink:href="https://www.zaobao.com/realtime/world/story20230703-1410064" text:style-name="Internet_20_link" text:visited-style-name="Visited_20_Internet_20_Link">
 耶伦将在7月6日至9日到北京访问</text:a>
 。</text:p>
      <text:p text:style-name="P4">
Source: <text:a xlink:type="simple" xlink:href="https://www.zaobao.com.sg/realtime/world/story20230704-1410425" text:style-name="Internet_20_link" text:visited-style-name="Visited_20_Internet_20_Link">
https://www.zaobao.com.sg/realtime/world/story20230704-1410425</text:a>
</text:p>
      <!--NEWS-->
      <text:h text:style-name="P10" text:outline-level="1">
<text:span text:style-name="T4">
软银孙正义预期AI最终将能适用于各行各业 (Free Version)</text:span>
</text:h>
      <text:p text:style-name="P4">
Author: Megumi Fujikawa</text:p>
      <text:p text:style-name="P4">
Publisher: 华尔街日报中文网</text:p>
      <text:p text:style-name="P4">
Published Time: 2023-07-04T09:10:00.000Z</text:p>
      <text:p text:style-name="P4">
Modified Time: 2023-07-04T09:10:00.000Z</text:p>
      <text:p text:style-name="P4">
Created Time: 2023-07-04T08:00:00.000Z</text:p>
      <text:p text:style-name="P4">
Description: 孙正义周二表示，人工智能绝大多数将比人脑更聪明，最终可用于任何行业。</text:p>
      <text:p text:style-name="P4">
Images: []</text:p>
      <text:p text:style-name="P4">
Categories: ['商业']</text:p>
      <text:p text:style-name="P4">
Keywords: SYND</text:p>
      <text:p text:style-name="P4">
Type: Article</text:p>
      <!--METADATA-->
      <text:p text:style-name="P4">
软银集团股份有限公司(SoftBank Group Corp., 9984.TO)首席执行官孙正义(MasayoshiSon)周二表示，AI的智能将达到人脑难以企及的程度，最终可用于任何行业。</text:p>
      <text:p text:style-name="P4">
Source: <text:a xlink:type="simple" xlink:href="https://cn.wsj.com/articles/%E8%BD%AF%E9%93%B6%E5%AD%99%E6%AD%A3%E4%B9%89%E9%A2%84%E6%9C%9Fai%E6%9C%80%E7%BB%88%E5%B0%86%E8%83%BD%E9%80%82%E7%94%A8%E4%BA%8E%E5%90%84%E8%A1%8C%E5%90%84%E4%B8%9A-32ca0b9d" text:style-name="Internet_20_link" text:visited-style-name="Visited_20_Internet_20_Link">
https://cn.wsj.com/articles/%E8%BD%AF%E9%93%B6%E5%AD%99%E6%AD%A3%E4%B9%89%E9%A2%84%E6%9C%9Fai%E6%9C%80%E7%BB%88%E5%B0%86%E8%83%BD%E9%80%82%E7%94%A8%E4%BA%8E%E5%90%84%E8%A1%8C%E5%90%84%E4%B8%9A-32ca0b9d</text:a>
</text:p>
      <!--NEWS-->
      <text:h text:style-name="P10" text:outline-level="1">
<text:span text:style-name="T4">
个人隐私保护：中国人民大学校友因盗取母校学生信息建外貌评分网站被拘</text:span>
</text:h>
      <text:p text:style-name="P4">
Author: https://www.facebook.com/bbcworldservice/</text:p>
      <text:p text:style-name="P4">
Publisher: BBC News 中文</text:p>
      <text:p text:style-name="P4">
Published Time: 2023-07-04T09:16:16.000Z</text:p>
      <text:p text:style-name="P4">
Modified Time: 2023-07-04T09:16:16.000Z</text:p>
      <text:p text:style-name="P4">
Description: 这名校友建立的平台收录了2014年至2020年中国人民大学所有学生的个人资料，包括照片、姓名、学号、籍贯和生日等。</text:p>
      <text:p text:style-name="P4">
Images: ["<text:a xlink:type="simple" xlink:href="https://ichef.bbci.co.uk/news/640/cpsprodpb/10822/production/_130281676_gettyimages-1223720716.jpg" text:style-name="Internet_20_link" text:visited-style-name="Visited_20_Internet_20_Link">
_130281676_ge...</text:a>
"]</text:p>
      <text:p text:style-name="P4">
Videos: []</text:p>
      <text:p text:style-name="P4">
Tags: ['高等教育', '网络犯罪', '中國']</text:p>
      <text:p text:style-name="P4">
Type: Article</text:p>
      <!--METADATA-->
      <text:h text:style-name="P12" text:outline-level="3">
<text:span text:style-name="T4">
个人隐私保护：中国人民大学校友因盗取母校学生信息建外貌评分网站被拘</text:span>
</text:h>
      <text:p text:style-name="P4">
2023年7月4日上午9点16分<draw:frame draw:style-name="fr1" draw:name="Image148" text:anchor-type="as-char" svg:width="6.9236in" svg:height="3.894525in" draw:z-index="0">
<draw:image xlink:href="../Images/BBC Chinese/2023-07-04T09-16-16.000Z/_130281676_gettyimages-1223720716.jpg" xlink:type="simple" xlink:show="embed" xlink:actuate="onLoad" draw:mime-type="image/jpeg"/>
</draw:frame>
</text:p>
      <text:p text:style-name="P4">
图像来源，  Getty Images</text:p>
      <text:p text:style-name="P4">
图像加注文字，</text:p>
      <text:p text:style-name="P4">
被拘捕的这名程序员曾在中国人民大学学习，他涉嫌盗取学校数据库里的学生信息创建了外貌打分网站。</text:p>
      <text:p text:style-name="P4">
<text:span text:style-name="T4">
一名腾讯公司的程序员周一（7月3日）在北京被拘捕，他被指窃取了中国一所著名大学的数据库，并用学生的照片和信息建立了一个外貌打分平台。</text:span>
</text:p>
      <text:p text:style-name="P4">
据中国媒体报道，25岁的马姓男子在读硕士研究生期间，侵入了母校中国人民大学的数据库，盗取了全校学生的个人信息，并创建了一个在线平台对他们的外表进行评分。</text:p>
      <text:p text:style-name="P4">
他曾在社交媒体公开此事。网络截图显示，其中一条帖子发布于2020年10月，意味着该平台可能已存在了大约三年。</text:p>
      <text:p text:style-name="P4">
<text:a xlink:type="simple" xlink:href="https://www.bbc.com/zhongwen/simp/world-49037435" text:style-name="Internet_20_link" text:visited-style-name="Visited_20_Internet_20_Link">
 FaceApp爆红引发的个人隐私忧虑 </text:a>
  * <text:a xlink:type="simple" xlink:href="https://www.bbc.com/ukchina/simp/vert-cap-42266458" text:style-name="Internet_20_link" text:visited-style-name="Visited_20_Internet_20_Link">
 雇主提供健康手环是好是坏？ </text:a>
  * <text:a xlink:type="simple" xlink:href="https://www.bbc.com/zhongwen/simp/chinese-news-53189383" text:style-name="Internet_20_link" text:visited-style-name="Visited_20_Internet_20_Link">
 中国一城市引入家暴史查询机制受到欢迎，但引发隐私权的讨论 </text:a>
</text:p>
      <text:p text:style-name="P4">
“今天和志同道合之士完成了这件我大二就想做的坏事，本来想发朋友圈但人多眼杂怕被打拳还是发微博吧。”疑似为马姓男子的微博用户发帖写道。</text:p>
      <text:p text:style-name="P4">
据中国媒体报道，他建立的平台名为“RUC IR FACE”，收录了2014年至2020年中国人民大学所有学生的个人资料，包括照片、姓名、学号、籍贯和生日等。</text:p>
      <text:p text:style-name="P4">
浏览者甚至可以从身高、星座、籍贯、所在学院等方面进行精确查询。</text:p>
      <text:p text:style-name="P4">
</text:p>
      <text:p text:style-name="P4">
图像来源，  Weibo</text:p>
      <text:p text:style-name="P4">
图像加注文字，</text:p>
      <text:p text:style-name="P4">
马某建立的网站截图，该网站现已不可访问。</text:p>
      <text:p text:style-name="P4">
中国人民大学位于北京，是该国最知名的大学之一。上周六（7月1日），该校的内部学生论坛“小喇叭”上有学生曝光了这一事件。</text:p>
      <text:p text:style-name="P4">
人民大学周日（7月2日）在一份声明中表示，校方已关注到该事件，已联系警方开展调查。</text:p>
      <text:p text:style-name="P4">
周一（7月3日），北京海淀区警方表示，马某因涉嫌非法获取学校部分学生个人信息等违法犯罪行为，被警方刑事拘留。</text:p>
      <text:p text:style-name="P4">
“警方高度重视公民个人信息保护，对于相关违法犯罪，将依法予以严厉打击。”海淀公安分局在一则通报中写道。</text:p>
      <text:p text:style-name="P4">
中国在2021年通过了《个人信息保护法》立法，规定任何组织或个人“不得非法买卖、提供或者公开他人个人信息”。</text:p>
      <text:p text:style-name="P4">
马某的个人网站显示，他自2015年起就读于中国人民大学，先后获得了该校计算机科学与技术的学士学位和计算机应用技术的硕士学位。</text:p>
      <text:p text:style-name="P4">
毕业后，他作为一名程序员加入了中国互联网巨头腾讯。他还曾在字节跳动和华为实习。</text:p>
      <text:p text:style-name="P4">
他在源代码托管服务平台GitHub上的资料显示，他还开发了生成女性裸照的程序。</text:p>
      <text:p text:style-name="P4">
</text:p>
      <text:p text:style-name="P4">
图像来源，  Getty Images</text:p>
      <text:p text:style-name="P4">
图像加注文字，</text:p>
      <text:p text:style-name="P4">
个人隐私的保护在互联网时代更加困难。</text:p>
      <text:p text:style-name="P4">
该事件在中国互联网上引发了愤怒，一些网民质疑学校没有采取足够措施，保护学生的隐私数据。</text:p>
      <text:p text:style-name="P4">
“这么重要的信息居然随随便便就能获取，还公开晒出来，完美诠释了‘高智商低趣味’！”一名微博网友评论说。</text:p>
      <text:p text:style-name="P4">
还有一些中文网友将他与脸书（Facebook）创始人马克·扎克伯格（Mark Zuckerberg）进行了比较。</text:p>
      <text:p text:style-name="P4">
2003年，扎克伯格在哈佛大学上学期间，曾推出备受争议的外貌评分平台FaceMash，每次将两张女生照片放置在一起，让用户选择哪一位更有吸引力。</text:p>
      <text:p text:style-name="P4">
中国以前也发生过类似的事件。2012年，武汉大学一名学生自称花了三天时间写代码制作了一个选美网站“Facejoking”，以图片流的形式展现该校女性的照片，并进行打分。尽管一度引发争议，但该网站后来扩展到了全国范围。</text:p>
      <text:p text:style-name="P4">
2021年，中国艺术家宋拓在上海一家艺术中心展出了自己的“作品”——在一所大学中偷拍的5000名女学生照片，并按照自己的审美喜好将她们“从美到丑”进行排序。在铺天盖地的批评声中，该艺术馆宣布撤展并道歉。</text:p>
      <text:p text:style-name="P4">
Source: <text:a xlink:type="simple" xlink:href="https://www.bbc.com/zhongwen/simp/chinese-news-66097059" text:style-name="Internet_20_link" text:visited-style-name="Visited_20_Internet_20_Link">
https://www.bbc.com/zhongwen/simp/chinese-news-66097059</text:a>
</text:p>
      <!--NEWS-->
      <text:h text:style-name="P10" text:outline-level="1">
<text:span text:style-name="T4">
报道：阿里巴巴权衡视频平台优酷和土豆的各种选项 (Free Version)</text:span>
</text:h>
      <text:p text:style-name="P4">
Author: Farah Elias</text:p>
      <text:p text:style-name="P4">
Publisher: 华尔街日报中文网</text:p>
      <text:p text:style-name="P4">
Published Time: 2023-07-04T09:25:00.000Z</text:p>
      <text:p text:style-name="P4">
Modified Time: 2023-07-04T09:25:00.000Z</text:p>
      <text:p text:style-name="P4">
Created Time: 2023-07-04T08:16:00.000Z</text:p>
      <text:p text:style-name="P4">
Description: 彭博援引未具名消息人士称，阿里巴巴正在权衡视频平台优酷和土豆的各种选项，包括将这些资产注入阿里影业；还可能是将这两个视频平台单独上市。</text:p>
      <text:p text:style-name="P4">
Images: []</text:p>
      <text:p text:style-name="P4">
Categories: ['商业']</text:p>
      <text:p text:style-name="P4">
Keywords: SYND</text:p>
      <text:p text:style-name="P4">
Type: Article</text:p>
      <!--METADATA-->
      <text:p text:style-name="P4">
彭博(Bloomberg)援引未具名消息人士称，阿里巴巴集团控股有限公司(Alibaba Group Holding Limited, 9988.HK,简称：阿里巴巴)正在权衡视频平台优酷(Youku)和土豆(Tudou)的各种选项。</text:p>
      <text:p text:style-name="P4">
Source: <text:a xlink:type="simple" xlink:href="https://cn.wsj.com/articles/%E6%8A%A5%E9%81%93-%E9%98%BF%E9%87%8C%E5%B7%B4%E5%B7%B4%E6%9D%83%E8%A1%A1%E8%A7%86%E9%A2%91%E5%B9%B3%E5%8F%B0%E4%BC%98%E9%85%B7%E5%92%8C%E5%9C%9F%E8%B1%86%E7%9A%84%E5%90%84%E7%A7%8D%E9%80%89%E9%A1%B9-6798b57f" text:style-name="Internet_20_link" text:visited-style-name="Visited_20_Internet_20_Link">
https://cn.wsj.com/articles/%E6%8A%A5%E9%81%93-%E9%98%BF%E9%87%8C%E5%B7%B4%E5%B7%B4%E6%9D%83%E8%A1%A1%E8%A7%86%E9%A2%91%E5%B9%B3%E5%8F%B0%E4%BC%98%E9%85%B7%E5%92%8C%E5%9C%9F%E8%B1%86%E7%9A%84%E5%90%84%E7%A7%8D%E9%80%89%E9%A1%B9-6798b57f</text:a>
</text:p>
      <!--NEWS-->
      <text:h text:style-name="P10" text:outline-level="1">
<text:span text:style-name="T4">
港股收红</text:span>
</text:h>
      <text:p text:style-name="P4">
Publisher: 法新社</text:p>
      <text:p text:style-name="P4">
Published Time: 2023-07-04T09:32:10+00:00</text:p>
      <text:p text:style-name="P4">
Modified Time: 2023-07-04T09:20:03+00:00</text:p>
      <text:p text:style-name="P4">
Description: （法新社香港4日电） 香港股市今天收红，主因美国的通货膨胀趋缓，而且经济活动显示走缓迹象，联邦准备理事会的升息循环有望接近结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7-04T09-32-10-00-00/000000.png" xlink:type="simple" xlink:show="embed" xlink:actuate="onLoad" draw:mime-type="image/png"/>
</draw:frame>
</text:p>
      <text:p text:style-name="P4">
港股恒生指数终场上涨109.09点，或0.57%，收在19415.68点。</text:p>
      <text:p text:style-name="P4">
上海证券交易所综合指数小涨1.37点，收在3245.35点；深圳证交所综合指数上涨8.69点，或0.42%，收在2068.82点。</text:p>
      <text:p text:style-name="P4">
Source: <text:a xlink:type="simple" xlink:href="https://www.rfi.fr/cn/%E8%B4%A2%E7%BB%8F%E5%BF%AB%E8%AE%AF/20230704-%E6%B8%AF%E8%82%A1%E6%94%B6%E7%BA%A2" text:style-name="Internet_20_link" text:visited-style-name="Visited_20_Internet_20_Link">
https://www.rfi.fr/cn/%E8%B4%A2%E7%BB%8F%E5%BF%AB%E8%AE%AF/20230704-%E6%B8%AF%E8%82%A1%E6%94%B6%E7%BA%A2</text:a>
</text:p>
      <!--NEWS-->
      <text:h text:style-name="P10" text:outline-level="1">
<text:span text:style-name="T4">
欧洲股市早盘小涨</text:span>
</text:h>
      <text:p text:style-name="P4">
Publisher: 法新社</text:p>
      <text:p text:style-name="P4">
Published Time: 2023-07-04T09:32:11+00:00</text:p>
      <text:p text:style-name="P4">
Modified Time: 2023-07-04T09:05:03+00:00</text:p>
      <text:p text:style-name="P4">
Description: （法新社伦敦4日电） 欧洲主要股市今天早盘小涨，幅度不大，而华尔街股市因逢美国国庆日休市一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617581in" draw:z-index="0">
<draw:image xlink:href="../Images/rficn/2023-07-04T09-32-11-00-00/000000.png" xlink:type="simple" xlink:show="embed" xlink:actuate="onLoad" draw:mime-type="image/png"/>
</draw:frame>
</text:p>
      <text:p text:style-name="P4">
伦敦股市金融时报百种股价指数（FTSE 100）小涨0.04%，来到7530.33点</text:p>
      <text:p text:style-name="P4">
法兰克福股市DAX指数小涨0.01%，来到16083.08点；巴黎股市上涨0.22%，来到4408.04点。</text:p>
      <text:p text:style-name="P4">
Source: <text:a xlink:type="simple" xlink:href="https://www.rfi.fr/cn/%E8%B4%A2%E7%BB%8F%E5%BF%AB%E8%AE%AF/20230704-%E6%AC%A7%E6%B4%B2%E8%82%A1%E5%B8%82%E6%97%A9%E7%9B%98%E5%B0%8F%E6%B6%A8" text:style-name="Internet_20_link" text:visited-style-name="Visited_20_Internet_20_Link">
https://www.rfi.fr/cn/%E8%B4%A2%E7%BB%8F%E5%BF%AB%E8%AE%AF/20230704-%E6%AC%A7%E6%B4%B2%E8%82%A1%E5%B8%82%E6%97%A9%E7%9B%98%E5%B0%8F%E6%B6%A8</text:a>
</text:p>
      <!--NEWS-->
      <text:h text:style-name="P10" text:outline-level="1">
<text:span text:style-name="T4">
港特首呼吁8名海外港人自首 否则每日担心被捕惶恐度日</text:span>
</text:h>
      <text:p text:style-name="P4">
Publisher: 法新社</text:p>
      <text:p text:style-name="P4">
Published Time: 2023-07-04T09:32:12+00:00</text:p>
      <text:p text:style-name="P4">
Modified Time: 2023-07-04T08:35:03+00:00</text:p>
      <text:p text:style-name="P4">
Description: （法新社香港4日电） 昨天香港警方以罗冠聪和许智等8名海外港人违反「港区国安法」悬赏港币100万元，香港行政长官李家超今天呼吁他们自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3.617581in" draw:z-index="0">
<draw:image xlink:href="../Images/rficn/2023-07-04T09-32-12-00-00/000000.png" xlink:type="simple" xlink:show="embed" xlink:actuate="onLoad" draw:mime-type="image/png"/>
</draw:frame>
</text:p>
      <text:p text:style-name="P4">
警方昨天指控8名流亡海外的香港民主运动人士企图颠覆国家政权和与外国势力勾结等罪行，对每人悬赏港币100万元（约新台币397万元）予以追捕，又指任何人提供有效讯息，都可以获得全数或部分悬赏。</text:p>
      <text:p text:style-name="P4">
李家超今天表示，他支持警方的行动，并呼吁运动人士自首。</text:p>
      <text:p text:style-name="P4">
他告诉媒体，被通缉的人只能靠自首，终结被通缉的生涯，否则他们要每日担心被捕、惶恐度日。</text:p>
      <text:p text:style-name="P4">
香港警方国家安全处昨天宣布，已获法庭发出拘捕令，通缉8名已潜逃海外的港人，他们是前立法会议员罗冠聪、许智?、郭荣铿，前职工会联盟总干事蒙兆达，前法政汇思召集人任建峰，以及袁弓夷，郭凤仪和刘祖迪。</text:p>
      <text:p text:style-name="P4">
上述8人都是2019年「反送中」运动的支持者，警方指他们涉嫌违反香港国安法，罪名包括危害国家安全、煽动分裂国家及要求外国制裁中国和香港等。</text:p>
      <text:p text:style-name="P4">
Source: <text:a xlink:type="simple" xlink:href="https://www.rfi.fr/cn/%E5%9B%BD%E9%99%85%E6%8A%A5%E9%81%93/20230704-%E6%B8%AF%E7%89%B9%E9%A6%96%E5%91%BC%E5%90%818%E5%90%8D%E6%B5%B7%E5%A4%96%E6%B8%AF%E4%BA%BA%E8%87%AA%E9%A6%96-%E5%90%A6%E5%88%99%E6%AF%8F%E6%97%A5%E6%8B%85%E5%BF%83%E8%A2%AB%E6%8D%95%E6%83%B6%E6%81%90%E5%BA%A6%E6%97%A5" text:style-name="Internet_20_link" text:visited-style-name="Visited_20_Internet_20_Link">
https://www.rfi.fr/cn/%E5%9B%BD%E9%99%85%E6%8A%A5%E9%81%93/20230704-%E6%B8%AF%E7%89%B9%E9%A6%96%E5%91%BC%E5%90%818%E5%90%8D%E6%B5%B7%E5%A4%96%E6%B8%AF%E4%BA%BA%E8%87%AA%E9%A6%96-%E5%90%A6%E5%88%99%E6%AF%8F%E6%97%A5%E6%8B%85%E5%BF%83%E8%A2%AB%E6%8D%95%E6%83%B6%E6%81%90%E5%BA%A6%E6%97%A5</text:a>
</text:p>
      <!--NEWS-->
      <text:h text:style-name="P10" text:outline-level="1">
<text:span text:style-name="T4">
一个时代的结束：因涉六四事件被降职的中共官员阎明复逝世</text:span>
</text:h>
      <text:p text:style-name="P4">
Author: chinese@voanews.com (林森, 许湘筠)</text:p>
      <text:p text:style-name="P4">
Publisher: 美国之音中文网 (Type: NewsMediaOrganization)</text:p>
      <text:p text:style-name="P4">
Published Time: 2023-07-04T09:46:58+08:00</text:p>
      <text:p text:style-name="P4">
Modified Time: 2023-07-04 03:12:41Z</text:p>
      <text:p text:style-name="P4">
Description: 据中国《财新网》和香港英文报纸《南华早报》等媒体报道，曾任中共高层职务并因1989年六四事件而被降职的阎明复星期一（7月3日）在北京逝世，享年92岁。</text:p>
      <text:p text:style-name="P4">
Videos: []</text:p>
      <text:p text:style-name="P4">
Images: []</text:p>
      <text:p text:style-name="P4">
Categories: ['中国', '人权', '纪念六四', '编辑推荐']</text:p>
      <text:p text:style-name="P4">
Type: None</text:p>
      <!--METADATA-->
      <text:p text:style-name="P4">
NoneNone</text:p>
      <text:p text:style-name="P4">
Source: <text:a xlink:type="simple" xlink:href="https://www.voachinese.com/a/yan-mingfu-dies-news-brief-20230703/7165949.html" text:style-name="Internet_20_link" text:visited-style-name="Visited_20_Internet_20_Link">
https://www.voachinese.com/a/yan-mingfu-dies-news-brief-20230703/7165949.html</text:a>
</text:p>
      <!--NEWS-->
      <text:h text:style-name="P10" text:outline-level="1">
<text:span text:style-name="T4">
台国防部：解放军军机9架次飞越台海中线</text:span>
</text:h>
      <text:p text:style-name="P4">
Author: None (Language: zh)</text:p>
      <text:p text:style-name="P4">
Publisher: None</text:p>
      <text:p text:style-name="P4">
Time: 2023-07-04T09:57:00Z</text:p>
      <text:p text:style-name="P4">
Description: 台湾国防部通报称，周二上午侦获解放军各型机24架次出海活动，其中9架次逾越海峡中线。最近两天台湾军队在屏东枋山乡展开天马、神弓飞弹操演。</text:p>
      <text:p text:style-name="P4">
Videos: []</text:p>
      <text:p text:style-name="P4">
Images: []</text:p>
      <text:p text:style-name="P4">
Subject: 时政风云</text:p>
      <text:p text:style-name="P4">
Subjects: ['岛屿主权争端', '马英九', '专题报道：全景观看“习马会”', '专题报道：2016年台湾大选', '台湾']</text:p>
      <text:p text:style-name="P4">
Keywords: ['台湾', '航空识别区', '解放军', '军机', '军演']</text:p>
      <text:p text:style-name="P4">
ID: 66109170</text:p>
      <!--METADATA-->
      <text:p text:style-name="P4">
<text:a xlink:type="simple" xlink:href="https://www.dw.com/zh/overlay/image/article/66109170/65275531" text:style-name="Internet_20_link" text:visited-style-name="Visited_20_Internet_20_Link">
 </text:a>
</text:p>
      <text:p text:style-name="P4">
路透社指出，近几年来，解放军军机几乎每天都会飞入台湾西南部防空识别区。</text:p>
      <text:p text:style-name="P4">
（德国之声中文网）据台湾中央社报道，台湾国防部通报称，周二（7月4日）上午侦获解放军各型机24架次出海活动，其中 <text:a xlink:type="simple" xlink:href="https://www.dw.com/zh/zh/中国军机越台海中线-美航母停靠越南/a-66020637" text:style-name="Internet_20_link" text:visited-style-name="Visited_20_Internet_20_Link">
 逾越海峡中线</text:a>
及其延伸线进入台湾西南空域9架次。此间，台湾军方正在屏东操演飞弹射击。</text:p>
      <text:p text:style-name="P4">
路透社指出，近几年来，解放军军机几乎每天都会飞入台湾西南部防空识别区。</text:p>
      <text:p text:style-name="P4">
台湾国防部通报称，周二监测到的解放军军机机型包括歼10、歼11、歼16、苏30、轰6、运8反潜机等各型机计24架次。另外还有4艘解放军军舰配合执行联合战备警巡。</text:p>
      <text:p text:style-name="P4">
台湾国防部派出任务机、军舰及岸置飞弹系统严密监控应对。</text:p>
      <text:p text:style-name="P4">
台湾国防部在发表的新闻稿中指出，维持区域安全稳定，是区域各方的共同责任；国际社会对此亦有高度共识，任何可能带来冲击的挑衅行为，都无益于区域安全。</text:p>
      <text:p text:style-name="P4">
</text:p>
      <text:p text:style-name="P4">
台湾正在屏东举行军演。</text:p>
      <text:p text:style-name="P4">
台湾汉光实兵演习将在本月月底举行。本周一和周二，台湾军队在屏东枋山乡展开 <text:a xlink:type="simple" xlink:href="https://www.dw.com/zh/zh/汉光演习前夕-台湾举行天马操演/a-66099632" text:style-name="Internet_20_link" text:visited-style-name="Visited_20_Internet_20_Link">
 天马（拖式飞弹）、神弓（刺针飞弹）操演</text:a>
 。</text:p>
      <text:p text:style-name="P4">
中国从未宣布放弃采取武力实现两岸统一。今年4月，台湾总统蔡英文过境美国的时候与美国众议院议长麦卡锡举行会面。中国军方举行了大规模的围台军演。</text:p>
      <text:p text:style-name="P4">
台湾政府强烈反对中国宣称对台湾拥有主权，并誓言，如果中国武力攻打台湾，台湾将做出抵抗。</text:p>
      <text:h text:style-name="P12" text:outline-level="3">
<text:span text:style-name="T4">
中美军舰相遇台湾海峡</text:span>
</text:h>
      <text:p text:style-name="P4">
（路透社）</text:p>
      <text:p text:style-name="P4">
Source: <text:a xlink:type="simple" xlink:href="https://www.dw.com/zh/台国防部：解放军军机9架次飞越台海中线/a-66109170" text:style-name="Internet_20_link" text:visited-style-name="Visited_20_Internet_20_Link">
https://www.dw.com/zh/台国防部：解放军军机9架次飞越台海中线/a-66109170?maca=chi-rss-chi-all-1127-rdf</text:a>
</text:p>
      <!--NEWS-->
      <text:h text:style-name="P10" text:outline-level="1">
<text:span text:style-name="T4">
土耳其、埃及外交关系回暖 睽违10年后宣布互派大使</text:span>
</text:h>
      <text:p text:style-name="P4">
Publisher: 法新社</text:p>
      <text:p text:style-name="P4">
Published Time: 2023-07-04T10:02:08+00:00</text:p>
      <text:p text:style-name="P4">
Modified Time: 2023-07-04T13:50:04+00:00</text:p>
      <text:p text:style-name="P4">
Description: （法新社开罗4日电） 埃及和土耳其外交部今天宣布，睽违10年后，两国将首度互派大使，以恢复正常外交关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7-04T10-02-08-00-00/000000.png" xlink:type="simple" xlink:show="embed" xlink:actuate="onLoad" draw:mime-type="image/png"/>
</draw:frame>
</text:p>
      <text:p text:style-name="P4">
2013年，时任军方首长的埃及总统塞西（Abdel Fattah al-Sisi）发动军事政变，推翻埃及首任民选总统、土耳其盟友穆希（MohamedMorsi），土耳其拒绝予以承认，导致两国关系恶化，并互相驱逐大使。</text:p>
      <text:p text:style-name="P4">
今年5月，塞西和土耳其总统艾尔段（Recep Tayyip Erdogan）同意恢复互派大使。</text:p>
      <text:p text:style-name="P4">
两国外交部透过联合声明表示，埃尔哈马米（Amr Elhamamy）将成为埃及驻安卡拉大使，土耳其则提名申（Salih Mutlu Sen）出任驻开罗大使。</text:p>
      <text:p text:style-name="P4">
土国外交部长费丹（Hakan Fidan）宣布任命后表示，这堪称双边关系正常化的重要里程碑。</text:p>
      <text:p text:style-name="P4">
他说，「从现在开始，我们的关系将在政治、经济和所有其他领域持续迅速改善。这符合我国总统和政府的意愿。」</text:p>
      <text:p text:style-name="P4">
随着土耳其寻求与埃及、阿拉伯联合大公国、以色列和沙乌地阿拉伯建立更佳的关系，外交部高阶官员于2021年开始在安卡拉和开罗进行磋商。</text:p>
      <text:p text:style-name="P4">
塞西和艾尔段在2022年卡达世界杯现场握手后，安卡拉和开罗的正常化进程开始加速。</text:p>
      <text:p text:style-name="P4">
Source: <text:a xlink:type="simple" xlink:href="https://www.rfi.fr/cn/%E5%9B%BD%E9%99%85%E6%8A%A5%E9%81%93/20230704-%E5%9C%9F%E8%80%B3%E5%85%B6-%E5%9F%83%E5%8F%8A%E5%A4%96%E4%BA%A4%E5%85%B3%E7%B3%BB%E5%9B%9E%E6%9A%96-%E7%9D%BD%E8%BF%9D10%E5%B9%B4%E5%90%8E%E5%AE%A3%E5%B8%83%E4%BA%92%E6%B4%BE%E5%A4%A7%E4%BD%BF" text:style-name="Internet_20_link" text:visited-style-name="Visited_20_Internet_20_Link">
https://www.rfi.fr/cn/%E5%9B%BD%E9%99%85%E6%8A%A5%E9%81%93/20230704-%E5%9C%9F%E8%80%B3%E5%85%B6-%E5%9F%83%E5%8F%8A%E5%A4%96%E4%BA%A4%E5%85%B3%E7%B3%BB%E5%9B%9E%E6%9A%96-%E7%9D%BD%E8%BF%9D10%E5%B9%B4%E5%90%8E%E5%AE%A3%E5%B8%83%E4%BA%92%E6%B4%BE%E5%A4%A7%E4%BD%BF</text:a>
</text:p>
      <!--NEWS-->
      <text:h text:style-name="P10" text:outline-level="1">
<text:span text:style-name="T4">
印尼澳洲领导人悉尼会面 聚焦绿色经济和安全</text:span>
</text:h>
      <text:p text:style-name="P4">
Author: 联合早报 (Person)</text:p>
      <text:p text:style-name="P4">
Publisher: 联合早报 (Organization)</text:p>
      <text:p text:style-name="P4">
Published Time: 2023-07-04T10:10</text:p>
      <text:p text:style-name="P4">
Modified Time: 2023-07-04T10:10</text:p>
      <text:p text:style-name="P4">
Description: 印度尼西亚总统佐科星期二（7月4日）在悉尼与澳大利亚总理阿尔巴尼斯会面。佐科上午已同当地商界领袖见面。路透社报道，澳洲外长黄英贤告诉澳洲广播电台，经济将是关键课题。阿尔巴尼斯和佐科...</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澳大利亚', '印度尼西亚', '佐科', '电动车', '绿色经济']</text:p>
      <!--METADATA-->
      <text:p text:style-name="P4">
印度尼西亚总统佐科星期二（7月4日）在悉尼与澳大利亚总理阿尔巴尼斯会面。佐科上午已同当地商界领袖见面。</text:p>
      <text:p text:style-name="P4">
路透社报道，澳洲外长黄英贤告诉澳洲广播电台，经济将是关键课题。阿尔巴尼斯和佐科将讨论绿色经济、放宽印尼商务签证以及地区安全等课题。</text:p>
      <text:p text:style-name="P4">
她说，澳洲将改变签证政策，让印尼商务旅客更方便到澳洲。</text:p>
      <text:p text:style-name="P4">
政府数据显示，印尼是澳洲第13大贸易伙伴，2021年澳洲在印尼的投资总额为43亿澳元（约38.7亿新元）。</text:p>
      <text:p text:style-name="P4">
<draw:frame draw:style-name="fr1" draw:name="Image157" text:anchor-type="as-char" svg:width="6.9236in" svg:height="4.615733in" draw:z-index="0">
<draw:image xlink:href="../Images/zaobao world/2023-07-04T10-10/000000.png" xlink:type="simple" xlink:show="embed" xlink:actuate="onLoad" draw:mime-type="image/png"/>
</draw:frame>
 位于印尼南苏拉威西省索罗瓦科的一家镍冶炼厂。（路透社）</text:p>
      <text:p text:style-name="P4">
印尼是全球最大煤炭出口国，并拥有全球最大镍储量，而澳洲是关键电池组件锂的主要供应国。</text:p>
      <text:p text:style-name="P4">
佐科希望在印尼建立电动汽车电池生产产业，他受访时说，印尼寻求在这方面与澳洲进行合作。</text:p>
      <text:p text:style-name="P4">
黄英贤说，佐科了解向绿色经济转型的重要性，澳印领导人将讨论如何在供应链和实现净零排放方面“携手合作”。</text:p>
      <text:p text:style-name="P4">
另外，黄英贤也说，在谈到澳洲通过澳英美三边安全伙伴关系（AUKUS），采购核动力潜艇的计划时，澳洲将会保持透明。</text:p>
      <text:p text:style-name="P4">
她说，印尼“强调维护核不扩散义务的重要性……我们都希望本区域和平稳定。”</text:p>
      <text:p text:style-name="P4">
Source: <text:a xlink:type="simple" xlink:href="https://www.zaobao.com.sg/realtime/world/story20230704-1410436" text:style-name="Internet_20_link" text:visited-style-name="Visited_20_Internet_20_Link">
https://www.zaobao.com.sg/realtime/world/story20230704-1410436</text:a>
</text:p>
      <!--NEWS-->
      <text:h text:style-name="P10" text:outline-level="1">
<text:span text:style-name="T4">
美国政府自己创造了“反美联盟”</text:span>
</text:h>
      <text:p text:style-name="P4">
Creator: PETER BEINART</text:p>
      <text:p text:style-name="P4">
Publisher: https://www.facebook.com/nytimeschinese</text:p>
      <text:p text:style-name="P4">
Published Time: 2023-07-04T10:16:23+08:00</text:p>
      <text:p text:style-name="P4">
Description: 美国将古巴、伊朗以及中俄描述为因厌恶民主而联合起来的威权集团。然而，正是美国政府自己的做法将古巴和伊朗推向了敌对大国的怀抱。 Yamil Lage/Agence France-Presse — Getty Images 古巴总统米格尔·迪亚斯-卡内尔（左）和伊朗总统易卜拉欣·莱西在哈瓦那的欢迎仪式上检阅仪仗队，摄于6月15日。</text:p>
      <text:p text:style-name="P4">
Images: ["<text:a xlink:type="simple" xlink:href="https://static01.nyt.com/images/2023/07/04/multimedia/30beinart-fzgj/30beinart-fzgj-master1050.jpg" text:style-name="Internet_20_link" text:visited-style-name="Visited_20_Internet_20_Link">
30beinart-fzg...</text:a>
"]</text:p>
      <text:p text:style-name="P4">
Category: 观点与评论</text:p>
      <text:p text:style-name="P4">
Type: Article</text:p>
      <!--METADATA-->
      <text:p text:style-name="P4">
<draw:frame draw:style-name="fr1" draw:name="Image158" text:anchor-type="as-char" svg:width="6.9236in" svg:height="4.609139in" draw:z-index="0">
<draw:image xlink:href="../Images/cnnytimes/2023-07-04T10-16-23-08-00/30beinart-fzgj-master1050.jpg" xlink:type="simple" xlink:show="embed" xlink:actuate="onLoad" draw:mime-type="image/jpeg"/>
</draw:frame>
</text:p>
      <text:p text:style-name="P4">
拜登政府最近宣布了两条令人沮丧的消息：伊朗 <text:a xlink:type="simple" xlink:href="https://www.politico.com/news/2023/06/09/united-states-security-council-russia-iran-weapons-00101191" text:style-name="Internet_20_link" text:visited-style-name="Visited_20_Internet_20_Link">
 正在帮助</text:a>
 俄罗斯制造无人机。中国在古巴 <text:a xlink:type="simple" xlink:href="https://cn.nytimes.com/usa/20230612/china-spy-base-cuba/" text:style-name="Internet_20_link" text:visited-style-name="Visited_20_Internet_20_Link">
 操作</text:a>
 一个间谍基地。</text:p>
      <text:p text:style-name="P4">
信息很明确：美国的敌人正在联合起来。用华盛顿颇具影响力的新美国安全中心最近的说法，它们现在构成一个新的“威权主义者轴心”，威胁着从东亚到加勒比海、从东欧到波斯湾的美国利益。这个名称暗示，将俄罗斯、中国、伊朗和古巴的政府绑在一起的，是它们对民主的共同厌恶。对于经常将美国的地缘政治斗争描述为自由与暴政之间较量的华盛顿外交政策阶层来说，这是个有吸引力的叙事。</text:p>
      <text:p text:style-name="P4">
但这里面有个问题。古巴政府和伊朗政府寻求与华盛顿建立更密切的关系只不过是几年前的事，虽然两国当时有与现在相同的威权主义政治体制。它们并不是因为意识到自己讨厌民主而转向俄罗斯和中国。它们突然转向是因为美国拒绝了它们的示好，将它们推入了与美国敌对的大国怀抱。先是在特朗普领导下，后是在拜登总统领导下，美国政府参与创造了它现在哀叹的反美伙伴关系，这正是美国政府在上次冷战期间的所为。</text:p>
      <text:p text:style-name="P4">
以古巴为例。古巴政府在冷战后大部分时间里的战略一直相当明确：维持其政治体系的封闭，同时向外国投资开放经济。这个战略需要古巴与美国建立更好的关系，因为美国的制裁不仅使古巴无法获得旅游和贸易的最大潜在资源，而且也吓跑了欧洲的公司。美利坚大学的拉丁美洲问题专家威廉·莱奥格兰德对我说，“过去二十年古巴经济战略的所有主要组成部分都是基于改善同美国关系的长期预期。”</text:p>
      <text:p text:style-name="P4">
广告</text:p>
      <text:p text:style-name="P4">
2014年，这个预期开始得到回报。奥巴马政府宣布结束美国对古巴政府长达几十年的敌意，很快，不少知名人士开始在哈瓦那露面，包括 <text:a xlink:type="simple" xlink:href="https://www.washingtonpost.com/news/arts-and-entertainment/wp/2015/03/05/conan-obrien-goes-to-cuba-the-5-most-conan-moments/" text:style-name="Internet_20_link" text:visited-style-name="Visited_20_Internet_20_Link">
 柯南·奥布莱恩</text:a>
 、 <text:a xlink:type="simple" xlink:href="https://www.wsj.com/articles/in-havana-gov-andrew-cuomo-urges-engagement-with-cuba-1429582209" text:style-name="Internet_20_link" text:visited-style-name="Visited_20_Internet_20_Link">
 安德鲁·科莫</text:a>
 ，以及 <text:a xlink:type="simple" xlink:href="https://www.theplayerstribune.com/articles/steve-nash-cuba-trip" text:style-name="Internet_20_link" text:visited-style-name="Visited_20_Internet_20_Link">
 史蒂夫·纳什</text:a>
。正如迈阿密大学的古巴问题专家迈克尔·布斯塔曼特当时 <text:a xlink:type="simple" xlink:href="https://www.e-ir.info/2015/05/07/cuba-and-the-united-states-beyond-the-hype-a-long-road/" text:style-name="Internet_20_link" text:visited-style-name="Visited_20_Internet_20_Link">
 指出 </text:a>
的那样，“美国国旗甚至已成为最时尚的国家旗帜，出现在古巴人的T恤衫、紧身裤和背心上。”</text:p>
      <text:p text:style-name="P4">
唐纳德·特朗普入主白宫后，这一切都破裂了。2019年，特朗普对古巴实施了半个多世纪以来 <text:a xlink:type="simple" xlink:href="https://theconversation.com/trump-declares-economic-war-on-cuba-115672" text:style-name="Internet_20_link" text:visited-style-name="Visited_20_Internet_20_Link">
 最严厉的经济制裁</text:a>
。一个月后，古巴开始 <text:a xlink:type="simple" xlink:href="https://www.theguardian.com/world/2019/may/11/cuba-forced-into-rationing-as-us-sanctions-and-venezuela-crisis-bite" text:style-name="Internet_20_link" text:visited-style-name="Visited_20_Internet_20_Link">
 定量配给 </text:a>
肥皂、鸡蛋、大米和豆子。据《华尔街日报》报道，大约在同一时间，中国在该岛的监控网络“完成了一次显著升级”（古巴和中国外交部都否认了有关中国在古巴部署监控设施的报道）。美国陆军战争学院的拉丁美洲分析师埃文·埃利斯对《华尔街日报》<text:a xlink:type="simple" xlink:href="https://www.wsj.com/articles/cubas-spy-deal-with-china-has-echoes-of-cold-war-tensions-64e5022c" text:style-name="Internet_20_link" text:visited-style-name="Visited_20_Internet_20_Link">
 说 </text:a>
，中国与古巴的交易“基本上是中国的付费游戏”，他补充说，“中国向古巴提供了后者急需的资金，获得了设置监听的机会。”去年秋天，中国 <text:a xlink:type="simple" xlink:href="https://www.reuters.com/world/americas/cuba-wins-china-debt-relief-new-funds-2022-11-27/" text:style-name="Internet_20_link" text:visited-style-name="Visited_20_Internet_20_Link">
 同意</text:a>
 重组古巴债务，并向古巴捐赠了1亿美元。古巴仍需要中国的资金，原因之一是，拜登政府保留了特朗普时代的关键制裁措施。</text:p>
      <text:p text:style-name="P4">
美国与伊朗的关系也遵循类似的模式。两国签署2015年的核协议时，时任伊朗外长穆罕默德·贾瓦德·扎里夫 <text:a xlink:type="simple" xlink:href="https://twitter.com/jzarif/status/620946867371810816" text:style-name="Internet_20_link" text:visited-style-name="Visited_20_Internet_20_Link">
 称</text:a>
协议“不是上限，而是一个坚实基础。我们现在必须开始在这个基础上继续发展。”与古巴领导人一样，伊朗领导人曾希望与美国改善关系会刺激西方投资。尽管伊朗的一些强硬派担心与西方建立经济联系会削弱该国政权，但扎里夫和哈桑·鲁哈尼总统仍押注更强劲的经济将加强伊朗的区域地位，化解民众的不满情绪，从而有助于巩固该国的专制政治体制。</text:p>
      <text:p text:style-name="P4">
但结果并非如此。特朗普取消了核协议，重新实施了严厉制裁。拜登政府并没有在上任之初恢复协议，而是 <text:a xlink:type="simple" xlink:href="https://www.vox.com/22242208/iran-nuclear-deal-bien-haines-blinken-psaki" text:style-name="Internet_20_link" text:visited-style-name="Visited_20_Internet_20_Link">
 提出了附加要求</text:a>
，阻碍了恢复核协议的努力。随着伊朗得到美国和欧洲大笔投资的前景消失，华盛顿对伊朗与莫斯科关系的影响力也消失了。现在，对伊朗来说，与俄罗斯建立美国国家安全委员会发言人最近所称的“全面防务伙伴关系”几乎不会损失什么。</text:p>
      <text:p text:style-name="P4">
这不是美国第一次将小国推入其超级大国对手的怀抱。美国在冷战期间就这样做过。弗雷德里克·洛格瓦尔在《战争余烬》(Embers ofWar)一书中指出，直到20世纪40年代末，越南的民族主义领导人胡志明一直认为美国“可能成为越南独立事业的捍卫者”，帮助该国摆脱法国殖民统治。“第二次世界大战”期间，胡志明的反叛军队“越盟”，曾在美国与日本的战斗中，与中情局的前身战略情报局<text:a xlink:type="simple" xlink:href="https://www.pritzkermilitary.org/explore/vietnam-war/history-vietnam#:~:text=The%20Viet%20Minh%2C%20as%20they,defeat%20of%20Japan%20in%201945." text:style-name="Internet_20_link" text:visited-style-name="Visited_20_Internet_20_Link">
 并肩作战 </text:a>
。</text:p>
      <text:p text:style-name="P4">
但随着冷战紧张局势加剧，杜鲁门政府没有理会其亚洲问题专家的看法——他们中的许多人认为，“越盟”主要是民族主义运动，而不是共产主义运动——而是支持了法国维护其帝国主义统治的努力。从1950年开始，“越盟”从共产主义中国获得武器。</text:p>
      <text:p text:style-name="P4">
广告</text:p>
      <text:p text:style-name="P4">
十年后，美国在古巴做了类似的事情。菲德尔·卡斯特罗在1959年初掌权后开始重新分配财富，修改历史上古巴对美国的从属。尽管卡斯特罗有左倾倾向，但威廉·莱奥格兰德和彼得·科恩布卢在他们合著的《与古巴的非正式渠道》(BackChannel toCuba)一书中指出，卡斯特罗“在执政的第一年并没有对苏联表现出特别的喜好”。直到卡斯特罗将大型种植园国有化、导致艾森豪威尔政府开始策划推翻他后，古巴政府才开始依赖莫斯科的经济和军事援助。苏联领导人尼基塔·赫鲁晓夫的观察是，美国的敌意把古巴“像铁屑朝着磁铁那样”推向了苏联。</text:p>
      <text:p text:style-name="P4">
冷战应该提醒我们，政治制度相似的国家不一定是盟友。冷战期间，许多美国决策者对共产主义政府能保持独立于苏联持怀疑态度。但这正是南斯拉夫发生的情况，约瑟普·布罗兹·铁托在1948年与苏联分道扬镳，后来接受了美国的援助。20世纪60年代，苏联和中国变成了对手。</text:p>
      <text:p text:style-name="P4">
如果说就连共享马克思主义意识形态的政府都不总能融洽相处，那就更没有理由认为威权主义如今能够成为有约束力的粘合剂，能让实行不同形式暴政的中国、俄罗斯、伊朗和古巴团结起来。哈瓦那与北京之间，或德黑兰与莫斯科之间日益增长的安全或军事关系没有任何必然的意识形态联系。这些结盟在很大程度上是因为华盛顿试图饿死古巴、让伊朗屈服，而不是与我们不喜欢的政治制度和外交政策取向的政权建立工作关系。</text:p>
      <text:p text:style-name="P4">
如今，尽管制裁已导致伊朗和古巴的 <text:a xlink:type="simple" xlink:href="https://webassets.oxfamamerica.org/media/documents/bp-cuba-blockade-women-250521-en.pdf" text:style-name="Internet_20_link" text:visited-style-name="Visited_20_Internet_20_Link">
 普通人</text:a>
 得不到 <text:a xlink:type="simple" xlink:href="https://theintercept.com/2023/06/12/iran-sanctions-medicine/" text:style-name="Internet_20_link" text:visited-style-name="Visited_20_Internet_20_Link">
 食物和药品 </text:a>
，华盛顿的鹰派人士仍说，美国不能解除对伊朗和古巴的广泛制裁，因为这两个国家正在与美国的敌人合作。也许鹰派人士们应该在他们当初促成这些伙伴关系之前先考虑一下这个问题。</text:p>
      <text:p text:style-name="P4">
Source: <text:a xlink:type="simple" xlink:href="https://cn.nytimes.com/opinion/20230704/iran-cuba-usa-partnerships/" text:style-name="Internet_20_link" text:visited-style-name="Visited_20_Internet_20_Link">
https://cn.nytimes.com/opinion/20230704/iran-cuba-usa-partnerships/</text:a>
</text:p>
      <!--NEWS-->
      <text:h text:style-name="P10" text:outline-level="1">
<text:span text:style-name="T4">
事实查核｜马斯克说“美国不能打败中国”？</text:span>
</text:h>
      <text:p text:style-name="P4">
Author: 作者：庄敬</text:p>
      <text:p text:style-name="P4">
Publisher: Radio Free Asia (Organization)</text:p>
      <text:p text:style-name="P4">
Published Time: 2023-07-04T10:19:00-04:00</text:p>
      <text:p text:style-name="P4">
Modified Time: 2023-07-04T11:42:51-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29306in" draw:z-index="0">
<draw:image xlink:href="../Images/rfamandarin/2023-07-04T10-19-00-04-00/000000.png" xlink:type="simple" xlink:show="embed" xlink:actuate="onLoad" draw:mime-type="image/png"/>
</draw:frame>
 <text:a xlink:type="simple" xlink:href="https://www.rfa.org/mandarin/shishi-hecha/hc-07042023100850.html/@@images/image" text:style-name="Internet_20_link" text:visited-style-name="Visited_20_Internet_20_Link">
</text:a>
 Photo: RFA</text:p>
      <text:p text:style-name="P4">
<text:span text:style-name="T4">
标签：部分错误</text:span>
</text:p>
      <text:p text:style-name="P4">
<text:span text:style-name="T4">
一分钟完读：</text:span>
</text:p>
      <text:p text:style-name="P4">
近期，一条特斯拉总裁马斯克（ElonMusk）称“美国不能打败中国，连小学生都知道”的中文字幕视频在微博、推特、YouTube、Bilibili（B站）等多个社交媒体平台广泛传播，转发者包括中通社旗下“通传媒”官方帐号以及中国”国际关系专家”金灿荣等。</text:p>
      <text:p text:style-name="P4">
经亚洲事实查核实验室查证，短视频画面是马斯克2020年参加美国空军协会活动上的发言，但原本约一小时的对谈被剪辑成25秒，中文标题与字幕更有多处错误和不准确的翻译，包括对谈人并未提问字幕所写的“美国如何打败中国”，马斯克也没有回答“美国不能打败中国”。</text:p>
      <text:p text:style-name="P4">
<text:span text:style-name="T4">
深度解析：</text:span>
</text:p>
      <text:p text:style-name="P4">
在微博上拥有265万粉丝的人民大学国际关系学院教授金灿荣6月13日分享了一段短视频，标题为“马斯克：美国不能打败中国，连小学生都知道”。截至26日，该视频被观看的次数已逾33万。</text:p>
      <text:p text:style-name="P4">
金灿荣在微博发文的时间显示为6月13日11点02分，紧接著，中通社旗下“通传媒”同一天11点33分在推特发布该短视频，山东省济宁市委机关报《济宁日报》11点43分亦在B站发布同一视频。</text:p>
      <text:p text:style-name="P4">
中国知名国际关系专家金灿荣(右)、中通社旗下“通传媒”(左)6月13日在社媒发文，指特斯拉总裁马斯克称“美国不能打败中国”。（图取自微博、推特）  <text:a xlink:type="simple" xlink:href="https://www.rfa.org/mandarin/shishi-hecha/hc-07042023100850.html/99ac65af514b8aaa300c7f8e570b4e0d80fd625365574e2d570b300d-2.png" text:style-name="Internet_20_link" text:visited-style-name="Visited_20_Internet_20_Link">
</text:a>
</text:p>
      <text:p text:style-name="P4">
这条视频的画面是马斯克2020年2月参加美国空军协会主办的研讨会时，与美国空军上将汤普森（JohnThompson）对谈的部分内容。这场对谈约持续一小时，社媒上流传的短视频从中截取了25秒的画面，马斯克的话被打断拼接，且配上的中文字幕有多处翻错误。</text:p>
      <text:p text:style-name="P4">
亚洲事实查核实验室以“马斯克”、“美国空军协会”等字词搜寻，发现自2020年以来，这场对话已有不少相关报道与讨论。金灿荣、通传媒并未说明为何此时分享旧资讯，但就发文时间点来看，或与马斯克5月底访问中国有关。</text:p>
      <text:p text:style-name="P4">
<text:span text:style-name="T4">
美军上将问马斯克什么？</text:span>
</text:p>
      <text:p text:style-name="P4">
视频下方的中文字幕写道，“美国军方为了应对中国日益增强的军事威胁召开会议。会上，美军上将约翰・汤普森向马斯克发出提问：美国如何打败中国？”</text:p>
      <text:p text:style-name="P4">
事实上，这是美国空军协会的”年度空战研讨会”，并不是因应中国军事威胁而召开的会议，汤普森在开场时已说明，当天的讨论围绕“创新”，以及如何让空军成为国防部最创新的单位。至于汤普森针对美中关系的提问，也并非字幕所写的“美国如何打败中国”。</text:p>
      <text:p text:style-name="P4">
在完整视频47分12秒处，汤普森问马斯克，对于美中之间在经济或军事上的竞争，他有什么想法可以和在座的观众分享？</text:p>
      <text:p text:style-name="P4">
会议主持人、美军上将汤普森说明，当天讨论主题是创新。（图截自DVIDS网站）  <text:a xlink:type="simple" xlink:href="https://www.rfa.org/mandarin/shishi-hecha/hc-07042023100850.html/3-7f8e8ecd4e0a5c076e6f666e68ee572820205e7476847a7a623078148a0e67034e0a8207727965af62c957f7884c957799ac65af514b5c0d8ac7-958b583466428aaa660e757659298a0e8ad6527565b030025716622a81eadvids7db27ad9.png" text:style-name="Internet_20_link" text:visited-style-name="Visited_20_Internet_20_Link">
</text:a>
</text:p>
      <text:p text:style-name="P4">
<text:span text:style-name="T4">
马斯克怎么回答？</text:span>
</text:p>
      <text:p text:style-name="P4">
视频下方的字幕解释说：“马斯克用平静而坚定的语气说道：‘美国不能打败中国’。”</text:p>
      <text:p text:style-name="P4">
马斯克发言时，视频中配的中文翻译是：“ <text:span text:style-name="T4">
美国如果想在军事上打败中国</text:span>
，就必须克服中美经济的巨大差距，如果美国没有创新的办法，美国就输定了。如果美国一直不思进取，军事上美国只能当老二，这是连小学生都懂的道理。让美国人非常诧异的是，<text:span text:style-name="T4">
中国经济竟然已经是美国的两三倍了，至少已经两倍了</text:span>
 ，我相信有常识的人都知道，战争的基础是经济。”</text:p>
      <text:p text:style-name="P4">
前段引文中的底线及粗体为亚洲事实查核实验室所加，这是两处错误翻译。    第一，马斯克并没说“中国经济竟然已经是美国的两三倍，至少已经两倍了”，他说的话是未来时态，也就是“中国经济将会是美国经济的两三倍，至少两倍”。</text:p>
      <text:p text:style-name="P4">
其次，马斯克也没说，“美国如果想在军事上打败中国”，他说的是：“为了让美国在军事上具有竞争力”。此外，“如果美国一直不思进取”翻译不准确，马斯克的原文是：“如果没有根本性的创新”</text:p>
      <text:p text:style-name="P4">
更重要的是马斯克在这段关于美中竞争的问答中，并没有说出中文字幕强调的：“美国不能打败中国”。</text:p>
      <text:p text:style-name="P4">
<text:span text:style-name="T4">
马斯克呼吁美国保持创新优势</text:span>
</text:p>
      <text:p text:style-name="P4">
在这场对话中，马斯克的原意是：由于中国的人口大约是美国的四、五倍，若中国人均GDP达到美国的一半，经济规模将可能达美国的两倍。而战争的根本在于经济，这种情况下只能靠技术创新来获取优势，因此他说“如果你只拥有对手一半的资源，那么你最好是真正的创新者，如果没有创新，就会失败。”</text:p>
      <text:p text:style-name="P4">
<text:span text:style-name="T4">
结论：</text:span>
</text:p>
      <text:p text:style-name="P4">
在这场聚焦创新的讨论中，马斯克是在强调科技创新对综合国力的重要性，并呼吁美国保持创新优势，但经剪辑的短视频却明显“离题”，并以错误的中文字幕扭曲马斯克与对谈人的原意，误导受众。</text:p>
      <text:p text:style-name="P4">
_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text:a xlink:type="simple" xlink:href="http://afcl@rfa.org" text:style-name="Internet_20_link" text:visited-style-name="Visited_20_Internet_20_Link">
afcl@rfa.org </text:a>
 寄给亚洲事实查核实验室，由我们为您查证核实。 _</text:p>
      <text:p text:style-name="P4">
Source: <text:a xlink:type="simple" xlink:href="https://www.rfa.org/mandarin/shishi-hecha/hc-07042023100850.html" text:style-name="Internet_20_link" text:visited-style-name="Visited_20_Internet_20_Link">
https://www.rfa.org/mandarin/shishi-hecha/hc-07042023100850.html</text:a>
</text:p>
      <!--NEWS-->
      <text:h text:style-name="P10" text:outline-level="1">
<text:span text:style-name="T4">
李家超称“终身追捕”八名港人   分析：引渡违反国际法律原则</text:span>
</text:h>
      <text:p text:style-name="P4">
Author: None</text:p>
      <text:p text:style-name="P4">
Publisher: Radio Free Asia (Organization)</text:p>
      <text:p text:style-name="P4">
Published Time: 2023-07-04T10:24:00-04:00</text:p>
      <text:p text:style-name="P4">
Modified Time: 2023-07-04T12:15:55-04:00</text:p>
      <text:p text:style-name="P4">
Description: None</text:p>
      <text:p text:style-name="P4">
Videos: []</text:p>
      <text:p text:style-name="P4">
Audios: ["<text:a xlink:type="simple" xlink:href="https://www.rfa.org/mandarin/yataibaodao/gangtai/gf-070420230747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5" text:anchor-type="as-char" svg:width="6.9236in" svg:height="4.612011in" draw:z-index="0">
<draw:image xlink:href="../Images/rfamandarin/2023-07-04T10-24-00-04-00/000000.png" xlink:type="simple" xlink:show="embed" xlink:actuate="onLoad" draw:mime-type="image/png"/>
</draw:frame>
 香港行政长官李家超 <text:a xlink:type="simple" xlink:href="https://www.rfa.org/mandarin/yataibaodao/gangtai/gf-07042023074708.html/@@images/image" text:style-name="Internet_20_link" text:visited-style-name="Visited_20_Internet_20_Link">
</text:a>
法新社图片  <text:a xlink:type="simple" xlink:href="https://www.rfa.org/mandarin/yataibaodao/gangtai/gf-07042023074708.html/@@stream" text:style-name="Internet_20_link" text:visited-style-name="Visited_20_Internet_20_Link">
Audio-1-Link：https://www.rfa.org/mandarin/yataibaodao/gangtai/gf-07042023074708.html/@@stream</text:a>
</text:p>
      <text:p text:style-name="P4">
香港警方国安处日前以涉嫌违反《港区国安法》为由，通缉八名在海外的民主人士。有评论认为，当局以高姿态发布通缉令是另有目的。</text:p>
      <ul>
        <li>
<text:span text:style-name="T4">
<text:a xlink:type="simple" xlink:href="https://www.rfa.org/mandarin/Xinwen/st-07032023232406.html" text:style-name="Internet_20_link" text:visited-style-name="Visited_20_Internet_20_Link">
 香港悬赏通缉海外异议人士 美国批评是危险先例 </text:a>
 </text:span>
  * <text:a xlink:type="simple" xlink:href="https://www.rfa.org/mandarin/yataibaodao/gangtai/jw-07032023095306.html" text:style-name="Internet_20_link" text:visited-style-name="Visited_20_Internet_20_Link">
 <text:span text:style-name="T4">
国安法三周年 香港以“危害国家安全”为名通缉8人</text:span>
 </text:a>
</li>
      </ul>
      <text:p text:style-name="P4">
八名被指潜逃海外、涉嫌危害国家安全的港人包括三名前立法会议员许智峰、罗冠聪、郭荣铿，八人被香港警方国安处各悬賞100万港元通缉。香港行政长官李家超7月4日表示，无论八人走到天涯海角，港府都会终身追捕。通缉人要终结被通缉生涯，只有一个方法，就是自首。</text:p>
      <text:p text:style-name="P4">
香港行政会议成员、资深大律师汤家骅却承认，港府难以要求外国政府引渡涉嫌违反港区国安法的人士回港。</text:p>
      <text:p text:style-name="P4">
汤家骅：“所有国家安全罪行，不只香港、中国，全世界国家都一样，都是政治罪行。根据联合国指引及香港法律规定，移交疑犯不适用，就算2019年修例通过（逃犯条例），同样都是不适用。因为我们法律基本原则从来没变，就是不可以要求移交一些政治人物，不论他犯下的罪是政治罪行或者不是政治罪行。”</text:p>
      <text:p text:style-name="P4">
法律界人士、时评人桑普认为，香港警方国安处的八人通缉令显得十分随意，目的是为了恫吓海外港人。</text:p>
      <text:p text:style-name="P4">
桑普：“它（港府）也没有讲明，究竟这八个人因为什么具体原因遭通缉。它（通缉令）的目的并非针对那八个人，而是针对周边很多从事倡议人权、社区营造工作的人士，无论在台湾还是英国、美国、加拿大、澳洲（澳大利亚）都大有人在。”</text:p>
      <text:p text:style-name="P4">
时评人桑普（图）表示，港府八人通缉令旨在恫吓在外港人。（桑普独家提供，拍摄日期不详）  <text:a xlink:type="simple" xlink:href="https://www.rfa.org/mandarin/yataibaodao/gangtai/gf-07042023074708.html/m0704gf-1.jpg" text:style-name="Internet_20_link" text:visited-style-name="Visited_20_Internet_20_Link">
</text:a>
</text:p>
      <text:p text:style-name="P4">
美国多名国会参议员上月致函国务卿布林肯，要求华府不要邀请香港特首李家超出席11月在旧金山举行的亚太经济合作组织（APEC）首脑非正式会议。桑普估计，港府希望趁机测试美国的底线。</text:p>
      <text:p text:style-name="P4">
桑普：“它是采取更为强硬的方式迫使美国表达态度，把美国陷入一个要不要邀请李家超来美国的难题。 美国要怎样去回应这个事情就很关键。”</text:p>
      <text:p text:style-name="P4">
八名被通缉的港人身在美、英、澳大利亚等国家。台湾中华战略前瞻学会研究员王信力相信，一旦他们离开所在国家，安危将出现变数。</text:p>
      <text:p text:style-name="P4">
王信力：“八位人士的安全应该是无虞的，但是若有一天他们在境外移动，到了一个跟中国大陆或香港有刑事引渡的国家，有可能就会请求逮捕。”</text:p>
      <text:p text:style-name="P4">
台湾学者王信力（图）表示，八名被通缉港人若离开所在国家，安全将出现变数。 （王信力独家提供，拍摄日期不详）  <text:a xlink:type="simple" xlink:href="https://www.rfa.org/mandarin/yataibaodao/gangtai/gf-07042023074708.html/m0704gf-2.jpg" text:style-name="Internet_20_link" text:visited-style-name="Visited_20_Internet_20_Link">
</text:a>
</text:p>
      <text:p text:style-name="P4">
<text:span text:style-name="T4">
美英批评港警通缉海外港人</text:span>
</text:p>
      <text:p text:style-name="P4">
美国国务院发言人谴责香港警方通缉八名海外港人，认为是威胁全世界人民人权及基本自由的危险先例。英国外相克莱弗利也表示，英方强烈反对中国以国安法压制香港自由。被通缉八人中，部分人士身在英国，这是中国域外法律威权影响力的又一例证。</text:p>
      <text:p text:style-name="P4">
学者王信力估计，港府早已考虑到国际社会对于通缉令的强烈回响。</text:p>
      <text:p text:style-name="P4">
王信力：“中国大陆或港府对于所谓的国际制裁的声音比较不在乎，他们现在的思维是‘国家安全高于一切’。”</text:p>
      <text:p text:style-name="P4">
时评人士桑普表示，中国的“战狼外交”正逐步扩大，港府已脱掉“一国两制”的包装，与北京站在同一阵线，不排除日后悬红通缉令会扩大到海外的非香港人士。</text:p>
      <text:p text:style-name="P4">
记者：高锋 责编：许书婷 何平 网编：瑞哲</text:p>
      <text:p text:style-name="P4">
Source: <text:a xlink:type="simple" xlink:href="https://www.rfa.org/mandarin/yataibaodao/gangtai/gf-07042023074708.html" text:style-name="Internet_20_link" text:visited-style-name="Visited_20_Internet_20_Link">
https://www.rfa.org/mandarin/yataibaodao/gangtai/gf-07042023074708.html</text:a>
</text:p>
      <!--NEWS-->
      <text:h text:style-name="P10" text:outline-level="1">
<text:span text:style-name="T4">
印度劳动法改革挫折考验其制造业雄心 (Free Version)</text:span>
</text:h>
      <text:p text:style-name="P4">
Authors: ['约翰•里德']</text:p>
      <text:p text:style-name="P4">
Publisher: 英国《金融时报》</text:p>
      <text:p text:style-name="P4">
Time: 2023-07-04T10:25:19+00:00</text:p>
      <text:p text:style-name="P4">
Published Time: 2023-07-03T12:00:99+08:00</text:p>
      <text:p text:style-name="P4">
Modified Time: 2023-07-04T06:24:99+08:00</text:p>
      <text:p text:style-name="P4">
Description: 里德：印度两个亲商的南方邦将搁置允许富士康和苹果延长每班工作时长的劳动法改革。</text:p>
      <text:p text:style-name="P4">
Images: ["<text:a xlink:type="simple" xlink:href="https://thumbor.ftacademy.cn/unsafe/picture/2/000186412_piclink.jpg" text:style-name="Internet_20_link" text:visited-style-name="Visited_20_Internet_20_Link">
000186412_pic...</text:a>
"]</text:p>
      <text:p text:style-name="P4">
Themes: ['观点', '制造业', '关注']</text:p>
      <text:p text:style-name="P4">
Keywords: ['制造业', '劳工权益', '印度', '富士康', '苹果', '供应链']</text:p>
      <text:p text:style-name="P4">
Type: Article</text:p>
      <!--METADATA-->
      <text:p text:style-name="P4">
<draw:frame draw:style-name="fr1" draw:name="Image171" text:anchor-type="as-char" svg:width="6.9236in" svg:height="3.894525in" draw:z-index="0">
<draw:image xlink:href="../Images/FT Chinese Free Version/2023-07-04T10-25-19-00-00/000186412_piclink.jpg" xlink:type="simple" xlink:show="embed" xlink:actuate="onLoad" draw:mime-type="image/jpeg"/>
</draw:frame>
</text:p>
      <text:p text:style-name="P4">
印度两个最亲商的南方邦——卡纳塔克邦(Karnataka)和泰米尔纳德邦(TamilNadu)——最近修改了法律，允许将每班工作时长从8小时延长到12小时，这是苹果(Apple)及其代工制造商富士康(Foxconn)等投资者敦促进行的一项改革。</text:p>
      <text:p text:style-name="P4">
卡纳塔克邦——台湾供应商富士康计划在该邦的班加罗尔兴建一家大型工厂——在2月还修改了法律，允许两班倒生产，并方便女工在晚上工作。女工是亚洲电子产品制造业的支柱。邻近的泰米尔纳德邦(TamilNadu)今年4月通过了类似的法律。富士康已经在泰米尔纳德邦设有工厂，为苹果生产iPhone。</text:p>
      <text:p text:style-name="P4">
Source: <text:a xlink:type="simple" xlink:href="http://www.ftchinese.com/story/001100152" text:style-name="Internet_20_link" text:visited-style-name="Visited_20_Internet_20_Link">
http://www.ftchinese.com/story/001100152</text:a>
</text:p>
      <!--NEWS-->
      <text:h text:style-name="P10" text:outline-level="1">
<text:span text:style-name="T4">
人权团体：俄知名调查记者在车臣惨遭殴打</text:span>
</text:h>
      <text:p text:style-name="P4">
Publisher: 法新社</text:p>
      <text:p text:style-name="P4">
Published Time: 2023-07-04T10:32:10+00:00</text:p>
      <text:p text:style-name="P4">
Modified Time: 2023-07-04T10:05:03+00:00</text:p>
      <text:p text:style-name="P4">
Description: （法新社莫斯科4日电） 俄罗斯知名人权团体「纪念」（Memorial）今天表示，曾获无国界新闻自由奖的俄国调查记者米拉西娜今天和律师在车臣采访期间遭多名武装袭击者痛殴，目前正在医院接受治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3.617581in" draw:z-index="0">
<draw:image xlink:href="../Images/rficn/2023-07-04T10-32-10-00-00/000000.png" xlink:type="simple" xlink:show="embed" xlink:actuate="onLoad" draw:mime-type="image/png"/>
</draw:frame>
</text:p>
      <text:p text:style-name="P4">
「纪念」在社群媒体上表示，袭击者剃掉米拉西娜（ElenaMilashina）的头发，打断她多根手指，并将绿色颜料泼在她头上，米拉西娜多次失去意识，全身是伤。</text:p>
      <text:p text:style-name="P4">
这起事件发生在今天上午，当时米拉西娜正要和律师尼莫夫（Alexander Nemov）从所在地机场启程。</text:p>
      <text:p text:style-name="P4">
「纪念」指出：「他们被粗暴地猛踹，脸部也不例外，并遭受死亡威胁，还被用枪指着头部恐吓。他们的设备被夺走并砸碎。」</text:p>
      <text:p text:style-name="P4">
米拉西娜所属的俄国独立报纸「新报」（Novaya Gazeta）证实这项消息，并称米拉西娜和尼莫夫目前正在车臣首都格罗兹尼（Grozny）接受治疗。</text:p>
      <text:p text:style-name="P4">
「新报」指出，米拉西娜原本在格罗兹尼参加穆萨耶娃（Zarema Musayeva）的审判，穆萨耶娃3名子女因批评车臣自治共和国强人卡狄罗夫（RamzanKadyrov）沦为流亡者。</text:p>
      <text:p text:style-name="P4">
穆萨耶娃去年1月在车臣北部城市下诺佛哥罗（Nizhny Novgorod）遭车臣军队拘留。车臣当局并未回应置评请求。</text:p>
      <text:p text:style-name="P4">
Source: <text:a xlink:type="simple" xlink:href="https://www.rfi.fr/cn/%E5%9B%BD%E9%99%85%E6%8A%A5%E9%81%93/20230704-%E4%BA%BA%E6%9D%83%E5%9B%A2%E4%BD%93-%E4%BF%84%E7%9F%A5%E5%90%8D%E8%B0%83%E6%9F%A5%E8%AE%B0%E8%80%85%E5%9C%A8%E8%BD%A6%E8%87%A3%E6%83%A8%E9%81%AD%E6%AE%B4%E6%89%93" text:style-name="Internet_20_link" text:visited-style-name="Visited_20_Internet_20_Link">
https://www.rfi.fr/cn/%E5%9B%BD%E9%99%85%E6%8A%A5%E9%81%93/20230704-%E4%BA%BA%E6%9D%83%E5%9B%A2%E4%BD%93-%E4%BF%84%E7%9F%A5%E5%90%8D%E8%B0%83%E6%9F%A5%E8%AE%B0%E8%80%85%E5%9C%A8%E8%BD%A6%E8%87%A3%E6%83%A8%E9%81%AD%E6%AE%B4%E6%89%93</text:a>
</text:p>
      <!--NEWS-->
      <text:h text:style-name="P10" text:outline-level="1">
<text:span text:style-name="T4">
美国拟限制中国企业使用美国云计算服务 (Free Version)</text:span>
</text:h>
      <text:p text:style-name="P4">
Author: Yuka Hayashi / John D. McKinnon</text:p>
      <text:p text:style-name="P4">
Publisher: 华尔街日报中文网</text:p>
      <text:p text:style-name="P4">
Published Time: 2023-07-04T10:40:00.000Z</text:p>
      <text:p text:style-name="P4">
Modified Time: 2023-07-04T10:40:00.000Z</text:p>
      <text:p text:style-name="P4">
Created Time: 2023-07-04T04:43:00.000Z</text:p>
      <text:p text:style-name="P4">
Description: 据知情人士透露，拜登政府正准备限制中国企业使用美国云计算服务。此举有可能进一步加剧美中这两个全球经济大国的紧张关系。</text:p>
      <text:p text:style-name="P4">
Images: []</text:p>
      <text:p text:style-name="P4">
Categories: ['科技']</text:p>
      <text:p text:style-name="P4">
Keywords: SYND,LINK:EN|WP-WSJ-0001028964</text:p>
      <text:p text:style-name="P4">
Type: Article</text:p>
      <!--METADATA-->
      <text:p text:style-name="P4">
据知情人士透露，拜登(Joe Biden)政府正准备限制中国企业使用美国云计算服务。此举有可能进一步加剧美中这两个全球经济大国的紧张关系。</text:p>
      <text:p text:style-name="P4">
Source: <text:a xlink:type="simple" xlink:href="https://cn.wsj.com/articles/%E7%BE%8E%E5%9B%BD%E6%8B%9F%E9%99%90%E5%88%B6%E4%B8%AD%E5%9B%BD%E4%BC%81%E4%B8%9A%E4%BD%BF%E7%94%A8%E7%BE%8E%E5%9B%BD%E4%BA%91%E8%AE%A1%E7%AE%97%E6%9C%8D%E5%8A%A1-578ca9b6" text:style-name="Internet_20_link" text:visited-style-name="Visited_20_Internet_20_Link">
https://cn.wsj.com/articles/%E7%BE%8E%E5%9B%BD%E6%8B%9F%E9%99%90%E5%88%B6%E4%B8%AD%E5%9B%BD%E4%BC%81%E4%B8%9A%E4%BD%BF%E7%94%A8%E7%BE%8E%E5%9B%BD%E4%BA%91%E8%AE%A1%E7%AE%97%E6%9C%8D%E5%8A%A1-578ca9b6</text:a>
</text:p>
      <!--NEWS-->
      <text:h text:style-name="P10" text:outline-level="1">
<text:span text:style-name="T4">
全球债务炸弹即将爆炸？</text:span>
</text:h>
      <text:p text:style-name="P4">
Author: 半岛电视台</text:p>
      <text:p text:style-name="P4">
Publisher: Al Jazeera</text:p>
      <text:p text:style-name="P4">
Published Time: 2023-07-04T10:43:07</text:p>
      <text:p text:style-name="P4">
Modified Time: 2023-07-04T10:43:07</text:p>
      <text:p text:style-name="P4">
Description: 美国财政部长珍妮特·耶伦、世界银行行长阿贾伊·班加和多位世界领导人目睹了赞比亚总统哈坎德·希奇莱马拿起麦克风，当时的情景是：6 月 24 日，法国总统埃马纽埃尔·马克龙主持巴黎峰会，集思广益，讨论席卷发展中国家的债务危机的解决方案。</text:p>
      <text:p text:style-name="P4">
Images: ["<text:a xlink:type="simple" xlink:href="https://chinese.aljazeera.net/wp-content/uploads/2023/07/1-1688465708.png" text:style-name="Internet_20_link" text:visited-style-name="Visited_20_Internet_20_Link">
1-1688465708.png</text:a>
", "<text:a xlink:type="simple" xlink:href="https://chinese.aljazeera.net/wp-content/uploads/2023/07/1-1688465785.png" text:style-name="Internet_20_link" text:visited-style-name="Visited_20_Internet_20_Link">
1-1688465785.png</text:a>
", "<text:a xlink:type="simple" xlink:href="https://chinese.aljazeera.net/wp-content/uploads/2023/07/1-1688465845.png" text:style-name="Internet_20_link" text:visited-style-name="Visited_20_Internet_20_Link">
1-1688465845.png</text:a>
", "<text:a xlink:type="simple" xlink:href="https://chinese.aljazeera.net/wp-content/uploads/2023/07/1-1688465874.png" text:style-name="Internet_20_link" text:visited-style-name="Visited_20_Internet_20_Link">
1-1688465874.png</text:a>
", "<text:a xlink:type="simple" xlink:href="https://chinese.aljazeera.net/wp-content/uploads/2023/07/1-1688465926.png" text:style-name="Internet_20_link" text:visited-style-name="Visited_20_Internet_20_Link">
1-1688465926.png</text:a>
"]</text:p>
      <text:p text:style-name="P4">
Topics: ['政治', '新闻', '经济']</text:p>
      <text:p text:style-name="P4">
Keywords: ['政治', '新闻', '经济', '世界']</text:p>
      <text:p text:style-name="P4">
Type: Article</text:p>
      <!--METADATA-->
      <text:p text:style-name="P4">
<draw:frame draw:style-name="fr1" draw:name="Image173" text:anchor-type="as-char" svg:width="6.9236in" svg:height="4.612736in" draw:z-index="0">
<draw:image xlink:href="../Images/Aljazeera Chinese/2023-07-04T10-43-07/1-1688465708.png" xlink:type="simple" xlink:show="embed" xlink:actuate="onLoad" draw:mime-type="image/png"/>
</draw:frame>
 全球债务炸弹即将爆炸？（半岛电视台）</text:p>
      <text:p text:style-name="P4">
美国财政部长珍妮特·耶伦、世界银行行长阿贾伊·班加和多位世界领导人目睹了赞比亚总统哈坎德·希奇莱马拿起麦克风，当时的情景是：6 月 24日，法国总统埃马纽埃尔·马克龙主持巴黎峰会，集思广益，讨论席卷发展中国家的债务危机的解决方案。</text:p>
      <text:p text:style-name="P4">
对于赞比亚来说，这是一个喘息的时刻，2020年，在遭遇新冠大流行破坏之后，赞比亚成为第一个主权债务违约的非洲国家。在巴黎，包括中国和西方国家在内的最大贷款机构同意根据二十国集团 (G20)推动的倡议重组赞比亚 63 亿美元的贷款。</text:p>
      <text:p text:style-name="P4">
然而，在感谢在谈判中发挥关键作用的法国、中国、南非和其他国家之后，希奇莱马提出了警告，他指出，赞比亚债务重组计划经过两年多的谈判才获得批准，希奇莱马表示，“对于追随我们的国家来说，需要加快进程，”他并补充说，“每天我们都无法交付这些在我们控制范围内的东西，我们基本上是在增加成本，损害也会变得更加严重。”</text:p>
      <text:p text:style-name="P4">
像赞比亚这样寻求债务重组的国家的队伍还在不断增加。</text:p>
      <text:p text:style-name="P4">
如今，大多数低收入发展中国家要么已经陷入债务困境，要么接近债务困境，与此同时，世界两大经济体美国和中国的公共债务预计将比疫情爆发前大幅增加。</text:p>
      <text:p text:style-name="P4">
加纳和斯里兰卡于 2022 年拖欠外债，比赞比亚晚了两年，巴基斯坦和埃及正处于违约边缘，6 月 30 日，巴基斯坦与国际货币基金组织 (IMF) 达成了一项30 亿美元的临时融资协议，并承诺提供潜在的短期救济。</text:p>
      <text:p text:style-name="P4">
全球公共债务水平仍然很高——到 2022 年底占国内生产总值 (GDP) 的 92% — — 尽管较新冠大流行期间的创纪录水平有所下降，当时，公共债务水平在 2020 年底达到 GDP 的 100%。</text:p>
      <text:p text:style-name="P4">
那么，债务危机是否会蔓延至全球？ 低收入国家面临的风险是否比其他国家高得多？ 各国是否会被迫接受苛刻的救助条件？富裕国家和国际货币基金组织和世界银行等金融机构可以采取哪些措施来缓解痛苦？</text:p>
      <text:p text:style-name="P4">
<text:span text:style-name="T4">
简短的回答是：</text:span>
穷国不断增长的债务令人震惊，但没有证据表明这种蔓延可能引发全球危机，然而，经济学家和债务管理专家表示，富裕国家需要迅速采取行动，引入相对较新的债权人，包括中国和私营部门在内的各方共同参与债务重组协议，以加快经济复苏，并避免重蹈20 世纪 80 年代债务危机的覆辙，这场危机曾困扰数十个欠发达国家多年。</text:p>
      <text:p text:style-name="P4">
<draw:frame draw:style-name="fr1" draw:name="Image174" text:anchor-type="as-char" svg:width="6.9236in" svg:height="4.612736in" draw:z-index="0">
<draw:image xlink:href="../Images/Aljazeera Chinese/2023-07-04T10-43-07/1-1688465785.png" xlink:type="simple" xlink:show="embed" xlink:actuate="onLoad" draw:mime-type="image/png"/>
</draw:frame>
 2022 年 11 月 5日，加纳阿克拉，抗议者举行示威游行，反对加纳塞地货币贬值、燃油价格上涨以及西非国家债务危机造成的普遍经济困难（法新社）</text:p>
      <text:h text:style-name="P13" text:outline-level="4">
<text:span text:style-name="T4">
崩溃</text:span>
</text:h>
      <text:p text:style-name="P4">
新冠大流行摧毁了全球经济活动，导致收入短缺和政府增加支出，以保护经济免受经济放缓和裁员的不利影响，结果，全球公共债务占GDP的比重从2019年底的84%飙升至一年后的100%。</text:p>
      <text:p text:style-name="P4">
较贫穷国家——受公共卫生危机打击最严重——不得不更多地依赖外部贷款才能生存。</text:p>
      <text:p text:style-name="P4">
大约60%的低收入发展中国家现在要么面临高风险，要么陷入债务困境，并且已经或即将启动债务重组进程，这一数字在疫情爆发前为 40%。</text:p>
      <text:p text:style-name="P4">
俄罗斯于 2022 年 2 月全面入侵乌克兰，使债务状况雪上加霜，这场战争导致全球大宗商品和粮食价格上涨。</text:p>
      <text:p text:style-name="P4">
日内瓦国际与发展研究所经济学教授乌戈·帕尼扎 (Ugo Panizza)告诉半岛电视台说，“现在，通胀再度抬头意味着主要央行加息，导致偿债成本高昂，这对低收入和中等收入国家来说都是一个问题。”</text:p>
      <text:p text:style-name="P4">
总共有 52 个发展中国家——拥有世界上一半的极端贫困人口——正面临着严重的债务问题和高昂的借贷成本。</text:p>
      <text:p text:style-name="P4">
正如危机期间经常发生的那样，随着投资者对被视为安全资产的美元的需求增长，与大多数新兴经济体和发达经济体货币相比，美元在 2022年升值，由于大多数跨境贷款和国际债务以美元计价，这反过来又使得中低收入国家履行债务义务的成本更高。</text:p>
      <text:p text:style-name="P4">
海外发展研究所（ODI）专门研究私人投资和金融发展的研究员朱迪思·泰森告诉半岛电视台说，“用于再融资的大量全球流动性都是美元，如果您本国货币贬值，就像加纳的情况那样，塞地崩溃了，您偿还债务的能力将受到巨大损害。”</text:p>
      <text:p text:style-name="P4">
“美元和利率的高水平可能还会持续几年，这是一个严重的问题。”</text:p>
      <text:p text:style-name="P4">
2022 年 1 月至 10 月期间，加纳货币塞地贬值超过 50%，导致加纳债务负担增加 60 亿美元，加纳去年 12月拖欠了大部分外债，现在的目标是在未来三年内将其 200 亿美元的外债偿还额减少一半，以确保从国际货币基金组织获得 30亿美元的贷款协议，作为其债务重组的一部分。</text:p>
      <text:p text:style-name="P4">
然而，加纳、斯里兰卡、赞比亚和其他数十个在违约边缘摇摇欲坠国家的困境并非史无前例。</text:p>
      <text:p text:style-name="P4">
<draw:frame draw:style-name="fr1" draw:name="Image175" text:anchor-type="as-char" svg:width="6.9236in" svg:height="4.342985in" draw:z-index="0">
<draw:image xlink:href="../Images/Aljazeera Chinese/2023-07-04T10-43-07/1-1688465845.png" xlink:type="simple" xlink:show="embed" xlink:actuate="onLoad" draw:mime-type="image/png"/>
</draw:frame>
 2015 年 10 月 9日星期五，在秘鲁利马，一名抗议者在警察附近举着一块标语，上面用西班牙语写着“国际货币基金组织、世界银行滚出去”，警察阻止抗议者靠近国际货币基金组织和世界银行举行年度会议的会场（美联社）</text:p>
      <text:h text:style-name="P13" text:outline-level="4">
<text:span text:style-name="T4">
“失去的十年”</text:span>
</text:h>
      <text:p text:style-name="P4">
20世纪70年代的石油价格冲击导致了高通胀，1981年各国央行提高利率以控制物价高涨，导致全球经济陷入衰退。</text:p>
      <text:p text:style-name="P4">
以墨西哥为首的多达16个拉美国家和其他11个欠发达国家，不得不重新安排债务期限，引发了第一次全球债务危机。</text:p>
      <text:p text:style-name="P4">
20 世纪 80 年代也被称为“失去的十年”，因为许多欠发达国家同意削减基础设施、卫生和教育支出，以换取债务重组，一些国家在本十年结束时的收入水平低于1980 年。</text:p>
      <text:p text:style-name="P4">
贫穷国家（尤其是撒哈拉以南非洲国家）出现了 30 多起不可持续的债务案例，导致国际货币基金组织和世界银行于 1996年制定了一项联合债务减免措施，称为重债穷国倡议，各国必须满足某些标准并承诺改变政策以减少贫困，才能从国际货币基金组织、世界银行和非洲发展基金获得符合条件的债务100% 减免。</text:p>
      <text:p text:style-name="P4">
总部位于布鲁塞尔的经济智库布鲁盖尔 (Bruegel) 主任杰罗明·泽特梅尔在 4月份与其他人合著了一篇题为《低收入国家是否正面临另一场债务危机？》的论文，他告诉半岛电视台说，目前的债务状况与过去的冲击有相似之处，也有不同之处。</text:p>
      <text:p text:style-name="P4">
杰罗明·泽特梅尔表示，“大多数主权债务危机发生之前都会经历较高的（预算）赤字和债务积累，有些危机是由实际利率上升引发的，”他并补充说，“因此，主权债务危机的这些因素现在就已经存在。”</text:p>
      <text:p text:style-name="P4">
然而，杰罗明·泽特梅尔表示，还缺少其他“成分”，并指出，这场危机不仅仅是世界之前所见危机的重演，此前的许多危机都是在大宗商品价格下跌之后发生的，一些较贫穷的国家也是石油、天然气和矿产的主要出口国，大宗商品价格下跌损害了他们的收入，但目前大宗商品价格相对较高。”</text:p>
      <text:p text:style-name="P4">
泽特梅尔表示，债务危机目前看来并不具有全球性，在最坏的情况下，债务危机可能仅限于发展中国家，他和同事在 4月份的论文中得出的结论是，低收入国家的债务脆弱性远不如 20 世纪 90 年代那样令人担忧。</text:p>
      <text:p text:style-name="P4">
泽特梅尔表示，较贫穷国家的经济基本面看上去也比 20 世纪 80 年代和 1990 年代更加强劲。</text:p>
      <text:p text:style-name="P4">
以斯里兰卡和赞比亚为例，泽特梅尔表示，这两国的违约是国内经济管理不善的结果，而新冠大流行加剧了这种情况。</text:p>
      <text:p text:style-name="P4">
但在这两种情况下，由于一个新的主要参与者的出现：中国，寻求解决债务危机的办法已经从全球金融领域蔓延到地缘政治领域。</text:p>
      <text:p text:style-name="P4">
<draw:frame draw:style-name="fr1" draw:name="Image176" text:anchor-type="as-char" svg:width="6.9236in" svg:height="4.612736in" draw:z-index="0">
<draw:image xlink:href="../Images/Aljazeera Chinese/2023-07-04T10-43-07/1-1688465874.png" xlink:type="simple" xlink:show="embed" xlink:actuate="onLoad" draw:mime-type="image/png"/>
</draw:frame>
 2018 年 9 月 1日星期六，赞比亚总统埃德加·伦古（左）在中国北京会晤前与中国国家主席习近平握手（美联社）</text:p>
      <text:h text:style-name="P13" text:outline-level="4">
<text:span text:style-name="T4">
资金来自哪里？</text:span>
</text:h>
      <text:p text:style-name="P4">
传统上，较贫穷国家主要从所谓的巴黎俱乐部债权人那里借款，其中大多数是美国、英国、澳大利亚和德国等较富裕的国家，以及世界银行、国际货币基金组织或非洲开发银行等多边机构。</text:p>
      <text:p text:style-name="P4">
然而，过去20年来，中国和私人债券持有人已成为这些国家的重要贷款人。</text:p>
      <text:p text:style-name="P4">
低收入和中等收入国家欠巴黎俱乐部债权人的外债比例从2006年的28%下降到2020年的11%，同期，欠中国的比例急剧上升，从2%上升到18%，而出售给私人借贷机构的欧洲债券（以发行国以外的货币计价的国际债券）的份额则从3% 上升至 11%。</text:p>
      <text:p text:style-name="P4">
中国持有赞比亚一半以上的外债，斯里兰卡欠北京逾10%的还款，事实上，在 20 国集团“暂停偿债倡议”(Debt Service SuspensionInitiative)——根据该倡议，2020 年 5 月至 2021 年 12 月期间，由于新冠大流行，暂停向债权人支付债务——的 73个国家中，中国现在是最大的官方双边债权国。</text:p>
      <text:p text:style-name="P4">
为了将中国等债权人和越来越多的私人参与者纳入多边债务减免进程，G20集团在2020年建立了“共同框架”，协调巴黎俱乐部与中国、印度和沙特阿拉伯等其他主要双边债权人之间对低收入国家的债务处理。</text:p>
      <text:p text:style-name="P4">
但三年后，事实证明，这一共同框架并不十分成功，只有赞比亚、乍得、埃塞俄比亚和加纳请求使用它，赞比亚成为第一个与官方债权人委员会达成协议的国家。</text:p>
      <text:p text:style-name="P4">
在一个又一个的案例中——无论是斯里兰卡还是赞比亚——谈判都被指责游戏蒙上了阴影，西方国家指责中国在同意重组计划方面拖延，从而拖延了进程，而北京否认了这些指控。</text:p>
      <text:p text:style-name="P4">
一些分析师认为，真正的问题可能更深层次。</text:p>
      <text:p text:style-name="P4">
<draw:frame draw:style-name="fr1" draw:name="Image177" text:anchor-type="as-char" svg:width="6.9236in" svg:height="4.612736in" draw:z-index="0">
<draw:image xlink:href="../Images/Aljazeera Chinese/2023-07-04T10-43-07/1-1688465926.png" xlink:type="simple" xlink:show="embed" xlink:actuate="onLoad" draw:mime-type="image/png"/>
</draw:frame>
 法国总统埃马纽埃尔·马克龙和肯尼亚总统威廉·鲁托于2023 年 6 月 22 日在法国巴黎布隆尼亚宫举行的新全球金融协定峰会期间握手讨论全球经济（路透）</text:p>
      <text:h text:style-name="P13" text:outline-level="4">
<text:span text:style-name="T4">
“设计错误”</text:span>
</text:h>
      <text:p text:style-name="P4">
这些专家认为，通用框架的设计本身就限制了其成功的机会。</text:p>
      <text:p text:style-name="P4">
该框架遵循巴黎俱乐部的分步方法，债务国启动重组进程，随后实施由国际货币基金组织支持的经济改革计划，债务国充分披露其所有贷款承诺，然后，官方债权人（外国政府）和私营部门债权人会提供类似的（即使不是匹配的）救济。</text:p>
      <text:p text:style-name="P4">
与此同时，世界银行或亚洲开发银行等多边开发银行享有优先债权人地位，这意味着它们的主权债务偿还优先于其他债权人。</text:p>
      <text:p text:style-name="P4">
中国要求做出这一改变，并要求多边开发银行在赞比亚和斯里兰卡的债务重组过程中像商业债权人和外国政府一样进行削减。</text:p>
      <text:p text:style-name="P4">
美国奥睿律师事务所国际法和政策专家托马斯·拉里亚专门为政府和债权人提供有关国际金融事务的咨询服务，他告诉半岛电视台说，“通用框架的目的是做到这一点，但弱点之一是它是围绕旧的巴黎俱乐部流程设计的，我认为这是一个设计错误。”</text:p>
      <text:p text:style-name="P4">
泽特梅尔对此表示认同。</text:p>
      <text:p text:style-name="P4">
托马斯·拉里亚表示：“新参与者，尤其是现在最大的贷款国中国，对于简单地遵循西方的游戏规则有点谨慎，”他补充说，国际货币基金组织的核心作用也激怒了北京，“主要困难在于，中国不想将债务减免的决定权委托给国际货币基金组织这样的机构，因此，一直不愿签署西方债务重组程序。”</text:p>
      <text:p text:style-name="P4">
拉里亚还批评了“将私人债权人降级为剩余债权人”的共同框架。</text:p>
      <text:p text:style-name="P4">
根据目前的程序，双边政府贷款机构与负债国就协议进行谈判，私人债权人预计将遵守这些协议的条款，拉里亚表示，这“是一个重大错误，因为私人债权人是一些国家的重要融资来源”。</text:p>
      <text:p text:style-name="P4">
不满的私人贷款人往往最终拒绝匹配双边债权人提供的条件，从而拖延债务重组进程。</text:p>
      <text:p text:style-name="P4">
海外发展研究所的泰森认为，解决这个问题的一种方法是让私人债权人主动参与重组过程，而不是试图让他们在没有咨询他们的情况下就决定的条款达成共识。</text:p>
      <text:p text:style-name="P4">
人们越来越认识到变革的必要性，今年早些时候，国际货币基金组织、世界银行和二十国集团成立了全球主权债务圆桌会议（GSDR），以修复共同框架并加快已经面临拖延的债务重组。</text:p>
      <text:p text:style-name="P4">
拉里亚表示，归根结底，如果一国的债务变得并且仍然无法偿还，那么没有人会受益。</text:p>
      <text:p text:style-name="P4">
拉里亚补充说，“如果一个国家的债务不可持续，那么它重组得越快，对所有人都有利，包括富裕国家的债权人。”</text:p>
      <text:p text:style-name="P4">
Source: <text:a xlink:type="simple" xlink:href="https://chinese.aljazeera.net/news/political/2023/7/4/%e5%85%a8%e7%90%83%e5%80%ba%e5%8a%a1%e7%82%b8%e5%bc%b9%e5%8d%b3%e5%b0%86%e7%88%86%e7%82%b8" text:style-name="Internet_20_link" text:visited-style-name="Visited_20_Internet_20_Link">
https://chinese.aljazeera.net/news/political/2023/7/4/%e5%85%a8%e7%90%83%e5%80%ba%e5%8a%a1%e7%82%b8%e5%bc%b9%e5%8d%b3%e5%b0%86%e7%88%86%e7%82%b8</text:a>
</text:p>
      <!--NEWS-->
      <text:h text:style-name="P10" text:outline-level="1">
<text:span text:style-name="T4">
上合组织虚拟峰会  习普同框出席</text:span>
</text:h>
      <text:p text:style-name="P4">
Author: None (Language: zh)</text:p>
      <text:p text:style-name="P4">
Publisher: None</text:p>
      <text:p text:style-name="P4">
Time: 2023-07-04T10:54:00Z</text:p>
      <text:p text:style-name="P4">
Description: 上合组织峰会本周二拉开帷幕，印度是这场虚拟峰会的东道主，这次会议会吸纳更多成员加入。中国国家主席习近平发言时强调团结。这也是瓦格纳叛乱后俄罗斯总统普京首次出席国际活动。他在发言时都说了什么？</text:p>
      <text:p text:style-name="P4">
Videos: []</text:p>
      <text:p text:style-name="P4">
Images: []</text:p>
      <text:p text:style-name="P4">
Subject: 时政风云</text:p>
      <text:p text:style-name="P4">
Subjects: ['薄熙来', '俄罗斯', '专题报道：习近平访美', '乌克兰', '中国共产党', '岛屿主权争端', '专题报道：全景观看“习马会”', '中国反腐风暴', '20国集团', '中国']</text:p>
      <text:p text:style-name="P4">
Keywords: ['上合组织', '中国', '俄罗斯', '普京', '习近平']</text:p>
      <text:p text:style-name="P4">
ID: 66110674</text:p>
      <!--METADATA-->
      <text:p text:style-name="P4">
<text:a xlink:type="simple" xlink:href="https://www.dw.com/zh/overlay/image/article/66110674/66113207" text:style-name="Internet_20_link" text:visited-style-name="Visited_20_Internet_20_Link">
 </text:a>
</text:p>
      <text:p text:style-name="P4">
东道主印度上月宣布峰会以虚拟形式举行</text:p>
      <text:p text:style-name="P4">
（德国之声中文网）由印度主办的上合组织SCO线上峰会本周二召开（7月4日），本次峰会会为伊朗和白俄罗斯加入组织铺路。上个月新德里宣布峰会将以虚拟形式举行，并未给出进一步的理由。值得关注的是，中国国家主席习近平和俄罗斯总统普京也参加会议。这是<text:a xlink:type="simple" xlink:href="https://www.dw.com/zh/zh/俄罗斯军中有人配合瓦格纳兵变/a-66081740" text:style-name="Internet_20_link" text:visited-style-name="Visited_20_Internet_20_Link">
 瓦格纳 </text:a>
 兵变后，普京首次出席国际活动。</text:p>
      <text:p text:style-name="P4">
法新社指出，习近平在讲话中呼吁成员国增进团结互信，抵制单边制裁。根据中国官媒新华社，他表示这次会议彰显上和大家庭的生机活力。他表示：“我们要肩负起时代赋予的重任，牢记初心使命，坚持团结协作，为维护世界和平与发展注入更多确定性和正能量。”</text:p>
      <text:p text:style-name="P4">
普京对上合组织表示感谢，他说：“俄罗斯正自信抵制并将继续抵制外部的压力、制裁和挑衅”。根据俄罗斯卫星通讯社，他还表示俄方支持白俄罗斯尽快完成加入上合组织的进程：“我相信白俄罗斯的加入将对组织的发展产生积极影响。”</text:p>
      <ul>
        <li>
</li>
      </ul>
      <h5>
上海合作组织组织的前世今生</h5>
      <text:h text:style-name="P12" text:outline-level="3">
<text:span text:style-name="T4">
在上海创立</text:span>
</text:h>
      <text:p text:style-name="P4">
上海合作组织（简称“上合组织”）成立于2001年，创始成员国为中国、俄罗斯、哈萨克斯坦、吉尔吉斯斯坦、塔吉克斯坦、乌兹别克斯坦。2001年6月15日，六国元首签署了《上海合作组织成立宣言》和《关于打击恐怖主义、分裂主义和极端主义的上海公约》，上海合作组织正式成立。2002年6月7日，上合组织第二次首脑会晤在圣彼得堡举行。图为2002年1月中国国家主席江泽民在北京会见参加上合组织部长理事会的俄罗斯外长伊万诺夫。</text:p>
      <ul>
        <li>
</li>
      </ul>
      <h5>
上海合作组织组织的前世今生</h5>
      <text:h text:style-name="P12" text:outline-level="3">
<text:span text:style-name="T4">
中俄主导</text:span>
</text:h>
      <text:p text:style-name="P4">
上合组织是首次以中国城市命名的政府间国际组织。据该组织的官方信息，其宗旨是加强各成员国之间的相互信任与睦邻友好；鼓励各成员国在政治、经贸、科技、文化、教育等领域的合作；共同致力于维护和保障地区的和平、安全与稳定；建立民主、公正、合理的国际政治经济新秩序。中国和俄罗斯一直是该组织的主导力量。图为中国国家主席胡锦涛和俄罗斯总统普京2007年8月在吉尔吉斯斯坦比什凯克的上合组织峰会上。</text:p>
      <ul>
        <li>
</li>
      </ul>
      <h5>
上海合作组织组织的前世今生</h5>
      <text:h text:style-name="P12" text:outline-level="3">
<text:span text:style-name="T4">
反恐演习</text:span>
</text:h>
      <text:p text:style-name="P4">
9-11恐怖袭击事件发生之后不久成立的上合组织，其关注的重点议题是区域安全问题和打击恐怖主义。2003年8月，上海合作组织首次在哈萨克斯坦和中国境内举行多国联合反恐军事演习。之后每两年举行一次名为“和平使命”的联合军演。2018年8月，演习在俄罗斯举行（图）。</text:p>
      <ul>
        <li>
</li>
      </ul>
      <h5>
上海合作组织组织的前世今生</h5>
      <text:h text:style-name="P12" text:outline-level="3">
<text:span text:style-name="T4">
首度扩容</text:span>
</text:h>
      <text:p text:style-name="P4">
2017年6月在哈萨克斯坦的阿斯塔纳举行的上合组织峰会上，完成了该组织的首度扩容，印度和巴基斯坦正式加入，成员国数量增加到8个。图为印度总理莫迪与俄罗斯总统普京在峰会上。</text:p>
      <ul>
        <li>
</li>
      </ul>
      <h5>
上海合作组织组织的前世今生</h5>
      <text:h text:style-name="P12" text:outline-level="3">
<text:span text:style-name="T4">
上海-塔什干</text:span>
</text:h>
      <text:p text:style-name="P4">
上海合作组织有两个常设机构，分别是设于中国首都北京的“上合组织秘书处”，以及设于乌兹别克斯坦首都塔什干（图）的“地区反恐怖机构执行委员会”。</text:p>
      <ul>
        <li>
</li>
      </ul>
      <h5>
上海合作组织组织的前世今生</h5>
      <text:h text:style-name="P12" text:outline-level="3">
<text:span text:style-name="T4">
向中东扩展</text:span>
</text:h>
      <text:p text:style-name="P4">
2021年7月，上合组织峰会在塔吉克斯坦杜尚别举行（图）。当年稍后，启动接收伊朗为成员的程序，并吸收沙特阿拉伯、埃及、卡塔尔为新的对话伙伴。除这三国外，上合组织已有6个“对话伙伴”（亚美尼亚、阿塞拜疆、柬埔寨、尼泊尔、斯里兰卡、土耳其），以及3个观察员国（阿富汗、白俄罗斯和蒙古）。</text:p>
      <ul>
        <li>
</li>
      </ul>
      <h5>
上海合作组织组织的前世今生</h5>
      <text:h text:style-name="P12" text:outline-level="3">
<text:span text:style-name="T4">
普京不可多得的舞台</text:span>
</text:h>
      <text:p text:style-name="P4">
2022年二月，俄罗斯发动了对乌克兰的侵略战争。上合组织成员中国和印度始终拒绝加入西方制裁俄罗斯的行列，并且增加了俄罗斯石油及天然气的购买量，帮助莫斯科缓解西方制裁的影响。出席9月在乌兹别克斯坦撒马尔罕举行的上海合作组织峰会，成为普京在国际舞台亮相不可多得的机会，并显示其并不孤立。图为普京与习近平、蒙古国总统呼日勒苏赫在峰会上。</text:p>
      <ul>
        <li>
</li>
      </ul>
      <h5>
上海合作组织组织的前世今生</h5>
      <text:h text:style-name="P12" text:outline-level="3">
<text:span text:style-name="T4">
印度做东 线上峰会</text:span>
</text:h>
      <text:p text:style-name="P4">
今年的上合组织峰会的主办国是印度，会议于7月4日以线上方式举行。印度外交部官员透露，伊朗和白俄罗斯预计将在新德里峰会上加入上合组织。这是该组织成员国元首第二次线上峰会。第一次是2020年因新冠疫情影响，原定在圣彼得堡举行的峰会改为线上举行。</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ext:a xlink:type="simple" xlink:href="https://www.dw.com/zh/zh/专访中俄是否将上合组织变成反西方联盟/a-63149734" text:style-name="Internet_20_link" text:visited-style-name="Visited_20_Internet_20_Link">
 由中俄主导的上合组织2001年6月15日在上海成立</text:a>
，成员国包括中国、俄罗斯、哈萨克斯坦、吉尔吉斯斯坦、塔吉克斯坦、印度、巴基斯坦等。该组织被视为一个与西方结构抗衡的政治、经济和安全组织。</text:p>
      <text:p text:style-name="P4">
伊朗料将在峰会上被接纳为成员国。白俄罗斯获得成员国地位的义务备忘录也将得到签署，为之后白俄罗斯成为成员国铺路。如果这两个拥有观察员身份并与莫斯科保持密切联系的国家成为上合组织成员，该组织将在欧洲和亚洲扩大其势力范围。</text:p>
      <text:p text:style-name="P4">
印度总理莫迪受美国总统拜登邀请，在两周前赴美访问，两国宣称彼此是“世界上最亲密的伙伴之一”。除了SCO峰会，印度今年也是G20的轮值主席国。由于去年莫斯科入侵乌克兰以及北京在全球地缘政治舞台上日益强硬，导致西方国家与俄罗斯以及与中国的关系紧张，印度在外交上走了一条决策艰难的路线。普京上周与莫迪通了电话，讨论瓦格纳兵变事件的后果。在讨论中，莫迪再次呼吁通过对话和外交途径解决俄乌危机。普京和习近平预计会在9月前往新德里参加G20峰会。美国总统拜登和其他成员国领导人也会出席。印度拒绝将俄乌战争的责任归咎于俄罗斯，并大幅增加对俄罗斯石油的购买，使双边贸易创下新纪录，这激怒了一些西方国家。</text:p>
      <text:p text:style-name="P4">
本次峰会也是去年11月中印领导人在上次G20峰会之后，莫迪和习近平首次共同出席。这两个拥有核武器的亚洲国家的关系近3年来因为边界之争关系并不融洽。这次峰会还会讨论阿富汗、恐怖主义、地区安全、气候变化等各种议题。</text:p>
      <text:p text:style-name="P4">
（法新社，路透社等）</text:p>
      <text:p text:style-name="P4">
Source: <text:a xlink:type="simple" xlink:href="https://www.dw.com/zh/上合组织虚拟峰会-习普同框出席/a-66110674" text:style-name="Internet_20_link" text:visited-style-name="Visited_20_Internet_20_Link">
https://www.dw.com/zh/上合组织虚拟峰会-习普同框出席/a-66110674?maca=chi-rss-chi-all-1127-rdf</text:a>
</text:p>
      <!--NEWS-->
      <text:h text:style-name="P10" text:outline-level="1">
<text:span text:style-name="T4">
以军袭击杰宁致八死数十人伤 巴方停止同以接触或会晤</text:span>
</text:h>
      <text:p text:style-name="P4">
Author: 联合早报 (Person)</text:p>
      <text:p text:style-name="P4">
Publisher: 联合早报 (Organization)</text:p>
      <text:p text:style-name="P4">
Published Time: 2023-07-04T10:55</text:p>
      <text:p text:style-name="P4">
Modified Time: 2023-07-04T10:55</text:p>
      <text:p text:style-name="P4">
Description: 以色列军队星期一（7月3日）凌晨对约旦河西岸北部杰宁地区发起无人机袭击行动。巴勒斯坦卫生部说，目前已造成至少八名巴勒斯坦人死亡、数十人受伤。巴勒斯坦随后宣布停止同以色列方面的“所有...</text:p>
      <text:p text:style-name="P4">
Videos: []</text:p>
      <text:p text:style-name="P4">
Audios: []</text:p>
      <text:p text:style-name="P4">
Images: []</text:p>
      <text:p text:style-name="P4">
Type: NewsArticle</text:p>
      <text:p text:style-name="P4">
Breadcrumbs: ['即时', '国际']</text:p>
      <text:p text:style-name="P4">
Keywords: ['以色列', '巴勒斯坦']</text:p>
      <!--METADATA-->
      <text:p text:style-name="P4">
以色列军队星期一（7月3日）凌晨对约旦河西岸北部杰宁地区发起无人机袭击行动。巴勒斯坦卫生部说，目前已造成至少八名巴勒斯坦人死亡、数十人受伤。巴勒斯坦随后宣布停止同以色列方面的“所有接触和会晤”，以抗议以色列军队打死八名巴勒斯坦人。</text:p>
      <text:p text:style-name="P4">
综合新华社和路透社报道，以色列国防军发表声明说，以安全部队正在杰宁地区开展大规模无人机空袭，自星期一凌晨起打击了巴武装人员的联合作战室、武器和弹药储藏设施及通讯中心等。</text:p>
      <text:p text:style-name="P4">
以军发言人称此次行动是针对杰宁当地武装组织，而非巴勒斯坦民族权力机构，也不以占领杰宁难民营为目的。</text:p>
      <text:p text:style-name="P4">
另据巴勒斯坦安全人士说，以军在进入杰宁难民营后与当地巴勒斯坦武装人员发生大规模冲突，双方交火不断。以军还对多个地点发动空袭，现场可以听到强烈的爆炸声。</text:p>
      <text:p text:style-name="P4">
巴勒斯坦总统阿巴斯星期一下午在拉姆安拉召开紧急会议后，宣布停止同以色列方面的“所有接触和会晤”，并停止与以色列进行安全协调。阿巴斯同时呼吁巴勒斯坦各派别召开会议，讨论当下杰宁地区紧张局势。</text:p>
      <text:p text:style-name="P4">
根据巴勒斯坦卫生部的最新数据，冲突目前已造成八人死亡、80余人受伤，其中17人伤势严重。</text:p>
      <text:p text:style-name="P4">
美国国务院发表声明说，“采取所有可能措施防止平民生命损失至关重要”。</text:p>
      <text:p text:style-name="P4">
今年以来，巴以紧张局势加剧。以军与加沙地带、约旦河西岸和耶路撒冷等地的巴勒斯坦人发生冲突并造成大量人员伤亡。</text:p>
      <text:p text:style-name="P4">
Source: <text:a xlink:type="simple" xlink:href="https://www.zaobao.com.sg/realtime/world/story20230704-1410445" text:style-name="Internet_20_link" text:visited-style-name="Visited_20_Internet_20_Link">
https://www.zaobao.com.sg/realtime/world/story20230704-1410445</text:a>
</text:p>
      <!--NEWS-->
      <text:h text:style-name="P10" text:outline-level="1">
<text:span text:style-name="T4">
还是要兜底？传国有银行向地方融资平台提供长期贷款</text:span>
</text:h>
      <text:p text:style-name="P4">
Author: None</text:p>
      <text:p text:style-name="P4">
Publisher: Radio Free Asia (Organization)</text:p>
      <text:p text:style-name="P4">
Published Time: 2023-07-04T11:07:03-04:00</text:p>
      <text:p text:style-name="P4">
Modified Time: 2023-07-04T11:07: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4.612011in" draw:z-index="0">
<draw:image xlink:href="../Images/rfamandarin/2023-07-04T11-07-03-04-00/000000.png" xlink:type="simple" xlink:show="embed" xlink:actuate="onLoad" draw:mime-type="image/png"/>
</draw:frame>
 中国建设银行 <text:a xlink:type="simple" xlink:href="https://www.rfa.org/mandarin/Xinwen/1-07042023110658.html/@@images/image" text:style-name="Internet_20_link" text:visited-style-name="Visited_20_Internet_20_Link">
</text:a>
路透社图片</text:p>
      <text:p text:style-name="P4">
据彭博社报道，消息人士透露，中国大型国有银行正向地方政府融资平台（LGFV）提供25年期贷款，帮助地方政府减缓债务压力，避免出现信用紧缩。</text:p>
      <text:p text:style-name="P4">
这一行动涉及的有中国工商银行和中国建设银行等大型国有银行，其中部分新增贷款在前四年将暂免支付利息，之后再累计，目前尚不确定这种新增长期贷款的总规模。</text:p>
      <text:p text:style-name="P4">
地方政府融资平台（LGFV）是中国的地方政府的一种融资方式，大多数以城市投资公司的形式存在，地方政府由此获得的贷款被称为是“隐性债务”，以地方政府信用为担保，利息成本较高。</text:p>
      <text:p text:style-name="P4">
目前LGFV债务市场达9万亿美元，让外界担忧其偿债能力。近年来地方政府债务危机的信号不断显现。今年初，中国财政部长刘昆曾就地方政府债务危机表示，坚持中央不救助原则，做到“谁家的孩子谁抱”。</text:p>
      <text:p text:style-name="P4">
大型国有银行向LGFV输入长期贷款的消息传出后，有网友感叹说，果然还是要兜底。</text:p>
      <text:p text:style-name="P4">
据高盛集团的估计，地方政府债务的总额可能已经达到23万亿美元。</text:p>
      <text:p text:style-name="P4">
（责编：王允）</text:p>
      <text:p text:style-name="P4">
Source: <text:a xlink:type="simple" xlink:href="https://www.rfa.org/mandarin/Xinwen/1-07042023110658.html" text:style-name="Internet_20_link" text:visited-style-name="Visited_20_Internet_20_Link">
https://www.rfa.org/mandarin/Xinwen/1-07042023110658.html</text:a>
</text:p>
      <!--NEWS-->
      <text:h text:style-name="P10" text:outline-level="1">
<text:span text:style-name="T4">
普京等专制领导人为何如此扛打？ (Free Version)</text:span>
</text:h>
      <text:p text:style-name="P4">
Author: David Luhnow / Juan Forero</text:p>
      <text:p text:style-name="P4">
Publisher: 华尔街日报中文网</text:p>
      <text:p text:style-name="P4">
Published Time: 2023-07-04T11:10:00.000Z</text:p>
      <text:p text:style-name="P4">
Modified Time: 2023-07-04T11:10:00.000Z</text:p>
      <text:p text:style-name="P4">
Created Time: 2023-07-04T06:34:00.000Z</text:p>
      <text:p text:style-name="P4">
Description: 事实证明，专制者如今更加扛打。类似政权生存策略的东西已经出现，政府将致命性武力与广泛的逮捕行动并用以制止抗议活动，有选择地使用杀害、监禁、流放等手段对付反对派领导人，并允许一些心怀不满的民众移民。各个政权也在加深合作，以抵御来自西方的外交压力。</text:p>
      <text:p text:style-name="P4">
Images: []</text:p>
      <text:p text:style-name="P4">
Categories: ['国际']</text:p>
      <text:p text:style-name="P4">
Keywords: SYND,LINK:EN|WP-WSJ-0001026408</text:p>
      <text:p text:style-name="P4">
Type: Article</text:p>
      <!--METADATA-->
      <text:p text:style-name="P4">
<text:a xlink:type="simple" xlink:href="https://cn.wsj.com/articles/CN-BGH-20230626115039" text:style-name="Internet_20_link" text:visited-style-name="Visited_20_Internet_20_Link">
 俄罗斯最近的兵变 </text:a>
暴露了总统普京(VladimirPutin)政权的裂痕，也让一些西方人士愈发相信他执政时日无多。对此应谨慎看待的原因有两个，一是专制者的政治生命异常持久，二是取代他们的很少会是民主政府。</text:p>
      <text:p text:style-name="P4">
Source: <text:a xlink:type="simple" xlink:href="https://cn.wsj.com/articles/%E6%99%AE%E4%BA%AC%E7%AD%89%E4%B8%93%E5%88%B6%E9%A2%86%E5%AF%BC%E4%BA%BA%E4%B8%BA%E4%BD%95%E5%A6%82%E6%AD%A4%E6%89%9B%E6%89%93-67c8051d" text:style-name="Internet_20_link" text:visited-style-name="Visited_20_Internet_20_Link">
https://cn.wsj.com/articles/%E6%99%AE%E4%BA%AC%E7%AD%89%E4%B8%93%E5%88%B6%E9%A2%86%E5%AF%BC%E4%BA%BA%E4%B8%BA%E4%BD%95%E5%A6%82%E6%AD%A4%E6%89%9B%E6%89%93-67c8051d</text:a>
</text:p>
      <!--NEWS-->
      <text:h text:style-name="P10" text:outline-level="1">
<text:span text:style-name="T4">
习近平警告颜色革命 网友：白色也是一种颜色</text:span>
</text:h>
      <text:p text:style-name="P4">
Author: None</text:p>
      <text:p text:style-name="P4">
Publisher: Radio Free Asia (Organization)</text:p>
      <text:p text:style-name="P4">
Published Time: 2023-07-04T11:15:47-04:00</text:p>
      <text:p text:style-name="P4">
Modified Time: 2023-07-04T11:15: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4.600844in" draw:z-index="0">
<draw:image xlink:href="../Images/rfamandarin/2023-07-04T11-15-47-04-00/000000.png" xlink:type="simple" xlink:show="embed" xlink:actuate="onLoad" draw:mime-type="image/png"/>
</draw:frame>
2023年7月4日，户外大屏幕，播放着习近平在北京以视频方式出席上海合作组织成员国元首理事会第二十三次会议并发表讲话的新闻片段。 <text:a xlink:type="simple" xlink:href="https://www.rfa.org/mandarin/Xinwen/2-07042023111541.html/@@images/image" text:style-name="Internet_20_link" text:visited-style-name="Visited_20_Internet_20_Link">
</text:a>
法新社图片</text:p>
      <text:p text:style-name="P4">
上海合作组织成员国元首理事会第二十三次会议7月4日在印度召开。中国国家主席习近平以视频形式在会议上发表讲话，强调上合组织成员国之间要增加团结互信，警惕外部势力在本地区煽动“新冷战”、反对任何国家以任何理由干涉内政、策动“颜色革命”，独立自主制定对外政策，把本国命运掌握在自己手中。</text:p>
      <text:p text:style-name="P4">
这一讲话在中国网络防火墙外的中文社媒上引起热议。有网友在推特上讽刺说，“白色也是一种颜色”，言下之意，去年底在中国发生的白纸运动，或许正是习近平所警惕的所谓颜色革命。还有人以分析的口吻说，中国人的命运现在确实掌握在习近平手上，现在他要求上合成员国老大也抄作业，不过，习近平的作业很烂，很快掌握不了本国命运了。也有网友直截了当地说，“一个不为民服务的政府，老百姓有理由发动颜色革命推翻它。”</text:p>
      <text:p text:style-name="P4">
另外，习近平在上合组织的场合强调警惕“新冷战”或许也意有所指。两周前，印度总理莫迪在访问华盛顿期间，美国和印度宣布两国是“世界上最亲密的伙伴关系”之一，强调要维护以秩序为基础的国际法，并提到了南中国海的问题。当时就有评论指出，这表明，美国试图加强与印度合作以抗衡来自中国的挑战。</text:p>
      <text:p text:style-name="P4">
（责编：王允）</text:p>
      <text:p text:style-name="P4">
Source: <text:a xlink:type="simple" xlink:href="https://www.rfa.org/mandarin/Xinwen/2-07042023111541.html" text:style-name="Internet_20_link" text:visited-style-name="Visited_20_Internet_20_Link">
https://www.rfa.org/mandarin/Xinwen/2-07042023111541.html</text:a>
</text:p>
      <!--NEWS-->
      <text:h text:style-name="P10" text:outline-level="1">
<text:span text:style-name="T4">
福岛废水排海：IAEA评估为安全 中国反对</text:span>
</text:h>
      <text:p text:style-name="P4">
Author: None (Language: zh)</text:p>
      <text:p text:style-name="P4">
Publisher: None</text:p>
      <text:p text:style-name="P4">
Time: 2023-07-04T11:21:00Z</text:p>
      <text:p text:style-name="P4">
Description: 福岛核电站堆芯熔毁12年后，日本政府计划将受到放射性污染的巨量冷却水处理后排入大海。国际原子能机构评估认为相关方案符合国际标准。但渔民以及邻国予以反对。中国外交部称日本"处心积虑制造假象"。</text:p>
      <text:p text:style-name="P4">
Videos: []</text:p>
      <text:p text:style-name="P4">
Images: []</text:p>
      <text:p text:style-name="P4">
Subject: 科技环境</text:p>
      <text:p text:style-name="P4">
Subjects: ['伊朗', '福岛']</text:p>
      <text:p text:style-name="P4">
Keywords: ['福岛', '福岛核电站', '核泄漏', '堆芯熔毁', '放射性', '废水', '冷却水', '国际原子能机构']</text:p>
      <text:p text:style-name="P4">
ID: 66111067</text:p>
      <!--METADATA-->
      <text:p text:style-name="P4">
<text:a xlink:type="simple" xlink:href="https://www.dw.com/zh/overlay/image/article/66111067/66109093" text:style-name="Internet_20_link" text:visited-style-name="Visited_20_Internet_20_Link">
 </text:a>
</text:p>
      <text:p text:style-name="P4">
国际原子能机构主席格罗西向日本首相岸田文雄递交评估报告</text:p>
      <text:p text:style-name="P4">
（德国之声中文网） <text:a xlink:type="simple" xlink:href="https://www.dw.com/zh/zh/日本核废水排海在即-原子能机构再赴福岛审查/a-65763766" text:style-name="Internet_20_link" text:visited-style-name="Visited_20_Internet_20_Link">
 国际原子能机构 </text:a>
 评估认为，日本政府 <text:a xlink:type="simple" xlink:href="https://www.dw.com/zh/zh/日本批准福岛核废水排海计划-中国再抗议/a-62568024" text:style-name="Internet_20_link" text:visited-style-name="Visited_20_Internet_20_Link">
 对福岛核电站冷却水的处理方案</text:a>
符合国际标准。该机构主席格罗西（RafaelGrossi）周二（7月4日）在东京向媒体表示，日本政府计划排入大海的冷却水对环境的影响将可以忽略不计，他指出这包括海水、鱼类和沉积物。他之前将该机构对日本政府排放计划的评估报告递交给该国首相岸田文雄。</text:p>
      <text:p text:style-name="P4">
<text:a xlink:type="simple" xlink:href="https://www.dw.com/zh/zh/福岛核事故11年之后-日本有意回归核能发电/a-62983456" text:style-name="Internet_20_link" text:visited-style-name="Visited_20_Internet_20_Link">
 日本政府 </text:a>
将首先研究国际原子能机构对其计划的评估报告，之后再作出 <text:a xlink:type="simple" xlink:href="https://www.dw.com/zh/zh/日本首相称不推迟福岛核废水排放计划/a-59536873" text:style-name="Internet_20_link" text:visited-style-name="Visited_20_Internet_20_Link">
 何时</text:a>
将冷却水排入大海的最终决定。计划是在夏季前后启动排海。</text:p>
      <text:p text:style-name="P4">
2011年3月11日，福岛核电站在经历严重地震和海啸后发生严重事故，包括堆芯熔毁。此后12年多，被毁的反应堆必须继续用水冷却。由于雨水及地下水的渗透，受到放射性污染的水量每天都在增加。如今，在约1000个水池内容纳着超过130万吨水。福岛的运营商东京电力公司称，已经没有额外容纳的空间，因此，这些水将通过一个伸入海中约一公里的管道净化，用海水稀释后排放。</text:p>
      <text:p text:style-name="P4">
不过，名为ALPS的水处理系统并不能将 <text:a xlink:type="simple" xlink:href="https://www.dw.com/zh/zh/含氚核废水真的不会危害健康/a-57184856" text:style-name="Internet_20_link" text:visited-style-name="Visited_20_Internet_20_Link">
 放射性元素氚</text:a>
过滤掉。东电和国际原子能机构则认为，这不会带来风险，因为水被稀释后，氚的含量很低，对人类和环境无害。据德新社报道，专业人士称，世界各地的核电站数十年来定期将受到污染的冷却水<text:a xlink:type="simple" xlink:href="https://www.dw.com/zh/zh/日本确定排福岛核废水入海-邻国表示反对/a-57178163" text:style-name="Internet_20_link" text:visited-style-name="Visited_20_Internet_20_Link">
 排入大海 </text:a>
。日本共同社报道称，稀释后氚的活度低于国家标准的四十分之一。</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但福岛 <text:a xlink:type="simple" xlink:href="https://www.dw.com/zh/zh/日本坚持排福岛核废水入海-计划补偿当地产业/a-60277456" text:style-name="Internet_20_link" text:visited-style-name="Visited_20_Internet_20_Link">
 当地渔民 </text:a>
 <text:a xlink:type="simple" xlink:href="https://www.dw.com/zh/zh/福岛核废水倾倒海洋-渔民说不-中韩反对-美国支持/a-57244397" text:style-name="Internet_20_link" text:visited-style-name="Visited_20_Internet_20_Link">
反对该计划 </text:a>
，担心蒙受声誉以及经济损失。韩国、中国和新西兰也对排海计划可能带来的环境破坏存有忧虑。韩国担心，该排放计划会对海洋环境以及人类健康带来负面影响。首尔政府迄今强调，将坚持对日本渔产品的进口禁令，直到人们对受污染水排放的忧虑消失为止。共同社报道称，格罗西将于7-9日访问韩国，预计将向韩国政府介绍报告内容。</text:p>
      <text:p text:style-name="P4">
<text:a xlink:type="simple" xlink:href="https://www.dw.com/zh/zh/日本試行福島核廢水排放設備-中國反對/a-65897783" text:style-name="Internet_20_link" text:visited-style-name="Visited_20_Internet_20_Link">
 中国 </text:a>
 外交部发言人毛宁周二称， <text:a xlink:type="simple" xlink:href="https://www.dw.com/zh/zh/反对排核废水入海-中方召见日本驻华大使/a-57227264" text:style-name="Internet_20_link" text:visited-style-name="Visited_20_Internet_20_Link">
日本 </text:a>
"处心积虑营造排海有理、排海无罪的假象"。她说，国际原子能的授权范围被限定于评估排海方案；报告不是日方排海的"通行证"，不能证明排海是处置核污染水唯一的、最安全的和最可靠的选项。她呼吁日方"充分研究论证排海以外的处置方案，切实以科学、安全、透明的方式处置核污染水，并接受严格国际监督"。</text:p>
      <text:p text:style-name="P4">
（德新社等）</text:p>
      <text:p text:style-name="P4">
Source: <text:a xlink:type="simple" xlink:href="https://www.dw.com/zh/福岛废水排海：iaea评估为安全-中国反对/a-66111067" text:style-name="Internet_20_link" text:visited-style-name="Visited_20_Internet_20_Link">
https://www.dw.com/zh/福岛废水排海：iaea评估为安全-中国反对/a-66111067?maca=chi-rss-chi-all-1127-rdf</text:a>
</text:p>
      <!--NEWS-->
      <text:h text:style-name="P10" text:outline-level="1">
<text:span text:style-name="T4">
不把中国视作竞争假想敌 分析：美国战略将让非洲更受益</text:span>
</text:h>
      <text:p text:style-name="P4">
Author: chinese@voanews.com (许宁)</text:p>
      <text:p text:style-name="P4">
Publisher: 美国之音中文网 (Type: NewsMediaOrganization)</text:p>
      <text:p text:style-name="P4">
Published Time: 2023-07-04T11:21:51+08:00</text:p>
      <text:p text:style-name="P4">
Modified Time: 2023-07-04 13:18:38Z</text:p>
      <text:p text:style-name="P4">
Description: 中国在非洲基础设施和矿产开发行业深耕二十年后，美国重返非洲战略姗姗来迟。分析认为， 美国与非洲伙伴国家增加接触时应该避免与中国“硬碰硬”，并将重点放在如何让非洲国家受益。</text:p>
      <text:p text:style-name="P4">
Videos: []</text:p>
      <text:p text:style-name="P4">
Images: []</text:p>
      <text:p text:style-name="P4">
Categories: ['美中关系', '非洲', '经济·金融·贸易']</text:p>
      <text:p text:style-name="P4">
Type: None</text:p>
      <!--METADATA-->
      <text:p text:style-name="P4">
NoneNone</text:p>
      <text:p text:style-name="P4">
Source: <text:a xlink:type="simple" xlink:href="https://www.voachinese.com/a/us-china-africa-minerals-20230704/7165976.html" text:style-name="Internet_20_link" text:visited-style-name="Visited_20_Internet_20_Link">
https://www.voachinese.com/a/us-china-africa-minerals-20230704/7165976.html</text:a>
</text:p>
      <!--NEWS-->
      <text:h text:style-name="P10" text:outline-level="1">
<text:span text:style-name="T4">
世界维吾尔代表大会纪念七五事件</text:span>
</text:h>
      <text:p text:style-name="P4">
Author: None</text:p>
      <text:p text:style-name="P4">
Publisher: Radio Free Asia (Organization)</text:p>
      <text:p text:style-name="P4">
Published Time: 2023-07-04T11:22:44-04:00</text:p>
      <text:p text:style-name="P4">
Modified Time: 2023-07-04T11:22: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5.1927in" draw:z-index="0">
<draw:image xlink:href="../Images/rfamandarin/2023-07-04T11-22-44-04-00/000000.png" xlink:type="simple" xlink:show="embed" xlink:actuate="onLoad" draw:mime-type="image/png"/>
</draw:frame>
 世界维吾尔大会发言人迪里夏提 <text:a xlink:type="simple" xlink:href="https://www.rfa.org/mandarin/Xinwen/3-07042023112233.html/@@images/image" text:style-name="Internet_20_link" text:visited-style-name="Visited_20_Internet_20_Link">
</text:a>
RFA档案照</text:p>
      <text:p text:style-name="P4">
还有一天就是7月5日。在瑞典的世界维吾尔大会发言人迪里夏提给本台发来一份声明，呼吁全世界关注并纪念十四年前发生在新疆的七五事件。</text:p>
      <text:p text:style-name="P4">
声明中指出，7月5日是维吾尔现代史上最悲痛的日子，维吾尔人民于十四年前在乌鲁木齐举行和平请愿活动，悼念此前发生在广东省的韶关惨案受难者并要求中国当局严正处理该事件及追究施害者的刑事责任，遭到了武装警察部队的残酷血腥镇压，伤亡不计其数，被捕及失踪成千上万，很多人至今仍然下落不明。</text:p>
      <text:p text:style-name="P4">
流亡海外的维吾尔人领袖、世界维吾尔大会主席多里坤‧艾沙(DolkunIsa)把这一事件称为“七五大屠杀”，并说这是维吾尔历史上最黑暗的事件之一，揭示了中国对维吾尔人采取的是惨无人道的血腥屠杀和种族清洗政策。他表示必须为所有受难者及其家人发出愤怒的呼声，坚持不懈地追究施害者们的罪责。</text:p>
      <text:p text:style-name="P4">
迪里夏提则表示：鉴于中国政府针对维吾尔民族进行不断升级的国家迫害，包括強迫劳动、再教育营、文化灭绝、身份认同改造、母子分离等，如今已达到有系统的种族灭绝，再次呼吁并敦促国际社会采取有意义的作为，彻底终结维吾尔人所面临的种族灭绝险境。</text:p>
      <text:p text:style-name="P4">
（责编：王允）</text:p>
      <text:p text:style-name="P4">
Source: <text:a xlink:type="simple" xlink:href="https://www.rfa.org/mandarin/Xinwen/3-07042023112233.html" text:style-name="Internet_20_link" text:visited-style-name="Visited_20_Internet_20_Link">
https://www.rfa.org/mandarin/Xinwen/3-07042023112233.html</text:a>
</text:p>
      <!--NEWS-->
      <text:h text:style-name="P10" text:outline-level="1">
<text:span text:style-name="T4">
云南省原政协副主席受贿3000万 获刑13年</text:span>
</text:h>
      <text:p text:style-name="P4">
Author: None</text:p>
      <text:p text:style-name="P4">
Publisher: Radio Free Asia (Organization)</text:p>
      <text:p text:style-name="P4">
Published Time: 2023-07-04T11:28:46-04:00</text:p>
      <text:p text:style-name="P4">
Modified Time: 2023-07-04T11:28: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964319in" draw:z-index="0">
<draw:image xlink:href="../Images/rfamandarin/2023-07-04T11-28-46-04-00/000000.png" xlink:type="simple" xlink:show="embed" xlink:actuate="onLoad" draw:mime-type="image/png"/>
</draw:frame>
云南省政协原党组成员、副主席黄毅受贿案一审宣判，黄毅被判有期徒刑13年，并处罚金人民币300万元人民币。 <text:a xlink:type="simple" xlink:href="https://www.rfa.org/mandarin/Xinwen/4-07042023112842.html/@@images/image" text:style-name="Internet_20_link" text:visited-style-name="Visited_20_Internet_20_Link">
</text:a>
视频截图/CCTV</text:p>
      <text:p text:style-name="P4">
据中国官媒央视客户端消息，云南省政协原党组成员、副主席黄毅受贿案一审宣判，黄毅被判有期徒刑13年，并处罚金人民币300万元人民币。</text:p>
      <text:p text:style-name="P4">
判决认定，黄毅在2001年至2022年，在担任中共保山市委书记、云南省人民政府秘书长，政协云南省委员会副主席等职期间，为他人在工程承揽等事项上提供帮助，并受贿人民币3495万余元。</text:p>
      <text:p text:style-name="P4">
法院认为，黄毅的行为构成受贿罪，数额特别巨大，但有认罪悔罪情节，并积极退还赃款赃物，依法对其从轻处罚。</text:p>
      <text:p text:style-name="P4">
公开资料显示，黄毅出生于1958年，2017年1月任云南省政协副主席、党组成员。去年3月，他被官宣落马，随后在8月被开除党籍。</text:p>
      <text:p text:style-name="P4">
（责编：王允）</text:p>
      <text:p text:style-name="P4">
Source: <text:a xlink:type="simple" xlink:href="https://www.rfa.org/mandarin/Xinwen/4-07042023112842.html" text:style-name="Internet_20_link" text:visited-style-name="Visited_20_Internet_20_Link">
https://www.rfa.org/mandarin/Xinwen/4-07042023112842.html</text:a>
</text:p>
      <!--NEWS-->
      <text:h text:style-name="P10" text:outline-level="1">
<text:span text:style-name="T4">
巴黎公共交通因骚乱蒙受约2000万欧元损失</text:span>
</text:h>
      <text:p text:style-name="P4">
Author: 联合早报 (Person)</text:p>
      <text:p text:style-name="P4">
Publisher: 联合早报 (Organization)</text:p>
      <text:p text:style-name="P4">
Published Time: 2023-07-04T11:30</text:p>
      <text:p text:style-name="P4">
Modified Time: 2023-07-04T12:03</text:p>
      <text:p text:style-name="P4">
Description: 法国交通业者说，法国过去几天发生的骚乱给巴黎公共交通系统造成约2000万欧元（约2950万新元）的损失。根据法兰西岛交通网络管理局向法新社发布的一份声明，巴黎公共交通蒙受的损失，包...</text:p>
      <text:p text:style-name="P4">
Videos: []</text:p>
      <text:p text:style-name="P4">
Audios: []</text:p>
      <text:p text:style-name="P4">
Images: []</text:p>
      <text:p text:style-name="P4">
Type: NewsArticle</text:p>
      <text:p text:style-name="P4">
Breadcrumbs: ['即时', '国际']</text:p>
      <text:p text:style-name="P4">
Keywords: ['法国', '骚乱', '公共交通']</text:p>
      <!--METADATA-->
      <text:p text:style-name="P4">
法国交通业者说，法国过去几天发生的骚乱给巴黎公共交通系统造成约2000万欧元（约2950万新元）的损失。</text:p>
      <text:p text:style-name="P4">
根据法兰西岛交通网络管理局向法新社发布的一份声明，巴黎公共交通蒙受的损失，包括“许多被烧毁的巴士、一条被纵火的电车轨道、两条被破坏的电车轨道，以及被摧毁的城市基础设施”。</text:p>
      <text:p text:style-name="P4">
另外，法国企业联合会透露，全法有200多个商店被洗劫一空，300家银行网点被烧毁，初步估计全法范围内损失超过10亿欧元。</text:p>
      <text:p text:style-name="P4">
法国各地市长星期一（7月3日）举行集会，呼吁结束暴力冲突，恢复秩序。</text:p>
      <text:p text:style-name="P4">
住家遭闹事者破坏的拉伊莱罗斯市（L’Haÿ-les-Roses）市长尚布伦说：“民主受到攻击……不能让这种情况持续，绝不容许。”</text:p>
      <text:p text:style-name="P4">
法国骚乱已出现缓和迹象，但当局周一和周二仍在各地部署4万5000名警力，严阵以待。自上周五以来，法国当局已逮捕了3900名闹事者，其中1200多人是未成年人。</text:p>
      <text:p text:style-name="P4">
Source: <text:a xlink:type="simple" xlink:href="https://www.zaobao.com.sg/realtime/world/story20230704-1410453" text:style-name="Internet_20_link" text:visited-style-name="Visited_20_Internet_20_Link">
https://www.zaobao.com.sg/realtime/world/story20230704-1410453</text:a>
</text:p>
      <!--NEWS-->
      <text:h text:style-name="P10" text:outline-level="1">
<text:span text:style-name="T4">
香港通缉8流亡海外港人 澳洲：支持居澳倡议人士</text:span>
</text:h>
      <text:p text:style-name="P4">
Publisher: 法新社</text:p>
      <text:p text:style-name="P4">
Published Time: 2023-07-04T11:32:09+00:00</text:p>
      <text:p text:style-name="P4">
Modified Time: 2023-07-04T11:05:02+00:00</text:p>
      <text:p text:style-name="P4">
Description: （法新社雪梨4日综合外电报导）香港当局以涉嫌违反「港区国安法」为由，通缉罗冠聪和许智?等8名海外港人，澳洲当局今天对此表示「严重关切」，并矢言支持居住在澳洲的民主倡议人士。</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3.617581in" draw:z-index="0">
<draw:image xlink:href="../Images/rficn/2023-07-04T11-32-09-00-00/000000.png" xlink:type="simple" xlink:show="embed" xlink:actuate="onLoad" draw:mime-type="image/png"/>
</draw:frame>
</text:p>
      <text:p text:style-name="P4">
法新社报导，澳洲外交部长黄英贤（Penny Wong）表示，澳洲将坚定支持言论自由以及人们和平表达政治观点的权利。</text:p>
      <text:p text:style-name="P4">
「在我国，这样做的人们将得到支持。」</text:p>
      <text:p text:style-name="P4">
据信遭到香港当局悬赏通缉的8名民主倡议人士中，有2人身在澳洲。</text:p>
      <text:p text:style-name="P4">
香港行政长官（特首）李家超今天说，他完全支持和赞同警方通缉罗冠聪和许智?等8名海外港人，并会终身追捕他们。</text:p>
      <text:p text:style-name="P4">
对此，黄英贤回应，针对外国对澳洲民主的干涉，澳洲抱持「毫不含糊」的立场，同时也有「强有力的规范」来支持自身立场。她强调，「任何外国干涉指控都可交由有关当局调查。」</text:p>
      <text:p text:style-name="P4">
香港警方国家安全处3日宣布，已获法庭发出拘捕令，通缉8名潜逃海外的港人，包括前立法会议员罗冠聪、许智?、郭荣铿，前职工会联盟总干事蒙兆达，前法政汇思召集人任建峰，以及袁弓夷，郭凤仪和刘祖迪。</text:p>
      <text:p text:style-name="P4">
上述8人都是2019年「反送中」运动的支持者，警方指他们涉嫌违反香港国安法，罪名包括危害国家安全、煽动分裂国家及要求外国制裁中国和香港等。（译者：施施/核稿：陈正健）</text:p>
      <text:p text:style-name="P4">
Source: <text:a xlink:type="simple" xlink:href="https://www.rfi.fr/cn/%E5%9B%BD%E9%99%85%E6%8A%A5%E9%81%93/20230704-%E9%A6%99%E6%B8%AF%E9%80%9A%E7%BC%898%E6%B5%81%E4%BA%A1%E6%B5%B7%E5%A4%96%E6%B8%AF%E4%BA%BA-%E6%BE%B3%E6%B4%B2-%E6%94%AF%E6%8C%81%E5%B1%85%E6%BE%B3%E5%80%A1%E8%AE%AE%E4%BA%BA%E5%A3%AB" text:style-name="Internet_20_link" text:visited-style-name="Visited_20_Internet_20_Link">
https://www.rfi.fr/cn/%E5%9B%BD%E9%99%85%E6%8A%A5%E9%81%93/20230704-%E9%A6%99%E6%B8%AF%E9%80%9A%E7%BC%898%E6%B5%81%E4%BA%A1%E6%B5%B7%E5%A4%96%E6%B8%AF%E4%BA%BA-%E6%BE%B3%E6%B4%B2-%E6%94%AF%E6%8C%81%E5%B1%85%E6%BE%B3%E5%80%A1%E8%AE%AE%E4%BA%BA%E5%A3%AB</text:a>
</text:p>
      <!--NEWS-->
      <text:h text:style-name="P10" text:outline-level="1">
<text:span text:style-name="T4">
面对中国武力威胁  台湾公布外交成果</text:span>
</text:h>
      <text:p text:style-name="P4">
Author: None</text:p>
      <text:p text:style-name="P4">
Publisher: Radio Free Asia (Organization)</text:p>
      <text:p text:style-name="P4">
Published Time: 2023-07-04T11:34:00-04:00</text:p>
      <text:p text:style-name="P4">
Modified Time: 2023-07-04T12:41:37-04:00</text:p>
      <text:p text:style-name="P4">
Description: None</text:p>
      <text:p text:style-name="P4">
Videos: []</text:p>
      <text:p text:style-name="P4">
Audios: ["<text:a xlink:type="simple" xlink:href="https://www.rfa.org/mandarin/yataibaodao/gangtai/hcm-0704202308264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5.1927in" draw:z-index="0">
<draw:image xlink:href="../Images/rfamandarin/2023-07-04T11-34-00-04-00/000000.png" xlink:type="simple" xlink:show="embed" xlink:actuate="onLoad" draw:mime-type="image/png"/>
</draw:frame>
2023年7月4日，台湾外交部政务次长李淳出席首场与驻台外媒的记者会。 <text:a xlink:type="simple" xlink:href="https://www.rfa.org/mandarin/yataibaodao/gangtai/hcm-07042023082643.html/@@images/image" text:style-name="Internet_20_link" text:visited-style-name="Visited_20_Internet_20_Link">
</text:a>
记者 黄春梅摄  <text:a xlink:type="simple" xlink:href="https://www.rfa.org/mandarin/yataibaodao/gangtai/hcm-07042023082643.html/@@stream" text:style-name="Internet_20_link" text:visited-style-name="Visited_20_Internet_20_Link">
Audio-1-Link：https://www.rfa.org/mandarin/yataibaodao/gangtai/hcm-07042023082643.html/@@stream</text:a>
</text:p>
      <text:p text:style-name="P4">
7月4日，台湾的外交部政务次长李淳公布近期外交成果，包括总统蔡英文和外交部长吴钊燮分别成功出访中美洲及欧洲，七大工业国(G7)领袖峰会重申台海和平稳定的重要性，以及先后有多达40个外国代表团到访台湾等。与此同时，台湾将如何平衡应对中国武力威胁与保证自身安全的问题，也日趋令人关注。</text:p>
      <ul>
        <li>
<text:span text:style-name="T4">
<text:a xlink:type="simple" xlink:href="https://www.rfa.org/mandarin/Xinwen/7-06302023132525.html" text:style-name="Internet_20_link" text:visited-style-name="Visited_20_Internet_20_Link">
 美官员低调访台 讨论APEC会议 </text:a>
 </text:span>
  * <text:span text:style-name="T4">
<text:a xlink:type="simple" xlink:href="https://www.rfa.org/mandarin/Xinwen/st-06292023065909.html" text:style-name="Internet_20_link" text:visited-style-name="Visited_20_Internet_20_Link">
 </text:a>
 <text:a xlink:type="simple" xlink:href="https://www.rfa.org/mandarin/Xinwen/st-06292023065909.html" text:style-name="Internet_20_link" text:visited-style-name="Visited_20_Internet_20_Link">
 美众议院军委会主席罗杰斯结束访台行 中国外交部重申一中 </text:a>
 </text:span>
 <text:span text:style-name="T4">
<text:a xlink:type="simple" xlink:href="https://www.rfa.org/mandarin/Xinwen/4-06282023114736.html" text:style-name="Internet_20_link" text:visited-style-name="Visited_20_Internet_20_Link">
 </text:a>
 <text:a xlink:type="simple" xlink:href="https://www.rfa.org/mandarin/Xinwen/4-06282023114736.html" text:style-name="Internet_20_link" text:visited-style-name="Visited_20_Internet_20_Link">
 </text:a>
 </text:span>
  * <text:span text:style-name="T4">
<text:a xlink:type="simple" xlink:href="https://www.rfa.org/mandarin/Xinwen/5-06182023112820.html" text:style-name="Internet_20_link" text:visited-style-name="Visited_20_Internet_20_Link">
 波兰众议院及欧洲议会代表团到访台湾 深化合作关系 </text:a>
 </text:span>
  * <text:a xlink:type="simple" xlink:href="https://www.rfa.org/mandarin/yataibaodao/gangtai/hx2-06152023121556.html" text:style-name="Internet_20_link" text:visited-style-name="Visited_20_Internet_20_Link">
 <text:span text:style-name="T4">
捷克总统与台湾外长同框 显示台湾外交突破</text:span>
 </text:a>
</li>
      </ul>
      <text:p text:style-name="P4">
李淳周二在台湾的外交部举行首场驻台外媒记者会。李淳细数近五个月台湾外交成果，包括今年3月，台湾的总统蔡英文出访中美洲邦交国，并过境美国与美国众议院议长麦卡锡(KevinMcCarthy)会面。另一方面，台湾的外交部长吴钊燮今年6月出访欧洲，还与捷克总统帕维尔(PetrPavel)同场与会。此外，今年7月在广岛举行的G7领袖峰会联合公报中，再次重申台海和平稳定是国际社会安全与繁荣不可或缺的一部分。</text:p>
      <text:p text:style-name="P4">
另一项重要的外交成果，则是近期有40个来自各国的外宾团访问台湾。就在举行记者会的同时，包括美国联邦众议院“共和党研究委员会”（RSC）主席赫恩（KevinHern, R-OK）率领的6位众议员访团，以及加拿大联邦众议院8位跨党派议员和日本“立宪·维新·国民超党派台湾访问团”都正在台湾访问。</text:p>
      <text:p text:style-name="P4">
2023年7月4日，蔡英文总统接见美国联邦众议院“共和党研究委员会”（RSC）主席赫恩（Kevin Hern, R-OK）率领的6位众议员访团。（路透社）<text:a xlink:type="simple" xlink:href="https://www.rfa.org/mandarin/yataibaodao/gangtai/hcm-07042023082643.html/2023-07-04t063645z_1572311842_rc26w1ahv0d2_rtrmadp_3_taiwan-usa.jpg" text:style-name="Internet_20_link" text:visited-style-name="Visited_20_Internet_20_Link">
 </text:a>
</text:p>
      <text:p text:style-name="P4">
对于外宾团络绎不绝地访台，如何将日益增加的关注转化为对台支持的问题，李淳回应表示，在台湾以外的人受到虚假信息影响，以为台湾局势非常危险，人民都感到紧张，希望透过外宾访台亲自感受台湾的现况。他说，“他们会看到台湾非常平静、没有挑衅，也没有做任何危险的动作。我们面对中国的恐吓和威胁，表现出强大的韧性。”</text:p>
      <text:p text:style-name="P4">
李淳指出，台湾希望向访宾传达的一个关键信息是，“中国的威胁是真实的，但不应该成为阻碍投资和技术的因素。”</text:p>
      <text:p text:style-name="P4">
<text:span text:style-name="T4">
台湾安全攸关全球利益</text:span>
</text:p>
      <text:p text:style-name="P4">
有记者追问，接待访团的目的是让代表团和投资者相信台湾有安全可靠的投资环境，另一方面，又要向访团传达中国威胁的紧迫性和警告，这两者之间听起来是否相互矛盾？</text:p>
      <text:p text:style-name="P4">
“在我个人看来，我没有看到这两个领域之间的冲突。”李淳解释，确保台湾的安全是很直接的，台湾希望能多与民主国家合作，建立集体威慑机制，这是确保台湾安全最有效的方式。这不仅是为了台湾也是为了他们的利益，同时也为了区域乃至全球的安全与繁荣。</text:p>
      <text:p text:style-name="P4">
李淳强调，威慑是避免军事冲突最有效的工具，它不是挑衅：“当我们邀请并寻求合作建立集体威慑机制时，不是因为台湾正处于迫在眉睫的危险之中。我们看到未来会出现有风险的情况，希望现在就开始努力，以避免最坏的情况发生。”</text:p>
      <text:p text:style-name="P4">
<text:span text:style-name="T4">
美中建立对话渠道可避免误判 美国对中战略立场未改变</text:span>
</text:p>
      <text:p text:style-name="P4">
针对有关美国国务卿布林肯，以及财长耶伦即将访中的消息，媒体关注美中高阶官员的交往对台湾的影响。李淳以一句中国谚语说明，与朋友沟通，更要与敌人沟通，任何沟通都有积极的作用：“我认为，重新建立沟通渠道和可信的对话平台，对美国和中国都有好处。”</text:p>
      <text:p text:style-name="P4">
李淳分析，美中战略竞争在未来十年，甚至更长的时间仍会持续；进行竞争的同时，要避免误解或因误解造成冲突，因此“即时、定期沟通非常重要。”他表示，这对美、中以及台湾、日本和韩国等利益相关者都是良好积极的发展，目前并未看到美国对中国的基本战略立场有任何改变。</text:p>
      <text:p text:style-name="P4">
<text:span text:style-name="T4">
中国芯片被卡脖子 未来或与台湾竞争</text:span>
</text:p>
      <text:p text:style-name="P4">
去年10月美国对中国祭出芯片禁令，限制14纳米以下芯片生产设备出口至中国。近日，荷兰也公布最新半导体设备管制措施，要求制造设备业者出口DUV(深紫外光)光刻机都必须申请许可。</text:p>
      <text:p text:style-name="P4">
对于中国半导体产业的前景，财经学者出身的李淳分析，按照美国的出口管制措施，中国将难以获得先进制程设备和材料，发展将会趋缓。但是，美国的目的是遏制中国军民两用的芯片发展，并未打算消灭中国的半导体产业。未来中国将投入更多资源，发展成熟制程半导体，势必冲击台湾部分业者，但这也能加速台湾产业的升级。</text:p>
      <text:p text:style-name="P4">
李淳强调，台湾半导体不全然是科技的领先，30年来，台湾与客户之间建立的信任关系不是用预算能砸出来的。他深信，就算未来面对中国成熟制程的竞争，台湾还是能继续维护经营与客户的信任关系。</text:p>
      <text:p text:style-name="P4">
记者：黄春梅 责编：陈美华 许书婷 何平 网编：瑞哲</text:p>
      <text:p text:style-name="P4">
Source: <text:a xlink:type="simple" xlink:href="https://www.rfa.org/mandarin/yataibaodao/gangtai/hcm-07042023082643.html" text:style-name="Internet_20_link" text:visited-style-name="Visited_20_Internet_20_Link">
https://www.rfa.org/mandarin/yataibaodao/gangtai/hcm-07042023082643.html</text:a>
</text:p>
      <!--NEWS-->
      <text:h text:style-name="P10" text:outline-level="1">
<text:span text:style-name="T4">
雅虎CEO称公司将寻求重新上市 (Free Version)</text:span>
</text:h>
      <text:p text:style-name="P4">
Author: Barbara Kollmeyer</text:p>
      <text:p text:style-name="P4">
Publisher: 华尔街日报中文网</text:p>
      <text:p text:style-name="P4">
Published Time: 2023-07-04T11:35:00.000Z</text:p>
      <text:p text:style-name="P4">
Modified Time: 2023-07-04T11:35:00.000Z</text:p>
      <text:p text:style-name="P4">
Created Time: 2023-07-04T10:14:00.000Z</text:p>
      <text:p text:style-name="P4">
Description: 雅虎首席执行官Jim Lanzone在接受《金融时报》采访时表示，身为互联网热潮早期开拓者的该公司“非常赚钱”，并准备通过IPO重返公开市场。</text:p>
      <text:p text:style-name="P4">
Images: []</text:p>
      <text:p text:style-name="P4">
Categories: ['金融市场']</text:p>
      <text:p text:style-name="P4">
Keywords: SYND</text:p>
      <text:p text:style-name="P4">
Type: Article</text:p>
      <!--METADATA-->
      <text:p text:style-name="P4">
身为互联网热潮早期开拓者的雅虎公司(Yahoo)“非常赚钱”，并准备通过IPO重返公开市场。</text:p>
      <text:p text:style-name="P4">
Source: <text:a xlink:type="simple" xlink:href="https://cn.wsj.com/articles/%E9%9B%85%E8%99%8Eceo%E7%A7%B0%E5%85%AC%E5%8F%B8%E5%B0%86%E5%AF%BB%E6%B1%82%E9%87%8D%E6%96%B0%E4%B8%8A%E5%B8%82-e2927a6f" text:style-name="Internet_20_link" text:visited-style-name="Visited_20_Internet_20_Link">
https://cn.wsj.com/articles/%E9%9B%85%E8%99%8Eceo%E7%A7%B0%E5%85%AC%E5%8F%B8%E5%B0%86%E5%AF%BB%E6%B1%82%E9%87%8D%E6%96%B0%E4%B8%8A%E5%B8%82-e2927a6f</text:a>
</text:p>
      <!--NEWS-->
      <text:h text:style-name="P10" text:outline-level="1">
<text:span text:style-name="T4">
多名被香港警方悬红点名人士回应 称“光荣”上榜誓言继续人权工作</text:span>
</text:h>
      <text:p text:style-name="P4">
Author: chinese@voanews.com (美国之音)</text:p>
      <text:p text:style-name="P4">
Publisher: 美国之音中文网 (Type: NewsMediaOrganization)</text:p>
      <text:p text:style-name="P4">
Published Time: 2023-07-04T11:39:38+08:00</text:p>
      <text:p text:style-name="P4">
Modified Time: 2023-07-04 03:39:38Z</text:p>
      <text:p text:style-name="P4">
Description: 多名被香港警方点名触犯“港版国安法”并悬红一百万港元通缉归案的流散海外香港民主活动人士星期一（2023年7月3日）在网上回应，形容能够榜上有名是“光荣”，他们并且取笑香港警方的悬红金额过少，又誓言会继续在海外为香港的人权、民主与自由大力发声。</text:p>
      <text:p text:style-name="P4">
Videos: []</text:p>
      <text:p text:style-name="P4">
Images: []</text:p>
      <text:p text:style-name="P4">
Categories: ['港澳', '人权', '中国', '法律']</text:p>
      <text:p text:style-name="P4">
Type: None</text:p>
      <!--METADATA-->
      <text:p text:style-name="P4">
NoneNone</text:p>
      <text:p text:style-name="P4">
Source: <text:a xlink:type="simple" xlink:href="https://www.voachinese.com/a/named-exiled-hong-kong-human-rights-activists-scoff-at-the-wanted-list-20230704/7166013.html" text:style-name="Internet_20_link" text:visited-style-name="Visited_20_Internet_20_Link">
https://www.voachinese.com/a/named-exiled-hong-kong-human-rights-activists-scoff-at-the-wanted-list-20230704/7166013.html</text:a>
</text:p>
      <!--NEWS-->
      <text:h text:style-name="P10" text:outline-level="1">
<text:span text:style-name="T4">
美国财长访华前夕  中国发布限制半导体材料出口措施</text:span>
</text:h>
      <text:p text:style-name="P4">
Author: None</text:p>
      <text:p text:style-name="P4">
Publisher: Radio Free Asia (Organization)</text:p>
      <text:p text:style-name="P4">
Published Time: 2023-07-04T11:40:00-04:00</text:p>
      <text:p text:style-name="P4">
Modified Time: 2023-07-04T12:36:20-04:00</text:p>
      <text:p text:style-name="P4">
Description: None</text:p>
      <text:p text:style-name="P4">
Videos: []</text:p>
      <text:p text:style-name="P4">
Audios: ["<text:a xlink:type="simple" xlink:href="https://www.rfa.org/mandarin/yataibaodao/junshiwaijiao/hx-070420230952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4.612011in" draw:z-index="0">
<draw:image xlink:href="../Images/rfamandarin/2023-07-04T11-40-00-04-00/000000.png" xlink:type="simple" xlink:show="embed" xlink:actuate="onLoad" draw:mime-type="image/png"/>
</draw:frame>
 美中国旗与半导体芯片 <text:a xlink:type="simple" xlink:href="https://www.rfa.org/mandarin/yataibaodao/junshiwaijiao/hx-07042023095222.html/@@images/image" text:style-name="Internet_20_link" text:visited-style-name="Visited_20_Internet_20_Link">
</text:a>
路透社图片  <text:a xlink:type="simple" xlink:href="https://www.rfa.org/mandarin/yataibaodao/junshiwaijiao/hx-07042023095222.html/@@stream" text:style-name="Internet_20_link" text:visited-style-name="Visited_20_Internet_20_Link">
Audio-1-Link：https://www.rfa.org/mandarin/yataibaodao/junshiwaijiao/hx-07042023095222.html/@@stream</text:a>
</text:p>
      <text:p text:style-name="P4">
美国财政部长耶伦访华前夕，中国商务部以“维护国家安全和利益”为由，宣布对涉及半导体材料的相关物质实施出口管制。有评论认为，中方此举是对美中贸易竞争的反制，并试图借此增加谈判筹码。</text:p>
      <ul>
        <li>
<text:span text:style-name="T4">
<text:a xlink:type="simple" xlink:href="https://www.rfa.org/mandarin/Xinwen/7-07032023135244.html" text:style-name="Internet_20_link" text:visited-style-name="Visited_20_Internet_20_Link">
 中国对镓锗相关物项实施出口管制 </text:a>
 </text:span>
  * <text:a xlink:type="simple" xlink:href="https://www.rfa.org/mandarin/yataibaodao/jingmao/gt-07032023032816.html" text:style-name="Internet_20_link" text:visited-style-name="Visited_20_Internet_20_Link">
 <text:span text:style-name="T4">
美财长访华促经贸合作 中方盼美撤销额关税</text:span>
 </text:a>
</li>
      </ul>
      <text:p text:style-name="P4">
中国商务部7月3日发出《关于对镓、锗相关物项实施出口管制的公告》表示，根据中华人民共和国出口管制法、对外贸易法、海关法等有关规定，为维护国家安全和利益，经国务院批准，决定对镓、锗相关物项实施出口管制。8月1日起实施。</text:p>
      <text:p text:style-name="P4">
该公告指出，出口经营者应按照相关规定办理出口许可手续，通过省级商务主管部门向商务部提出申请。对国家安全有重大影响的物项出口，商务部会同有关部门报国务院批准。未经许可出口等依法给予行政处罚。构成犯罪的，依法追究刑事责任。</text:p>
      <text:p text:style-name="P4">
7月3日，中国商务部发布《关于对镓、锗相关物项实施出口管制的公告》。（中国商务部官网）  <text:a xlink:type="simple" xlink:href="https://www.rfa.org/mandarin/yataibaodao/junshiwaijiao/hx-07042023095222.html/622a5716-2023-07-04-4e0b53483.jpg" text:style-name="Internet_20_link" text:visited-style-name="Visited_20_Internet_20_Link">
</text:a>
</text:p>
      <text:p text:style-name="P4">
台湾经济研究院产经资料库总监刘佩真接受自由亚洲电台采访表示，中国在镓矿物的市场占比相当重要，占全球出口达83%。</text:p>
      <text:p text:style-name="P4">
<text:span text:style-name="T4">
专家：美中科技战牵动全球半导体供应链变化</text:span>
</text:p>
      <text:p text:style-name="P4">
刘佩真说：“2022年来说，镓的部分，中国对外出口主要以台湾、日本、韩国、荷兰、德国、马来西亚为主。镓跟半导体关联性会在第二类半导体化合物如生化镓，或第三类碳化镓、第四类氧化镓。第一类比较受冲击以基板业者为主，第二类在制造这端才会受到相关负面影响。必须密切观察第二、三类，采购上跟中国关联情形需要后续观察。目前，美中科技大战还是牵动全球半导体供应链的变化。”</text:p>
      <text:p text:style-name="P4">
中国商务部对出口半导体相关材料设禁令之际，恰逢美国财政部长访问中国前夕。刘佩真分析，中国开始采取反制动作。美国国务卿布林肯访中并与习近平见面后，美中科技战似乎没有停歇。</text:p>
      <text:p text:style-name="P4">
刘佩真说：“先前美国祭出在7月份恐怕会对在中国AI相关芯片禁令有进一步扩大局面，导致中国也盘点目前手上可以握有相对应制裁与美国有关的资源和谈判的筹码。”</text:p>
      <text:p text:style-name="P4">
刘佩真分析，除了先前中国对美光做的所谓安全审查这部分没有通过以外，现阶段又祭出了对镓、锗材料的出口管制，反映美中两强动作仍非常积极，难免会外溢到全球半导体供应链，更为下半年全球半导体业的景气和竞合的复杂态势增添了不确定的因素。</text:p>
      <text:p text:style-name="P4">
<text:span text:style-name="T4">
台外交官员：提升战略自主水平</text:span>
</text:p>
      <text:p text:style-name="P4">
台湾外交部次长李淳4日在对外媒记者会上被问及此事表示，短期可能会有短缺，价格可能更高，需要寻找新的供应商获得这些材料，成本增加，一旦能够找到新的供应来源，或与志同道合国家合作，应可改善情况。台湾在策略和长远目标上，应朝向提升战略自主水平。</text:p>
      <text:p text:style-name="P4">
台湾的国防安全研究院国防战略与资源研究所所长苏紫云接受自由亚洲电台采访提到，目前半导体有些氮化镓的芯片，它的特性可以耐高温、耐大电流，主流芯片虽会用到镓，但用量少，估计若原材料增加10%至15%价格，对总销售量利润影响不到1%。</text:p>
      <text:p text:style-name="P4">
苏紫云分析：“镓的年产值只有约373万元，北京也知道这项禁令是象征性，对业界冲击小，只是以它作政治筹码，对卖方买方影响应都不大。”</text:p>
      <text:p text:style-name="P4">
苏紫云说：“镓的蕴藏量中国占了95%，其他5%分布在乌克兰、日本、韩国、美国。从矿场直接出来，的确中国居绝对多数，但为何说镓并不是无可取代，它也可以从铝提炼产生副产品。”</text:p>
      <text:p text:style-name="P4">
<text:span text:style-name="T4">
稀土战前车之鉴 各国已有替代方案</text:span>
</text:p>
      <text:p text:style-name="P4">
苏紫云提及，2014年中国启动稀土战，各国产业界被杀的措手不及，9年后都已有相关准备。美国前总统特朗普当时提出强化国防产业链安全报告指出，中国有些工业制品会有安全问题，类似的稀土、镓、锗等金属也都被中国垄断，就要求业界提供解决方案。</text:p>
      <text:p text:style-name="P4">
苏紫云表示，各国对于镓已有很多的替代来源，包括重新开采、重炼铝的副产品、重新设计产品以降低对镓的需求、强化回收稀有金属等四种主要解决方式，以避免中国成为唯一垄断者。</text:p>
      <text:p text:style-name="P4">
苏紫云还指出，根据中国海关统计，镓在2022年的出口量为92公吨，全球需要量约350到400公吨，其中约200公吨从炼铝满足。中国在市场上流通的镓占全球需量约四分之一，地下储存量中国最多，约19万公吨。</text:p>
      <text:p text:style-name="P4">
记者：夏小华 责编：陈美华 许书婷 何平 网编：瑞哲</text:p>
      <text:p text:style-name="P4">
Source: <text:a xlink:type="simple" xlink:href="https://www.rfa.org/mandarin/yataibaodao/junshiwaijiao/hx-07042023095222.html" text:style-name="Internet_20_link" text:visited-style-name="Visited_20_Internet_20_Link">
https://www.rfa.org/mandarin/yataibaodao/junshiwaijiao/hx-07042023095222.html</text:a>
</text:p>
      <!--NEWS-->
      <text:h text:style-name="P10" text:outline-level="1">
<text:span text:style-name="T4">
台湾推出检举奖金   防止境外敌对势力介入选举</text:span>
</text:h>
      <text:p text:style-name="P4">
Author: None</text:p>
      <text:p text:style-name="P4">
Publisher: Radio Free Asia (Organization)</text:p>
      <text:p text:style-name="P4">
Published Time: 2023-07-04T11:51:00-04:00</text:p>
      <text:p text:style-name="P4">
Modified Time: 2023-07-04T12:41:06-04:00</text:p>
      <text:p text:style-name="P4">
Description: None</text:p>
      <text:p text:style-name="P4">
Videos: []</text:p>
      <text:p text:style-name="P4">
Audios: ["<text:a xlink:type="simple" xlink:href="https://www.rfa.org/mandarin/yataibaodao/gangtai/hcm2-070420230908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4.612011in" draw:z-index="0">
<draw:image xlink:href="../Images/rfamandarin/2023-07-04T11-51-00-04-00/000000.png" xlink:type="simple" xlink:show="embed" xlink:actuate="onLoad" draw:mime-type="image/png"/>
</draw:frame>
为了防范“境外敌对势力”、网路选举赌盘介入2024年台湾大选，台湾法务部祭出奖金高达2000万元。图为2022台湾的地方选举投开票所及票箱。 <text:a xlink:type="simple" xlink:href="https://www.rfa.org/mandarin/yataibaodao/gangtai/hcm2-07042023090837.html/@@images/image" text:style-name="Internet_20_link" text:visited-style-name="Visited_20_Internet_20_Link">
</text:a>
路透社图片  <text:a xlink:type="simple" xlink:href="https://www.rfa.org/mandarin/yataibaodao/gangtai/hcm2-07042023090837.html/@@stream" text:style-name="Internet_20_link" text:visited-style-name="Visited_20_Internet_20_Link">
Audio-1-Link：https://www.rfa.org/mandarin/yataibaodao/gangtai/hcm2-07042023090837.html/@@stream</text:a>
</text:p>
      <text:p text:style-name="P4">
台湾法务部日前推出检举奖励措施，以防止“境外敌对势力”和网络选举赌盘等介入2024年选举。而台湾的国安会秘书长顾立雄此前曾发出警告，北京当局恐将大规模干预明年的台湾总统大选。</text:p>
      <ul>
        <li>
<text:span text:style-name="T4">
<text:a xlink:type="simple" xlink:href="https://www.rfa.org/mandarin/Xinwen/st1-06262023021441.html" text:style-name="Internet_20_link" text:visited-style-name="Visited_20_Internet_20_Link">
 《华尔街日报》：中国试图就即将举行的台湾大选争取美国的合作 </text:a>
 </text:span>
  * <text:span text:style-name="T4">
<text:a xlink:type="simple" xlink:href="https://www.rfa.org/mandarin/Xinwen/10-06042023171522.html" text:style-name="Internet_20_link" text:visited-style-name="Visited_20_Internet_20_Link">
 赖清德：台湾2024大选是民主与专制的选择 </text:a>
 </text:span>
  * <text:span text:style-name="T4">
<text:a xlink:type="simple" xlink:href="https://www.rfa.org/mandarin/yataibaodao/gangtai/hcm-05302023102019.html" text:style-name="Internet_20_link" text:visited-style-name="Visited_20_Internet_20_Link">
 战争阴影下的台湾总统选举 参选人都喊"和平"差异何在？ </text:a>
 </text:span>
  * <text:a xlink:type="simple" xlink:href="https://www.rfa.org/mandarin/Xinwen/6-04032023122201.html" text:style-name="Internet_20_link" text:visited-style-name="Visited_20_Internet_20_Link">
 <text:span text:style-name="T4">
台陆委会：中国必介入2024台湾大选</text:span>
 </text:a>
</li>
      </ul>
      <text:p text:style-name="P4">
台湾的法务部修订《鼓励检举妨害选举案件要点》，明文增列检举境外势力、赌盘介入选举“破案奖金”，其中选举赌盘检举奖金最高为500万元(约人民币115万)，境外势力检举奖金则为2000万元(人民币460万)。</text:p>
      <text:p text:style-name="P4">
台媒《中国时报》引述官员表示，所谓的境外势力部分是将“国安六法”中的《国安法》发展组织影响选举、《反渗透法》规范的各种妨害选举罢免犯罪行为纳入核发奖金范围。因此，未来只要被认定是《国安法》受中共等境外敌对势力、大陆及港澳地区实质控制的组织、团体在台发展组织，以非法方式意图影响选举；以及《反渗透法》受“渗透来源”指示、委托或资助政治献金、助选、贿选等，民众检举一旦破案，即可领取奖金。</text:p>
      <text:p text:style-name="P4">
台湾的法务部（图）修订《鼓励检举妨害选举案件要点》，明文增列检举境外势力、赌盘介入选举“破案奖金”。（图/维基百科）  <text:a xlink:type="simple" xlink:href="https://www.rfa.org/mandarin/yataibaodao/gangtai/hcm2-07042023090837.html/taiwan_ministry_of_justice_building_20230607.jpg" text:style-name="Internet_20_link" text:visited-style-name="Visited_20_Internet_20_Link">
</text:a>
</text:p>
      <text:p text:style-name="P4">
<text:span text:style-name="T4">
台湾朝野关注高额奖金防境外势力介选</text:span>
</text:p>
      <text:p text:style-name="P4">
国民党立委洪孟楷公开受访质疑，民进党是不是又在操弄抗中保台牌，政策不该贴标签抹红。洪孟楷认为，2024年选举是2300万人的共同选择，而不要用政策工具分化。</text:p>
      <text:p text:style-name="P4">
民进党立院党团干事长刘世芳则认为，台湾是民主法治社会，检举奖金如此高，无非提醒如果有贿选的企图心就要防范有人会来检举，如果不会违反贿选、介选或《国安法》和反渗透法就不用担心。</text:p>
      <text:p text:style-name="P4">
对于有媒体质疑此修正恐“对台商产生寒蝉效应”，台媒《自由时报》报道，台湾的最高检察署代替法务部说明指出，正常往来两岸之台商若无此类以不正利益介入选举之行为，自不会构成犯罪，不至于引发寒蝉效应。</text:p>
      <text:p text:style-name="P4">
<text:span text:style-name="T4">
台湾社会关注中国干预2024大选</text:span>
</text:p>
      <text:p text:style-name="P4">
台湾的国安会秘书长顾立雄今年3月曾提出警告，“近年来，中共对台发动的认知与资讯操控越演越烈。台湾即将进入总统及立委大选阶段，合理预期北京将发动更大规模的影响力操作，以干预我国选举。”他说，面对此威胁，政府戒慎以对。台湾的战略目标是维护台海和平稳定、确保国人得来不易的民主、自由、繁荣的生活方式，保有自我选择的权力。</text:p>
      <text:p text:style-name="P4">
路透社上月披露，浏览三份台湾内部的国安报告发现，其中一份内部报告显示，在可能收受中国好处的对象方面，在台湾政府高度关注的名单中名列前位的，包括支持统一的小型政党、地方民代及与中国进行交流活动的寺庙等；另一份报告指出，北京也可能为参与选战活动的台湾人士提供免费中国旅游的机会，对象锁定区长、村长等。</text:p>
      <text:p text:style-name="P4">
记者：黄春梅 责编：许书婷 何平 网编：瑞哲</text:p>
      <text:p text:style-name="P4">
Source: <text:a xlink:type="simple" xlink:href="https://www.rfa.org/mandarin/yataibaodao/gangtai/hcm2-07042023090837.html" text:style-name="Internet_20_link" text:visited-style-name="Visited_20_Internet_20_Link">
https://www.rfa.org/mandarin/yataibaodao/gangtai/hcm2-07042023090837.html</text:a>
</text:p>
      <!--NEWS-->
      <text:h text:style-name="P10" text:outline-level="1">
<text:span text:style-name="T4">
法国骚乱：殖民种族主义的遗产？</text:span>
</text:h>
      <text:p text:style-name="P4">
Author: None (Language: zh)</text:p>
      <text:p text:style-name="P4">
Publisher: None</text:p>
      <text:p text:style-name="P4">
Time: 2023-07-04T11:51:00Z</text:p>
      <text:p text:style-name="P4">
Description: 法国暴力抗议引发的骚乱似乎已经平息，但愤怒持续存在。与该国殖民历史有关的种族主义问题总是被忽视。</text:p>
      <text:p text:style-name="P4">
Videos: []</text:p>
      <text:p text:style-name="P4">
Images: []</text:p>
      <text:p text:style-name="P4">
Subject: 新闻广角</text:p>
      <text:p text:style-name="P4">
Subjects: []</text:p>
      <text:p text:style-name="P4">
Keywords: ['萨科齐', '巴黎', '法国', '法国沙尔利周刊枪击案']</text:p>
      <text:p text:style-name="P4">
ID: 66111539</text:p>
      <!--METADATA-->
      <text:p text:style-name="P4">
<text:a xlink:type="simple" xlink:href="https://www.dw.com/zh/overlay/image/article/66111539/66099256" text:style-name="Internet_20_link" text:visited-style-name="Visited_20_Internet_20_Link">
 </text:a>
</text:p>
      <text:p text:style-name="P4">
尽管法国各地的暴力事件有所减少，但种族主义及其殖民历史问题却更加严重。</text:p>
      <text:p text:style-name="P4">
__ （德国之声中文网）破碎的窗户、燃烧的汽车、法国市长住所遭袭，这只是过去数日在 <text:a xlink:type="simple" xlink:href="https://www.dw.com/zh/zh/法國動亂遇害少年祖母籲停止暴力/a-66096894" text:style-name="Internet_20_link" text:visited-style-name="Visited_20_Internet_20_Link">
 法国各地发生的大规模骚乱</text:a>
 中的一些场景。</text:p>
      <text:p text:style-name="P4">
在法国全国各地，成千上万人走上街头，有的通过暴力手段，表达对 <text:a xlink:type="simple" xlink:href="https://www.dw.com/zh/zh/警察枪杀少年事件在法国引发大规模暴力抗议/a-66067433" text:style-name="Internet_20_link" text:visited-style-name="Visited_20_Internet_20_Link">
 17岁阿尔及利亚裔少年奈尔（Nael M）在巴黎郊区遭到警察枪杀</text:a>
 的愤怒。</text:p>
      <text:p text:style-name="P4">
以年轻人为主的示威者与警方之间爆发的冲突引发了人们对暴力和任意破坏的质疑。</text:p>
      <text:p text:style-name="P4">
另一个话题也浮出水面，即奈尔的被杀及其引发的暴动与愤怒，是如何与法国社会内部的系统性种族主义问题以及该国悠久的殖民历史关联起来的。</text:p>
      <text:p text:style-name="P4">
法国总统马克龙称奈尔的被杀是“无法容忍”和“无法解释”的。纽约州立大学石溪分校社会学教授弗莱明（CrystalFleming）不同意这个说法：“这并非无法解释，”她告诉德国之声。“这不是一个谜，这是种族主义。”</text:p>
      <text:p text:style-name="P4">
弗莱明补充说道，奈尔被警察枪杀后爆发的抗议和骚乱是“对与殖民主义有关的法国种族主义的反应”。而这两者通常被法国当局和政客所否认并从集体记忆中抹去——尽管这个国家对少数民族和殖民地人口进行了数个世纪的种族压迫。</text:p>
      <text:h text:style-name="P12" text:outline-level="3">
<text:span text:style-name="T4">
法国仍被其殖民历史所困扰</text:span>
</text:h>
      <text:p text:style-name="P4">
法国的确是欧洲最大的殖民国家之一。从16世纪到20世纪70年代，和欧洲其他许多国家的领导人一样，法国领导人相信他们的“文明开化使命”是正当的，并合理化其对世界各地的国家和领土所进行的强制剥削。</text:p>
      <text:p text:style-name="P4">
1789年法国大革命承诺将“自由、平等和博爱”的理念带给法国本土的所有男性（女性不被包括在内，但那是另一个需要展开的主题了），而那些生活在殖民地的人们日常生活充满了压迫，只能梦想拥有平等的权利。所有人被迫“同化”进法国的语言和文化。</text:p>
      <text:p text:style-name="P4">
法国与阿尔及利亚的关系尤为敏感。这个北非国家在1830年首次被殖民，随后被并入法国国土。当阿尔及利亚想要重新夺回主权时，一场残酷的战争爆发，夺去了数十万人的生命，其中大部分是阿尔及利亚人，并最终导致法国在1962年结束对其统治。</text:p>
      <text:p text:style-name="P4">
</text:p>
      <text:p text:style-name="P4">
法国与阿尔及利亚的历史特别复杂</text:p>
      <text:p text:style-name="P4">
大约在同一时间，法国也被迫放弃了其对其他殖民地的控制，这主要归功于独立运动的成功。然而一些海外领土至今仍然存在，并且法国在其前殖民地，尤其是在非洲大陆上仍保持着经济、政治和军事影响力，例如通过支持威权领导人来维护自己的利益。</text:p>
      <text:p text:style-name="P4">
现任法国总统马克龙比其任何一位前任国家元首都更加承认法国的殖民历史是一种“历史罪行”。他发誓归还被盗文物，并成立委员会调查法国在阿尔及利亚和卢旺达种族灭绝期间所扮演的角色。</text:p>
      <text:p text:style-name="P4">
但弗莱明等批评人士认为这还远远不够。许多人认为法国应该对过去的罪行承担全部责任，例如承认其在殖民统治期所犯下的罪行。</text:p>
      <text:p text:style-name="P4">
但马克龙表示，他不打算就法国在阿尔及利亚问题上“寻求宽恕”，因为那将“打破一切纽带和联系”。</text:p>
      <text:h text:style-name="P12" text:outline-level="3">
<text:span text:style-name="T4">
“法国政府继续将自己描绘成非种族主义者”</text:span>
</text:h>
      <text:p text:style-name="P4">
法国社会和教科书一直以来都声称殖民主义有其积极的一面。 <text:a xlink:type="simple" xlink:href="https://www.dw.com/zh/zh/勒庞vs马克龙-政策背对背-选你没商量/a-38594775" text:style-name="Internet_20_link" text:visited-style-name="Visited_20_Internet_20_Link">
 2017年，极右翼政治家勒庞（Marine Le Pen）</text:a>
表示法国殖民给其前殖民地“带去了很多”。勒庞在2017年和2022年均进入了角逐法国总统的决选轮，这也显示出这种想法和思维至今仍是多么的普遍。</text:p>
      <text:p text:style-name="P4">
与此同时，“法国政府继续将自己描绘成非种族主义者。”弗莱明表示，实际上，法国长期以来一直将自己描述成“色盲”，意思是不收集有关其公民种族的人口普查或其他相关数据。</text:p>
      <text:p text:style-name="P4">
然而，许多走上街头抗议的移民后裔并没有感受到这一点。“法国警察存在系统性的种族主义问题，”法国著名种族平等活动家兼作家罗卡娅·迪亚洛（RokhayaDiallo）说道。法国政府则一再否认这一指控。</text:p>
      <text:p text:style-name="P4">
根据该国人权监察员的一项研究，被认为是黑人或阿拉伯人的年轻男性被法国警方拦截的可能性是其他人的20倍。这些人中的许多人其祖籍可以追溯至法国的前殖民地，他们目前居住在所谓的市郊（banlieues），如巴黎、马赛或里昂等大城市的郊区。</text:p>
      <text:p text:style-name="P4">
正如作家约翰尼·皮茨（Johny Pitts）在其著作《非裔欧洲人 - 黑人欧洲札记》（“Afropean — Notes from BlackEurope”）中所描述的那样，这些郊区实际上是如今为众多人所喜爱和珍视的巴黎城市发展的副产品。19世纪中叶，拿破仑三世依靠主要来自非洲殖民地的财富，委托城市规划师乔治·尤金·奥斯曼（Georges-Eugene Haussmann）建造了一座拥有更宽阔街道和更好排水系统的新巴黎。</text:p>
      <text:p text:style-name="P4">
那些预算较少的人被赶到了郊区。第二次世界大战后，由于经济增长鼓励移民迁徙，高层建筑被建造起来。</text:p>
      <text:p text:style-name="P4">
这些郊区一直以来被法国政府所忽视。前总统萨科齐在2005年担任内政部长时建议用高压清洗机清洗郊区。</text:p>
      <text:p text:style-name="P4">
自那时起，一些计划被制定，也进行了一些讨论，但变化不大。</text:p>
      <text:p text:style-name="P4">
一位住在纳特尔（Nanterre）的居民告诉德国之声记者索尼娅·法尔尼卡尔（SoniaPhalnikar），是法国政府制造了“这种贫困的局面”，并补充道：“我了解贫穷和苦难。但我们似乎无法摆脱它。”</text:p>
      <text:p text:style-name="P4">
Source: <text:a xlink:type="simple" xlink:href="https://www.dw.com/zh/法国骚乱：殖民种族主义的遗产？/a-66111539" text:style-name="Internet_20_link" text:visited-style-name="Visited_20_Internet_20_Link">
https://www.dw.com/zh/法国骚乱：殖民种族主义的遗产？/a-66111539?maca=chi-rss-chi-all-1127-rdf</text:a>
</text:p>
      <!--NEWS-->
      <text:h text:style-name="P10" text:outline-level="1">
<text:span text:style-name="T4">
欧洲军团病病例激增 疾控中心吁提高警惕</text:span>
</text:h>
      <text:p text:style-name="P4">
Author: 联合早报 (Person)</text:p>
      <text:p text:style-name="P4">
Publisher: 联合早报 (Organization)</text:p>
      <text:p text:style-name="P4">
Published Time: 2023-07-04T12:02</text:p>
      <text:p text:style-name="P4">
Modified Time: 2023-07-04T13:40</text:p>
      <text:p text:style-name="P4">
Description: 欧洲疾病预防与控制中心星期一（7月3日）发布的最新统计数据显示，欧盟和欧洲经济区国家2021年每10万人口中有2.4人罹患军团病，已激增至历史最高水平。欧洲疾控中心提醒欧洲各国应对...</text:p>
      <text:p text:style-name="P4">
Videos: []</text:p>
      <text:p text:style-name="P4">
Audios: []</text:p>
      <text:p text:style-name="P4">
Images: []</text:p>
      <text:p text:style-name="P4">
Type: NewsArticle</text:p>
      <text:p text:style-name="P4">
Breadcrumbs: ['即时', '国际']</text:p>
      <text:p text:style-name="P4">
Keywords: ['欧洲', '欧盟']</text:p>
      <!--METADATA-->
      <text:p text:style-name="P4">
欧洲疾病预防与控制中心星期一（7月3日）发布的最新统计数据显示，欧盟和欧洲经济区国家2021年每10万人口中有2.4人罹患军团病，已激增至历史最高水平。</text:p>
      <text:p text:style-name="P4">
欧洲疾控中心提醒欧洲各国应对此保持警惕。</text:p>
      <text:p text:style-name="P4">
新华社报道，欧洲疾控中心发布的报告显示，2021年，欧盟和欧洲经济区国家报告了超过1万零700起军团病（legionellosis）病例，其中死亡病例704起。</text:p>
      <text:p text:style-name="P4">
意大利、法国、西班牙和德国病例数占报告总数的75%。65岁及以上男性是受影响最严重的群体，每10万人中有8.9人感染。</text:p>
      <text:p text:style-name="P4">
欧洲疾控中心说，军团病激增的原因仍不清楚，这可能与国家检测政策和监测系统的变化、人口老龄化以及建筑供水系统的设计、基础设施的建设和维护等因素相关。欧洲和全球范围的气候变化也会对军团病激增产生影响。</text:p>
      <text:p text:style-name="P4">
军团病是由军团菌所引起的一种急性呼吸道传染病，因最初在美国一次退伍军人集会上暴发而得名，所以又称退伍军人症。主要症状为发热、寒战、头痛、倦怠和肌痛等，严重者会因呼吸系统及多器官衰竭而死亡。</text:p>
      <text:p text:style-name="P4">
军团菌可通过气流等传播，尤其是通过不清洁的水冷式空调机传播，没有直接的人际传播。医院可以通过胸部X光片和尿检来确诊，患者通常需要入院接受抗生素治疗。</text:p>
      <text:p text:style-name="P4">
Source: <text:a xlink:type="simple" xlink:href="https://www.zaobao.com.sg/realtime/world/story20230704-1410459" text:style-name="Internet_20_link" text:visited-style-name="Visited_20_Internet_20_Link">
https://www.zaobao.com.sg/realtime/world/story20230704-1410459</text:a>
</text:p>
      <!--NEWS-->
      <text:h text:style-name="P10" text:outline-level="1">
<text:span text:style-name="T4">
泰国两大党互相妥协 民族党党魁出任众院议长</text:span>
</text:h>
      <text:p text:style-name="P4">
Publisher: 法新社</text:p>
      <text:p text:style-name="P4">
Published Time: 2023-07-04T12:02:07+00:00</text:p>
      <text:p text:style-name="P4">
Modified Time: 2023-07-04T11:35:02+00:00</text:p>
      <text:p text:style-name="P4">
Description: （法新社曼谷3日电） 泰国国会议员今天投票同意一名小党领袖汪穆罕默德出任众议院议长，这可能导致前进党领袖皮塔组建新政府的努力变得更加复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617581in" draw:z-index="0">
<draw:image xlink:href="../Images/rficn/2023-07-04T12-02-07-00-00/000000.png" xlink:type="simple" xlink:show="embed" xlink:actuate="onLoad" draw:mime-type="image/png"/>
</draw:frame>
</text:p>
      <text:p text:style-name="P4">
泰王瓦吉拉隆功（King Maha Vajiralongkorn）昨天宣布国会正式开议。泰国于5月14日举行国会众议院选举，皮塔（PitaLimjaroenrat）领导的前进党（Move Forward）拿下151席，成为国会最大党；为泰党（Pheu Thai）则以141席成为第2大党。</text:p>
      <text:p text:style-name="P4">
皮塔已组建一个8党联盟，其中包括为泰党，但联盟席位仅有312席，远低于参众两院过半所需的376个席位，以确保皮塔可在7月中的投票中获任命为总理 。</text:p>
      <text:p text:style-name="P4">
前进党和为泰党就众院议长人选争执数周后，最终在昨晚选定79岁的民族党（Prachachat）党魁汪穆罕默德（Wan Muhamad NoorMatha）出任这个重要职位。</text:p>
      <text:p text:style-name="P4">
他告诉众议院议员，「我将公正不阿地履行职责…透明地评估法律草案和请愿书，以改善所有泰国人民的生活。」</text:p>
      <text:p text:style-name="P4">
他的首要任务之一就是排定时间，以让750名议员组成的参众两院投票选出总理，以组建下一届政府。议长还拥有决定国会议程的权力。</text:p>
      <text:p text:style-name="P4">
若想当选总理，皮塔还需要来自敌对政党或亲军方参院成员的64票，但5月选举结束后，前进党因推动修改严厉的「冒犯君主罪」，与参院发生冲突。</text:p>
      <text:p text:style-name="P4">
上月，泰国选举委员会还展开了一项调查，以厘清皮塔是否有资格竞选公职，因为他涉嫌拥有一家现在已停止运作媒体公司的股份。据规定，国会议员不得持有媒体股份。</text:p>
      <text:p text:style-name="P4">
Source: <text:a xlink:type="simple" xlink:href="https://www.rfi.fr/cn/%E5%9B%BD%E9%99%85%E6%8A%A5%E9%81%93/20230704-%E6%B3%B0%E5%9B%BD%E4%B8%A4%E5%A4%A7%E5%85%9A%E4%BA%92%E7%9B%B8%E5%A6%A5%E5%8D%8F-%E6%B0%91%E6%97%8F%E5%85%9A%E5%85%9A%E9%AD%81%E5%87%BA%E4%BB%BB%E4%BC%97%E9%99%A2%E8%AE%AE%E9%95%BF" text:style-name="Internet_20_link" text:visited-style-name="Visited_20_Internet_20_Link">
https://www.rfi.fr/cn/%E5%9B%BD%E9%99%85%E6%8A%A5%E9%81%93/20230704-%E6%B3%B0%E5%9B%BD%E4%B8%A4%E5%A4%A7%E5%85%9A%E4%BA%92%E7%9B%B8%E5%A6%A5%E5%8D%8F-%E6%B0%91%E6%97%8F%E5%85%9A%E5%85%9A%E9%AD%81%E5%87%BA%E4%BB%BB%E4%BC%97%E9%99%A2%E8%AE%AE%E9%95%BF</text:a>
</text:p>
      <!--NEWS-->
      <text:h text:style-name="P10" text:outline-level="1">
<text:span text:style-name="T4">
IAEA总干事将公布日本福岛处理水最终安全审查报告</text:span>
</text:h>
      <text:p text:style-name="P4">
Author: 联合早报 (Person)</text:p>
      <text:p text:style-name="P4">
Publisher: 联合早报 (Organization)</text:p>
      <text:p text:style-name="P4">
Published Time: 2023-07-04T12:22</text:p>
      <text:p text:style-name="P4">
Modified Time: 2023-07-04T16:03</text:p>
      <text:p text:style-name="P4">
Description: 国际原子能机构（IAEA）总干事格罗西星期二（7月4日）开始对日本进行四天访问，他将同日本首相岸田文雄会面，同时公布针对福岛核处理水的最终安全审查报告。预计这份报告将批准让福岛核电...</text:p>
      <text:p text:style-name="P4">
Videos: []</text:p>
      <text:p text:style-name="P4">
Audios: []</text:p>
      <text:p text:style-name="P4">
Images: []</text:p>
      <text:p text:style-name="P4">
Type: NewsArticle</text:p>
      <text:p text:style-name="P4">
Breadcrumbs: ['即时', '国际']</text:p>
      <text:p text:style-name="P4">
Keywords: ['日本', '福岛第一核电站']</text:p>
      <!--METADATA-->
      <text:p text:style-name="P4">
国际原子能机构（IAEA）总干事格罗西星期二（7月4日）开始对日本进行四天访问，他将同日本首相岸田文雄会面，同时公布针对福岛核处理水的最终安全审查报告。</text:p>
      <text:p text:style-name="P4">
预计这份报告将批准让福岛核电站在未来30至40年把经过处理的核废水排入大海。日本计划释放1.3万亿吨处理水到大海，但这个计划引发邻国包括中国的强烈反应，当地渔民也担心这会影响渔业声誉。</text:p>
      <text:p text:style-name="P4">
中国驻日本大使馆星期二说，IAEA的报告不能成为日本向大海排放处理水的“通行证”，无法证明日本排放处理水的正当与合法性，也无法免除日本所应负的道德责任。</text:p>
      <text:p text:style-name="P4">
韩国政府则透露，格罗西会在7日至9日到首尔访问，解释关于福岛处理水的调查结果。</text:p>
      <text:p text:style-name="P4">
共同社星期天报道，在东京电力公司为了力争夏季前后开始把处理水排放入海，届时将使用的海底隧道等设备已经完成施工。东电展示了出现紧急情况时使用切断装置停止提供处理水的训练，宣传“安全性”，试图消除国内外对处理水排海的强烈担忧。</text:p>
      <text:p text:style-name="P4">
操作员培训从去年12月开始。使用模拟器的训练从今年5月开始，据称在开始排海后，他们还将以一个半月一次的频率继续训练。</text:p>
      <text:p text:style-name="P4">
东电计划用大量海水稀释处理水，把氚的活度降至不到国家标准的40分之一，再通过海底隧道，从约1公里外的近海排放出去。不过，要得到反对排海的渔民等的理解依然不容易。</text:p>
      <text:p text:style-name="P4">
Source: <text:a xlink:type="simple" xlink:href="https://www.zaobao.com.sg/realtime/world/story20230704-1410466" text:style-name="Internet_20_link" text:visited-style-name="Visited_20_Internet_20_Link">
https://www.zaobao.com.sg/realtime/world/story20230704-1410466</text:a>
</text:p>
      <!--NEWS-->
      <text:h text:style-name="P10" text:outline-level="1">
<text:span text:style-name="T4">
亚股涨多跌少</text:span>
</text:h>
      <text:p text:style-name="P4">
Publisher: 法新社</text:p>
      <text:p text:style-name="P4">
Published Time: 2023-07-04T12:32:09+00:00</text:p>
      <text:p text:style-name="P4">
Modified Time: 2023-07-04T12:20:02+00:00</text:p>
      <text:p text:style-name="P4">
Description: （法新社香港4日电） 亚洲股市今天涨多跌少，主因投资人权衡美国经济放缓的迹象，以及美国联邦准备理事会（Fed）升息周期可能接近尾声的希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617581in" draw:z-index="0">
<draw:image xlink:href="../Images/rficn/2023-07-04T12-32-09-00-00/000000.png" xlink:type="simple" xlink:show="embed" xlink:actuate="onLoad" draw:mime-type="image/png"/>
</draw:frame>
</text:p>
      <text:p text:style-name="P4">
数据显示，联准会最密切关注的个人消费支出物价指数（PCE）在5月大幅下滑，推动上周的美股和昨天的亚股收涨。</text:p>
      <text:p text:style-name="P4">
一系列指标显示，美国经济仍处于过热状况，这为联准会带来压力必须持续收紧货币政策。</text:p>
      <text:p text:style-name="P4">
联准会主席鲍尔（Jerome Powell）已示警，由于通膨仍然居高不下，加上劳动力市场强劲，联准会可能还必须进行更多次升息。</text:p>
      <text:p text:style-name="P4">
然而，尽管投资人认为「坏消息就是好消息」，因为这为联准会提供维持利率的空间，但经济收缩的可能性抑制了乐观情绪。</text:p>
      <text:p text:style-name="P4">
美国供应管理协会（ISM）6月制造业采购经理人指数（PMI）再度萎缩，创2020年5月以来最低。</text:p>
      <text:p text:style-name="P4">
为迎接7月4日美国国庆假期，美股昨天提前收盘，小幅收高。亚股今天也多数收涨。</text:p>
      <text:p text:style-name="P4">
香港、上海、威灵顿、台北、马尼拉和曼谷股市都收涨；但东京、新加坡和首尔股市则收跌。</text:p>
      <text:p text:style-name="P4">
尽管澳元兑美元汇价走贬，但澳洲中央银行「澳洲储备银行」（Reserve Bank of Australia）维持利率不变的决定带动雪梨股市收高。</text:p>
      <text:p text:style-name="P4">
Source: <text:a xlink:type="simple" xlink:href="https://www.rfi.fr/cn/%E8%B4%A2%E7%BB%8F%E5%BF%AB%E8%AE%AF/20230704-%E4%BA%9A%E8%82%A1%E6%B6%A8%E5%A4%9A%E8%B7%8C%E5%B0%91" text:style-name="Internet_20_link" text:visited-style-name="Visited_20_Internet_20_Link">
https://www.rfi.fr/cn/%E8%B4%A2%E7%BB%8F%E5%BF%AB%E8%AE%AF/20230704-%E4%BA%9A%E8%82%A1%E6%B6%A8%E5%A4%9A%E8%B7%8C%E5%B0%91</text:a>
</text:p>
      <!--NEWS-->
      <text:h text:style-name="P10" text:outline-level="1">
<text:span text:style-name="T4">
耶伦中国行：五大关键问题</text:span>
</text:h>
      <text:p text:style-name="P4">
Creator: ALAN RAPPEPORT,KEITH BRADSHER,ANA SWANSON</text:p>
      <text:p text:style-name="P4">
Publisher: https://www.facebook.com/nytimeschinese</text:p>
      <text:p text:style-name="P4">
Published Time: 2023-07-04T12:35:13+08:00</text:p>
      <text:p text:style-name="P4">
Description: 外界认为耶伦此行旨在改善美中沟通，但由于两国在技术与贸易管制、营商环境、人民币汇率、全球债务及人权等问题上存在严重分歧，双方对话可能会十分困难。 Doug Mills/The New York Times 上个月，白宫，美国财政部长耶伦与拜登总统在一场内阁会议上。耶伦将于周四开始为期四天的访华行程。</text:p>
      <text:p text:style-name="P4">
Images: ["<text:a xlink:type="simple" xlink:href="https://static01.nyt.com/images/2023/07/04/multimedia/04dc-uschina-01-wltb/04dc-uschina-01-wltb-master1050.jpg" text:style-name="Internet_20_link" text:visited-style-name="Visited_20_Internet_20_Link">
04dc-uschina-...</text:a>
"]</text:p>
      <text:p text:style-name="P4">
Category: 中国</text:p>
      <text:p text:style-name="P4">
Type: Article</text:p>
      <!--METADATA-->
      <text:p text:style-name="P4">
<draw:frame draw:style-name="fr1" draw:name="Image222" text:anchor-type="as-char" svg:width="6.9236in" svg:height="4.589358in" draw:z-index="0">
<draw:image xlink:href="../Images/cnnytimes/2023-07-04T12-35-13-08-00/04dc-uschina-01-wltb-master1050.jpg" xlink:type="simple" xlink:show="embed" xlink:actuate="onLoad" draw:mime-type="image/jpeg"/>
</draw:frame>
</text:p>
      <text:p text:style-name="P4">
上次美国财政部长 <text:a xlink:type="simple" xlink:href="https://cn.nytimes.com/business/20190801/us-china-trade-talks/" text:style-name="Internet_20_link" text:visited-style-name="Visited_20_Internet_20_Link">
 访华 </text:a>
 时，华盛顿和北京正陷入贸易战，特朗普政府正准备将中国列为汇率操纵国，两国之间紧张的关系正在扰动全球市场。</text:p>
      <text:p text:style-name="P4">
四年后，当财政部长珍妮特·耶伦准备抵达北京时，尽管拜登政府的语气不再那么敌对，但美国和中国之间不断恶化的许多经济政策问题仍然存在，甚至有所加剧。</text:p>
      <text:p text:style-name="P4">
特朗普总统对中国商品征收的关税仍然有效。拜登总统一直在努力限制中国获得半导体等关键技术。限制美国对华投资的新限制即将出台。</text:p>
      <text:p text:style-name="P4">
耶伦将于周四抵达北京，进行为期四天的访问，美国财政部官员淡化了对这次访问取得重大突破的预期。他们认为她与中国高级官员的会面旨在改善世界最大两个经济体之间的沟通。但美国和中国之间的局势依然高度紧张，耶伦与对等官员之间的对话可能会很困难。据美国财政部称，她周一在华盛顿会见了中国大使谢锋，两位官员进行了“坦诚而富有成效的讨论”。</text:p>
      <text:p text:style-name="P4">
广告</text:p>
      <text:p text:style-name="P4">
以下是一些最具争议性的问题，它们在美中之间播下了分歧的种子。</text:p>
      <text:p text:style-name="P4">
<text:span text:style-name="T4">
技术和贸易管制</text:span>
</text:p>
      <text:p text:style-name="P4">
2022年，拜登政府在的决定 <text:a xlink:type="simple" xlink:href="https://cn.nytimes.com/usa/20221008/biden-chip-technology/" text:style-name="Internet_20_link" text:visited-style-name="Visited_20_Internet_20_Link">
 严格限制 </text:a>
 可被运往中国的先进半导体和芯片制造机械的种类，中国官员对此仍感到不快。这些 <text:a xlink:type="simple" xlink:href="https://cn.nytimes.com/china/20230512/china-us-chip-controls/" text:style-name="Internet_20_link" text:visited-style-name="Visited_20_Internet_20_Link">
 限制阻碍</text:a>
了中国开发人工智能和其他先进计算技术的努力，而这些技术有望帮助推动两个国家经济和军事的发展。</text:p>
      <text:p text:style-name="P4">
拜登政府还在考虑 <text:a xlink:type="simple" xlink:href="https://cn.nytimes.com/business/20230629/biden-administration-ai-chips-china/" text:style-name="Internet_20_link" text:visited-style-name="Visited_20_Internet_20_Link">
 进一步控制先进芯片 </text:a>
 以及 <text:a xlink:type="simple" xlink:href="https://www.nytimes.com/2023/02/09/business/us-china-investing-tech-biden.html" text:style-name="Internet_20_link" text:visited-style-name="Visited_20_Internet_20_Link">
 美国对中国尖端技术的投资</text:a>
 。</text:p>
      <text:p text:style-name="P4">
半导体一直是美国对华出口规模最大、价值最高的类别之一，尽管中国政府正在大力投资国内产能，但仍落后美国很多年。</text:p>
      <text:p text:style-name="P4">
拜登政府加强支持美国半导体行业的补贴计划也引起了中国官员的不满，特别是因为其中包括对中国投资的限制。接受美国政府资金在美国建造新芯片设施的公司 <text:a xlink:type="simple" xlink:href="https://www.nytimes.com/2022/08/03/business/economy/chip-industry-congress.html" text:style-name="Internet_20_link" text:visited-style-name="Visited_20_Internet_20_Link">
被禁止在中国进行新的高科技投资 </text:a>
 。北京周一做出回击，宣布将对用于生产某些芯片的特定矿物出口设限。</text:p>
      <text:p text:style-name="P4">
广告</text:p>
      <text:p text:style-name="P4">
尽管中国官员和一些美国制造商认为，拜登政府有望取消对价值数千亿美元的中国进口商品的关税，但这似乎不会很快实现。尽管耶伦质疑关税的有效性，但政府内的其他高级官员认为，关税有助于鼓励供应链撤离中国。</text:p>
      <text:p text:style-name="P4">
政府正在使用胡萝卜加大棒来实施“去风险”或“友岸外包”政策——即吸引电动汽车电池、半导体和太阳能电池板等关键产品的供应链离开中国。</text:p>
      <text:p text:style-name="P4">
</text:p>
      <text:p text:style-name="P4">
拜登总统参观正在菲尼克斯建设的台积电工厂。  T.J. Kirkpatrick for The New York Times</text:p>
      <text:p text:style-name="P4">
<text:span text:style-name="T4">
营商环境恶化</text:span>
</text:p>
      <text:p text:style-name="P4">
在中国开展业务的公司越来越担心引起政府的负面关注。最新的目标是美光科技，这家美国存储芯片制造商5月未能通过中国的安全审查。此举可能会导致美光科技无法向运营关键基础设施的中国公司出售产品，从而使该公司<text:a xlink:type="simple" xlink:href="https://investors.micron.com/static-files/5d57ee3a-72f3-40f2-99e5-51322403192b" text:style-name="Internet_20_link" text:visited-style-name="Visited_20_Internet_20_Link">
 约八分之一 </text:a>
 的全球收入面临风险。近几个月来，中国的涉外 <text:a xlink:type="simple" xlink:href="https://cn.nytimes.com/business/20230515/china-anti-espionage-law/" text:style-name="Internet_20_link" text:visited-style-name="Visited_20_Internet_20_Link">
 咨询公司</text:a>
 面临打压。</text:p>
      <text:p text:style-name="P4">
美国官员越来越担心中国政府对 <text:a xlink:type="simple" xlink:href="https://www.csis.org/analysis/chinas-economic-coercion-lessons-lithuania" text:style-name="Internet_20_link" text:visited-style-name="Visited_20_Internet_20_Link">
 立陶宛 </text:a>
 和 <text:a xlink:type="simple" xlink:href="https://www.lowyinstitute.org/publications/countering-chinese-economic-coercion-enhanced-cooperation-between-australia-europe" text:style-name="Internet_20_link" text:visited-style-name="Visited_20_Internet_20_Link">
 澳大利亚</text:a>
 等国使用经济胁迫，他们正在与 <text:a xlink:type="simple" xlink:href="https://ec.europa.eu/commission/presscorner/detail/en/IP_23_3046" text:style-name="Internet_20_link" text:visited-style-name="Visited_20_Internet_20_Link">
 欧洲官员</text:a>
和其他国家政府合作，协调应对措施。</text:p>
      <text:p text:style-name="P4">
企业还对中国日益收紧的国家安全法感到警惕，其中包括周六生效的一部 <text:a xlink:type="simple" xlink:href="https://cn.nytimes.com/business/20230515/china-anti-espionage-law/" text:style-name="Internet_20_link" text:visited-style-name="Visited_20_Internet_20_Link">
 严格的反间谍法</text:a>
。由于该法对于禁止的内容含糊其辞，在华外国企业正在重新评估其活动和收集的市场信息。</text:p>
      <text:p text:style-name="P4">
广告</text:p>
      <text:p text:style-name="P4">
“我们认为这是非常不明智的，我们已经向几位政府成员表明了这一点，”美国驻华大使尼古拉斯·伯恩斯在北京接受采访时表示。</text:p>
      <text:p text:style-name="P4">
在美国，与中国有联系的公司，如社交媒体应用程序TikTok、购物应用程序Temu和服装零售商Shein正面临着 <text:a xlink:type="simple" xlink:href="https://cn.nytimes.com/business/20230616/china-business-tiktok-shein/" text:style-name="Internet_20_link" text:visited-style-name="Visited_20_Internet_20_Link">
 越来越严格的审视</text:a>
，包括其劳动待遇、对美国客户数据的使用以及将产品 <text:a xlink:type="simple" xlink:href="https://cn.nytimes.com/business/20230616/ecommerce-shein-us-china-trade/" text:style-name="Internet_20_link" text:visited-style-name="Visited_20_Internet_20_Link">
 进口到美国</text:a>
的方式。</text:p>
      <text:p text:style-name="P4">
<text:span text:style-name="T4">
汇率</text:span>
</text:p>
      <text:p text:style-name="P4">
中国的货币人民币经常引来美国官员的担忧，他们有时会指责中国故意让人民币贬值，使其产品能以更低的价格在海外销售。</text:p>
      <text:p text:style-name="P4">
人民币近期的疲软可能是耶伦面临的最棘手问题。过去12个月，人民币兑美元汇率下跌超过7%，兑欧元汇率下跌近13%。汇率下跌会让中国的出口在美国更具竞争力。中国的制成品贸易顺差已经占到整个经济产出的<text:a xlink:type="simple" xlink:href="https://cn.nytimes.com/business/20230629/china-exports-economy/" text:style-name="Internet_20_link" text:visited-style-name="Visited_20_Internet_20_Link">
 十分之一 </text:a>
 。</text:p>
      <text:p text:style-name="P4">
最近对美元贬值的不只有人民币，日元同样因为多种原因贬值，比如美联储为抑制通胀而提高美国利率的措施。</text:p>
      <text:p text:style-name="P4">
广告</text:p>
      <text:p text:style-name="P4">
中国经济学家也将人民币疲软归咎于这一因素。上海社会科学院高级经济学家詹宇波表示，人民币贬值是美联储最近加息的直接结果。</text:p>
      <text:p text:style-name="P4">
与此同时，中国一直在通过降息来提振其低迷的经济。银行之间的隔夜贷款利率——这是一个往往会影响所有其他利率的货币政策基准——目前在纽约为5%出头，在上海仅为1%。这扭转了长期以来中国利率通常较高的模式。</text:p>
      <text:p text:style-name="P4">
美联储加息让企业和家庭更愿意将资金转移出中国，投资到美国，哪怕中国对海外资金流动施加了严格的限制。</text:p>
      <text:p text:style-name="P4">
在三年前与美国达成的第一阶段贸易协定里，中国承诺不会通过压低人民币汇率制造贸易优势。但如果中国任由人民币贬值，拜登政府的应对选择恐怕是有限的。</text:p>
      <text:p text:style-name="P4">
<text:span text:style-name="T4">
全球债务</text:span>
</text:p>
      <text:p text:style-name="P4">
中国通过贷款计划向发展中国家提供了超过5000亿美元的贷款，是全球最大债权国之一。自疫情以来，包括非洲几个国家在内的许多借款国陷入了经济困境，面临可能的债务违约。</text:p>
      <text:p text:style-name="P4">
广告</text:p>
      <text:p text:style-name="P4">
美国和其他西方国家一直在 <text:a xlink:type="simple" xlink:href="https://cn.nytimes.com/business/20230417/china-debt-relief/" text:style-name="Internet_20_link" text:visited-style-name="Visited_20_Internet_20_Link">
 向中国施压 </text:a>
，要其允许部分国家重组债务，减少欠款金额。但两年多以来，中国坚持要求，将其他债权国和多边贷款机构承担金融损失作为债务重组的一部分，这导致贷款减免进程陷入僵局，可能令发展中国家数以百万计的人口陷入更深的贫困。</text:p>
      <text:p text:style-name="P4">
6月，包括中国在内的国际债权方与赞比亚达成了一项债务减免计划，为赞比亚的利息支付提供宽限期，并延长其贷款到期日。这项计划无需世界银行或国际货币基金组织勾销债务，因而让包括耶伦在内的全球政策制定者看到了在较贫穷国家进行类似债务重组的希望。</text:p>
      <text:p text:style-name="P4">
<text:span text:style-name="T4">
人权和国家安全问题</text:span>
</text:p>
      <text:p text:style-name="P4">
在国家安全和人权问题上的紧张导致了缺乏互信的氛围，也影响到了经济关系。今年，中国侦察气球飞越美国的事件令美国公众深感不安，国会议员一直在敦促政府披露更多有关该气球的信息。拜登<text:a xlink:type="simple" xlink:href="https://cn.nytimes.com/usa/20230621/biden-china-spy-balloon/" text:style-name="Internet_20_link" text:visited-style-name="Visited_20_Internet_20_Link">
 最近又称中国领导人习近平 </text:a>
为“独裁者”，激怒了中国官员和官方媒体。</text:p>
      <text:p text:style-name="P4">
美国官员仍对中国侵犯人权的行为表示关切，包括镇压香港民主运动以及拘禁中国西北新疆地区主要为穆斯林的少数民族。一位不愿透露姓名的财政部高级官员在耶伦出访前表示，在中国会晤期间，美方无意回避人权立场。</text:p>
      <text:p text:style-name="P4">
中国官员则继续抗议美国以国家安全威胁和侵犯人权为由，对中国企业、机构及个人实施的各种制裁，中国国防部长 <text:a xlink:type="simple" xlink:href="https://www.reuters.com/world/china/china-names-us-sanctioned-general-li-shangfu-defence-minister-2023-03-12/" text:style-name="Internet_20_link" text:visited-style-name="Visited_20_Internet_20_Link">
 李尚福也是被制裁</text:a>
 的对象之一。中国政府以这些制裁为由，拒绝与美方进行高级别的军事对话。</text:p>
      <text:p text:style-name="P4">
Source: <text:a xlink:type="simple" xlink:href="https://cn.nytimes.com/china/20230704/janet-yellen-china/" text:style-name="Internet_20_link" text:visited-style-name="Visited_20_Internet_20_Link">
https://cn.nytimes.com/china/20230704/janet-yellen-china/</text:a>
</text:p>
      <!--NEWS-->
      <text:h text:style-name="P10" text:outline-level="1">
<text:span text:style-name="T4">
联合国核监督机构批准福岛核污染水排海 (Free Version)</text:span>
</text:h>
      <text:p text:style-name="P4">
Authors: ['稻垣加奈', '克里斯蒂安•戴维斯']</text:p>
      <text:p text:style-name="P4">
Publisher: 英国《金融时报》</text:p>
      <text:p text:style-name="P4">
Time: 2023-07-04T12:42:22+00:00</text:p>
      <text:p text:style-name="P4">
Published Time: 2023-07-03T12:00:99+08:00</text:p>
      <text:p text:style-name="P4">
Modified Time: 2023-07-04T08:41:99+08:00</text:p>
      <text:p text:style-name="P4">
Description: 虽然国际原子能机构表示福岛排海计划符合国际安全标准，但中国和韩国均表示强烈反对。</text:p>
      <text:p text:style-name="P4">
Images: ["<text:a xlink:type="simple" xlink:href="https://thumbor.ftacademy.cn/unsafe/picture/1/000186411_piclink.jpg" text:style-name="Internet_20_link" text:visited-style-name="Visited_20_Internet_20_Link">
000186411_pic...</text:a>
"]</text:p>
      <text:p text:style-name="P4">
Themes: ['灾难']</text:p>
      <text:p text:style-name="P4">
Keywords: ['环境', '日本', '核电', '福岛核灾难', '福岛核电站', '国际原子能机构', '联合国']</text:p>
      <text:p text:style-name="P4">
Type: Article</text:p>
      <!--METADATA-->
      <text:p text:style-name="P4">
<draw:frame draw:style-name="fr1" draw:name="Image224" text:anchor-type="as-char" svg:width="6.9236in" svg:height="3.894525in" draw:z-index="0">
<draw:image xlink:href="../Images/FT Chinese Free Version/2023-07-04T12-42-22-00-00/000186411_piclink.jpg" xlink:type="simple" xlink:show="embed" xlink:actuate="onLoad" draw:mime-type="image/jpeg"/>
</draw:frame>
</text:p>
      <text:p text:style-name="P4">
联合国(UN)核监督机构批准了日本将福岛第一核电站(Fukushima Daiichi nuclearplant)经过处理的核污染水排入太平洋的计划，但这个计划遭到了中国和韩国的强烈谴责。</text:p>
      <text:p text:style-name="P4">
国际原子能机构(IEAE)为期两年的审查发现排海计划符合国际安全标准。该机构的结论是，逐步排放经过处理的水（预计需要几十年才能完成）“对人类和环境的辐射影响可以忽略不计”。</text:p>
      <text:p text:style-name="P4">
Source: <text:a xlink:type="simple" xlink:href="http://www.ftchinese.com/story/001100154" text:style-name="Internet_20_link" text:visited-style-name="Visited_20_Internet_20_Link">
http://www.ftchinese.com/story/001100154</text:a>
</text:p>
      <!--NEWS-->
      <text:h text:style-name="P10" text:outline-level="1">
<text:span text:style-name="T4">
苹果和亚马逊等科技巨擘 称符合欧盟线上资讯守门人资格</text:span>
</text:h>
      <text:p text:style-name="P4">
Publisher: 法新社</text:p>
      <text:p text:style-name="P4">
Published Time: 2023-07-04T13:32:08+00:00</text:p>
      <text:p text:style-name="P4">
Modified Time: 2023-07-04T13:20:04+00:00</text:p>
      <text:p text:style-name="P4">
Description: （法新社布鲁塞尔4日电） 欧洲联盟为了遏制科技巨擘的市场主导地位，推出具里程碑意义的新法规。欧盟今天表示，包括亚马逊和苹果在内的7家科技企业已通知欧盟，他们已达到遵守新规的门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617581in" draw:z-index="0">
<draw:image xlink:href="../Images/rficn/2023-07-04T13-32-08-00-00/000000.png" xlink:type="simple" xlink:show="embed" xlink:actuate="onLoad" draw:mime-type="image/png"/>
</draw:frame>
</text:p>
      <text:p text:style-name="P4">
欧盟内部市场事务执委布勒东（ThierryBreton）表示，谷歌（Google）母公司Alphabet、亚马逊（Amazon）、苹果（Apple）、TikTok母公司字节跳动（ByteDance）、脸书（Facebook）母公司Meta、微软（Microsoft）和三星（Samsung）等企业表示，他们的营收和用户数量多到足以被归类为「守门人」（gatekeeper）。</text:p>
      <text:p text:style-name="P4">
布勒东表示，根据欧盟的「数位市场法」（Digital MarketsAct），担任守门人的角色必须受到更严格监督，目的是要阻止他们寻求「将用户封锁在其生态系中」。</text:p>
      <text:p text:style-name="P4">
这包括让即时通讯服务具有互通性，以便用户可以在不同的app之间传送讯息，并防止企业控制手机中预先安装何种app或引导用户使用其产品。</text:p>
      <text:p text:style-name="P4">
这项新法试图确保规模较小的企业能够进入市场，不会让他们在起步前遭矽谷科技巨擘碾压。</text:p>
      <text:p text:style-name="P4">
欧盟将于9月6日正式决定哪些企业符合「守门人」的资格。</text:p>
      <text:p text:style-name="P4">
Source: <text:a xlink:type="simple" xlink:href="https://www.rfi.fr/cn/%E7%BC%A4%E7%BA%B7%E4%B8%96%E7%95%8C/20230704-%E8%8B%B9%E6%9E%9C%E5%92%8C%E4%BA%9A%E9%A9%AC%E9%80%8A%E7%AD%89%E7%A7%91%E6%8A%80%E5%B7%A8%E6%93%98-%E7%A7%B0%E7%AC%A6%E5%90%88%E6%AC%A7%E7%9B%9F%E7%BA%BF%E4%B8%8A%E8%B5%84%E8%AE%AF%E5%AE%88%E9%97%A8%E4%BA%BA%E8%B5%84%E6%A0%BC" text:style-name="Internet_20_link" text:visited-style-name="Visited_20_Internet_20_Link">
https://www.rfi.fr/cn/%E7%BC%A4%E7%BA%B7%E4%B8%96%E7%95%8C/20230704-%E8%8B%B9%E6%9E%9C%E5%92%8C%E4%BA%9A%E9%A9%AC%E9%80%8A%E7%AD%89%E7%A7%91%E6%8A%80%E5%B7%A8%E6%93%98-%E7%A7%B0%E7%AC%A6%E5%90%88%E6%AC%A7%E7%9B%9F%E7%BA%BF%E4%B8%8A%E8%B5%84%E8%AE%AF%E5%AE%88%E9%97%A8%E4%BA%BA%E8%B5%84%E6%A0%BC</text:a>
</text:p>
      <!--NEWS-->
      <text:h text:style-name="P10" text:outline-level="1">
<text:span text:style-name="T4">
特别报道：中国人的“35岁魔咒”与职场瓶颈</text:span>
</text:h>
      <text:p text:style-name="P4">
Author: None</text:p>
      <text:p text:style-name="P4">
Publisher: Radio Free Asia (Organization)</text:p>
      <text:p text:style-name="P4">
Published Time: 2023-07-04T13:43:00-04:00</text:p>
      <text:p text:style-name="P4">
Modified Time: 2023-07-04T16:33:32-04:00</text:p>
      <text:p text:style-name="P4">
Description: None</text:p>
      <text:p text:style-name="P4">
Videos: []</text:p>
      <text:p text:style-name="P4">
Audios: ["<text:a xlink:type="simple" xlink:href="https://www.rfa.org/mandarin/yataibaodao/shehui/tj-0630202310195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4.612011in" draw:z-index="0">
<draw:image xlink:href="../Images/rfamandarin/2023-07-04T13-43-00-04-00/000000.png" xlink:type="simple" xlink:show="embed" xlink:actuate="onLoad" draw:mime-type="image/png"/>
</draw:frame>
中国网络近期出现“35岁魔咒”一词，民众借此表达对职场瓶颈的不满。而35岁以上的青年人遭遇年龄歧视，不但找不到稳定的工作，更难以结婚生子。 <text:a xlink:type="simple" xlink:href="https://www.rfa.org/mandarin/yataibaodao/shehui/tj-06302023101959.html/@@images/image" text:style-name="Internet_20_link" text:visited-style-name="Visited_20_Internet_20_Link">
</text:a>
美联社资料图片  <text:a xlink:type="simple" xlink:href="https://www.rfa.org/mandarin/yataibaodao/shehui/tj-06302023101959.html/@@stream" text:style-name="Internet_20_link" text:visited-style-name="Visited_20_Internet_20_Link">
Audio-1-Link：https://www.rfa.org/mandarin/yataibaodao/shehui/tj-06302023101959.html/@@stream</text:a>
</text:p>
      <text:p text:style-name="P4">
中国网络近期出现“35岁魔咒”一词，民众借此表达对职场瓶颈的不满。而35岁以上的青年人遭遇年龄歧视，不但找不到稳定的工作，更难以结婚生子。中国为什么会出现“35岁魔咒”的现象呢？</text:p>
      <ul>
        <li>
<text:span text:style-name="T4">
<text:a xlink:type="simple" xlink:href="https://www.rfa.org/mandarin/Xinwen/hcm1-06152023001531.html" text:style-name="Internet_20_link" text:visited-style-name="Visited_20_Internet_20_Link">
 中国青年失业率20.8% 再创历史新高 </text:a>
 </text:span>
  * <text:span text:style-name="T4">
<text:a xlink:type="simple" xlink:href="https://www.rfa.org/mandarin/yataibaodao/huanjing/gl-11102021064235.html" text:style-name="Internet_20_link" text:visited-style-name="Visited_20_Internet_20_Link">
 中国青年选择躺平不成家 第三季度结婚人数创历史新低 </text:a>
 </text:span>
  * <text:a xlink:type="simple" xlink:href="https://www.rfa.org/mandarin/ytbdzhuantixilie/nuxinghunyu/" text:style-name="Internet_20_link" text:visited-style-name="Visited_20_Internet_20_Link">
 <text:span text:style-name="T4">
中国女性的婚育选择</text:span>
 </text:a>
</li>
      </ul>
      <text:p text:style-name="P4">
中国新冠封控政策结束后，经济复苏、恢复往日平静生活成为公众的期望。然而，封控政策虽然解除，但半年多来的经济状况却持续疲软，不仅消费需求不足、房市景气不佳，地方政府更是身陷债务危机。与此同时，青年人的失业率达到5年来的新高。根据官方今年4月公布的数据，有高达20.4%的16岁至24岁求职者处于失业状态。</text:p>
      <text:p text:style-name="P4">
另一方面，中国求职市场中的“35岁魔咒”现象也受舆论关注。许多企业在征才时，往往规定只招募35岁以下的应聘者，“35岁”彷彿成了魔咒数字，成为他们投身劳动市场的无形限制。而就业不稳定的状况，更进一步导致中国的年轻人难以成家立业。  ****</text:p>
      <text:p text:style-name="P4">
<text:span text:style-name="T4">
当加班成为常态 中国的年龄歧视日趋恶化</text:span>
</text:p>
      <text:p text:style-name="P4">
在中国生活的39岁青年Emma接受本台采访时告诉记者：“过去10年，其实大陆的互联网行业发展很快。但是，互联网行业往往又是重度加班的行业，所以他们对年龄大的人非常非常歧视。包括10年前开始变得财大气粗的企业，像是华为，我记得我刚刚工作没多久的时候，华为就会定期把年龄较大的员工裁掉。”</text:p>
      <text:p text:style-name="P4">
一名求职者在北京招聘会上与一家公司的招聘人员交谈。（法新社）  <text:a xlink:type="simple" xlink:href="https://www.rfa.org/mandarin/yataibaodao/shehui/tj-06302023101959.html/000_32h69mu.jpg" text:style-name="Internet_20_link" text:visited-style-name="Visited_20_Internet_20_Link">
</text:a>
</text:p>
      <text:p text:style-name="P4">
Emma表示，自2017、2018年起，中国经济发展出现停滞，此后便开始有“35岁魔咒”现象的出现：“在那时候，就业市场的年龄歧视就慢慢开始变得很尖锐，各种隐形的歧视，譬如说会考虑你是不是要去结婚、生孩子。”</text:p>
      <text:p text:style-name="P4">
<text:span text:style-name="T4">
年龄歧视使中国年轻人不敢离职</text:span>
</text:p>
      <text:p text:style-name="P4">
在中国国企文化单位工作的34岁陈先生则告诉记者，因为怕重新求职遇到年龄歧视，所以即使他不喜欢现在的工作却也不敢离职：“我的这份工作维持了5年，这5年里也不是没想过要跳槽，但一方面中间因为疫情，导致就业形势变差，不敢轻易挪动；另一方面也渐渐到了35岁的门槛，怕到了就业市场没有竞争力。因为我看到，公司在招聘新员工的时候基本上都喜欢那些新毕业或者刚工作几年的年轻人。我身边许多朋友都是类似的状况。”</text:p>
      <text:p text:style-name="P4">
陈先生还告诉记者，35岁还是考取公务员的年龄门槛，因此一过了这个年龄，求职者在劳动力市场就会迅速贬值：“为什么35岁是一个坎？因为在中国，35岁以前代表你可以去考公务员，考进体制内。作为就业者，他可能会有一种‘干不下去就去考编’的退路，虽然不一定是想考就能考上。过了35岁这条退路没了，他在就业市场上马上就掉价了。企业也明白，所以各种压价。我有朋友在这个年纪出去外面面试，薪酬直接砍半。”</text:p>
      <text:p text:style-name="P4">
陈先生分析，就他所在的文化产业，企业更偏好录取体力好的年轻人，而不重视30多岁人士的经验价值：“就我所在的行业而言，目前还是处于劳动密集型的阶段，35岁的成熟人才所积累的专业知识和管理经验根本不受重视，大部分工作只需要堆积劳动时间就可以完成。所以，企业当然倾向于录用那些刚入职场的年轻人，他们可以付出更多的劳动时间。”</text:p>
      <text:p text:style-name="P4">
 北京郊区，求职者在招聘机构外等候。（路透社）  <text:a xlink:type="simple" xlink:href="https://www.rfa.org/mandarin/yataibaodao/shehui/tj-06302023101959.html/2020-05-25t000000z_856734656_rc2mvg969mx9_rtrmadp_3_china-parliament-unemployment-1.jpg" text:style-name="Internet_20_link" text:visited-style-name="Visited_20_Internet_20_Link">
</text:a>
</text:p>
      <text:p text:style-name="P4">
陈先生指出，工作不稳定的状况也成为了同龄人成家立业的阻碍：“工作不稳定代表了收入不稳定，收入不稳定，对未来的预期也就变差。所以，结婚生子就提不上日程。”</text:p>
      <text:p text:style-name="P4">
<text:span text:style-name="T4">
担心年龄成为职涯阻碍 中国青年赴美求职</text:span>
</text:p>
      <text:p text:style-name="P4">
在美国西雅图念书的25岁王女士也告诉记者，因为担心中国的年龄歧视会影响工作发展，使她决定留美求职：“当我大学毕业的时候，虽然那时候只有22岁，但我已经听说过很多（中国）年龄歧视的故事。比如说在互联网企业，会出现35岁以上‘被优化’，也就是裁员；还有我当时本来想报考公务员和政府机构，但有些岗位会明确说明年龄要求，比如不能超过25、30岁。特别是作为一个女性，我感到年龄歧视问题更为严重。因为不想被这种年龄歧视束缚，想有更健康的职场环境，所以我选择来美国留学、求职。"</text:p>
      <text:p text:style-name="P4">
王女士认为，中国当前经济疲软导致就业情势不佳，以及劳动法的不健全，都导致年龄歧视的产生：“作为人口大国，中国的劳动力供过于求。特别是疫情期间，经济发展迟缓，对劳动力的需求变少。这种供需关系导致了用人方面对劳动力缺乏基本的尊重，淘汰掉35岁以上的人也有源源不断的年轻人可以加入。此外，我认为中国的劳动法的不健全导致雇员缺乏合法渠道去维护自身权益，在遭到歧视的时候往往只能忍气吞声，助长这种年龄歧视的风气。”</text:p>
      <text:p text:style-name="P4">
 河南省郑州的招聘会（法新社）  <text:a xlink:type="simple" xlink:href="https://www.rfa.org/mandarin/yataibaodao/shehui/tj-06302023101959.html/000_1vu2lv.jpg" text:style-name="Internet_20_link" text:visited-style-name="Visited_20_Internet_20_Link">
</text:a>
</text:p>
      <text:p text:style-name="P4">
<text:span text:style-name="T4">
中国35岁青年被企业告知“没有年龄竞争力”</text:span>
</text:p>
      <text:p text:style-name="P4">
在浙江杭州工作的37岁葛先生则告诉本台，他在2021年曾被裁员，因为年龄问题，他当时经历了一段困难的求职过程：“21年底，我是有一段失业经历的，那时候还是疫情开始封控的时候。我在求职面临的问题，第一是我的年龄是没有竞争力。HR（人资）直接说，在求职过程中，我的年龄是偏大的。第二，HR也不避讳直接问我经济情况，有没有房贷、家庭生活会不会牵扯经历。”</text:p>
      <text:p text:style-name="P4">
葛先生指出，因为疫情，中国企业普遍不举办线下招聘，但是在线上求职平台却存在许多不实信息，导致求职难上加难：“我求职过程当中，很多岗位其实已经照招聘2、3年了，它其实是一个虚假的岗位。这些互联网平台为了营利，所以关于虚假招聘、招聘暴力，平台方其实没有人力、精力去做的，社会诚信有很大的问题。”  ****</text:p>
      <text:p text:style-name="P4">
<text:span text:style-name="T4">
中国企业偏好雇佣“新鲜人”：年轻、耐劳、好管理</text:span>
</text:p>
      <text:p text:style-name="P4">
普遍而言，35岁的年轻人往往相比有更多工作经验，但为什么中国企业反倒更偏好雇佣“新鲜人”呢？中国劳工观察组织的调查员华海峰在接受本台采访时告诉记者，中国企业偏好录用刚出社会的新鲜人，是因为这些人薪资低，并且更好管理。</text:p>
      <text:p text:style-name="P4">
 一名年青人在上海一家职业介绍所。（法新社）  <text:a xlink:type="simple" xlink:href="https://www.rfa.org/mandarin/yataibaodao/shehui/tj-06302023101959.html/000_1qv1e7.jpg" text:style-name="Internet_20_link" text:visited-style-name="Visited_20_Internet_20_Link">
</text:a>
</text:p>
      <text:p text:style-name="P4">
华海峰以中国广大的制造业为例谈到，很多35岁的青年已经成家，对于薪资以及生活水平的要求更高：“（35岁以上的青年）可能薪资需求满足不了他们，而且年轻人更便于管理，因为他们对社会的经验没那么丰富。所以对制造业来说，普通的岗位更倾向于录用年轻人。”</text:p>
      <text:p text:style-name="P4">
华海峰也表示，“35岁魔咒”现象的出现也跟中国当前经济不景气有关：“前些年当然也会有这方面的问题，但没有现在这么明显，因为之前工作冈位比较多、对人力的需求也比较大，企业对人力没有太多的挑选、限制。近几年岗位缺少，这种情况就会越来越明显。”</text:p>
      <text:p text:style-name="P4">
针对中国职场的“35岁魔咒”问题，独立经济学者秦伟平也认为，35岁后，许多人成家立业，需要更稳定的收入保障。而对中国企业而言，他们便是一种经营成本的上升：“从企业降低运营成本的角度，他们公开、半公开、默认优先招聘35岁以下的年轻人；另一方面，35岁以下的年轻人比较容易管理，因为他们缺乏社会经验，更容易被企业强制加班。”</text:p>
      <text:p text:style-name="P4">
记者：唐缘媛 本台记者孙诚、王允、凯迪对本篇报道有贡献 责编：何平 网编：瑞哲</text:p>
      <text:p text:style-name="P4">
Source: <text:a xlink:type="simple" xlink:href="https://www.rfa.org/mandarin/yataibaodao/shehui/tj-06302023101959.html" text:style-name="Internet_20_link" text:visited-style-name="Visited_20_Internet_20_Link">
https://www.rfa.org/mandarin/yataibaodao/shehui/tj-06302023101959.html</text:a>
</text:p>
      <!--NEWS-->
      <text:h text:style-name="P10" text:outline-level="1">
<text:span text:style-name="T4">
美媒：美国计划限制中企用美云服务</text:span>
</text:h>
      <text:p text:style-name="P4">
Author: None (Language: zh)</text:p>
      <text:p text:style-name="P4">
Publisher: None</text:p>
      <text:p text:style-name="P4">
Time: 2023-07-04T13:48:00Z</text:p>
      <text:p text:style-name="P4">
Description: 《华尔街日报》报道，美国拟出台禁令，限制中国公司使用美国云计算机服务。分析人士指出，此举旨在堵上之前美国芯片出口禁令中的“漏洞”。</text:p>
      <text:p text:style-name="P4">
Videos: []</text:p>
      <text:p text:style-name="P4">
Images: []</text:p>
      <text:p text:style-name="P4">
Subject: 经济纵横</text:p>
      <text:p text:style-name="P4">
Subjects: ['德中关系', '奥巴马', '岛屿主权争端', '专题报道：全景观看“习马会”', '中国', '中共十九大', '美国']</text:p>
      <text:p text:style-name="P4">
Keywords: ['美国', '中国', '禁令', '云服务', '亚马逊', '芯片']</text:p>
      <text:p text:style-name="P4">
ID: 66112879</text:p>
      <!--METADATA-->
      <text:p text:style-name="P4">
<text:a xlink:type="simple" xlink:href="https://www.dw.com/zh/overlay/image/article/66112879/16251673" text:style-name="Internet_20_link" text:visited-style-name="Visited_20_Internet_20_Link">
 </text:a>
</text:p>
      <text:p text:style-name="P4">
美国商务部预计在未来几周内实施云服务限制措施</text:p>
      <text:p text:style-name="P4">
（德国之声中文网）据《华尔街日报》报道，拜登政府准备限制中国企业使用美国云计算服务。报道援引知情人士指出，若是新规开始实施，亚马逊和微软等美国云服务提供商需要向美国政府递交申请，才能向中国客户提供云计算服务。</text:p>
      <text:p text:style-name="P4">
报道称，对云计算的限制，实际上是堵上拜登政府之前推出 <text:a xlink:type="simple" xlink:href="https://www.dw.com/zh/zh/美芯片禁令对中国人工智能发展影响有限/a-65519028" text:style-name="Internet_20_link" text:visited-style-name="Visited_20_Internet_20_Link">
 芯片出口禁令</text:a>
的“漏洞”。因为中国的人工智能公司利用美国的云服务绕过了当前的出口管制规定。有国家安全分析人士表示，中国的人工智能公司如果要使用先进芯片，就可以从美国的任何一家云服务商处获得，不需要直接购买芯片。</text:p>
      <text:p text:style-name="P4">
路透社报道，美国商务部预计在未来几周内实施这项限制措施，作为其去年10月份实施的半导体出口管制政策扩大的一部分。</text:p>
      <text:p text:style-name="P4">
中国在周一（7月3日） <text:a xlink:type="simple" xlink:href="https://www.dw.com/zh/zh/反制美荷晶片圍堵中國限制半導體金屬出口/a-66107196" text:style-name="Internet_20_link" text:visited-style-name="Visited_20_Internet_20_Link">
 宣布对用于先进芯片制造的稀有金属实施出口限制</text:a>
。根据南华早报报道，中国政府从8月1日起，对镓、锗相关物项实施出口管制措施。中国是镓和锗的重要生产国，这两种物质也是生产半导体的重要原材料。出口管制被看作是对美国和荷兰切断中国获取芯片渠道的回击。</text:p>
      <text:h text:style-name="P12" text:outline-level="3">
<text:span text:style-name="T4">
芯片产业的未来什么样？</text:span>
</text:h>
      <text:p text:style-name="P4">
（综合报道）</text:p>
      <text:p text:style-name="P4">
Source: <text:a xlink:type="simple" xlink:href="https://www.dw.com/zh/美媒：美国计划限制中企用美云服务/a-66112879" text:style-name="Internet_20_link" text:visited-style-name="Visited_20_Internet_20_Link">
https://www.dw.com/zh/美媒：美国计划限制中企用美云服务/a-66112879?maca=chi-rss-chi-all-1127-rdf</text:a>
</text:p>
      <!--NEWS-->
      <text:h text:style-name="P10" text:outline-level="1">
<text:span text:style-name="T4">
网坛诞生新爱侣 西西帕斯巴多萨创设G帐号放闪</text:span>
</text:h>
      <text:p text:style-name="P4">
Publisher: 法新社</text:p>
      <text:p text:style-name="P4">
Published Time: 2023-07-04T14:02:08+00:00</text:p>
      <text:p text:style-name="P4">
Modified Time: 2023-07-04T13:50:05+00:00</text:p>
      <text:p text:style-name="P4">
Description: （法新社伦敦4日电） 世界排名第5的希腊网球好手西西帕斯（Stefanos Tsitsipas）近期与西班牙女将巴多萨（Paul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3.617581in" draw:z-index="0">
<draw:image xlink:href="../Images/rficn/2023-07-04T14-02-08-00-00/000000.png" xlink:type="simple" xlink:show="embed" xlink:actuate="onLoad" draw:mime-type="image/png"/>
</draw:frame>
</text:p>
      <text:p text:style-name="P4">
两人将彼此名字组合设立Tsitsidosa的帐号，并在资讯介面写下「最好的朋友与灵魂伴侣，仅此而已」。</text:p>
      <text:p text:style-name="P4">
这个帐号目前拥有近5万7000名粉丝追踪，两人大方分享在杜拜的泳池戏水、训练以及在温布顿中央球场自拍的照片。</text:p>
      <text:p text:style-name="P4">
其中一张照片贴文写道：「照片中没有大满贯，但爱可以征服一切。」</text:p>
      <text:p text:style-name="P4">
西西帕斯近期告诉希腊媒体SDNA，在巴多萨于罗马击败突尼西亚网球女将加博（Ons Jabeur）后，他传讯息向巴多萨祝贺，两人才展开交往。</text:p>
      <text:p text:style-name="P4">
现年24岁的西西帕斯说：「这是命中注定。我觉得这是我有生以来第一次坠入爱河。我从未想过会发生这种事，这让我对生活有了新的看法。」</text:p>
      <text:p text:style-name="P4">
西西帕斯今天在温网将迎战曾获2020年美网男单冠军的奥地利好手提姆（Dominic Thiem），巴多萨则将对上美国女将芮丝克-亚米崔吉（AlisonRiske-Amritraj）。</text:p>
      <text:p text:style-name="P4">
Source: <text:a xlink:type="simple" xlink:href="https://www.rfi.fr/cn/%E8%BF%90%E5%8A%A8%E5%A4%A9%E5%9C%B0/20230704-%E7%BD%91%E5%9D%9B%E8%AF%9E%E7%94%9F%E6%96%B0%E7%88%B1%E4%BE%A3-%E8%A5%BF%E8%A5%BF%E5%B8%95%E6%96%AF%E5%B7%B4%E5%A4%9A%E8%90%A8%E5%88%9B%E8%AE%BEg%E5%B8%90%E5%8F%B7%E6%94%BE%E9%97%AA" text:style-name="Internet_20_link" text:visited-style-name="Visited_20_Internet_20_Link">
https://www.rfi.fr/cn/%E8%BF%90%E5%8A%A8%E5%A4%A9%E5%9C%B0/20230704-%E7%BD%91%E5%9D%9B%E8%AF%9E%E7%94%9F%E6%96%B0%E7%88%B1%E4%BE%A3-%E8%A5%BF%E8%A5%BF%E5%B8%95%E6%96%AF%E5%B7%B4%E5%A4%9A%E8%90%A8%E5%88%9B%E8%AE%BEg%E5%B8%90%E5%8F%B7%E6%94%BE%E9%97%AA</text:a>
</text:p>
      <!--NEWS-->
      <text:h text:style-name="P10" text:outline-level="1">
<text:span text:style-name="T4">
澳洲和印尼签署卫生采矿及数码经济协议</text:span>
</text:h>
      <text:p text:style-name="P4">
Author: 联合早报 (Person)</text:p>
      <text:p text:style-name="P4">
Publisher: 联合早报 (Organization)</text:p>
      <text:p text:style-name="P4">
Published Time: 2023-07-04T14:13</text:p>
      <text:p text:style-name="P4">
Modified Time: 2023-07-04T14:14</text:p>
      <text:p text:style-name="P4">
Description: 澳大利亚和印度尼西亚星期二（7月4日）签署一系列商业协议。路透社报道，印尼总统佐科和澳洲总理阿尔巴尼斯星期二在悉尼举行会谈，两国还签署了卫生、采矿和数码经济领域的商业协议。</text:p>
      <text:p text:style-name="P4">
Videos: []</text:p>
      <text:p text:style-name="P4">
Audios: []</text:p>
      <text:p text:style-name="P4">
Images: []</text:p>
      <text:p text:style-name="P4">
Type: NewsArticle</text:p>
      <text:p text:style-name="P4">
Breadcrumbs: ['即时', '国际']</text:p>
      <text:p text:style-name="P4">
Keywords: ['澳大利亚', '印度尼西亚', '数码经济', '佐科', '阿尔巴尼斯']</text:p>
      <!--METADATA-->
      <text:p text:style-name="P4">
澳大利亚和印度尼西亚星期二（7月4日）签署一系列商业协议。</text:p>
      <text:p text:style-name="P4">
路透社报道，印尼总统佐科和澳洲总理阿尔巴尼斯星期二在悉尼举行会谈，两国还签署了卫生、采矿和数码经济领域的商业协议。</text:p>
      <text:p text:style-name="P4">
Source: <text:a xlink:type="simple" xlink:href="https://www.zaobao.com.sg/realtime/world/story20230704-1410481" text:style-name="Internet_20_link" text:visited-style-name="Visited_20_Internet_20_Link">
https://www.zaobao.com.sg/realtime/world/story20230704-1410481</text:a>
</text:p>
      <!--NEWS-->
      <text:h text:style-name="P10" text:outline-level="1">
<text:span text:style-name="T4">
德语媒体：安全与繁荣 孰轻孰重？</text:span>
</text:h>
      <text:p text:style-name="P4">
Author: None (Language: zh)</text:p>
      <text:p text:style-name="P4">
Publisher: None</text:p>
      <text:p text:style-name="P4">
Time: 2023-07-04T14:21:00Z</text:p>
      <text:p text:style-name="P4">
Description: 美国财长耶伦即将访问中国，《新苏黎世报》呼吁美中双方减少对抗，加强合作，因为经济繁荣同样也是国家安全的一部分。《经济周刊》则刊登了德国联邦议会社民党团副主席的客席评论，也认为分歧颇多的德中双方需要保持对话。</text:p>
      <text:p text:style-name="P4">
Videos: []</text:p>
      <text:p text:style-name="P4">
Images: []</text:p>
      <text:p text:style-name="P4">
Subject: 评论分析</text:p>
      <text:p text:style-name="P4">
Subjects: ['专题报道：习近平访美', '南希·佩洛西']</text:p>
      <text:p text:style-name="P4">
Keywords: ['中美关系', '耶伦', '美国财长', '国家安全', '德中关系', '欧中关系', '德国议员']</text:p>
      <text:p text:style-name="P4">
ID: 66112939</text:p>
      <!--METADATA-->
      <text:p text:style-name="P4">
<text:a xlink:type="simple" xlink:href="https://www.dw.com/zh/overlay/image/article/66112939/65750715" text:style-name="Internet_20_link" text:visited-style-name="Visited_20_Internet_20_Link">
 </text:a>
</text:p>
      <text:p text:style-name="P4">
美国财长耶伦即将访问中国，能否增进两国互信？</text:p>
      <text:p text:style-name="P4">
（德国之声中文网）瑞士 <text:span text:style-name="T4">
《新苏黎世报》</text:span>
 以" <text:a xlink:type="simple" xlink:href="https://www.nzz.ch/meinung/us-finanzministerin-yellen-reist-nach-china-auch-zusammenarbeit-schafft-sicherheit-der-konfrontative-ansatz-ist-gefaehrlich-ld.1745533" text:style-name="Internet_20_link" text:visited-style-name="Visited_20_Internet_20_Link">
 合作也能带来安全 - 对抗的姿态很危险</text:a>
 "为题，就 <text:a xlink:type="simple" xlink:href="https://www.dw.com/zh/zh/美財長本週訪北京-盼擴大雙邊溝通/a-66097651" text:style-name="Internet_20_link" text:visited-style-name="Visited_20_Internet_20_Link">
 美国财长耶伦即将访问中国 </text:a>
刊发评论指出，华盛顿和北京如今都让"国家安全"主导美中关系，这样的姿态只会让世界变得更贫穷、更不安全。作者呼吁双方采取实用主义策略，基于经济理性开展合作。</text:p>
      <text:p text:style-name="P4">
"自从特朗普开启对华贸易战以来，美中两国大国之间的对抗出现了危险的升级。拜登政府上任后，并未友善地取消对华惩罚性关税，而是进一步实施出口管制，并限制直接投资。双方都在大谈脱钩，两国军队也屡屡在台湾海峡擦肩而过，距离一场严重冲突只有咫尺之遥。"</text:p>
      <text:p text:style-name="P4">
"习近平治下的中国，要求团结一致的民族主义呼声越来越多。习近平希望在经济与政治方面独立于西方，并且加强军力。围绕财政与经济政策的公共讨论自由度变低，新的反间谍法案以及数据安全法案进一步导致中国的封闭。"</text:p>
      <text:h text:style-name="P12" text:outline-level="3">
<text:span text:style-name="T4">
专家: 对立状态“给美中经济都带来损害”</text:span>
</text:h>
      <text:p text:style-name="P4">
"美国消费者以及企业正在因为华盛顿的贸易保护主义支付高昂的价格，中国企业在防疫管制措施解除后依然没能欣欣向荣。中国经济气喘吁吁，青年失业率攀高到令人担忧的20%。所以，北京领导层肯定对更良好的经贸关系有兴趣。"</text:p>
      <text:p text:style-name="P4">
作者认为，过度强调安全的论调，并没有能够让世界变得更加安全，反而是更加剑拔弩张。"贸易和投资方面的相互牵连固然不足以作为和平共处的保障----俄罗斯就是一个例子。但是，它至少可以提升相互合作的概率，也提升相互对立的门槛与成本。一个无法兑现让民众致富承诺而面临重压的中国政府，将会比一个经济成功的中国政府更有可能挑起一场军事冲突。"</text:p>
      <text:p text:style-name="P4">
"过去几十年间，全球化分工很可能是最重要的繁荣助推器。相反，尽可能地自主生产一切，则是成本非常高昂的政策。而且，气候变化等全球风险也无法通过这种方法来应对。"</text:p>
      <text:p text:style-name="P4">
"安全不仅仅涵盖了军事与主权领域。安全同样需要合作。经济理性、经济繁荣不仅仅能让我们的生活更加舒适，也让它更安全。我们当然不应该太天真地面对北京，我们应当更多地要求对等、要求中国在国际场合做出更多妥协。但是美国财长耶伦访华，外界期待的是相互让步以及具体成果。美中两国需要一份实用主义的协议，一方面承认分歧，另一方面也致力于更多合作与互信。这才能让全世界变得更加安全。"</text:p>
      <text:p text:style-name="P4">
</text:p>
      <text:p text:style-name="P4">
中国生产的光伏发电板几乎垄断了全球市场</text:p>
      <text:p text:style-name="P4">
杜塞尔多夫出版的 <text:span text:style-name="T4">
《经济周刊》</text:span>
 以"中国是世界强国 也是对我们的警示"为题，刊发了由德国联邦议会社民党团副主席胡贝茨(VerenaHubertz)撰写的一篇客席评论。她不久前 <text:a xlink:type="simple" xlink:href="https://www.dw.com/zh/zh/德国社民党主席与李强王沪宁会晤/a-65840875" text:style-name="Internet_20_link" text:visited-style-name="Visited_20_Internet_20_Link">
 随同社民党主席克林拜尔(Lars Klingbeil)一同访问了中国</text:a>
 。文章写道：</text:p>
      <text:p text:style-name="P4">
"行程中最难的一点是：中国对俄罗斯侵略乌克兰保持一种回避姿态。显然，我们德国认为中国也有责任去捍卫国际法、进一步对俄罗斯施加影响力。国境线必须要得到恪守，不能使用武力去变更。没有任何一个国家、没有任何一片土地是别国的后院。这一原则当然也同样适用于台海关系，这应当维持在和平的一个中国政策框架内。要是争端升级为军事冲突，就会改变一切。"</text:p>
      <ul>
        <li>
</li>
      </ul>
      <h5>
谁发明了 “去风险”？</h5>
      <text:h text:style-name="P12" text:outline-level="3">
<text:span text:style-name="T4">
冯德莱恩智库演讲</text:span>
</text:h>
      <text:p text:style-name="P4">
2023年3月30日，欧盟委员会主席冯德莱恩在布鲁塞尔两个欧洲智库主办的活动中用英语发表演讲。她指出中国和欧洲之间的经济关系正变得越来越不平衡，中国“明确地将军事和商业领域融合在一起”的做法给欧洲安全带来了风险，因此需要去风险，并且更好地运用现有工具，以维护欧洲经济利益。“我们之间的关系不是非黑即白，而我们的答案也不可能如此。因此我们必须聚焦于去风险（De-Risking），而不是脱钩。”</text:p>
      <ul>
        <li>
</li>
      </ul>
      <h5>
谁发明了 “去风险”？</h5>
      <text:h text:style-name="P12" text:outline-level="3">
<text:span text:style-name="T4">
对华关系新的关键词</text:span>
</text:h>
      <text:p text:style-name="P4">
冯德莱恩的讲话获得了巨大关注。“去风险”这个说法也随即开始在德国和美国被媒体和政界人士引用。《纽约时报》认为，这一表述是对欧盟对华关系新的概括，德国和法国外交官此后在国际组织中推广“去风险”的概念，并使之体现在当年5月广岛G7峰会声明的内容中。德国《明镜》周刊则指出，冯德莱恩希望在用词上保留空间，与美国一段时间以来使用的“脱钩”有所区别。</text:p>
      <ul>
        <li>
</li>
      </ul>
      <h5>
谁发明了 “去风险”？</h5>
      <text:h text:style-name="P12" text:outline-level="3">
<text:span text:style-name="T4">
依赖是个“好选择”？</text:span>
</text:h>
      <text:p text:style-name="P4">
德国外长贝尔博克4月中访华期间也表示，德国并非要与中国“脱钩”，而是要“降低风险”，就是说欧洲应降低对中国“不健康”的依赖。同时出席记者会的中国外长秦刚则回应说，“中德是伙伴，不是对手”，双方在供应链上相互依赖“是市场规则下最优的选择”；只要两国都保持开放，“就没有必要担心所谓的依赖”。</text:p>
      <ul>
        <li>
</li>
      </ul>
      <h5>
谁发明了 “去风险”？</h5>
      <text:h text:style-name="P12" text:outline-level="3">
<text:span text:style-name="T4">
肖尔茨是始作俑者？</text:span>
</text:h>
      <text:p text:style-name="P4">
有德国媒体注意到，最早公开使用“去风险”一词的并不是冯德莱恩，而是德国总理肖尔茨。2022年11月德国《明星》杂志（Stern）在肖尔茨访华前的一篇报道中引述他谈到对中国产业链的依赖性时说到：“去风险和多样化是当务之急。”但当时这一说法并未引起特别的舆论关注。</text:p>
      <ul>
        <li>
</li>
      </ul>
      <h5>
谁发明了 “去风险”？</h5>
      <text:h text:style-name="P12" text:outline-level="3">
<text:span text:style-name="T4">
金融术语</text:span>
</text:h>
      <text:p text:style-name="P4">
“去风险”（De-Risking）一词并非新近的发明，而是一个金融行业的术语，指的是银行或投资者收缩或终止交易关系，以降低支付违约的风险。而欧盟执委会主席冯德莱恩在2023年1月，亦曾在世界经济论坛上表示，欧盟虽需要“与中国合作和贸易”，但仍须修正与中国的商业交易方向，寻求与这个世界第二大经济体“降低风险，而非脱鈎”。</text:p>
      <ul>
        <li>
</li>
      </ul>
      <h5>
谁发明了 “去风险”？</h5>
      <text:h text:style-name="P12" text:outline-level="3">
<text:span text:style-name="T4">
沙利文：免受胁迫</text:span>
</text:h>
      <text:p text:style-name="P4">
华盛顿的官员也开始使用“去风险”的表述。今年4月底，美国国家安全顾问沙利文（JakeSullivan）在华盛顿布鲁金斯学会发表讲话时表示，“去风险意味著拥有弹性的有效供应链，并确保我们不会受到任何国家的胁迫。”“我们只是要确保美国和盟国的技术，不会被用来对付我们自己，”而并不是要切断贸易，他强调，“正如冯德莱恩主席不久前所说的。”</text:p>
      <ul>
        <li>
</li>
      </ul>
      <h5>
谁发明了 “去风险”？</h5>
      <text:h text:style-name="P12" text:outline-level="3">
<text:span text:style-name="T4">
跨大西洋共识</text:span>
</text:h>
      <text:p text:style-name="P4">
德国《商报》指出，在这个问题上，冯德莱恩、德国总理肖尔茨以及美国国家安全顾问苏利文显然已经形成了共识。“同'脱钩'不同的是，'去风险'的目的并不是要在经济上孤立中国，而是要增强欧洲自身的经济抗压能力。”</text:p>
      <ul>
        <li>
</li>
      </ul>
      <h5>
谁发明了 “去风险”？</h5>
      <text:h text:style-name="P12" text:outline-level="3">
<text:span text:style-name="T4">
G7峰会余音</text:span>
</text:h>
      <text:p text:style-name="P4">
5月的广岛G7峰会结束后，英国首相苏纳克（左二）对媒体表示，英国和G7集团其它国家在共同寻找方法，减少中国带来的挑战。“这一切都是关于去风险，而不是脱钩。”他补充说：“我们（七国集团）正在采取措施防止中国利用经济胁迫来干涉其他国家的主权事务。”</text:p>
      <ul>
        <li>
</li>
      </ul>
      <h5>
谁发明了 “去风险”？</h5>
      <text:h text:style-name="P12" text:outline-level="3">
<text:span text:style-name="T4">
北京：不要“鹦鹉学舌”</text:span>
</text:h>
      <text:p text:style-name="P4">
对G7会议公报本已大为不满的北京做出激烈反应，中国驻英国大使馆发言人指责首相苏纳克的言论是“鹦鹉学舌”。中国外交部（图）之前就G7公报表示：“对于所谓‘经济胁迫’，美国大搞单边制裁、‘脱钩断链’，才是把经贸关系政治化、武器化的真正‘胁迫者’。我们奉劝七国集团不要做经济胁迫的同谋和帮凶。”</text:p>
      <ul>
        <li>
</li>
      </ul>
      <h5>
谁发明了 “去风险”？</h5>
      <text:h text:style-name="P12" text:outline-level="3">
<text:span text:style-name="T4">
李强斥“伪命题”</text:span>
</text:h>
      <text:p text:style-name="P4">
中国总理李强6月27日在天津举办的世界经济论坛（WEF）“夏季达沃斯论坛”开幕式上发表演讲时说：“现在在西方，有些人在炒作所谓的‘降依赖、去风险’，我认为在一定程度上看，这两句话就是一个伪命题。”他认为，风险管控应该由“企业去做相应的判断和选择”，政府和相关组织“不应该去越俎代庖，更不应该将去风险扩大化、政治化、意识形态化”。</text:p>
      <ul>
        <li>
</li>
      </ul>
      <h5>
谁发明了 “去风险”？</h5>
      <text:h text:style-name="P12" text:outline-level="3">
<text:span text:style-name="T4">
走入欧盟对华战略</text:span>
</text:h>
      <text:p text:style-name="P4">
共同的对华政策也是6月30日结束的欧盟峰会上的一个重要议题。峰会联合声明称，将支持继续保持同中国的经贸关系，同时减少欧洲对中国的的经济依赖。"去风险"在本次声明中正式登场，成为一个概念，今后欧盟将以它作为指导方针推出对华战略。但有批评指，欧盟目前表述的“去风险”仍缺乏具体的计划和责任规范。</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尽管德中之间有很多 <text:a xlink:type="simple" xlink:href="https://www.dw.com/zh/zh/中国幻想的破灭/a-66033341" text:style-name="Internet_20_link" text:visited-style-name="Visited_20_Internet_20_Link">
 分歧 </text:a>
，但是应对当今世界很多挑战，离不开中国的参与，这也是很明确的，特别是在气候保护、军备控制、2030可持续发展议程等方面。对于德国而言，中国是欧盟外的最主要贸易伙伴。对于中国而言，欧洲市场也同样意义重大。双方都是出口导向型经济体，因此基于规则的国际贸易符合欧中双方的利益。"</text:p>
      <text:p text:style-name="P4">
"尤其令人兴奋的是向气候中性的全面转型。在太阳能等领域，中国的科技处于遥遥领先的地位。没有中国的科技产品，我们的能源转型没法足够快地推进。所以，德中双方确立定期气候对话机制、继续在政府层面上开展环境合作是一个良好的讯号。"</text:p>
      <text:p text:style-name="P4">
"此次中国之行让我们更加确信：中国以及亚洲在未来国际秩序中将扮演关键角色。而我们德国的诉求以及贡献依然是：继续进行建设性、批判性的对话。"</text:p>
      <text:p text:style-name="P4">
<text:span text:style-name="T5">
摘编自其他媒体的内容，不代表德国之声的立场或观点</text:span>
</text:p>
      <text:p text:style-name="P4">
Source: <text:a xlink:type="simple" xlink:href="https://www.dw.com/zh/德语媒体：安全与繁荣-孰轻孰重？/a-66112939" text:style-name="Internet_20_link" text:visited-style-name="Visited_20_Internet_20_Link">
https://www.dw.com/zh/德语媒体：安全与繁荣-孰轻孰重？/a-66112939?maca=chi-rss-chi-all-1127-rdf</text:a>
</text:p>
      <!--NEWS-->
      <text:h text:style-name="P10" text:outline-level="1">
<text:span text:style-name="T4">
中国管制出口的镓、锗究竟是什么？</text:span>
</text:h>
      <text:p text:style-name="P4">
Author: None (Language: zh)</text:p>
      <text:p text:style-name="P4">
Publisher: None</text:p>
      <text:p text:style-name="P4">
Time: 2023-07-04T14:23:00Z</text:p>
      <text:p text:style-name="P4">
Description: 本周一，中国商务部宣布对制造高性能芯片所需的金属镓、锗相关物项实施出口管制。出口管制从8月1日开始执行。这两种战略金属都在哪些地方生产，具有哪些用途？</text:p>
      <text:p text:style-name="P4">
Videos: []</text:p>
      <text:p text:style-name="P4">
Images: []</text:p>
      <text:p text:style-name="P4">
Subject: 时政风云</text:p>
      <text:p text:style-name="P4">
Subjects: ['德中关系', '岛屿主权争端', '专题报道：全景观看“习马会”', '中国', '中共十九大']</text:p>
      <text:p text:style-name="P4">
Keywords: ['锗 镓', '稀有金属', '半导体', '出口限制', '中国', '商务部']</text:p>
      <text:p text:style-name="P4">
ID: 66113298</text:p>
      <!--METADATA-->
      <text:p text:style-name="P4">
<text:a xlink:type="simple" xlink:href="https://www.dw.com/zh/overlay/image/article/66113298/59764419" text:style-name="Internet_20_link" text:visited-style-name="Visited_20_Internet_20_Link">
 </text:a>
</text:p>
      <text:p text:style-name="P4">
（德国之声中文网）让我们来了解一下 <text:a xlink:type="simple" xlink:href="https://www.dw.com/zh/zh/反制美荷晶片圍堵中國限制半導體金屬出口/a-66107196" text:style-name="Internet_20_link" text:visited-style-name="Visited_20_Internet_20_Link">
 锗和镓</text:a>
 这两种战略金属。</text:p>
      <text:h text:style-name="P12" text:outline-level="3">
<text:span text:style-name="T4">
锗从哪里提炼？</text:span>
</text:h>
      <text:p text:style-name="P4">
锗是一种灰白色类金属，有光泽，质地硬，属于碳族元素。但是矿石中很少含有高浓度的锗，一般来自褐煤锗矿、铅锌冶炼副产品等等。</text:p>
      <text:p text:style-name="P4">
欧洲关键原材料委员会（CRMA）统计的数据显示，中国生产的锗约占全球的60%，其余的部分来自加拿大、芬兰、俄罗斯和美国。</text:p>
      <text:p text:style-name="P4">
根据中国海关公布的数据，去年全年中国累计出口锗产品43.7吨。</text:p>
      <text:h text:style-name="P12" text:outline-level="3">
<text:span text:style-name="T4">
金属元素镓</text:span>
</text:h>
      <text:p text:style-name="P4">
镓在自然界中不以单质存在，常以镓(III)的形式微量散存于锌矿（例如闪锌矿）、铝土矿等矿石中。根据欧洲关键原材料委员会的数据材料，全球80%的镓在中国生产。</text:p>
      <text:p text:style-name="P4">
镓化合物砷化镓广泛用于高性能芯片，因为它比硅更耐高温和潮湿，导电性也更好。《华尔街日报》引述2023年美国地质调查局关于镓的报告指出，上述应用方面目前没有砷化镓的有效替代品。</text:p>
      <text:p text:style-name="P4">
欧洲关键原材料委员会的资料显示，全球只有几家企业有能力按照所需要的纯度提炼生产镓，其中一家在欧洲，其余的均在日本和中国。</text:p>
      <text:p text:style-name="P4">
中国海关总署数据显示，2022年1-11月，中国国累计出口镓产品89.35吨，比2021年同期增加44.1%。</text:p>
      <text:h text:style-name="P12" text:outline-level="3">
<text:span text:style-name="T4">
锗和镓的用处是什么？</text:span>
</text:h>
      <text:p text:style-name="P4">
美国企业环球晶圆（Global Wafers）指出，砷化镓比硅更耐高温，用砷化镓制造的晶圆也可以在更高的频率下工作。</text:p>
      <text:p text:style-name="P4">
而且镓化合物比硅作为材料制造的器件产生的噪音更小，因此在雷达和无线电通信设备、卫星和LED中可以得到更好的应用。</text:p>
      <text:p text:style-name="P4">
锗在光纤通讯、红外光学、太阳能电池等等领域都具有广泛而重要的应用。在军事领域，例如可以制造夜视装置以及卫星图像传感器。</text:p>
      <text:h text:style-name="P12" text:outline-level="3">
<text:span text:style-name="T4">
价格浮动</text:span>
</text:h>
      <text:p text:style-name="P4">
路孚特Eikon数据显示，在上海金属交易市场，7月3日，中国纯度为99.99%的镓估价为每公斤1775元人民币（245美元），较前一交易日上涨5.97%，为5月16日以来的最高水平。7月3日，中国锗锭价格为每公斤9150元人民币（1,264美元）。</text:p>
      <text:h text:style-name="P12" text:outline-level="3">
<text:span text:style-name="T4">
芯片是如何成為了“數字時代的石油”？</text:span>
</text:h>
      <text:p text:style-name="P4">
（路透社）</text:p>
      <text:p text:style-name="P4">
Source: <text:a xlink:type="simple" xlink:href="https://www.dw.com/zh/中国管制出口的镓、锗究竟是什么？/a-66113298" text:style-name="Internet_20_link" text:visited-style-name="Visited_20_Internet_20_Link">
https://www.dw.com/zh/中国管制出口的镓、锗究竟是什么？/a-66113298?maca=chi-rss-chi-all-1127-rdf</text:a>
</text:p>
      <!--NEWS-->
      <text:h text:style-name="P10" text:outline-level="1">
<text:span text:style-name="T4">
中国取消欧盟外交代表访华行程</text:span>
</text:h>
      <text:p text:style-name="P4">
Author: None (Language: zh)</text:p>
      <text:p text:style-name="P4">
Publisher: None</text:p>
      <text:p text:style-name="P4">
Time: 2023-07-04T14:45:00Z</text:p>
      <text:p text:style-name="P4">
Description: 上周末，欧盟驻华大使刚刚宣布了欧盟最高外交官员伯雷利即将访华的消息。但两天后，欧盟从中方获悉，伯雷利无法按计划前往北京。</text:p>
      <text:p text:style-name="P4">
Videos: []</text:p>
      <text:p text:style-name="P4">
Images: []</text:p>
      <text:p text:style-name="P4">
Subject: 时政风云</text:p>
      <text:p text:style-name="P4">
Subjects: ['德中关系', '希腊债务危机', '欧债危机', '欧盟', '乌克兰', '诺贝尔奖', '欧洲难民危机', '欧洲']</text:p>
      <text:p text:style-name="P4">
Keywords: ['欧盟', '伯雷利', '外交', '对华战略', '乌克兰战争', '去风险', '制度性对手']</text:p>
      <text:p text:style-name="P4">
ID: 66113583</text:p>
      <!--METADATA-->
      <text:p text:style-name="P4">
<text:a xlink:type="simple" xlink:href="https://www.dw.com/zh/overlay/image/article/66113583/65931456" text:style-name="Internet_20_link" text:visited-style-name="Visited_20_Internet_20_Link">
 </text:a>
</text:p>
      <text:p text:style-name="P4">
欧盟外交和安全政策高级代表伯雷利</text:p>
      <text:p text:style-name="P4">
（德国之声中文网）欧盟一位发言人周二（7月4日）证实，中国方面取消了欧盟外交政策高级代表伯雷利（Josep Borrell）原定于下周的访华行程。</text:p>
      <text:p text:style-name="P4">
欧盟发言人马斯拉里（NabilaMassrali）周二书面回复路透社的询问表示：“很遗憾，我们从中国相关部门得到消息称，下周规划的日程已无法实现，我们现在必须寻找另一个日期。”</text:p>
      <text:p text:style-name="P4">
发言人没有透露取消行程的原因。中国外交部没有在第一时间回应路透社的有关询问。目前，欧盟正在努力为其与中国紧密的经济关系降低风险。布鲁塞尔将中国定义为“经济竞争者和制度性对手”。</text:p>
      <text:p text:style-name="P4">
欧盟驻中国大使庹尧诲（JorgeToledo）上周日（7月2日）在北京j举行的“世界和平论坛”活动上宣布，欧盟外交与安全政策高级代表伯雷利计划于7月10日访问北京，与中国官员磋商包括人权和俄罗斯侵乌战争在内的“战略议题”。</text:p>
      <ul>
        <li>
</li>
      </ul>
      <h5>
谁发明了 “去风险”？</h5>
      <text:h text:style-name="P12" text:outline-level="3">
<text:span text:style-name="T4">
冯德莱恩智库演讲</text:span>
</text:h>
      <text:p text:style-name="P4">
2023年3月30日，欧盟委员会主席冯德莱恩在布鲁塞尔两个欧洲智库主办的活动中用英语发表演讲。她指出中国和欧洲之间的经济关系正变得越来越不平衡，中国“明确地将军事和商业领域融合在一起”的做法给欧洲安全带来了风险，因此需要去风险，并且更好地运用现有工具，以维护欧洲经济利益。“我们之间的关系不是非黑即白，而我们的答案也不可能如此。因此我们必须聚焦于去风险（De-Risking），而不是脱钩。”</text:p>
      <ul>
        <li>
</li>
      </ul>
      <h5>
谁发明了 “去风险”？</h5>
      <text:h text:style-name="P12" text:outline-level="3">
<text:span text:style-name="T4">
对华关系新的关键词</text:span>
</text:h>
      <text:p text:style-name="P4">
冯德莱恩的讲话获得了巨大关注。“去风险”这个说法也随即开始在德国和美国被媒体和政界人士引用。《纽约时报》认为，这一表述是对欧盟对华关系新的概括，德国和法国外交官此后在国际组织中推广“去风险”的概念，并使之体现在当年5月广岛G7峰会声明的内容中。德国《明镜》周刊则指出，冯德莱恩希望在用词上保留空间，与美国一段时间以来使用的“脱钩”有所区别。</text:p>
      <ul>
        <li>
</li>
      </ul>
      <h5>
谁发明了 “去风险”？</h5>
      <text:h text:style-name="P12" text:outline-level="3">
<text:span text:style-name="T4">
依赖是个“好选择”？</text:span>
</text:h>
      <text:p text:style-name="P4">
德国外长贝尔博克4月中访华期间也表示，德国并非要与中国“脱钩”，而是要“降低风险”，就是说欧洲应降低对中国“不健康”的依赖。同时出席记者会的中国外长秦刚则回应说，“中德是伙伴，不是对手”，双方在供应链上相互依赖“是市场规则下最优的选择”；只要两国都保持开放，“就没有必要担心所谓的依赖”。</text:p>
      <ul>
        <li>
</li>
      </ul>
      <h5>
谁发明了 “去风险”？</h5>
      <text:h text:style-name="P12" text:outline-level="3">
<text:span text:style-name="T4">
肖尔茨是始作俑者？</text:span>
</text:h>
      <text:p text:style-name="P4">
有德国媒体注意到，最早公开使用“去风险”一词的并不是冯德莱恩，而是德国总理肖尔茨。2022年11月德国《明星》杂志（Stern）在肖尔茨访华前的一篇报道中引述他谈到对中国产业链的依赖性时说到：“去风险和多样化是当务之急。”但当时这一说法并未引起特别的舆论关注。</text:p>
      <ul>
        <li>
</li>
      </ul>
      <h5>
谁发明了 “去风险”？</h5>
      <text:h text:style-name="P12" text:outline-level="3">
<text:span text:style-name="T4">
金融术语</text:span>
</text:h>
      <text:p text:style-name="P4">
“去风险”（De-Risking）一词并非新近的发明，而是一个金融行业的术语，指的是银行或投资者收缩或终止交易关系，以降低支付违约的风险。而欧盟执委会主席冯德莱恩在2023年1月，亦曾在世界经济论坛上表示，欧盟虽需要“与中国合作和贸易”，但仍须修正与中国的商业交易方向，寻求与这个世界第二大经济体“降低风险，而非脱鈎”。</text:p>
      <ul>
        <li>
</li>
      </ul>
      <h5>
谁发明了 “去风险”？</h5>
      <text:h text:style-name="P12" text:outline-level="3">
<text:span text:style-name="T4">
沙利文：免受胁迫</text:span>
</text:h>
      <text:p text:style-name="P4">
华盛顿的官员也开始使用“去风险”的表述。今年4月底，美国国家安全顾问沙利文（JakeSullivan）在华盛顿布鲁金斯学会发表讲话时表示，“去风险意味著拥有弹性的有效供应链，并确保我们不会受到任何国家的胁迫。”“我们只是要确保美国和盟国的技术，不会被用来对付我们自己，”而并不是要切断贸易，他强调，“正如冯德莱恩主席不久前所说的。”</text:p>
      <ul>
        <li>
</li>
      </ul>
      <h5>
谁发明了 “去风险”？</h5>
      <text:h text:style-name="P12" text:outline-level="3">
<text:span text:style-name="T4">
跨大西洋共识</text:span>
</text:h>
      <text:p text:style-name="P4">
德国《商报》指出，在这个问题上，冯德莱恩、德国总理肖尔茨以及美国国家安全顾问苏利文显然已经形成了共识。“同'脱钩'不同的是，'去风险'的目的并不是要在经济上孤立中国，而是要增强欧洲自身的经济抗压能力。”</text:p>
      <ul>
        <li>
</li>
      </ul>
      <h5>
谁发明了 “去风险”？</h5>
      <text:h text:style-name="P12" text:outline-level="3">
<text:span text:style-name="T4">
G7峰会余音</text:span>
</text:h>
      <text:p text:style-name="P4">
5月的广岛G7峰会结束后，英国首相苏纳克（左二）对媒体表示，英国和G7集团其它国家在共同寻找方法，减少中国带来的挑战。“这一切都是关于去风险，而不是脱钩。”他补充说：“我们（七国集团）正在采取措施防止中国利用经济胁迫来干涉其他国家的主权事务。”</text:p>
      <ul>
        <li>
</li>
      </ul>
      <h5>
谁发明了 “去风险”？</h5>
      <text:h text:style-name="P12" text:outline-level="3">
<text:span text:style-name="T4">
北京：不要“鹦鹉学舌”</text:span>
</text:h>
      <text:p text:style-name="P4">
对G7会议公报本已大为不满的北京做出激烈反应，中国驻英国大使馆发言人指责首相苏纳克的言论是“鹦鹉学舌”。中国外交部（图）之前就G7公报表示：“对于所谓‘经济胁迫’，美国大搞单边制裁、‘脱钩断链’，才是把经贸关系政治化、武器化的真正‘胁迫者’。我们奉劝七国集团不要做经济胁迫的同谋和帮凶。”</text:p>
      <ul>
        <li>
</li>
      </ul>
      <h5>
谁发明了 “去风险”？</h5>
      <text:h text:style-name="P12" text:outline-level="3">
<text:span text:style-name="T4">
李强斥“伪命题”</text:span>
</text:h>
      <text:p text:style-name="P4">
中国总理李强6月27日在天津举办的世界经济论坛（WEF）“夏季达沃斯论坛”开幕式上发表演讲时说：“现在在西方，有些人在炒作所谓的‘降依赖、去风险’，我认为在一定程度上看，这两句话就是一个伪命题。”他认为，风险管控应该由“企业去做相应的判断和选择”，政府和相关组织“不应该去越俎代庖，更不应该将去风险扩大化、政治化、意识形态化”。</text:p>
      <ul>
        <li>
</li>
      </ul>
      <h5>
谁发明了 “去风险”？</h5>
      <text:h text:style-name="P12" text:outline-level="3">
<text:span text:style-name="T4">
走入欧盟对华战略</text:span>
</text:h>
      <text:p text:style-name="P4">
共同的对华政策也是6月30日结束的欧盟峰会上的一个重要议题。峰会联合声明称，将支持继续保持同中国的经贸关系，同时减少欧洲对中国的的经济依赖。"去风险"在本次声明中正式登场，成为一个概念，今后欧盟将以它作为指导方针推出对华战略。但有批评指，欧盟目前表述的“去风险”仍缺乏具体的计划和责任规范。</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而在北京时间7月4日，就是欧盟发言人证实中方取消访问行程前的数小时，在中国外交部例行记者会上，法新社记者求证博雷利是否将于下周访问中国，外交部发言人毛宁表示“我没有可以发布的消息”。</text:p>
      <text:p text:style-name="P4">
庹尧诲周日还表示，欧盟和中国可能在今年9月举行两次线下的对话，分别涉及经贸和数字化议题，双方的领导人峰会则将在今年年底举行。“我们希望与中国互动，但是我们也需要有进展，而且就在今年”，这位欧盟大使说。</text:p>
      <text:p text:style-name="P4">
伯雷利今年已是第二次访华未能成行。今年4月，他因感染新冠而临时取消了对中国的访问。他为访问准备的一份讲话稿中称，如果中国不能为乌克兰谋求和平，欧盟就无法信任中国。</text:p>
      <text:p text:style-name="P4">
上周在布鲁塞尔举行的 <text:a xlink:type="simple" xlink:href="https://www.dw.com/zh/zh/欧盟峰会俄乌局势占先中国战略靠后/a-66067367" text:style-name="Internet_20_link" text:visited-style-name="Visited_20_Internet_20_Link">
 欧盟峰会 </text:a>
上，欧盟国家领导人就共同的 <text:a xlink:type="simple" xlink:href="https://www.dw.com/zh/zh/对华政策欧盟峰会敲定去风险/a-66084569" text:style-name="Internet_20_link" text:visited-style-name="Visited_20_Internet_20_Link">
 对华战略 </text:a>
达成了共识，即在关键的科技和供应链领域减少对中国的依赖性，但将支持继续保持同中国的经贸关系，即"去风险、不脱钩"。</text:p>
      <text:p text:style-name="P4">
（路透社、法新社）</text:p>
      <text:p text:style-name="P4">
Source: <text:a xlink:type="simple" xlink:href="https://www.dw.com/zh/中国取消欧盟外交代表访华行程/a-66113583" text:style-name="Internet_20_link" text:visited-style-name="Visited_20_Internet_20_Link">
https://www.dw.com/zh/中国取消欧盟外交代表访华行程/a-66113583?maca=chi-rss-chi-all-1127-rdf</text:a>
</text:p>
      <!--NEWS-->
      <text:h text:style-name="P10" text:outline-level="1">
<text:span text:style-name="T4">
美国计划限制中国企业使用美国云计算服务</text:span>
</text:h>
      <text:p text:style-name="P4">
Author: None</text:p>
      <text:p text:style-name="P4">
Publisher: Radio Free Asia (Organization)</text:p>
      <text:p text:style-name="P4">
Published Time: 2023-07-04T14:47:02-04:00</text:p>
      <text:p text:style-name="P4">
Modified Time: 2023-07-04T14:47: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4.612011in" draw:z-index="0">
<draw:image xlink:href="../Images/rfamandarin/2023-07-04T14-47-02-04-00/000000.png" xlink:type="simple" xlink:show="embed" xlink:actuate="onLoad" draw:mime-type="image/png"/>
</draw:frame>
 北京全球移动互联网大会期间，推广云服务的展台。 <text:a xlink:type="simple" xlink:href="https://www.rfa.org/mandarin/Xinwen/5-07042023144656.html/@@images/image" text:style-name="Internet_20_link" text:visited-style-name="Visited_20_Internet_20_Link">
</text:a>
美联社图片</text:p>
      <text:p text:style-name="P4">
就在美国财长耶伦即将访华前夕，美国传出消息，拜登政府正准备限制中国企业使用美国云计算服务。</text:p>
      <text:p text:style-name="P4">
据美国《华尔街日报》报道，消息人士透露，这项新规如果被采纳，可能会要求亚马逊、微软等美国云服务提供商要先获得美国政府许可，才能向中国客户提供使用先进制程人工智能(AI)芯片的云计算服务。</text:p>
      <text:p text:style-name="P4">
报道指出，这一做法是美国近期出台的一连串其他举措的延续，美国和中国正就最新技术的供应链准入问题展开对抗。</text:p>
      <text:p text:style-name="P4">
但有专业人士认为，这一拟议中的做法将可以弥补美国安全措施上的漏洞，此前就有人警告说，中国的人工智能公司可以通过使用云服务绕开现行的出口管制规定，无需购买包括芯片在内的控制清单上的先进设备即可使用强大的计算能力，而这么做是合法的。</text:p>
      <text:p text:style-name="P4">
分析人士指出，美国商务部很可能在几周内就公布这一措施。</text:p>
      <text:p text:style-name="P4">
（责编：王允）</text:p>
      <text:p text:style-name="P4">
Source: <text:a xlink:type="simple" xlink:href="https://www.rfa.org/mandarin/Xinwen/5-07042023144656.html" text:style-name="Internet_20_link" text:visited-style-name="Visited_20_Internet_20_Link">
https://www.rfa.org/mandarin/Xinwen/5-07042023144656.html</text:a>
</text:p>
      <!--NEWS-->
      <text:h text:style-name="P10" text:outline-level="1">
<text:span text:style-name="T4">
工资2000美元：美国求助于库尔德人来帮助疲惫不堪的乌克兰军队</text:span>
</text:h>
      <text:p text:style-name="P4">
Author: 俄罗斯媒体</text:p>
      <text:p text:style-name="P4">
Publisher: Al Jazeera</text:p>
      <text:p text:style-name="P4">
Published Time: 2023-07-04T14:47:48</text:p>
      <text:p text:style-name="P4">
Modified Time: 2023-07-04T14:47:48</text:p>
      <text:p text:style-name="P4">
Description: 据俄罗斯作家报道，美国中央情报局（CIA）招募库尔德武装人员来帮助乌克兰武装部队，此前，乌克兰军队失去了主动权，现场的事态发展与美国总统乔·拜登的愿望背道而驰。</text:p>
      <text:p text:style-name="P4">
Images: ["<text:a xlink:type="simple" xlink:href="https://chinese.aljazeera.net/wp-content/uploads/2023/07/1-1688481160.png" text:style-name="Internet_20_link" text:visited-style-name="Visited_20_Internet_20_Link">
1-1688481160.png</text:a>
"]</text:p>
      <text:p text:style-name="P4">
Topics: ['乌克兰战争', '政治', '新闻', '新闻幕后']</text:p>
      <text:p text:style-name="P4">
Keywords: ['乌克兰战争', '政治', '新闻', '新闻幕后', '俄罗斯']</text:p>
      <text:p text:style-name="P4">
Type: Article</text:p>
      <!--METADATA-->
      <text:p text:style-name="P4">
<draw:frame draw:style-name="fr1" draw:name="Image266" text:anchor-type="as-char" svg:width="6.9236in" svg:height="4.612736in" draw:z-index="0">
<draw:image xlink:href="../Images/Aljazeera Chinese/2023-07-04T14-47-48/1-1688481160.png" xlink:type="simple" xlink:show="embed" xlink:actuate="onLoad" draw:mime-type="image/png"/>
</draw:frame>
俄罗斯法庭在顿涅茨克举行外国军事雇佣兵听证会（阿纳多卢通讯社）</text:p>
      <text:p text:style-name="P4">
据俄罗斯作家报道，美国中央情报局（CIA）招募库尔德武装人员来帮助乌克兰武装部队，此前，乌克兰军队失去了主动权，现场的事态发展与美国总统乔·拜登的愿望背道而驰。</text:p>
      <text:p text:style-name="P4">
安德烈·雷兹奇科夫在俄罗斯报纸 <text:a xlink:type="simple" xlink:href="https://vz.ru/world/2023/7/2/1219070.html" text:style-name="Internet_20_link" text:visited-style-name="Visited_20_Internet_20_Link">
 《观点》 </text:a>
发表的报告中表示，中央情报局决定增加招募想要与乌克兰军队并肩作战的叙利亚人的速度，据俄新社驻大马士革军事外交消息人士称，现在招募新兵的动机是拜登政府在乌克兰冲突进程上的失败。</text:p>
      <text:p text:style-name="P4">
作者补充说，目前正在与人民保护部队的代表和几个阿拉伯部族的酋长进行谈判，武装人员的月薪为两千美元。</text:p>
      <text:p text:style-name="P4">
同一消息来源强调了新闻机构去年五月底发表的内容——援引俄罗斯对外情报局的说法——报道称，美国正在利用叙利亚的坦夫基地训练武装人员，以在俄罗斯发动恐怖袭击。</text:p>
      <text:p text:style-name="P4">
作者援引土耳其媒体（未提及具体消息来源）的说法称，自去年春天以来，库尔德人民保护部队成员一直在乌克兰作战，他们自2014年以来在对抗ISIS的过程中积累了战斗经验，据西方专家估计，乌克兰境内的人民保护部队成员有1000至2000人。</text:p>
      <text:p text:style-name="P4">
作者解释说，美国正在努力吸引外国人参与乌克兰冲突，去年夏天有消息传出，五角大楼正在加利福尼亚州培养前阿富汗飞行员，目的是将他们通过波兰送往乌克兰，尤其是2021 年 8 月随美国陆军离开阿富汗的飞行员。</text:p>
      <text:p text:style-name="P4">
雷兹奇科夫补充说，自俄罗斯对乌克兰发起进攻（俄罗斯称之为特别军事行动）以来，乌克兰军队一直受益于外国士兵的服务，并在该国组建了一支“外国军团”，来自不同国家的数千名雇佣兵加入其中。</text:p>
      <text:p text:style-name="P4">
 普京为何向乌克兰派遣阿拉伯武装分子？</text:p>
      <text:p text:style-name="P4">
对此，有人提到，去年4月，乌克兰议会通过了一项法律，允许外国人从事情报工作和在军队服役。</text:p>
      <text:p text:style-name="P4">
作者指出，俄罗斯调查委员会最近对来自 33 个国家的 160 名雇佣军立案，包括格鲁吉亚、美国、拉脱维亚和瑞典，这些雇佣军都与乌克兰并肩作战。</text:p>
      <text:p text:style-name="P4">
作者援引俄罗斯国际事务理事会专家基里尔·谢苗诺夫的话报道称，“乌克兰境内有一些战士，他们曾在叙利亚和伊拉克战争期间加入极左库尔德组织的行列，这些都是美国、英国和其他国家的公民，库尔德团体的代表也可以前往乌克兰。”</text:p>
      <text:p text:style-name="P4">
另一方面，谢苗诺夫对阿拉伯部落酋长是否会同意与中央情报局合作表示怀疑，他并表示，“他们没有任何理由——包括意识形态动机——参与其中，然而，一些库尔德团体或多或少与美国人合作，他们实际上可能最终会进入乌克兰。”</text:p>
      <text:p text:style-name="Quotations">

<text:p text:style-name="P4">
按照当地标准，向库尔德人提供的 2000 美元工资是一个很大的数字，特别是鉴于库尔德武装成员因参与敌对行动而每月领取约 500 美元的情况。</text:p>

</text:p>
      <text:p text:style-name="P4">
作者强调，鉴于那里存在持亲美观点的政党，招募行动可能会超出叙利亚范围，包括伊拉克北部的伊拉克库尔德斯坦地区。</text:p>
      <text:p text:style-name="P4">
谢苗诺夫提请注意这样一个事实：按照当地标准，向库尔德人提供的 2000 美元工资是一个很大的数字，特别是鉴于库尔德武装成员因参与敌对行动而每月领取约 500美元的情况。</text:p>
      <text:p text:style-name="P4">
政治专家梅斯·库尔班诺夫也认同这一观点，他认为阿拉伯人对招募士兵不感兴趣，并补充道：“阿拉伯酋长不会与俄罗斯作战，就像伊斯兰国家不会反对莫斯科一样，美国只能与作为其代理人的阿拉伯世界个人进行谈判，但其他穆斯林世界不会同意。”</text:p>
      <text:p text:style-name="P4">
库尔班诺夫在总结报告时指出，美国很难在中东其他国家找到愿意在乌克兰武装部队中作战的人，他最后表示，“我们看到了美国在中东的损失，以及美国人从阿富汗的逃离，以及他们在伊拉克、叙利亚甚至也门的损失，这促使中东国家与美国保持距离。”</text:p>
      <text:p text:style-name="P4">
Source: <text:a xlink:type="simple" xlink:href="https://chinese.aljazeera.net/behind-the-news/2023/7/4/%e5%b7%a5%e8%b5%84%e4%b8%a4%e5%8d%83%e7%be%8e%e5%85%83%e7%be%8e%e5%9b%bd%e6%b1%82%e5%8a%a9%e4%ba%8e%e5%ba%93%e5%b0%94%e5%be%b7%e4%ba%ba%e6%9d%a5%e5%b8%ae%e5%8a%a9%e7%96%b2%e6%83%ab%e4%b8%8d%e5%a0%aa" text:style-name="Internet_20_link" text:visited-style-name="Visited_20_Internet_20_Link">
https://chinese.aljazeera.net/behind-the-news/2023/7/4/%e5%b7%a5%e8%b5%84%e4%b8%a4%e5%8d%83%e7%be%8e%e5%85%83%e7%be%8e%e5%9b%bd%e6%b1%82%e5%8a%a9%e4%ba%8e%e5%ba%93%e5%b0%94%e5%be%b7%e4%ba%ba%e6%9d%a5%e5%b8%ae%e5%8a%a9%e7%96%b2%e6%83%ab%e4%b8%8d%e5%a0%aa</text:a>
</text:p>
      <!--NEWS-->
      <text:h text:style-name="P10" text:outline-level="1">
<text:span text:style-name="T4">
安华：希盟国阵谈妥选区分配</text:span>
</text:h>
      <text:p text:style-name="P4">
Author: 联合早报 (Person)</text:p>
      <text:p text:style-name="P4">
Publisher: 联合早报 (Organization)</text:p>
      <text:p text:style-name="P4">
Published Time: 2023-07-04T14:51</text:p>
      <text:p text:style-name="P4">
Modified Time: 2023-07-04T18:22</text:p>
      <text:p text:style-name="P4">
Description: 马国首相安华透露，他与国阵及巫统主席阿末扎希已经谈妥有关希盟与国阵在六州选举的选区分配，国阵与希盟没有同时参选的选区。他说，希盟与国阵现在交由六州领袖决定是否接纳。安华星期二在《回...</text:p>
      <text:p text:style-name="P4">
Videos: []</text:p>
      <text:p text:style-name="P4">
Audios: []</text:p>
      <text:p text:style-name="P4">
Images: []</text:p>
      <text:p text:style-name="P4">
Type: NewsArticle</text:p>
      <text:p text:style-name="P4">
Breadcrumbs: ['即时', '国际']</text:p>
      <text:p text:style-name="P4">
Keywords: ['马国六州选举', '安华', '阿末扎希']</text:p>
      <!--METADATA-->
      <text:p text:style-name="P4">
马国首相安华透露，他与国阵及巫统主席阿末扎希已经谈妥有关希盟与国阵在六州选举的选区分配，国阵与希盟没有同时参选的选区。他说，希盟与国阵现在交由六州领袖决定是否接纳。</text:p>
      <text:p text:style-name="P4">
安华星期二在《回教内的异议伦理》新书发布会后的记者会答询时说，他与阿末扎希已经会面讨论并解决希盟与国阵的六州选举选区分配问题。</text:p>
      <text:p text:style-name="P4">
他说：“我们认为（选区分配）已经解决。不过，如果各州领袖仍有异议，我们欢迎他们提出，然后我们再讨论。”</text:p>
      <text:p text:style-name="P4">
至于何时宣布候选人，安华说，他将再与各成员党领袖讨论后再决定。</text:p>
      <text:p text:style-name="P4">
内政部长赛夫丁6月21日透露，这次六州选举共有245个州选区，双方已经谈妥其中236个州选区的参选政党。剩下九个州选区必须由安华与阿末扎希敲定。</text:p>
      <text:p text:style-name="P4">
安华也说，根据最新的研究数据，希盟与国阵在六州选举合作，除了有望保住选前执政的槟城、雪兰莪与森美兰三州，还可能拿下另外两州政权。“我们相信还能拿下另外两州。”</text:p>
      <text:p text:style-name="P4">
安华不愿透露团结政府还能在哪两州执政，只说他将在星期五（7月7日）于雪兰莪举行的竞选机制推介礼大型活动中公布。</text:p>
      <text:p text:style-name="P4">
Source: <text:a xlink:type="simple" xlink:href="https://www.zaobao.com.sg/realtime/world/story20230704-1410490" text:style-name="Internet_20_link" text:visited-style-name="Visited_20_Internet_20_Link">
https://www.zaobao.com.sg/realtime/world/story20230704-1410490</text:a>
</text:p>
      <!--NEWS-->
      <text:h text:style-name="P10" text:outline-level="1">
<text:span text:style-name="T4">
獨家：沈棟將赴美作證「中國民企一片荒涼」</text:span>
</text:h>
      <text:p text:style-name="P4">
Author: None (Language: zh)</text:p>
      <text:p text:style-name="P4">
Publisher: None</text:p>
      <text:p text:style-name="P4">
Time: 2023-07-04T14:52:00Z</text:p>
      <text:p text:style-name="P4">
Description: 前北京政協委員沈棟目前流亡英國牛津，他所寫的回憶錄《紅色賭盤》（Red Roulette）揭露中共金權交易，在2023年初出版繁體中文版後引起新一波的關注。DW走訪牛津，了解曾經是模範企業家的他如何分析中國經濟。</text:p>
      <text:p text:style-name="P4">
Videos: []</text:p>
      <text:p text:style-name="P4">
Images: []</text:p>
      <text:p text:style-name="P4">
Subject: 时政风云</text:p>
      <text:p text:style-name="P4">
Subjects: []</text:p>
      <text:p text:style-name="P4">
Keywords: ['温家宝', '中国共产党', '中共十九大']</text:p>
      <text:p text:style-name="P4">
ID: 66113718</text:p>
      <!--METADATA-->
      <text:p text:style-name="P4">
<text:a xlink:type="simple" xlink:href="https://www.dw.com/zh/overlay/image/article/66113718/66113555" text:style-name="Internet_20_link" text:visited-style-name="Visited_20_Internet_20_Link">
 </text:a>
</text:p>
      <text:p text:style-name="P4">
中國商人沈棟在牛津接受DW訪問，他認為中國GDP預測是按照政府的數據，跟實際狀況差很多。</text:p>
      <text:p text:style-name="P4">
（德國之聲中文網）中國商人沈棟受美國眾議院邀請，即將在美東時間13號晚上7點前往美國與中共戰略競爭特設委員會作證，談中國商業經營環境。</text:p>
      <text:p text:style-name="P4">
他告訴DW，此行原因是他寫了 <text:a xlink:type="simple" xlink:href="https://www.dw.com/zh/zh/客座评论习近平会打碎红色赌盘吗/a-59209968" text:style-name="Internet_20_link" text:visited-style-name="Visited_20_Internet_20_Link">
 《紅色賭盤》（Red Roulette）</text:a>
這本書。沈棟指出，一直以來，幾乎沒有像他這樣有商界背景的人赴美出席這類性質的聽證會。「現在不是美國各方面對中國都比較關注嗎？我這種比較獨特背景的他們就想透過我們做更深入的了解」，沈棟如是説。</text:p>
      <text:p text:style-name="P4">
美中競爭不斷，商業上為了反制美荷晶片圍堵， <text:a xlink:type="simple" xlink:href="https://www.dw.com/zh/zh/中国管制出口的镓锗究竟是什么/a-66113298" text:style-name="Internet_20_link" text:visited-style-name="Visited_20_Internet_20_Link">
 中國在7月3日宣布限制半導體金屬出口</text:a>
 ，幾天前， <text:a xlink:type="simple" xlink:href="https://www.dw.com/zh/zh/美国务院发布最新旅行警告前往中国须慎行/a-66100657" text:style-name="Internet_20_link" text:visited-style-name="Visited_20_Internet_20_Link">
 美國務院也發布最新旅行警告</text:a>
，表示在中國通過《對外關係法》和《反間諜法》修訂案之後，存在任意執法和錯誤拘留的風險。</text:p>
      <text:h text:style-name="P12" text:outline-level="3">
<text:span text:style-name="T4">
「您搬的怎麼樣了？」</text:span>
</text:h>
      <text:p text:style-name="P4">
中國最高經濟監管機構國家發展和改革委員會7月3日召開民營企業家座談會，與三一集團、奧克斯集團、圓通速遞、波司登、農夫山泉等5家民營企業負責交流後，表示將「研究提出務實管用的政策舉措，盡力幫助企業解決實際困難，為民營企業營造良好的發展環境」。</text:p>
      <text:p text:style-name="P4">
「我見的所有企業家，不只他們自己，包含身邊的企業家，大家第一件事都是想走資，都是說錢怎麼走。」沈棟告訴DW，說現在「中國民營企業一片荒涼」。</text:p>
      <text:p text:style-name="P4">
他介紹稱自己幾個月前在台灣見了20幾位企業家，席間大家談的話題都是「您搬的怎麼樣了？比例是多少？」將企業工廠移出中國「意願強烈」。</text:p>
      <text:p text:style-name="P4">
</text:p>
      <text:p text:style-name="P4">
沈棟認為，中國國內企業家了解習近平治下的中國對於營商不利，許多人正在走資。</text:p>
      <text:p text:style-name="P4">
沈棟提到，除了美方要求中國以外的第二個供應點，以及增加關稅等施壓方式，主要的推力還是「習近平的政策」。</text:p>
      <text:p text:style-name="P4">
「他們（中國企業家）對共產黨的害怕，遠遠要多於海外的人對共產黨的害怕，因為他們都經歷過，也正在經歷中，身邊很多事情發生，他們都看得到，要走的意願比所有人都強烈。」</text:p>
      <text:h text:style-name="P12" text:outline-level="3">
<text:span text:style-name="T4">
中國房地產回不去了？</text:span>
</text:h>
      <text:p text:style-name="P4">
不僅是許多生產型企業想要搬離中國。長期以來作爲中國經濟發展引擎的房地產業目前也處於空前低迷的狀態。根據中國新聞網7月3日報導，中國上半年百強房企銷售額同比只有微增，銷售額超千億元的企業數量從9家掉到7家。面對房地產困境，中國央行6月30日說要提供貸款保障預售房交付，促進房地產市場平穩健康發展。</text:p>
      <text:p text:style-name="P4">
「我自己以前是做地產的，地產是回不了頭的」，沈棟認為中國房地產業已經走到盡頭，毫無反彈可能。</text:p>
      <text:p text:style-name="P4">
他說中國人均住宅擁有量全世界最高，約87%的人住的房子是自己持有。「現在房地產往下走的話，財富劇減效率再走下去，這是很厲害的。87%的人都看到自己的財富在縮水，這種情況下，消費市場不可能提的上來。」</text:p>
      <text:p text:style-name="P4">
沈棟說從他10幾年做倉儲還有機場行業的經驗，習近平上台時已經看到基礎建設的回報率在急遽下降。</text:p>
      <text:p text:style-name="P4">
「中國這10年的經濟增長其實是靠舉債的來支撐的，因為政治原因，永遠不希望經濟掉下去......只要在我的任內不爆，我把經濟撐上去，我升官，我走了，至於下一任他怎麼來處理這個事情，爆在他手上，那他的事，跟我沒關係。」</text:p>
      <text:p text:style-name="P4">
沈棟認為，中國從地緣政治、經濟狀況和社會發展聚合在這個點上「都到盡頭了」，「各個地方烏雲蓋頂」，他看不到中國如何走出新局。</text:p>
      <text:p text:style-name="P4">
DW問沈棟，他認為這次前往美國國會作證會否對中國經濟產生實際影響？他說：「我只是把我認識的中國告訴大家，至於說每個人拿了這個信息，理解之後，他們自己個人怎麼做，那是他們的選擇。」</text:p>
      <text:p text:style-name="P4">
Source: <text:a xlink:type="simple" xlink:href="https://www.dw.com/zh/獨家：沈棟將赴美作證「中國民企一片荒涼」/a-66113718" text:style-name="Internet_20_link" text:visited-style-name="Visited_20_Internet_20_Link">
https://www.dw.com/zh/獨家：沈棟將赴美作證「中國民企一片荒涼」/a-66113718?maca=chi-rss-chi-all-1127-rdf</text:a>
</text:p>
      <!--NEWS-->
      <text:h text:style-name="P10" text:outline-level="1">
<text:span text:style-name="T4">
美国费城发生枪击 四死两儿童受伤</text:span>
</text:h>
      <text:p text:style-name="P4">
Author: 联合早报 (Person)</text:p>
      <text:p text:style-name="P4">
Publisher: 联合早报 (Organization)</text:p>
      <text:p text:style-name="P4">
Published Time: 2023-07-04T14:56</text:p>
      <text:p text:style-name="P4">
Modified Time: 2023-07-04T14:56</text:p>
      <text:p text:style-name="P4">
Description: 美国宾夕法尼亚州费城星期一（7月3日）晚发生一起枪击事件，导致四人死亡、两名儿童受伤，一男性嫌疑人被捕。路透社报道，枪击事件发生在费城西南部一个街区。警方说，涉案的嫌疑人40岁，他...</text:p>
      <text:p text:style-name="P4">
Videos: []</text:p>
      <text:p text:style-name="P4">
Audios: []</text:p>
      <text:p text:style-name="P4">
Images: []</text:p>
      <text:p text:style-name="P4">
Type: NewsArticle</text:p>
      <text:p text:style-name="P4">
Breadcrumbs: ['即时', '国际']</text:p>
      <text:p text:style-name="P4">
Keywords: ['美国', '枪击', '宾夕法尼亚州']</text:p>
      <!--METADATA-->
      <text:p text:style-name="P4">
美国宾夕法尼亚州费城星期一（7月3日）晚发生一起枪击事件，导致四人死亡、两名儿童受伤，一男性嫌疑人被捕。</text:p>
      <text:p text:style-name="P4">
路透社报道，枪击事件发生在费城西南部一个街区。</text:p>
      <text:p text:style-name="P4">
警方说，涉案的嫌疑人40岁，他似乎与受害人没有关联，被捕时穿着防弹背心，还有一台警用扫描仪。目前尚不清楚第二名被拘留者是不是枪手的同伙，但警方相信他向枪手开枪还击。</text:p>
      <text:p text:style-name="P4">
调查人员在案发现场找到三支枪，其中一支步枪和一把手枪是嫌疑人的。</text:p>
      <text:p text:style-name="P4">
四名死者均为男性，其中三人介于20至59岁，第四名死者的年龄介于16至21岁；两名伤者分别为2岁和13岁，目前情况稳定。</text:p>
      <text:p text:style-name="P4">
2日凌晨，马里兰州巴尔的摩市也发生一起枪击案，造成两人死亡、28人受伤，其中半数的受害者为儿童。</text:p>
      <text:p text:style-name="P4">
美国社会是全球拥有枪支最多的国家，枪支数量比人口还多。枪支泛滥下，枪患已成常态。</text:p>
      <text:p text:style-name="P4">
Source: <text:a xlink:type="simple" xlink:href="https://www.zaobao.com.sg/realtime/world/story20230704-1410493" text:style-name="Internet_20_link" text:visited-style-name="Visited_20_Internet_20_Link">
https://www.zaobao.com.sg/realtime/world/story20230704-1410493</text:a>
</text:p>
      <!--NEWS-->
      <text:h text:style-name="P10" text:outline-level="1">
<text:span text:style-name="T4">
Meta计划重返中国 但障碍重重</text:span>
</text:h>
      <text:p text:style-name="P4">
Author: None</text:p>
      <text:p text:style-name="P4">
Publisher: Radio Free Asia (Organization)</text:p>
      <text:p text:style-name="P4">
Published Time: 2023-07-04T14:56:18-04:00</text:p>
      <text:p text:style-name="P4">
Modified Time: 2023-07-04T14:56: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0" text:anchor-type="as-char" svg:width="6.9236in" svg:height="5.069862in" draw:z-index="0">
<draw:image xlink:href="../Images/rfamandarin/2023-07-04T14-56-18-04-00/000000.png" xlink:type="simple" xlink:show="embed" xlink:actuate="onLoad" draw:mime-type="image/png"/>
</draw:frame>
2015年9月23日。习近平（中）会见脸书创办人扎克伯格(Mark Zuckerberg) <text:a xlink:type="simple" xlink:href="https://www.rfa.org/mandarin/Xinwen/6-07042023145613.html/@@images/image" text:style-name="Internet_20_link" text:visited-style-name="Visited_20_Internet_20_Link">
</text:a>
美联社图片</text:p>
      <text:p text:style-name="P4">
脸书创办人扎克伯格(MarkZuckerberg)正计划让其公司META重返中国。据美国《华尔街日报》报道，扎克伯格两年前就向其研究虚拟现实（VR）头戴式设备的手下提问说，既然苹果公司可以在中国卖手机，特斯拉可以卖汽车，为什么Meta不能在中国卖设备。</text:p>
      <text:p text:style-name="P4">
目前Meta正计划在中国销售其头戴式设备，已经与包括腾讯等在内的中国科技公司讨论重返中国的问题，并取得了进展。</text:p>
      <text:p text:style-name="P4">
但有消息人士认为，中国官员对扎克伯格可能仍有疑虑，扎克伯格此前曾指责中国盗取技术，并批评过短视频分享平台TikTok的母公司字节跳动。</text:p>
      <text:p text:style-name="P4">
Meta的前身脸书因为拒绝遵守北京方面的审查而于2009年在中国被禁。而此次计划重返中国，与Meta谈判的潜在合作伙伴提示，虚拟现实设备的内容可能在中国遭到监管。</text:p>
      <text:p text:style-name="P4">
（责编：王允）</text:p>
      <text:p text:style-name="P4">
Source: <text:a xlink:type="simple" xlink:href="https://www.rfa.org/mandarin/Xinwen/6-07042023145613.html" text:style-name="Internet_20_link" text:visited-style-name="Visited_20_Internet_20_Link">
https://www.rfa.org/mandarin/Xinwen/6-07042023145613.html</text:a>
</text:p>
      <!--NEWS-->
      <text:h text:style-name="P10" text:outline-level="1">
<text:span text:style-name="T4">
郭台铭刚提一中各表 大陆军机分四路飞越台海中线</text:span>
</text:h>
      <text:p text:style-name="P4">
Author: None</text:p>
      <text:p text:style-name="P4">
Publisher: Radio Free Asia (Organization)</text:p>
      <text:p text:style-name="P4">
Published Time: 2023-07-04T15:05:15-04:00</text:p>
      <text:p text:style-name="P4">
Modified Time: 2023-07-04T15:05: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2" text:anchor-type="as-char" svg:width="6.9236in" svg:height="3.88615in" draw:z-index="0">
<draw:image xlink:href="../Images/rfamandarin/2023-07-04T15-05-15-04-00/000000.png" xlink:type="simple" xlink:show="embed" xlink:actuate="onLoad" draw:mime-type="image/png"/>
</draw:frame>
 大陆军机分四路飞越台海中线 <text:a xlink:type="simple" xlink:href="https://www.rfa.org/mandarin/Xinwen/7-07042023150506.html/@@images/image" text:style-name="Internet_20_link" text:visited-style-name="Visited_20_Internet_20_Link">
</text:a>
（法新社/台湾国防部）</text:p>
      <text:p text:style-name="P4">
台湾鸿海集团创办人郭台铭办公室周二（7月4日）对外表示，九二共识包含“一中”和“各表”，而“一中各表”就是两岸和国际间的共识。最近一直有传言说，郭台铭可能独立参选台湾总统。</text:p>
      <text:p text:style-name="P4">
所谓一中各表是起源于《国统纲领》提出的政治表述，即认为海峡两岸为一个中国，但中华民国与中华人民共和国是两个政治实体，可以各自表述自己代表一个中国。</text:p>
      <text:p text:style-name="P4">
据台湾《联合报》报道，郭台铭办公室是在国民党总统参选人侯友宜表态接受合乎“中华民国宪法”的九二共识后，做出以上表述的。郭台铭办公室强调，那么多文件上都规范“一中”，大家对“一中”会有不同说法，这就是“一中各表”，这就是“共识”，不只是两岸间的共识，也是历史所塑造出来、到现在都没有改变的国际共识。</text:p>
      <text:p text:style-name="P4">
但郭台铭话音刚落，台湾国防部就在当天通报，大陆有九架次军机兵分四路飞越台海中线，另有舰艇四艘配合执行联合战备警巡。</text:p>
      <text:p text:style-name="P4">
台湾国防部发言人孙立方少将对媒体表示，维持区域安全稳定，是区域各方的共同责任，国际社会对此也有高度共识，任何可能带来冲击的挑衅行为，都无益于区域安全。</text:p>
      <text:p text:style-name="P4">
（责编：王允）</text:p>
      <text:p text:style-name="P4">
Source: <text:a xlink:type="simple" xlink:href="https://www.rfa.org/mandarin/Xinwen/7-07042023150506.html" text:style-name="Internet_20_link" text:visited-style-name="Visited_20_Internet_20_Link">
https://www.rfa.org/mandarin/Xinwen/7-07042023150506.html</text:a>
</text:p>
      <!--NEWS-->
      <text:h text:style-name="P10" text:outline-level="1">
<text:span text:style-name="T4">
与美西方科技战升温 中国管制两稀有金属出口</text:span>
</text:h>
      <text:p text:style-name="P4">
Author: chinese@voanews.com (杨安)</text:p>
      <text:p text:style-name="P4">
Publisher: 美国之音中文网 (Type: NewsMediaOrganization)</text:p>
      <text:p text:style-name="P4">
Published Time: 2023-07-04T15:07:40+08:00</text:p>
      <text:p text:style-name="P4">
Modified Time: 2023-07-04 07:13:52Z</text:p>
      <text:p text:style-name="P4">
Description: 中国商务部和海关总署周一（7月3日）联合发布公告，自8月1日起针对镓、锗相关物项实施出口管制。镓和锗这两项稀有金属都是制造半导体产品的关键材料，中国祭出出口管制，被视为报复美国与欧洲的芯片及制造设备的出口限制。</text:p>
      <text:p text:style-name="P4">
Videos: []</text:p>
      <text:p text:style-name="P4">
Images: []</text:p>
      <text:p text:style-name="P4">
Categories: ['中国', '经济·金融·贸易', '科技']</text:p>
      <text:p text:style-name="P4">
Type: None</text:p>
      <!--METADATA-->
      <text:p text:style-name="P4">
NoneNone</text:p>
      <text:p text:style-name="P4">
Source: <text:a xlink:type="simple" xlink:href="https://www.voachinese.com/a/china-retaliates-with-crucial-raw-material-export-ban-20230704/7166056.html" text:style-name="Internet_20_link" text:visited-style-name="Visited_20_Internet_20_Link">
https://www.voachinese.com/a/china-retaliates-with-crucial-raw-material-export-ban-20230704/7166056.html</text:a>
</text:p>
      <!--NEWS-->
      <text:h text:style-name="P10" text:outline-level="1">
<text:span text:style-name="T4">
发改委与民营企业家座谈 学者：关键是明确其政治地位</text:span>
</text:h>
      <text:p text:style-name="P4">
Author: None</text:p>
      <text:p text:style-name="P4">
Publisher: Radio Free Asia (Organization)</text:p>
      <text:p text:style-name="P4">
Published Time: 2023-07-04T15:14:21-04:00</text:p>
      <text:p text:style-name="P4">
Modified Time: 2023-07-04T15:14: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4" text:anchor-type="as-char" svg:width="6.9236in" svg:height="4.612011in" draw:z-index="0">
<draw:image xlink:href="../Images/rfamandarin/2023-07-04T15-14-21-04-00/000000.png" xlink:type="simple" xlink:show="embed" xlink:actuate="onLoad" draw:mime-type="image/png"/>
</draw:frame>
 国家发改委所在地 <text:a xlink:type="simple" xlink:href="https://www.rfa.org/mandarin/Xinwen/8-07042023151416.html/@@images/image" text:style-name="Internet_20_link" text:visited-style-name="Visited_20_Internet_20_Link">
</text:a>
维基百科</text:p>
      <text:p text:style-name="P4">
据中国国家发展改革委员会网站周二（7月4日）披露，国家发改委主任郑栅洁周一主持召开民营企业家座谈会，与三一集团、奥克斯集团、圆通速递、波司登、农夫山泉等5家民营企业负责人进行了深入交流，听取民营企业经营发展的真实情况、面临的困难问题和相关政策建议。</text:p>
      <text:p text:style-name="P4">
5位民营企业家分析了国内外环境变化对企业发展带来的机遇和挑战，介绍了生产经营过程中遇到的一些实际困难，并对进一步优化民营企业发展的法律和制度环境提出了有针对性的意见建议。</text:p>
      <text:p text:style-name="P4">
近年来中国民营企业每况愈下，虽然中国官员屡次表示，民营企业家是自己人，但在中国政府对民营企业的屡次整肃和没有实质利好的政策下，民营企业的信心一再受到打击。</text:p>
      <text:p text:style-name="P4">
清华大学中国经济思想与实践研究院院长李稻葵在6月中旬的一次经济论坛上说，要想方设法鼓励民营经济继续投资，重要的是要明确民营经济的政治地位，从根子上给民营企业家吃定心丸。</text:p>
      <text:p text:style-name="P4">
（责编：王允）</text:p>
      <text:p text:style-name="P4">
Source: <text:a xlink:type="simple" xlink:href="https://www.rfa.org/mandarin/Xinwen/8-07042023151416.html" text:style-name="Internet_20_link" text:visited-style-name="Visited_20_Internet_20_Link">
https://www.rfa.org/mandarin/Xinwen/8-07042023151416.html</text:a>
</text:p>
      <!--NEWS-->
      <text:h text:style-name="P10" text:outline-level="1">
<text:span text:style-name="T4">
“恶俗维基案”当事人被转移恶劣条件新监区 旧症复发</text:span>
</text:h>
      <text:p text:style-name="P4">
Author: None</text:p>
      <text:p text:style-name="P4">
Publisher: Radio Free Asia (Organization)</text:p>
      <text:p text:style-name="P4">
Published Time: 2023-07-04T15:16:56-04:00</text:p>
      <text:p text:style-name="P4">
Modified Time: 2023-07-04T15:16: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6" text:anchor-type="as-char" svg:width="6.9236in" svg:height="3.88615in" draw:z-index="0">
<draw:image xlink:href="../Images/rfamandarin/2023-07-04T15-16-56-04-00/000000.png" xlink:type="simple" xlink:show="embed" xlink:actuate="onLoad" draw:mime-type="image/png"/>
</draw:frame>
 资料照：被判处十四年有期徒刑的牛腾宇 牛腾宇母亲提供</text:p>
      <text:p text:style-name="P4">
因为披露习近平女儿习明泽个人信息的“恶俗维基案”而遭到中国政府迫害的牛腾宇，最近在广东四会监狱被转移到新监区，因条件恶劣，其受酷刑的旧症复发。</text:p>
      <text:p text:style-name="P4">
据民生观察网的消息，有刚出狱的一位人士透露，新监区内，监室无空调（原来的有），牛腾宇以前遭酷刑的后遗症全部复发，包括被打残的右手情况恶化，中耳炎复发，他本人也难以进食；牛腾宇在一个多月的时间就瘦了10多斤。</text:p>
      <text:p text:style-name="P4">
出生于1993年的牛腾宇是山西人，他主持的“恶俗维基”网站披露了诸多中国互联网事件及人物，也涉及中国官员及其二代和被中国政府限制的一些新闻内容。牛腾宇本人因此在2019年被广东警方逮捕，后以“寻衅滋事罪”等多项罪名被判刑14年。他从2021年5月起被送往广东省肇庆市四会监狱服刑。</text:p>
      <text:p text:style-name="P4">
牛腾宇的亲属和朋友一直呼吁外界关注他的遭遇，他的条件曾一度改善。但为了阻止牛腾宇申冤，警方把他投入了新监区，并威胁如果他不认罪，就让他待在恶劣的监区。</text:p>
      <text:p text:style-name="P4">
（责编：王允）</text:p>
      <text:p text:style-name="P4">
Source: <text:a xlink:type="simple" xlink:href="https://www.rfa.org/mandarin/Xinwen/9-07042023151650.html" text:style-name="Internet_20_link" text:visited-style-name="Visited_20_Internet_20_Link">
https://www.rfa.org/mandarin/Xinwen/9-07042023151650.html</text:a>
</text:p>
      <!--NEWS-->
      <text:h text:style-name="P10" text:outline-level="1">
<text:span text:style-name="T4">
《亚太报道》2023年7月4日音频</text:span>
</text:h>
      <text:p text:style-name="P4">
Author: None</text:p>
      <text:p text:style-name="P4">
Publisher: Radio Free Asia (Organization)</text:p>
      <text:p text:style-name="P4">
Published Time: 2023-07-04T15:23:15-04:00</text:p>
      <text:p text:style-name="P4">
Modified Time: 2023-07-04T15:23:15-04:00</text:p>
      <text:p text:style-name="P4">
Description: None</text:p>
      <text:p text:style-name="P4">
Videos: []</text:p>
      <text:p text:style-name="P4">
Audios: ["<text:a xlink:type="simple" xlink:href="https://www.rfa.org/mandarin/apr-audio/yp-070420231522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7" text:anchor-type="as-char" svg:width="6.9236in" svg:height="3.88615in" draw:z-index="0">
<draw:image xlink:href="../Images/rfamandarin/2023-07-04T15-23-15-04-00/000000.png" xlink:type="simple" xlink:show="embed" xlink:actuate="onLoad" draw:mime-type="image/png"/>
</draw:frame>
 <text:a xlink:type="simple" xlink:href="https://www.rfa.org/mandarin/apr-audio/yp-07042023152228.html/@@images/image" text:style-name="Internet_20_link" text:visited-style-name="Visited_20_Internet_20_Link">
</text:a>
 Photo: RFA  <text:a xlink:type="simple" xlink:href="https://www.rfa.org/mandarin/apr-audio/yp-07042023152228.html/@@stream" text:style-name="Internet_20_link" text:visited-style-name="Visited_20_Internet_20_Link">
Audio-1-Link：https://www.rfa.org/mandarin/apr-audio/yp-07042023152228.html/@@stream </text:a>
</text:p>
      <text:p text:style-name="P4">
此次节目的主要内容：</text:p>
      <text:p text:style-name="P4">
1. 中国官媒近期频繁宣传“西方衰败”，原因何在？</text:p>
      <text:p text:style-name="P4">
2. 美国财长访华前夕，中国发布限制半导体材料出口措施；</text:p>
      <text:p text:style-name="P4">
3. 本台推出特别报道：中国人的“35岁魔咒”与职场瓶颈；</text:p>
      <text:p text:style-name="P4">
4. 香港特首宣称对八名港人“终身追捕”，此举或违反国际法原则；</text:p>
      <text:p text:style-name="P4">
5. 台湾推出检举奖励措施，防止境外敌对势力介入选举；</text:p>
      <text:p text:style-name="P4">
Source: <text:a xlink:type="simple" xlink:href="https://www.rfa.org/mandarin/apr-audio/yp-07042023152228.html" text:style-name="Internet_20_link" text:visited-style-name="Visited_20_Internet_20_Link">
https://www.rfa.org/mandarin/apr-audio/yp-07042023152228.html</text:a>
</text:p>
      <!--NEWS-->
      <text:h text:style-name="P10" text:outline-level="1">
<text:span text:style-name="T4">
美中高层官员恢复互访 台湾称不担忧 乐见美中正面发展</text:span>
</text:h>
      <text:p text:style-name="P4">
Author: chinese@voanews.com (杨安)</text:p>
      <text:p text:style-name="P4">
Publisher: 美国之音中文网 (Type: NewsMediaOrganization)</text:p>
      <text:p text:style-name="P4">
Published Time: 2023-07-04T15:25:40+08:00</text:p>
      <text:p text:style-name="P4">
Modified Time: 2023-07-04 07:25:40Z</text:p>
      <text:p text:style-name="P4">
Description: 美国和中国近来恢复高层官员互访，台湾外交部次长李淳周二（7月4日）对媒体表示，美中恢复沟通是非常正面的发展，主要是为了避免误解而造成冲突，台湾以及相关利益者都乐见美中建立定期对话平台。</text:p>
      <text:p text:style-name="P4">
Videos: []</text:p>
      <text:p text:style-name="P4">
Images: []</text:p>
      <text:p text:style-name="P4">
Categories: ['台湾', '美国', '中国']</text:p>
      <text:p text:style-name="P4">
Type: None</text:p>
      <!--METADATA-->
      <text:p text:style-name="P4">
NoneNone</text:p>
      <text:p text:style-name="P4">
Source: <text:a xlink:type="simple" xlink:href="https://www.voachinese.com/a/taiwan-is-not-worry-on-resuming-us-china-high-level-officials-visits-20230704/7166061.html" text:style-name="Internet_20_link" text:visited-style-name="Visited_20_Internet_20_Link">
https://www.voachinese.com/a/taiwan-is-not-worry-on-resuming-us-china-high-level-officials-visits-20230704/7166061.html</text:a>
</text:p>
      <!--NEWS-->
      <text:h text:style-name="P10" text:outline-level="1">
<text:span text:style-name="T4">
全球500大富豪上半年财富激增8520亿美元 马斯克居首位</text:span>
</text:h>
      <text:p text:style-name="P4">
Author: 联合早报 (Person)</text:p>
      <text:p text:style-name="P4">
Publisher: 联合早报 (Organization)</text:p>
      <text:p text:style-name="P4">
Published Time: 2023-07-04T15:38</text:p>
      <text:p text:style-name="P4">
Modified Time: 2023-07-04T15:41</text:p>
      <text:p text:style-name="P4">
Description: 2023年上半年，全球500大富豪的财富增加了8520亿美元（约1.149万亿新元）。根据彭博汇编的数据，彭博亿万富翁指数每位成员过去六个月平均每天赚进1400万美元。对于亿万富翁...</text:p>
      <text:p text:style-name="P4">
Videos: []</text:p>
      <text:p text:style-name="P4">
Audios: []</text:p>
      <text:p text:style-name="P4">
Images: []</text:p>
      <text:p text:style-name="P4">
Type: NewsArticle</text:p>
      <text:p text:style-name="P4">
Breadcrumbs: ['即时', '国际']</text:p>
      <text:p text:style-name="P4">
Keywords: ['全球', '富豪', '马斯克', '财经即时']</text:p>
      <!--METADATA-->
      <text:p text:style-name="P4">
2023年上半年，全球500大富豪的财富增加了8520亿美元（约1.149万亿新元）。</text:p>
      <text:p text:style-name="P4">
根据彭博汇编的数据，彭博亿万富翁指数每位成员过去六个月平均每天赚进1400万美元。对于亿万富翁来说，这是自2020年下半年以来表现最好的半年。</text:p>
      <text:p text:style-name="P4">
投资者无视央行加息、乌克兰战火未消和地区银行危机的影响，股市普遍上涨。标准普尔500指数上涨16%，纳斯达克100指数上涨39%，出现有史以来最好的上半年。</text:p>
      <text:p text:style-name="P4">
截至6月30日，全球首富马斯克今年的净资产增加了966亿美元，脸书母公司Meta Platforms Inc.总裁扎克伯格的净资产增加了589亿美元。</text:p>
      <text:p text:style-name="P4">
印度阿达尼集团（Adani Group）主席兼董事长阿达尼（GautamAdani）的净资产在这六个月减少了602亿美元，损失最大。知名做空机构兴登堡研究（HindenburgResearch）指控阿达尼集团涉及会计欺诈和股票操纵后，阿达尼在1月27日一天内损失约208亿美元。</text:p>
      <text:p text:style-name="P4">
阿达尼对兴登堡研究的指控予以否认。</text:p>
      <text:p text:style-name="P4">
由内森·安德森（Nate Anderson）创办的兴登堡研究，也重创美国“华尔街之狼”卡尔·伊坎（Carl Icahn）的净资产。</text:p>
      <text:p text:style-name="P4">
在兴登堡披露卡尔·伊坎正在做空伊坎企业（Icahn EnterprisesLP）后，伊坎股价出现最大单日跌幅。卡尔·伊坎的净资产在这段期间减少134亿美元，或57%。</text:p>
      <text:p text:style-name="P4">
Source: <text:a xlink:type="simple" xlink:href="https://www.zaobao.com.sg/realtime/world/story20230704-1410606" text:style-name="Internet_20_link" text:visited-style-name="Visited_20_Internet_20_Link">
https://www.zaobao.com.sg/realtime/world/story20230704-1410606</text:a>
</text:p>
      <!--NEWS-->
      <text:h text:style-name="P10" text:outline-level="1">
<text:span text:style-name="T4">
日本预计获国际原子能机构批准排放福岛核废水 中国持续抗议</text:span>
</text:h>
      <text:p text:style-name="P4">
Author: chinese@voanews.com (金谷)</text:p>
      <text:p text:style-name="P4">
Publisher: 美国之音中文网 (Type: NewsMediaOrganization)</text:p>
      <text:p text:style-name="P4">
Published Time: 2023-07-04T15:47:44+08:00</text:p>
      <text:p text:style-name="P4">
Modified Time: 2023-07-04 07:47:44Z</text:p>
      <text:p text:style-name="P4">
Description: 日本周二（7月4日）预计会收到来自联合国监管机构的最终报告，获批准在未来30至40年内把超过130万吨的福岛核灾难处理水排入太平洋的计划。</text:p>
      <text:p text:style-name="P4">
Videos: []</text:p>
      <text:p text:style-name="P4">
Images: []</text:p>
      <text:p text:style-name="P4">
Categories: ['亚太', '生态环境', '中国']</text:p>
      <text:p text:style-name="P4">
Type: None</text:p>
      <!--METADATA-->
      <text:p text:style-name="P4">
NoneNone</text:p>
      <text:p text:style-name="P4">
Source: <text:a xlink:type="simple" xlink:href="https://www.voachinese.com/a/japan-set-to-be-cleared-by-iaea-to-discharge-fukushima-waste-water-amid-china-protest-20230704/7166068.html" text:style-name="Internet_20_link" text:visited-style-name="Visited_20_Internet_20_Link">
https://www.voachinese.com/a/japan-set-to-be-cleared-by-iaea-to-discharge-fukushima-waste-water-amid-china-protest-20230704/7166068.html</text:a>
</text:p>
      <!--NEWS-->
      <text:h text:style-name="P10" text:outline-level="1">
<text:span text:style-name="T4">
安华：彻查马国移民局与登记局官员涉贪举报</text:span>
</text:h>
      <text:p text:style-name="P4">
Author: 联合早报 (Person)</text:p>
      <text:p text:style-name="P4">
Publisher: 联合早报 (Organization)</text:p>
      <text:p text:style-name="P4">
Published Time: 2023-07-04T15:56</text:p>
      <text:p text:style-name="P4">
Modified Time: 2023-07-04T15:56</text:p>
      <text:p text:style-name="P4">
Description: 马来西亚首相安华说，除了之前闹得沸沸扬扬的机场移民局官员被指扣留中国女游客，他也接获国民登记局官员向申请公民权者索贿的投诉。他说，政府将彻查这些案件。安华星期二（7月4日）在首相署...</text:p>
      <text:p text:style-name="P4">
Videos: []</text:p>
      <text:p text:style-name="P4">
Audios: []</text:p>
      <text:p text:style-name="P4">
Images: []</text:p>
      <text:p text:style-name="P4">
Type: NewsArticle</text:p>
      <text:p text:style-name="P4">
Breadcrumbs: ['即时', '国际']</text:p>
      <text:p text:style-name="P4">
Keywords: ['安华', '吉隆坡国际机场', '贪污', '贿赂']</text:p>
      <!--METADATA-->
      <text:p text:style-name="P4">
马来西亚首相安华说，除了之前闹得沸沸扬扬的机场移民局官员被指扣留中国女游客，他也接获国民登记局官员向申请公民权者索贿的投诉。他说，政府将彻查这些案件。</text:p>
      <text:p text:style-name="P4">
安华星期二（7月4日）在首相署常月集会上说，他星期一（3日）收到国民登记局涉嫌在发出公民权时的举报，此事仍在调查中。</text:p>
      <text:p text:style-name="P4">
他说：“那些符合申请公民权或其他证书资格者竟然还要付钱（才能取件）。”他说，举报者说金额不大，但这种做法必须停止，不应继续发生。</text:p>
      <text:p text:style-name="P4">
国民登记局总监占里星期二发文告强调，登记局绝不姑息涉及贪污和滥权的官员。他说，有关登记局官员因贪污滥权而受到调查的报道，登记局严肃看待。</text:p>
      <text:p text:style-name="P4">
他说，登记局也提醒民众，切勿委托中介办理与登记局有关的任何事务，也别轻信不负责任者提出的任何收费服务建议。</text:p>
      <text:p text:style-name="P4">
Source: <text:a xlink:type="simple" xlink:href="https://www.zaobao.com.sg/realtime/world/story20230704-1410615" text:style-name="Internet_20_link" text:visited-style-name="Visited_20_Internet_20_Link">
https://www.zaobao.com.sg/realtime/world/story20230704-1410615</text:a>
</text:p>
      <!--NEWS-->
      <text:h text:style-name="P10" text:outline-level="1">
<text:span text:style-name="T4">
韩国对日本福岛食品禁令不变</text:span>
</text:h>
      <text:p text:style-name="P4">
Author: 联合早报 (Person)</text:p>
      <text:p text:style-name="P4">
Publisher: 联合早报 (Organization)</text:p>
      <text:p text:style-name="P4">
Published Time: 2023-07-04T16:01</text:p>
      <text:p text:style-name="P4">
Modified Time: 2023-07-04T16:02</text:p>
      <text:p text:style-name="P4">
Description: 韩国对日本福岛核电站周边地区的食品禁令保持不变，直到韩国公众对食品污染的担忧有所缓解。韩国农林畜产食品部长郑煌根星期二（7月4日）接受路透社采访时说，这项禁令将把受影响的食品拒于韩...</text:p>
      <text:p text:style-name="P4">
Videos: []</text:p>
      <text:p text:style-name="P4">
Audios: []</text:p>
      <text:p text:style-name="P4">
Images: []</text:p>
      <text:p text:style-name="P4">
Type: NewsArticle</text:p>
      <text:p text:style-name="P4">
Breadcrumbs: ['即时', '国际']</text:p>
      <text:p text:style-name="P4">
Keywords: ['韩国', '日本', '核电站', '福岛']</text:p>
      <!--METADATA-->
      <text:p text:style-name="P4">
韩国对日本福岛核电站周边地区的食品禁令保持不变，直到韩国公众对食品污染的担忧有所缓解。</text:p>
      <text:p text:style-name="P4">
韩国农林畜产食品部长郑煌根星期二（7月4日）接受路透社采访时说，这项禁令将把受影响的食品拒于韩国国门之外，所以韩国公众“无须对农产品感到担心”。</text:p>
      <text:p text:style-name="P4">
国际原子能机构（IAEA）总干事格罗西星期二开始访问日本四天。他将同日本首相岸田文雄会面，同时公布针对福岛核处理水的最终安全审查报告。一般预料，这份报告将批准日本在未来30至40年，把福岛核电站的核污水处理后排入大海。</text:p>
      <text:p text:style-name="P4">
Source: <text:a xlink:type="simple" xlink:href="https://www.zaobao.com.sg/realtime/world/story20230704-1410619" text:style-name="Internet_20_link" text:visited-style-name="Visited_20_Internet_20_Link">
https://www.zaobao.com.sg/realtime/world/story20230704-1410619</text:a>
</text:p>
      <!--NEWS-->
      <text:h text:style-name="P10" text:outline-level="1">
<text:span text:style-name="T4">
总结西太平洋访问之旅 美国众议员代表团称支持盟友对遏止中国侵略至关重要</text:span>
</text:h>
      <text:p text:style-name="P4">
Author: chinese@voanews.com (杨安)</text:p>
      <text:p text:style-name="P4">
Publisher: 美国之音中文网 (Type: NewsMediaOrganization)</text:p>
      <text:p text:style-name="P4">
Published Time: 2023-07-04T16:24:22+08:00</text:p>
      <text:p text:style-name="P4">
Modified Time: 2023-07-04 08:24:22Z</text:p>
      <text:p text:style-name="P4">
Description: 美国国会众议院军事委员会主席迈克·罗杰斯（Mike Rogers）率领的一组跨党派代表团周一（7月3日）发布声明表示，在一连串访问夏威夷、关岛、菲律宾、台湾和日本的行程中，代表团会见了各地高级官员，讨论印太地区的安全问题。此趟访问的重点是暸解到必须采取哪些措施来维护自由开放的印度-太平洋地区，阻止中国共产党的侵略。</text:p>
      <text:p text:style-name="P4">
Videos: []</text:p>
      <text:p text:style-name="P4">
Images: []</text:p>
      <text:p text:style-name="P4">
Categories: ['美国', '亚太', '中国', '台湾', '军事']</text:p>
      <text:p text:style-name="P4">
Type: None</text:p>
      <!--METADATA-->
      <text:p text:style-name="P4">
NoneNone</text:p>
      <text:p text:style-name="P4">
Source: <text:a xlink:type="simple" xlink:href="https://www.voachinese.com/a/lawmakers-say-us-support-is-critical-to-deter-china-upon-returning-from-western-pacific-20230704/7166079.html" text:style-name="Internet_20_link" text:visited-style-name="Visited_20_Internet_20_Link">
https://www.voachinese.com/a/lawmakers-say-us-support-is-critical-to-deter-china-upon-returning-from-western-pacific-20230704/7166079.html</text:a>
</text:p>
      <!--NEWS-->
      <text:h text:style-name="P10" text:outline-level="1">
<text:span text:style-name="T4">
港警要穷尽一生追逃犯 罗冠聪担心个人安危</text:span>
</text:h>
      <text:p text:style-name="P4">
Author: None</text:p>
      <text:p text:style-name="P4">
Publisher: Radio Free Asia (Organization)</text:p>
      <text:p text:style-name="P4">
Published Time: 2023-07-04T16:26:32-04:00</text:p>
      <text:p text:style-name="P4">
Modified Time: 2023-07-04T16:26: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9" text:anchor-type="as-char" svg:width="6.9236in" svg:height="4.612011in" draw:z-index="0">
<draw:image xlink:href="../Images/rfamandarin/2023-07-04T16-26-32-04-00/000000.png" xlink:type="simple" xlink:show="embed" xlink:actuate="onLoad" draw:mime-type="image/png"/>
</draw:frame>
 香港立法会前议员罗冠聪 <text:a xlink:type="simple" xlink:href="https://www.rfa.org/mandarin/Xinwen/10-07042023162627.html/@@images/image" text:style-name="Internet_20_link" text:visited-style-name="Visited_20_Internet_20_Link">
</text:a>
美联社图片</text:p>
      <text:p text:style-name="P4">
香港政府悬赏八百万港元通缉八名港人的事件还在继续发酵。这八名被通缉的港人被香港警方指控违反《香港国安法》而潜逃海外。</text:p>
      <text:p text:style-name="P4">
据香港《星岛日报》报道，香港特区政府保安局局长邓炳强周二（7月4日）对媒体表示，香港警方和执法部门会穷尽一生，用一切可行的方法拘捕在逃的通缉犯。他强调，这次港府除了通缉相关人士，还会截断他们的资金链，包括冻结、限制、没收、充公他们的财产，并查出他们在香港及外国的联系人、同党、幕后金主。</text:p>
      <text:p text:style-name="P4">
这次被通缉的港人中包括三名香港立法会前议员许智峰、罗冠聪和郭荣铿。据澳大利亚广播公司报道，身处澳洲的许智峰受访时说，他不会回到香港；港府做的这一切既滑稽又荒谬，显示港府在追捕他们时显得那么无力。许智峰2021年3月获发特别旅游豁免签证入境澳大利亚，父母、妻子和两个孩子与他同行。</text:p>
      <text:p text:style-name="P4">
另据英国广播公司（BBC）报道，身在英国的罗冠聪对自己的安危感到担忧，他对媒体表示，被香港警务处国安处悬红通缉后，他要更保持警惕，若有人向香港警方透露他的行踪，他们可能在他在其他地方过境时将其引渡；所以他更谨慎小心地过生活。</text:p>
      <text:p text:style-name="P4">
（责编：王允）</text:p>
      <text:p text:style-name="P4">
Source: <text:a xlink:type="simple" xlink:href="https://www.rfa.org/mandarin/Xinwen/10-07042023162627.html" text:style-name="Internet_20_link" text:visited-style-name="Visited_20_Internet_20_Link">
https://www.rfa.org/mandarin/Xinwen/10-07042023162627.html</text:a>
</text:p>
      <!--NEWS-->
      <text:h text:style-name="P10" text:outline-level="1">
<text:span text:style-name="T4">
瓦格纳的真正资金来源既不是钻石也不是黄金</text:span>
</text:h>
      <text:p text:style-name="P4">
Author: 美国媒体</text:p>
      <text:p text:style-name="P4">
Publisher: Al Jazeera</text:p>
      <text:p text:style-name="P4">
Published Time: 2023-07-04T16:38:12</text:p>
      <text:p text:style-name="P4">
Modified Time: 2023-07-04T16:38:12</text:p>
      <text:p text:style-name="P4">
Description: “VOX”新闻网站评论了美国财政部上周二对马里和中非共和国与俄罗斯雇佣军集团瓦格纳有关的黄金和钻石开采活动实施的制裁，此前几天，瓦格纳集团创始人叶夫根尼·普里戈任试图在俄罗斯组织叛乱。</text:p>
      <text:p text:style-name="P4">
Images: ["<text:a xlink:type="simple" xlink:href="https://chinese.aljazeera.net/wp-content/uploads/2023/07/1-1688487140.png" text:style-name="Internet_20_link" text:visited-style-name="Visited_20_Internet_20_Link">
1-1688487140.png</text:a>
"]</text:p>
      <text:p text:style-name="P4">
Topics: ['乌克兰战争', '军事', '政治', '新闻', '新闻幕后']</text:p>
      <text:p text:style-name="P4">
Keywords: ['乌克兰战争', '军事', '政治', '新闻', '新闻幕后', '俄罗斯']</text:p>
      <text:p text:style-name="P4">
Type: Article</text:p>
      <!--METADATA-->
      <text:p text:style-name="P4">
<draw:frame draw:style-name="fr1" draw:name="Image281" text:anchor-type="as-char" svg:width="6.9236in" svg:height="4.612736in" draw:z-index="0">
<draw:image xlink:href="../Images/Aljazeera Chinese/2023-07-04T16-38-12/1-1688487140.png" xlink:type="simple" xlink:show="embed" xlink:actuate="onLoad" draw:mime-type="image/png"/>
</draw:frame>
叶夫根尼·普里戈任（中）是俄罗斯瓦格纳集团的创始人和所有者（路透）</text:p>
      <text:p text:style-name="P4">
“VOX”新闻网站评论了美国财政部上周二对马里和中非共和国与俄罗斯雇佣军集团瓦格纳有关的黄金和钻石开采活动实施的制裁，此前几天，瓦格纳集团创始人叶夫根尼·普里戈任试图在俄罗斯组织叛乱。</text:p>
      <text:p text:style-name="P4">
美国网站报道称，美国财政部外国资产控制办公室 (OFAC)表示，黄金和钻石开采公司以及一家阿联酋分销公司和一家俄罗斯公司参与了该计划，为瓦格纳在俄罗斯和非洲国家立足的一些成员和合作者致富。</text:p>
      <text:p text:style-name="P4">
该网站补充报道称，与俄罗斯政府提供的巨额资金相比，该集团从非法采矿活动中获得的收入微不足道。</text:p>
      <text:p text:style-name="P4">
尽管俄罗斯政府并不是为瓦格纳及其领导人提供资金的唯一实体，但所有迹象都表明，它在很大程度上是这笔资金的主要担保人。</text:p>
      <text:p text:style-name="P4">
欧洲政策分析中心民主复原力计划的俄罗斯军事分析师帕维尔·卢津表示，其他任何东西，无论是钻石、黄金、石油、镍还是天然气，都只是沧海一粟，或“零用钱”。</text:p>
      <text:p text:style-name="P4">
尽管俄罗斯政府并不是为瓦格纳及其领导人提供资金的唯一实体，但所有迹象都表明，它在很大程度上是这笔资金的主要担保人。</text:p>
      <text:p text:style-name="P4">
美国网站表示，瓦格纳在马里和中非共和国的采矿权并不完全清楚。</text:p>
      <text:h text:style-name="P13" text:outline-level="4">
<text:span text:style-name="T4">
不确定的未来</text:span>
</text:h>
      <text:p text:style-name="P4">
根据 OFAC 周二的声明，美国对 Midas Resources SARLU实施了制裁，这是一家位于中非共和国的公司，与普里戈任有关联，控制着“基于中非共和国领土和开采许可证的采矿特许权”。</text:p>
      <text:p text:style-name="P4">
此外，该公司“与在中非共和国运营的其他与普里戈任相关的公司一起，是为瓦格纳在中非共和国及其他地区的业务提供融资的关键。”</text:p>
      <text:p text:style-name="P4">
报道中还称，与普里戈任有联系的另一家中非公司 Diamville SAU正在将原材料运送到迪拜的工业资源综合贸易公司，声明中谈及，除欧洲和阿联酋的其他公司外，这些公司还将非法获得的物质收益移交给俄罗斯和普里戈任。</text:p>
      <text:p text:style-name="P4">
根据哨兵组织（The Sentry，这是一个致力于破坏从冲突中获利的网络的调查和政治组织）去年 6月发布的一份报告，瓦格纳占领了中非共和国许多产量最高的矿山，包括恩达西马的金矿，对占领地区的平民造成了恐吓。</text:p>
      <text:p text:style-name="P4">
VOX网站报道的结论是，与普里戈任有联系的其他公司也在中非共和国开展业务，但到目前为止，这些实体对国家收购项目来说，本质上比融资来源更有用，并指出瓦格纳未来存在不确定性，然而，俄罗斯的外交政策目标保持不变，莫斯科可能会继续利用瓦格纳这样的傀儡势力来实现其在非洲的目标。</text:p>
      <text:p text:style-name="P4">
Source: <text:a xlink:type="simple" xlink:href="https://chinese.aljazeera.net/behind-the-news/2023/7/5/%e7%93%a6%e6%a0%bc%e7%ba%b3%e7%9a%84%e7%9c%9f%e6%ad%a3%e8%b5%84%e9%87%91%e6%9d%a5%e6%ba%90%e6%97%a2%e4%b8%8d%e6%98%af%e9%92%bb%e7%9f%b3%e4%b9%9f%e4%b8%8d" text:style-name="Internet_20_link" text:visited-style-name="Visited_20_Internet_20_Link">
https://chinese.aljazeera.net/behind-the-news/2023/7/5/%e7%93%a6%e6%a0%bc%e7%ba%b3%e7%9a%84%e7%9c%9f%e6%ad%a3%e8%b5%84%e9%87%91%e6%9d%a5%e6%ba%90%e6%97%a2%e4%b8%8d%e6%98%af%e9%92%bb%e7%9f%b3%e4%b9%9f%e4%b8%8d</text:a>
</text:p>
      <!--NEWS-->
      <text:h text:style-name="P10" text:outline-level="1">
<text:span text:style-name="T4">
埃及与土耳其恢复互派大使</text:span>
</text:h>
      <text:p text:style-name="P4">
Author: 联合早报 (Person)</text:p>
      <text:p text:style-name="P4">
Publisher: 联合早报 (Organization)</text:p>
      <text:p text:style-name="P4">
Published Time: 2023-07-04T17:29</text:p>
      <text:p text:style-name="P4">
Modified Time: 2023-07-04T17:29</text:p>
      <text:p text:style-name="P4">
Description: 埃及和土耳其10年来首次互派大使，显示两个中东大国恢复正常的外交关系。路透社报道，埃及外交部星期二（7月4日）说，阿姆尔·埃尔哈米（Amr Elhamamy）将成为埃及驻安卡拉的大...</text:p>
      <text:p text:style-name="P4">
Videos: []</text:p>
      <text:p text:style-name="P4">
Audios: []</text:p>
      <text:p text:style-name="P4">
Images: []</text:p>
      <text:p text:style-name="P4">
Type: NewsArticle</text:p>
      <text:p text:style-name="P4">
Breadcrumbs: ['即时', '国际']</text:p>
      <text:p text:style-name="P4">
Keywords: ['埃及', '土耳其']</text:p>
      <!--METADATA-->
      <text:p text:style-name="P4">
埃及和土耳其10年来首次互派大使，显示两个中东大国恢复正常的外交关系。</text:p>
      <text:p text:style-name="P4">
路透社报道，埃及外交部星期二（7月4日）说，阿姆尔·埃尔哈米（Amr Elhamamy）将成为埃及驻安卡拉的大使，土耳其则委派萨利赫·穆特鲁·森（SalihMutlu Sen）为驻开罗大使。</text:p>
      <text:p text:style-name="P4">
埃及和土耳其的高级外交官员自2021年开始磋商回复双边关系。埃及总统塞西和土耳其总统埃尔多安在2022年多哈世界杯期间会晤后，两国关系显现回暖态势。塞西和埃尔多安今年5月同意互派大使。</text:p>
      <text:p text:style-name="P4">
2013年埃及政局震荡，时任总统穆尔西被塞西领导的军方力量推翻，埃及与土耳其的关系也走向恶化。埃及指控土耳其支持意图破坏埃及的组织，2013年底驱逐土耳其大使，并召回本国驻土大使。</text:p>
      <text:p text:style-name="P4">
Source: <text:a xlink:type="simple" xlink:href="https://www.zaobao.com.sg/realtime/world/story20230704-1410645" text:style-name="Internet_20_link" text:visited-style-name="Visited_20_Internet_20_Link">
https://www.zaobao.com.sg/realtime/world/story20230704-1410645</text:a>
</text:p>
      <!--NEWS-->
      <text:h text:style-name="P10" text:outline-level="1">
<text:span text:style-name="T4">
美股国庆日休市  欧股交易清淡、小跌作收</text:span>
</text:h>
      <text:p text:style-name="P4">
Publisher: 法新社</text:p>
      <text:p text:style-name="P4">
Published Time: 2023-07-04T17:32:13+00:00</text:p>
      <text:p text:style-name="P4">
Modified Time: 2023-07-04T17:20:02+00:00</text:p>
      <text:p text:style-name="P4">
Description: （法新社伦敦4日电） 华尔街股市因美国国庆日休市，欧洲股市今天交易清淡，小跌作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3.617581in" draw:z-index="0">
<draw:image xlink:href="../Images/rficn/2023-07-04T17-32-13-00-00/000000.png" xlink:type="simple" xlink:show="embed" xlink:actuate="onLoad" draw:mime-type="image/png"/>
</draw:frame>
</text:p>
      <text:p text:style-name="P4">
伦敦FTSE 100指数小跌7.54点或0.10%，收7519.72点。</text:p>
      <text:p text:style-name="P4">
法兰克福DAX指数下挫41.87点或0.26%，收16039.17点。</text:p>
      <text:p text:style-name="P4">
巴黎CAC 40指数下滑16.77点或0.23%，收7369.93点。（译者：陈政一）</text:p>
      <text:p text:style-name="P4">
Source: <text:a xlink:type="simple" xlink:href="https://www.rfi.fr/cn/%E8%B4%A2%E7%BB%8F%E5%BF%AB%E8%AE%AF/20230704-%E7%BE%8E%E8%82%A1%E5%9B%BD%E5%BA%86%E6%97%A5%E4%BC%91%E5%B8%82-%E6%AC%A7%E8%82%A1%E4%BA%A4%E6%98%93%E6%B8%85%E6%B7%A1-%E5%B0%8F%E8%B7%8C%E4%BD%9C%E6%94%B6" text:style-name="Internet_20_link" text:visited-style-name="Visited_20_Internet_20_Link">
https://www.rfi.fr/cn/%E8%B4%A2%E7%BB%8F%E5%BF%AB%E8%AE%AF/20230704-%E7%BE%8E%E8%82%A1%E5%9B%BD%E5%BA%86%E6%97%A5%E4%BC%91%E5%B8%82-%E6%AC%A7%E8%82%A1%E4%BA%A4%E6%98%93%E6%B8%85%E6%B7%A1-%E5%B0%8F%E8%B7%8C%E4%BD%9C%E6%94%B6</text:a>
</text:p>
      <!--NEWS-->
      <text:h text:style-name="P10" text:outline-level="1">
<text:span text:style-name="T4">
习近平出席上海合作组织在线峰会 谈及“上合大家庭”扩员</text:span>
</text:h>
      <text:p text:style-name="P4">
Author: chinese@voanews.com (金谷)</text:p>
      <text:p text:style-name="P4">
Publisher: 美国之音中文网 (Type: NewsMediaOrganization)</text:p>
      <text:p text:style-name="P4">
Published Time: 2023-07-04T17:53:22+08:00</text:p>
      <text:p text:style-name="P4">
Modified Time: 2023-07-04 09:53:22Z</text:p>
      <text:p text:style-name="P4">
Description: 上海合作组织（SCO）成员国元首理事会于周二（7月4日）在线举行第二十三次会议，中国国家主席习近平应轮值主席印度总理纳伦德拉·莫迪（Narendra Modi）邀请以视频方式出席并发表重要讲话。</text:p>
      <text:p text:style-name="P4">
Videos: []</text:p>
      <text:p text:style-name="P4">
Images: []</text:p>
      <text:p text:style-name="P4">
Categories: ['中国', '亚太', '欧洲']</text:p>
      <text:p text:style-name="P4">
Type: None</text:p>
      <!--METADATA-->
      <text:p text:style-name="P4">
NoneNone</text:p>
      <text:p text:style-name="P4">
Source: <text:a xlink:type="simple" xlink:href="https://www.voachinese.com/a/xi-joins-sco-online-summit-amid-talks-on-expansion-20230704/7166119.html" text:style-name="Internet_20_link" text:visited-style-name="Visited_20_Internet_20_Link">
https://www.voachinese.com/a/xi-joins-sco-online-summit-amid-talks-on-expansion-20230704/7166119.html</text:a>
</text:p>
      <!--NEWS-->
      <text:h text:style-name="P10" text:outline-level="1">
<text:span text:style-name="T4">
热带太平洋再现厄尔尼诺 多地气温料进一步飙升</text:span>
</text:h>
      <text:p text:style-name="P4">
Author: 联合早报 (Person)</text:p>
      <text:p text:style-name="P4">
Publisher: 联合早报 (Organization)</text:p>
      <text:p text:style-name="P4">
Published Time: 2023-07-04T18:06</text:p>
      <text:p text:style-name="P4">
Modified Time: 2023-07-04T18:16</text:p>
      <text:p text:style-name="P4">
Description: 太平洋的热带地区七年来首次出现厄尔尼诺现象，预料将导致世界大部分地区的气温进一步飙升。路透社报道，世界气象组织星期二（7月4日）发布的这一声明，证实了美国国家海洋和大气管理局（NO...</text:p>
      <text:p text:style-name="P4">
Videos: []</text:p>
      <text:p text:style-name="P4">
Audios: []</text:p>
      <text:p text:style-name="P4">
Images: []</text:p>
      <text:p text:style-name="P4">
Type: NewsArticle</text:p>
      <text:p text:style-name="P4">
Breadcrumbs: ['即时', '国际']</text:p>
      <text:p text:style-name="P4">
Keywords: ['气温', '厄尔尼诺现象', '气候暖化']</text:p>
      <!--METADATA-->
      <text:p text:style-name="P4">
太平洋的热带地区七年来首次出现厄尔尼诺现象，预料将导致世界大部分地区的气温进一步飙升。</text:p>
      <text:p text:style-name="P4">
路透社报道，世界气象组织星期二（7月4日）发布的这一声明，证实了美国国家海洋和大气管理局（NOAA）气候预测中心，上个月指厄尔尼诺现象已经出现的结论。</text:p>
      <text:p text:style-name="P4">
2016年是世界有记录以来最热的一年，那一年刚好出现了强烈的厄尔尼诺现象（El Nino）。世界气象组织在声明中说，这一纪录可能即将被打破。</text:p>
      <text:p text:style-name="P4">
世界气象组织今年5月说，由于厄尔尼诺和人为的全球变暖，未来五年至少有一年，以及整个五年期，很有可能创下最高温纪录。</text:p>
      <text:p text:style-name="P4">
世界气象组织区域气候预测处处长奥基亚星期二在日内瓦告诉记者：“要告诉你是今年还是明年，是很困难的。我们知道的是，在未来五年内，我们可能会迎来有记录以来最热的一年。”</text:p>
      <text:p text:style-name="P4">
厄尔尼诺现象出现时，沿赤道向西吹的风势放缓，太平洋温度较高的海水流向东面，使得太平洋东部海域水温偏高，给南美洲南部、美国南部、非洲之角和中亚部分地区带来更大的降雨量，其他地区则可能出现严重干旱。厄尔尼诺通常持续九至12个月，平均每两年至七年出现一次，上次是在2018年至2019年。</text:p>
      <text:p text:style-name="P4">
Source: <text:a xlink:type="simple" xlink:href="https://www.zaobao.com.sg/realtime/world/story20230704-1410663" text:style-name="Internet_20_link" text:visited-style-name="Visited_20_Internet_20_Link">
https://www.zaobao.com.sg/realtime/world/story20230704-1410663</text:a>
</text:p>
      <!--NEWS-->
      <text:h text:style-name="P10" text:outline-level="1">
<text:span text:style-name="T4">
台湾国民党总统候选人称当选后会确保两岸和平、缩短兵役</text:span>
</text:h>
      <text:p text:style-name="P4">
Author: chinese@voanews.com (金谷)</text:p>
      <text:p text:style-name="P4">
Publisher: 美国之音中文网 (Type: NewsMediaOrganization)</text:p>
      <text:p text:style-name="P4">
Published Time: 2023-07-04T18:18:14+08:00</text:p>
      <text:p text:style-name="P4">
Modified Time: 2023-07-04 10:18:14Z</text:p>
      <text:p text:style-name="P4">
Description: 台湾主要反对党国民党的总统候选人侯友宜，周一（7月3日）接受台湾电视台专访时承诺，若当选，他会取消原定于明年1月生效的延长义务兵役制，称他将缓解与中国的紧张关系，因此不再需要延长兵役期限。</text:p>
      <text:p text:style-name="P4">
Videos: []</text:p>
      <text:p text:style-name="P4">
Images: []</text:p>
      <text:p text:style-name="P4">
Categories: ['台湾', '中国', '军事']</text:p>
      <text:p text:style-name="P4">
Type: None</text:p>
      <!--METADATA-->
      <text:p text:style-name="P4">
NoneNone</text:p>
      <text:p text:style-name="P4">
Source: <text:a xlink:type="simple" xlink:href="https://www.voachinese.com/a/taiwan-opposition-presidential-candidate-vows-to-shorten-military-service-20230704/7166134.html" text:style-name="Internet_20_link" text:visited-style-name="Visited_20_Internet_20_Link">
https://www.voachinese.com/a/taiwan-opposition-presidential-candidate-vows-to-shorten-military-service-20230704/7166134.html</text:a>
</text:p>
      <!--NEWS-->
      <text:h text:style-name="P10" text:outline-level="1">
<text:span text:style-name="T4">
独立日枪击仍频传  拜登谴责、吁加强枪枝管制</text:span>
</text:h>
      <text:p text:style-name="P4">
Publisher: 法新社</text:p>
      <text:p text:style-name="P4">
Published Time: 2023-07-04T19:02:09+00:00</text:p>
      <text:p text:style-name="P4">
Modified Time: 2023-07-04T18:35:02+00:00</text:p>
      <text:p text:style-name="P4">
Description: （法新社华盛顿4日电） 在美国举国庆祝国庆日的同时，总统拜登今天呼吁采取更严格的枪枝管制措施，并谴责在国庆假日前发生的「一波」枪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3" text:anchor-type="as-char" svg:width="6.9236in" svg:height="3.617581in" draw:z-index="0">
<draw:image xlink:href="../Images/rficn/2023-07-04T19-02-09-00-00/000000.png" xlink:type="simple" xlink:show="embed" xlink:actuate="onLoad" draw:mime-type="image/png"/>
</draw:frame>
</text:p>
      <text:p text:style-name="P4">
根据警方和媒体报导，费城昨晚爆发枪击，造成5人丧生和两名儿童受伤。美国有线电视新闻网（CNN）报导，约4个小时后，德州沃斯堡（FortWorth）也传出暗夜枪声，造成3死8伤。</text:p>
      <text:p text:style-name="P4">
截至今天下午，美国独立日又传出多起枪击。根据非营利研究组织「枪枝暴力档案」（Gun ViolenceArchive），密西根州首府兰辛（Lansing）的枪击造成5人受伤，北卡罗来纳州夏洛特（Charlotte）的枪击造成4人受伤。</text:p>
      <text:p text:style-name="P4">
根据地方媒体，俄亥俄州亚克朗（Akron）也爆发枪击，警方今天凌晨接获通报后赶往现场，这起枪击造成4人受伤。</text:p>
      <text:p text:style-name="P4">
拜登在声明中说：「过去几天，我们国家再度承受一波悲惨且无谓、在美国各地社区发生的枪击。」他提到费城、沃斯堡和兰辛的枪击，以及最近巴尔的摩、堪萨斯州威契塔（Wichita）、密苏里州堪萨斯市（KansasCity）以及芝加哥的枪枝暴力。</text:p>
      <text:p text:style-name="P4">
拜登表示：「在我们国家庆祝独立日的同时，我们祈祷有朝一日我们的社区能免受枪枝暴力荼毒。」（译者：陈政一）</text:p>
      <text:p text:style-name="P4">
Source: <text:a xlink:type="simple" xlink:href="https://www.rfi.fr/cn/%E5%9B%BD%E9%99%85%E6%8A%A5%E9%81%93/20230704-%E7%8B%AC%E7%AB%8B%E6%97%A5%E6%9E%AA%E5%87%BB%E4%BB%8D%E9%A2%91%E4%BC%A0-%E6%8B%9C%E7%99%BB%E8%B0%B4%E8%B4%A3-%E5%90%81%E5%8A%A0%E5%BC%BA%E6%9E%AA%E6%9E%9D%E7%AE%A1%E5%88%B6" text:style-name="Internet_20_link" text:visited-style-name="Visited_20_Internet_20_Link">
https://www.rfi.fr/cn/%E5%9B%BD%E9%99%85%E6%8A%A5%E9%81%93/20230704-%E7%8B%AC%E7%AB%8B%E6%97%A5%E6%9E%AA%E5%87%BB%E4%BB%8D%E9%A2%91%E4%BC%A0-%E6%8B%9C%E7%99%BB%E8%B0%B4%E8%B4%A3-%E5%90%81%E5%8A%A0%E5%BC%BA%E6%9E%AA%E6%9E%9D%E7%AE%A1%E5%88%B6</text:a>
</text:p>
      <!--NEWS-->
      <text:h text:style-name="P10" text:outline-level="1">
<text:span text:style-name="T4">
马国警方与反贪会追查机场扣人案</text:span>
</text:h>
      <text:p text:style-name="P4">
Author: 联合早报 (Person)</text:p>
      <text:p text:style-name="P4">
Publisher: 联合早报 (Organization)</text:p>
      <text:p text:style-name="P4">
Published Time: 2023-07-04T19:14</text:p>
      <text:p text:style-name="P4">
Modified Time: 2023-07-04T19:18</text:p>
      <text:p text:style-name="P4">
Description: 马来西亚反贪污委员会证实，针对吉隆坡国际机场移民局官员扣留中国女游客事件，反贪会已经向旅游、艺术及文化部长张庆信，以及两名中国女子录取口供，并开始调查涉案的移民局官员。雪兰莪警方已...</text:p>
      <text:p text:style-name="P4">
Videos: []</text:p>
      <text:p text:style-name="P4">
Audios: []</text:p>
      <text:p text:style-name="P4">
Images: []</text:p>
      <text:p text:style-name="P4">
Type: NewsArticle</text:p>
      <text:p text:style-name="P4">
Breadcrumbs: ['即时', '国际']</text:p>
      <text:p text:style-name="P4">
Keywords: ['吉隆坡国际机场', '移民局', '警方', '中国游客']</text:p>
      <!--METADATA-->
      <text:p text:style-name="P4">
马来西亚反贪污委员会证实，针对吉隆坡国际机场移民局官员 <text:a xlink:type="simple" xlink:href="https://www.zaobao.com/news/sea/story20230701-1409748" text:style-name="Internet_20_link" text:visited-style-name="Visited_20_Internet_20_Link">
 扣留中国女游客事件</text:a>
，反贪会已经向旅游、艺术及文化部长张庆信，以及两名中国女子录取口供，并开始调查涉案的移民局官员。雪兰莪警方已向22人录取口供。</text:p>
      <text:p text:style-name="P4">
反贪会星期二（7月4日）发文告说，查案人员锁定一名自称能为无法入境的外国人“解决问题”的马国籍中介，这名中介据称事发时向中国女游客索讨1万8000令吉（约5200新元）以摆平此事。文告指这名中介之前都在吉隆坡国际机场一带活动。</text:p>
      <text:p text:style-name="P4">
反贪会强调，势必严肃对待最近在吉隆坡国际机场发生的涉及中国公民的贪污问题。“我们正进行全面调查。”</text:p>
      <text:p text:style-name="P4">
据《大都会日报》星期二报道，雪兰莪总警长胡申透露，警方已经收到四份相关投报，并已向22人录取口供。</text:p>
      <text:p text:style-name="P4">
胡申说：“22名录供者包括四名报案者、12名移民局官员、四名马国机场控股公司（MAHB）辅警，以及两名旅行社员工。”</text:p>
      <text:p text:style-name="P4">
他说：“警方尚未决定以何种罪名调查此案。警方调查报告在星期二提交给总检察署以征求意见和决定。”</text:p>
      <text:p text:style-name="P4">
Source: <text:a xlink:type="simple" xlink:href="https://www.zaobao.com.sg/realtime/world/story20230704-1410677" text:style-name="Internet_20_link" text:visited-style-name="Visited_20_Internet_20_Link">
https://www.zaobao.com.sg/realtime/world/story20230704-1410677</text:a>
</text:p>
      <!--NEWS-->
      <text:h text:style-name="P10" text:outline-level="1">
<text:span text:style-name="T4">
香港悬赏百万通缉的袁弓夷：我追求民主自由为良心平安</text:span>
</text:h>
      <text:p text:style-name="P4">
Author: chinese@voanews.com (金哲)</text:p>
      <text:p text:style-name="P4">
Publisher: 美国之音中文网 (Type: NewsMediaOrganization)</text:p>
      <text:p text:style-name="P4">
Published Time: 2023-07-04T20:02:02+08:00</text:p>
      <text:p text:style-name="P4">
Modified Time: 2023-07-04 16:51:48Z</text:p>
      <text:p text:style-name="P4">
Description: 香港政府主管国家安全法执法的国安处7月3日宣布通缉任建峰、袁弓夷、许智峰、郭荣铿、郭凤仪、刘祖迪、罗冠聪及蒙兆达等8 人，每人悬赏 100万港币，并号召香港市民提供消息。被通缉者之一、香港工商界人士袁弓夷表示，北京操控的香港当局的通缉理由见不得人，他不会停止为争取香港自由民主发声。</text:p>
      <text:p text:style-name="P4">
Videos: []</text:p>
      <text:p text:style-name="P4">
Images: []</text:p>
      <text:p text:style-name="P4">
Categories: ['港澳', '人权', '法律']</text:p>
      <text:p text:style-name="P4">
Type: None</text:p>
      <!--METADATA-->
      <text:p text:style-name="P4">
NoneNone</text:p>
      <text:p text:style-name="P4">
Source: <text:a xlink:type="simple" xlink:href="https://www.voachinese.com/a/interview-with-elmer-yuen-for-whom-hk-authorities-issued-hk-1-million-cash-bounty-20230704/7166232.html" text:style-name="Internet_20_link" text:visited-style-name="Visited_20_Internet_20_Link">
https://www.voachinese.com/a/interview-with-elmer-yuen-for-whom-hk-authorities-issued-hk-1-million-cash-bounty-20230704/7166232.html</text:a>
</text:p>
      <!--NEWS-->
      <text:h text:style-name="P10" text:outline-level="1">
<text:span text:style-name="T4">
普京：俄人民如今更团结 将继续对抗西方制裁</text:span>
</text:h>
      <text:p text:style-name="P4">
Author: 联合早报 (Person)</text:p>
      <text:p text:style-name="P4">
Publisher: 联合早报 (Organization)</text:p>
      <text:p text:style-name="P4">
Published Time: 2023-07-04T20:17</text:p>
      <text:p text:style-name="P4">
Modified Time: 2023-07-04T20:17</text:p>
      <text:p text:style-name="P4">
Description: 俄罗斯总统普京说，俄罗斯将继续对抗西方制裁，并称俄罗斯人民比以往任何时候都更加团结。综合法新社和路透社报道，普京星期二（7月4日）在上海合作组织（SCO）的电视讲话中说：“俄罗斯有...</text:p>
      <text:p text:style-name="P4">
Videos: []</text:p>
      <text:p text:style-name="P4">
Audios: []</text:p>
      <text:p text:style-name="P4">
Images: []</text:p>
      <text:p text:style-name="P4">
Type: NewsArticle</text:p>
      <text:p text:style-name="P4">
Breadcrumbs: ['即时', '国际']</text:p>
      <text:p text:style-name="P4">
Keywords: ['俄罗斯', '普京', '上海合作组织']</text:p>
      <!--METADATA-->
      <text:p text:style-name="P4">
俄罗斯总统普京说，俄罗斯将继续对抗西方制裁，并称俄罗斯人民比以往任何时候都更加团结。</text:p>
      <text:p text:style-name="P4">
综合法新社和路透社报道，普京星期二（7月4日）在 <text:a xlink:type="simple" xlink:href="https://www.zaobao.com/keywords/shang-hai-he-zuo-zu-zhi" text:style-name="Internet_20_link" text:visited-style-name="Visited_20_Internet_20_Link">
 上海合作组织 </text:a>
 （SCO）的电视讲话中说：“俄罗斯有自信对抗，并将继续抵抗外部压力、制裁及挑衅”。美国和欧盟就入侵乌克兰对 <text:a xlink:type="simple" xlink:href="https://www.zaobao.com/keywords/zhi-cai-e-luo-si" text:style-name="Internet_20_link" text:visited-style-name="Visited_20_Internet_20_Link">
 俄罗斯实施制裁</text:a>
 ，迫使莫斯科在经济上转向亚洲市场，特别是能源出口。</text:p>
      <text:p text:style-name="P4">
普京还感谢上合组织成员在 <text:a xlink:type="simple" xlink:href="https://www.zaobao.com/keywords/e-luo-si-bing-bian" text:style-name="Internet_20_link" text:visited-style-name="Visited_20_Internet_20_Link">
 瓦格纳集团试图兵变 </text:a>
期间所给予的支持。他说：“我想感谢上合组织国家的同事，他们对俄罗斯领导层保护宪法秩序和公民生命安全的行动表示支持。”上合组织成员包括中国和印度。</text:p>
      <text:p text:style-name="P4">
普京在会上也提到，俄罗斯政治圈和整个社会在这段时间表现出团结和对国家命运的责任感。普京这番讲话相信是为了向主要的盟友表明，他在世界舞台上的权力毋庸置疑。</text:p>
      <text:p text:style-name="P4">
普京说，俄罗斯计划加强与上合组织的关系，并支持对外贸易转向以本币结算。他还警告说，发生冲突的可能性和全球经济危机的风险正在上升。</text:p>
      <text:p text:style-name="P4">
Source: <text:a xlink:type="simple" xlink:href="https://www.zaobao.com.sg/realtime/world/story20230704-1410693" text:style-name="Internet_20_link" text:visited-style-name="Visited_20_Internet_20_Link">
https://www.zaobao.com.sg/realtime/world/story20230704-1410693</text:a>
</text:p>
      <!--NEWS-->
      <text:h text:style-name="P10" text:outline-level="1">
<text:span text:style-name="T4">
美国人民欢庆独立日，烧烤和烟花不可或缺</text:span>
</text:h>
      <text:p text:style-name="P4">
Author: chinese@voanews.com (美国之音)</text:p>
      <text:p text:style-name="P4">
Publisher: 美国之音中文网 (Type: NewsMediaOrganization)</text:p>
      <text:p text:style-name="P4">
Published Time: 2023-07-04T20:34:37+08:00</text:p>
      <text:p text:style-name="P4">
Modified Time: 2023-07-04 12:35:25Z</text:p>
      <text:p text:style-name="P4">
Description: 美国总统乔·拜登星期二在白宫举行一系列活动，庆祝美国独立日。总统和第一夫人吉尔·拜登将与全国教育协会举行活动，然后用烧烤款待军人家庭。</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white-house-barbeque-fireworks-among-washington-independence-day-celebrations-20230704/7166184.html" text:style-name="Internet_20_link" text:visited-style-name="Visited_20_Internet_20_Link">
https://www.voachinese.com/a/white-house-barbeque-fireworks-among-washington-independence-day-celebrations-20230704/7166184.html</text:a>
</text:p>
      <!--NEWS-->
      <text:h text:style-name="P10" text:outline-level="1">
<text:span text:style-name="T4">
博雷利原定下周访华被中国取消</text:span>
</text:h>
      <text:p text:style-name="P4">
Author: 联合早报 (Person)</text:p>
      <text:p text:style-name="P4">
Publisher: 联合早报 (Organization)</text:p>
      <text:p text:style-name="P4">
Published Time: 2023-07-04T20:38</text:p>
      <text:p text:style-name="P4">
Modified Time: 2023-07-04T20:51</text:p>
      <text:p text:style-name="P4">
Description: 欧盟外交与安全政策高级代表博雷利原定下周的访华行程被中国取消。路透社报道，欧盟发言人马斯拉利星期二（7月4日）通过书面声明说：“不幸的是，中方告诉我们，原定下周的行程已不可能实现，...</text:p>
      <text:p text:style-name="P4">
Videos: []</text:p>
      <text:p text:style-name="P4">
Audios: []</text:p>
      <text:p text:style-name="P4">
Images: []</text:p>
      <text:p text:style-name="P4">
Type: NewsArticle</text:p>
      <text:p text:style-name="P4">
Breadcrumbs: ['即时', '国际']</text:p>
      <text:p text:style-name="P4">
Keywords: ['欧盟', '中国']</text:p>
      <!--METADATA-->
      <text:p text:style-name="P4">
欧盟外交与安全政策高级代表博雷利 <text:a xlink:type="simple" xlink:href="https://www.zaobao.com/realtime/china/story20230704-1410470" text:style-name="Internet_20_link" text:visited-style-name="Visited_20_Internet_20_Link">
 原定下周的访华行程</text:a>
 被中国取消。</text:p>
      <text:p text:style-name="P4">
路透社报道，欧盟发言人马斯拉利星期二（7月4日）通过书面声明说：“不幸的是，中方告诉我们，原定下周的行程已不可能实现，我们现在必须寻找替代方案。”中国未对取消博雷利的访问作出解释。</text:p>
      <text:p text:style-name="P4">
彭博社星期二较早前报道，欧盟驻华大使庹尧诲（JorgeToledo）透露，博雷利将于下个星期一（10日）抵达北京，与中国国务委员兼外交部长秦刚和其他高级官员会面。庹尧诲上星期天（2日）在第十一届世界和平论坛上说，布鲁塞尔将继续向中国提出“战略性的问题”，包括人权问题和俄罗斯在乌克兰的战争。他说，中国与欧盟预计将于9月举行两次面对面对话，一次关于经济和贸易，另一次关于数码事宜，然后在年底举行领导人峰会。</text:p>
      <text:p text:style-name="P4">
这是博雷利今年第二次被取消行程。他在4月因确诊冠病无法访华。博雷利在4月份准备在北京发表的演讲中说， <text:a xlink:type="simple" xlink:href="https://www.zaobao.com/realtime/world/story20230414-1382948" text:style-name="Internet_20_link" text:visited-style-name="Visited_20_Internet_20_Link">
 如果中国不寻求乌克兰的和平，欧盟就不能信任中国</text:a>
。中国曾说过它希望促成乌克兰的和平，但在2月份发布的立场文件却得到了俄罗斯和乌克兰的冷淡回应。</text:p>
      <text:p text:style-name="P4">
本周在北京参加环境谈判的欧盟委员会副主席蒂默曼斯（Frans Timmermans），也因染上冠病而未能在4月访问中国。</text:p>
      <text:p text:style-name="P4">
Source: <text:a xlink:type="simple" xlink:href="https://www.zaobao.com.sg/realtime/world/story20230704-1410703" text:style-name="Internet_20_link" text:visited-style-name="Visited_20_Internet_20_Link">
https://www.zaobao.com.sg/realtime/world/story20230704-1410703</text:a>
</text:p>
      <!--NEWS-->
      <text:h text:style-name="P10" text:outline-level="1">
<text:span text:style-name="T4">
北约秘书长斯托尔滕贝格任期延长一年</text:span>
</text:h>
      <text:p text:style-name="P4">
Author: 联合早报 (Person)</text:p>
      <text:p text:style-name="P4">
Publisher: 联合早报 (Organization)</text:p>
      <text:p text:style-name="P4">
Published Time: 2023-07-04T20:40</text:p>
      <text:p text:style-name="P4">
Modified Time: 2023-07-04T20:51</text:p>
      <text:p text:style-name="P4">
Description: 北约秘书长一职目前还无法找到接班人，斯托尔滕贝格的任期将延长一年。综合法新社和路透社报道，64岁的斯托尔滕贝格的任期将延长至2024年10月1日。他星期二（7月4日）发推文说，对北...</text:p>
      <text:p text:style-name="P4">
Videos: []</text:p>
      <text:p text:style-name="P4">
Audios: []</text:p>
      <text:p text:style-name="P4">
Images: []</text:p>
      <text:p text:style-name="P4">
Type: NewsArticle</text:p>
      <text:p text:style-name="P4">
Breadcrumbs: ['即时', '国际']</text:p>
      <text:p text:style-name="P4">
Keywords: ['北约', '欧盟']</text:p>
      <!--METADATA-->
      <text:p text:style-name="P4">
北约秘书长一职目前还无法找到接班人，斯托尔滕贝格的 <text:a xlink:type="simple" xlink:href="https://www.zaobao.com/realtime/world/story20230212-1362425" text:style-name="Internet_20_link" text:visited-style-name="Visited_20_Internet_20_Link">
 任期</text:a>
 将延长一年。</text:p>
      <text:p text:style-name="P4">
综合法新社和路透社报道，64岁的斯托尔滕贝格的任期将延长至2024年10月1日。他星期二（7月4日）发推文说，对北约盟友决定延长任期感到荣幸。“近75年来，欧洲和北美之间的跨大西洋联系确保了我们的自由和安全，在一个更加危险的世界里，我们的联盟比以往任何时候都更加重要。”</text:p>
      <text:p text:style-name="P4">
斯托尔滕贝格自2014年来掌舵北约联盟，任期已经延长过三次；北约成员国因无法就接班人选达成共识，决定延长这名挪威前首相的任期。其他被视为潜在的候选人，包括丹麦首相弗雷德里克森和英国国防部长华莱士，但他们最近都退出了竞争。</text:p>
      <text:p text:style-name="P4">
弗雷德里克森原本达到了一些欧盟盟友的要求，有望成为北约首位女性领导人，然而，北约东翼国希望推举本地区的人选，以对俄罗斯表现更强硬的态度。华莱士则是自荐为接班人选，但一些北约国家希望由前国家领导人接替，法国则坚持这名人选必须来自欧盟国家。</text:p>
      <text:p text:style-name="P4">
Source: <text:a xlink:type="simple" xlink:href="https://www.zaobao.com.sg/realtime/world/story20230704-1410705" text:style-name="Internet_20_link" text:visited-style-name="Visited_20_Internet_20_Link">
https://www.zaobao.com.sg/realtime/world/story20230704-1410705</text:a>
</text:p>
      <!--NEWS-->
      <text:h text:style-name="P10" text:outline-level="1">
<text:span text:style-name="T4">
中国一个月内连续降低美元存款利率，以阻人民币继续贬值</text:span>
</text:h>
      <text:p text:style-name="P4">
Author: chinese@voanews.com (美国之音)</text:p>
      <text:p text:style-name="P4">
Publisher: 美国之音中文网 (Type: NewsMediaOrganization)</text:p>
      <text:p text:style-name="P4">
Published Time: 2023-07-04T21:38:15+08:00</text:p>
      <text:p text:style-name="P4">
Modified Time: 2023-07-04 13:38:15Z</text:p>
      <text:p text:style-name="P4">
Description: 中国主要国有银行在一个月内连续第二次降低美元存款利率，以阻止人民币贬值进一步下滑。</text:p>
      <text:p text:style-name="P4">
Videos: []</text:p>
      <text:p text:style-name="P4">
Images: []</text:p>
      <text:p text:style-name="P4">
Categories: ['经济·金融·贸易', '中国']</text:p>
      <text:p text:style-name="P4">
Type: None</text:p>
      <!--METADATA-->
      <text:p text:style-name="P4">
NoneNone</text:p>
      <text:p text:style-name="P4">
Source: <text:a xlink:type="simple" xlink:href="https://www.voachinese.com/a/china-state-lenders-lower-dollar-deposit-rates-for-second-time-in-a-month--20230704/7166188.html" text:style-name="Internet_20_link" text:visited-style-name="Visited_20_Internet_20_Link">
https://www.voachinese.com/a/china-state-lenders-lower-dollar-deposit-rates-for-second-time-in-a-month--20230704/7166188.html</text:a>
</text:p>
      <!--NEWS-->
      <text:h text:style-name="P10" text:outline-level="1">
<text:span text:style-name="T4">
瑞士有意参加欧洲天盾倡议 批评人士：与中立态度不符</text:span>
</text:h>
      <text:p text:style-name="P4">
Author: 联合早报 (Person)</text:p>
      <text:p text:style-name="P4">
Publisher: 联合早报 (Organization)</text:p>
      <text:p text:style-name="P4">
Published Time: 2023-07-04T21:39</text:p>
      <text:p text:style-name="P4">
Modified Time: 2023-07-04T22:26</text:p>
      <text:p text:style-name="P4">
Description: 瑞士希望参加欧洲天盾防空倡议，批评人士认为，此举与瑞士长期以来的中立立场不符。路透社报道，瑞士国防部星期二（7月4日）说：“瑞士希望参加‘欧洲天盾防空倡议’（European Sk...</text:p>
      <text:p text:style-name="P4">
Videos: []</text:p>
      <text:p text:style-name="P4">
Audios: []</text:p>
      <text:p text:style-name="P4">
Images: []</text:p>
      <text:p text:style-name="P4">
Type: NewsArticle</text:p>
      <text:p text:style-name="P4">
Breadcrumbs: ['即时', '国际']</text:p>
      <text:p text:style-name="P4">
Keywords: ['瑞士', '欧洲', '俄乌战争', '北约']</text:p>
      <!--METADATA-->
      <text:p text:style-name="P4">
瑞士希望参加欧洲天盾防空倡议，批评人士认为，此举与瑞士长期以来的中立立场不符。</text:p>
      <text:p text:style-name="P4">
路透社报道，瑞士国防部星期二（7月4日）说：“瑞士希望参加‘欧洲天盾防空倡议’（European Sky ShieldInitiative），并将在伯尔尼签署一份意向声明。”</text:p>
      <text:p text:style-name="P4">
瑞士防长阿姆海尔特（Viola Amherd）将于星期五（7日）与奥地利和德国防长会面时，签署这份意向声明。</text:p>
      <text:p text:style-name="P4">
瑞士希望参加天盾防空倡议引起游说团体的关注。右翼保守派协会Pro Schweiz加滕曼说：“这不符合严格中立的瑞士。”</text:p>
      <text:p text:style-name="P4">
他担心此举会导致瑞士在军事上依赖外国和北约，让瑞士成为被针对的目标。</text:p>
      <text:p text:style-name="P4">
德国在2022年设立欧洲天盾防空倡议，以加强欧洲的防空力量。俄罗斯入侵乌克兰后，欧洲防空力量已成为关注焦点。目前，有17个欧洲国家参加这项倡议，包括德国、英国、芬兰及瑞典。它的目的是通过协调各国对诸如爱国者导弹系统等防空和导弹防御系统的采购来削减成本，并实现培训、维护和后勤方面的合作。</text:p>
      <text:p text:style-name="P4">
俄罗斯去年2月入侵乌克兰以来，立场中立的瑞士受到欧洲邻国越来越多的压力，包括要求瑞士允许出口军备到乌克兰。瑞士上周拒绝了瑞士国防公司RUAG提出出售96辆豹1型A5主战坦克供乌克兰使用的申请。丹麦和德国较早前希望派遣瑞士制造的装甲车和弹药帮助乌克兰，也被瑞士否决。</text:p>
      <text:p text:style-name="P4">
Source: <text:a xlink:type="simple" xlink:href="https://www.zaobao.com.sg/realtime/world/story20230704-1410722" text:style-name="Internet_20_link" text:visited-style-name="Visited_20_Internet_20_Link">
https://www.zaobao.com.sg/realtime/world/story20230704-1410722</text:a>
</text:p>
      <!--NEWS-->
      <text:h text:style-name="P10" text:outline-level="1">
<text:span text:style-name="T4">
中共干预台湾大选新手法：“降低干扰”以退为进？</text:span>
</text:h>
      <text:p text:style-name="P4">
Author: chinese@voanews.com (陈筠)</text:p>
      <text:p text:style-name="P4">
Publisher: 美国之音中文网 (Type: NewsMediaOrganization)</text:p>
      <text:p text:style-name="P4">
Published Time: 2023-07-04T22:40:07+08:00</text:p>
      <text:p text:style-name="P4">
Modified Time: 2023-07-04 14:40:07Z</text:p>
      <text:p text:style-name="P4">
Description: 距离台湾2024总统大选只剩下半年多的时间，在文攻武吓、以商逼政等干预手段外，分析人士说，中国这次还可能学到教训，不再帮民进党“助选”了，而是 改以“降低干扰”的方式来影响台湾选举。这是一种战略上以退为进、更隐微且看起来很吊诡的新手法，台湾比较不熟悉，将对台湾形成一个新的挑战。</text:p>
      <text:p text:style-name="P4">
Videos: []</text:p>
      <text:p text:style-name="P4">
Images: []</text:p>
      <text:p text:style-name="P4">
Categories: ['台海两岸关系', '中国', '台湾']</text:p>
      <text:p text:style-name="P4">
Type: None</text:p>
      <!--METADATA-->
      <text:p text:style-name="P4">
NoneNone</text:p>
      <text:p text:style-name="P4">
Source: <text:a xlink:type="simple" xlink:href="https://www.voachinese.com/a/reduce-interference-the-ccp-s-new-method-of-interfering-in-taiwan-s-presidential-election-20230704/7166337.html" text:style-name="Internet_20_link" text:visited-style-name="Visited_20_Internet_20_Link">
https://www.voachinese.com/a/reduce-interference-the-ccp-s-new-method-of-interfering-in-taiwan-s-presidential-election-20230704/7166337.html</text:a>
</text:p>
      <!--NEWS-->
      <text:h text:style-name="P10" text:outline-level="1">
<text:span text:style-name="T4">
塔利班下令关闭阿富汗美容院</text:span>
</text:h>
      <text:p text:style-name="P4">
Author: 联合早报 (Person)</text:p>
      <text:p text:style-name="P4">
Publisher: 联合早报 (Organization)</text:p>
      <text:p text:style-name="P4">
Published Time: 2023-07-04T22:47</text:p>
      <text:p text:style-name="P4">
Modified Time: 2023-07-04T22:53</text:p>
      <text:p text:style-name="P4">
Description: 阿富汗塔利班政府下令美容院在一个月内关闭，进一步限制了阿富汗女性可以出入的公共场所。路透社报道，塔利班政府的防恶与美德传播部发言人穆罕默德·萨迪克·阿基夫星期二（7月4日）说：“关...</text:p>
      <text:p text:style-name="P4">
Videos: []</text:p>
      <text:p text:style-name="P4">
Audios: []</text:p>
      <text:p text:style-name="P4">
Images: []</text:p>
      <text:p text:style-name="P4">
Type: NewsArticle</text:p>
      <text:p text:style-name="P4">
Breadcrumbs: ['即时', '国际']</text:p>
      <text:p text:style-name="P4">
Keywords: ['阿富汗', '塔利班', '女权']</text:p>
      <!--METADATA-->
      <text:p text:style-name="P4">
阿富汗 <text:a xlink:type="simple" xlink:href="https://www.zaobao.com/keywords/ta-li-ban" text:style-name="Internet_20_link" text:visited-style-name="Visited_20_Internet_20_Link">
 塔利班政府 </text:a>
下令美容院在一个月内关闭，进一步限制了阿富汗女性可以出入的公共场所。</text:p>
      <text:p text:style-name="P4">
路透社报道，塔利班政府的防恶与美德传播部发言人穆罕默德·萨迪克·阿基夫星期二（7月4日）说：“关闭女性美容院的最后期限是一个月。”</text:p>
      <text:p text:style-name="P4">
自从塔利班于2021年重新掌权以来，它对女性日益增多的限制遭多国政府和联合国官员的谴责。塔利班当局去年关闭了多数女高中、 <text:a xlink:type="simple" xlink:href="https://www.zaobao.com/realtime/world/story20221221-1345626" text:style-name="Internet_20_link" text:visited-style-name="Visited_20_Internet_20_Link">
 禁止女性上大学</text:a>
 及阻止许多阿富汗女性援助人员<text:a xlink:type="simple" xlink:href="https://www.zaobao.com/realtime/world/story20230412-1382312" text:style-name="Internet_20_link" text:visited-style-name="Visited_20_Internet_20_Link">
 工作 </text:a>
；包括澡堂、健身房和公园在内的许多公共场所已不对女性开放。</text:p>
      <text:p text:style-name="P4">
2001年底，在塔利班被赶下台的几个月里，即911事件发生几周后，喀布尔和阿富汗其他城市的美容院如雨后春笋般出现。两年前塔利班重新掌权后，许多美容院仍然营业，为不少女性提供了就业机会，并为顾客提供服务。这些美容院一般只允许女性进入，并且将窗户遮住，从外面看不到里头的顾客。</text:p>
      <text:p text:style-name="P4">
喀布尔的居民萨哈尔每隔几周就会去一家美容院做头发和指甲，如今政令出台，她觉得除家人之外的最后安全社交途径被切断了。她说：“公园不允许女性进入，对我们来说，这是一个与朋友见面的好地方。这是一个很好的理由，让我们彼此见面，与其他女性、女孩讨论问题。”她接着说：“现在，我不知道怎么与她们会面，怎么见到她们，怎么彼此交谈。我觉得这对我们和阿富汗各地的女性将产生很大的影响。”</text:p>
      <text:p text:style-name="P4">
塔利班政府说，根据它对伊斯兰法律和阿富汗习俗的解释，它尊重女性的权利。</text:p>
      <text:p text:style-name="P4">
Source: <text:a xlink:type="simple" xlink:href="https://www.zaobao.com.sg/realtime/world/story20230704-1410729" text:style-name="Internet_20_link" text:visited-style-name="Visited_20_Internet_20_Link">
https://www.zaobao.com.sg/realtime/world/story20230704-1410729</text:a>
</text:p>
      <!--NEWS-->
      <text:h text:style-name="P10" text:outline-level="1">
<text:span text:style-name="T4">
面临严峻挑战，北约决定让老将斯托尔滕贝格留任秘书长职务</text:span>
</text:h>
      <text:p text:style-name="P4">
Author: chinese@voanews.com (松仁)</text:p>
      <text:p text:style-name="P4">
Publisher: 美国之音中文网 (Type: NewsMediaOrganization)</text:p>
      <text:p text:style-name="P4">
Published Time: 2023-07-04T22:59:02+08:00</text:p>
      <text:p text:style-name="P4">
Modified Time: 2023-07-04 14:59:02Z</text:p>
      <text:p text:style-name="P4">
Description: 北大西洋公约组织（NATO）星期二（7月4日）作出决定，将现任秘书长延斯·斯托尔滕贝格（Jens Stoltenberg）的任期再延长一年。让这位经验丰富的领导人继续留在北约这个最重要的职位上，在北约看来，显然比临阵换帅更为明智。</text:p>
      <text:p text:style-name="P4">
Videos: []</text:p>
      <text:p text:style-name="P4">
Images: []</text:p>
      <text:p text:style-name="P4">
Categories: ['欧洲', '军事', '乌克兰局势']</text:p>
      <text:p text:style-name="P4">
Type: None</text:p>
      <!--METADATA-->
      <text:p text:style-name="P4">
NoneNone</text:p>
      <text:p text:style-name="P4">
Source: <text:a xlink:type="simple" xlink:href="https://www.voachinese.com/a/nato-agrees-to-extend-boss-stoltenberg-s-term-by-a-year-070423/7166480.html" text:style-name="Internet_20_link" text:visited-style-name="Visited_20_Internet_20_Link">
https://www.voachinese.com/a/nato-agrees-to-extend-boss-stoltenberg-s-term-by-a-year-070423/7166480.html</text:a>
</text:p>
      <!--NEWS-->
      <text:h text:style-name="P10" text:outline-level="1">
<text:span text:style-name="T4">
印度6月成俄石油最大买家 多家炼油厂以人民币付款</text:span>
</text:h>
      <text:p text:style-name="P4">
Author: 联合早报 (Person)</text:p>
      <text:p text:style-name="P4">
Publisher: 联合早报 (Organization)</text:p>
      <text:p text:style-name="P4">
Published Time: 2023-07-04T23:00</text:p>
      <text:p text:style-name="P4">
Modified Time: 2023-07-04T23:09</text:p>
      <text:p text:style-name="P4">
Description: 由于炼油厂的需求强劲，印度在6月份购买了占俄罗斯乌拉尔石油出口总量60％的原油，创下历史新高，与此同时，由于独立炼油厂的购买速度放缓，销往中国的俄石油量下降至仅7％。乌拉尔石油是俄...</text:p>
      <text:p text:style-name="P4">
Videos: []</text:p>
      <text:p text:style-name="P4">
Audios: []</text:p>
      <text:p text:style-name="P4">
Images: []</text:p>
      <text:p text:style-name="P4">
Type: NewsArticle</text:p>
      <text:p text:style-name="P4">
Breadcrumbs: ['即时', '国际']</text:p>
      <text:p text:style-name="P4">
Keywords: ['俄罗斯', '印度', '中国', '石油']</text:p>
      <!--METADATA-->
      <text:p text:style-name="P4">
由于炼油厂的需求强劲，印度在6月份购买了占俄罗斯乌拉尔石油出口总量60％的原油，创下历史新高，与此同时，由于独立炼油厂的购买速度放缓，销往中国的俄石油量下降至仅7％。</text:p>
      <text:p text:style-name="P4">
乌拉尔石油是俄罗斯从其他欧洲港口出口的主要油种，约占其石油出口总量的一半。受西方国家制裁的俄罗斯也从太平洋港口、北极港口以及通向中国管道等向世界各地出口石油。</text:p>
      <text:p text:style-name="P4">
自俄罗斯因入侵乌克兰受制裁以来，它极度依赖印度、中国、土耳其和保加利亚的石油销售。这些国家对原油需求的任何变化都会对俄罗斯的出口、收入和预算产生直接影响。</text:p>
      <text:p text:style-name="P4">
路透社根据两个交易来源和美国路孚特（Refinitiv）的Eikon船只追踪系统星期二（7月4日）的信息数据计算，一些炼油厂开工量增加以及俄罗斯石油减产影响了6月份俄罗斯对中国和土耳其市场的乌拉尔石油供应，而印度则保持了最大的采购份额。</text:p>
      <text:p text:style-name="P4">
另据中国新闻社引述《印度时报》报道，印度已有炼油厂使用人民币支付从俄罗斯进口原油的款项。据相关统计，印度6月进口俄罗斯原油量再次超过从沙特阿拉伯和伊拉克进口的总和。</text:p>
      <text:p text:style-name="P4">
报道称，随着国际局势的变化，印度一直在想办法解决如何支付进口俄罗斯原油费用的问题。</text:p>
      <text:p text:style-name="P4">
路透社星期一（3日）引述印度政府消息人士的话说，如果印度银行不愿意用美元结算相关费用，那么一些炼油厂就会用人民币等外币付款。</text:p>
      <text:p text:style-name="P4">
消息人士介绍称，印度石油公司是印度最大的俄罗斯原油买家。该公司在今年6月成为第一家以人民币支付部分进口俄原油费用的印度国有炼油厂。另有消息称，印度的三家私营炼油厂中至少有两家也在用人民币支付部分进口的俄原油费用。不过，尚无法确定印度炼油厂用人民币采购了具体多少俄罗斯原油。</text:p>
      <text:p text:style-name="P4">
Source: <text:a xlink:type="simple" xlink:href="https://www.zaobao.com.sg/realtime/world/story20230704-1410733" text:style-name="Internet_20_link" text:visited-style-name="Visited_20_Internet_20_Link">
https://www.zaobao.com.sg/realtime/world/story20230704-1410733</text:a>
</text:p>
      <!--NEWS-->
      <text:h text:style-name="P10" text:outline-level="1">
<text:span text:style-name="T4">
担忧“灰犀牛”，中国任命金融技术官僚为央行党委书记</text:span>
</text:h>
      <text:p text:style-name="P4">
Author: chinese@voanews.com (美国之音)</text:p>
      <text:p text:style-name="P4">
Publisher: 美国之音中文网 (Type: NewsMediaOrganization)</text:p>
      <text:p text:style-name="P4">
Published Time: 2023-07-04T23:06:08+08:00</text:p>
      <text:p text:style-name="P4">
Modified Time: 2023-07-04 15:06:08Z</text:p>
      <text:p text:style-name="P4">
Description: 中国任命金融技术官僚、中国人民银行副行长潘功胜出任央行的最高政治职位党委书记，并预计有可能接替易纲担任央行行长。有政策消息人士及分析表示，这一任命表明，中共领导人对庞大的金融领域爆发系统性风险越来越感到担忧。</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choice-of-pboc-party-chief-signals-financial-stability-worries-20230704/7166198.html" text:style-name="Internet_20_link" text:visited-style-name="Visited_20_Internet_20_Link">
https://www.voachinese.com/a/china-s-choice-of-pboc-party-chief-signals-financial-stability-worries-20230704/7166198.html</text:a>
</text:p>
      <!--NEWS-->
      <text:h text:style-name="P10" text:outline-level="1">
<text:span text:style-name="T4">
围堵暴动 法国总统有意开罚未成年暴民父母</text:span>
</text:h>
      <text:p text:style-name="P4">
Publisher: 法新社</text:p>
      <text:p text:style-name="P4">
Published Time: 2023-07-04T8:02:08+00:00</text:p>
      <text:p text:style-name="P4">
Modified Time: 2023-07-04T13:50:01+00:00</text:p>
      <text:p text:style-name="P4">
Description: （法新社巴黎3日电） 法国政府为解决连日街头暴动问题，总统马克宏今天提出构想，若未成年人进行破坏或打劫被捕，便要对他们的父母迅速开出连续罚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4" text:anchor-type="as-char" svg:width="6.9236in" svg:height="3.617581in" draw:z-index="0">
<draw:image xlink:href="../Images/rficn/2023-07-04T8-02-08-00-00/000000.png" xlink:type="simple" xlink:show="embed" xlink:actuate="onLoad" draw:mime-type="image/png"/>
</draw:frame>
</text:p>
      <text:p text:style-name="P4">
根据法国司法部的说法，6月30日至今在暴动中被捕的接近4000人当中，有1200多名未成年人。</text:p>
      <text:p text:style-name="P4">
马克宏（Emmanuel Macron）今晚在巴黎会见警察人员，除了感谢他们的辛苦，还透露有意对未能管控自己孩子的父母祭出迅速处罚。</text:p>
      <text:p text:style-name="P4">
据「巴黎人日报」（Le Parisien）报导，马克宏在会见时表示：「对于最初的犯罪行为，我们有必要找到方法对家长采取容易实施的财务惩罚。」</text:p>
      <text:p text:style-name="P4">
45岁的马克宏还说，这是要让「搞砸行为在一开始就付出某种基本代价」。</text:p>
      <text:p text:style-name="P4">
暴动在6月30日达到最高峰时，马克宏便曾请求家长控制他们的孩子。在此之前，因一名青少年在巴黎遭警方枪击身亡而掀起的这波法国街头混乱失序，被捕暴民最小仅12岁。</text:p>
      <text:p text:style-name="P4">
法国司法部长杜彭-莫瑞提（Eric Dupond-Moretti）6月30日也强调相同讯息，并概述家长如何对孩子的行为负有法律责任。</text:p>
      <text:p text:style-name="P4">
他指出，家长若未能陪同孩子出庭应讯，已经可能会被处以罚款；且孩子的犯罪行为若对被害人造成任何损害，家长也负有赔偿责任。</text:p>
      <text:p text:style-name="P4">
杜彭-莫瑞提并发布法律指引，提醒检察官，按法国刑法第227-17条可对家长开罚。</text:p>
      <text:p text:style-name="P4">
这条法律规定，若家长「在缺乏正当理由下，未能尽到自身法律义务，达到危及孩子健康、安全、品德和教育的程度」，最高可处3万欧元（约新台币102万元）罚款和2年徒刑。</text:p>
      <text:p text:style-name="P4">
Source: <text:a xlink:type="simple" xlink:href="https://www.rfi.fr/cn/%E5%9B%BD%E9%99%85%E6%8A%A5%E9%81%93/20230704-%E5%9B%B4%E5%A0%B5%E6%9A%B4%E5%8A%A8-%E6%B3%95%E5%9B%BD%E6%80%BB%E7%BB%9F%E6%9C%89%E6%84%8F%E5%BC%80%E7%BD%9A%E6%9C%AA%E6%88%90%E5%B9%B4%E6%9A%B4%E6%B0%91%E7%88%B6%E6%AF%8D" text:style-name="Internet_20_link" text:visited-style-name="Visited_20_Internet_20_Link">
https://www.rfi.fr/cn/%E5%9B%BD%E9%99%85%E6%8A%A5%E9%81%93/20230704-%E5%9B%B4%E5%A0%B5%E6%9A%B4%E5%8A%A8-%E6%B3%95%E5%9B%BD%E6%80%BB%E7%BB%9F%E6%9C%89%E6%84%8F%E5%BC%80%E7%BD%9A%E6%9C%AA%E6%88%90%E5%B9%B4%E6%9A%B4%E6%B0%91%E7%88%B6%E6%AF%8D</text:a>
</text:p>
      <!--NEWS-->
      <text:h text:style-name="P10" text:outline-level="1">
<text:span text:style-name="T4">
中国突然取消欧盟外交与安全高级代表博雷利的中国之行</text:span>
</text:h>
      <text:p text:style-name="P4">
Author: chinese@voanews.com (松仁)</text:p>
      <text:p text:style-name="P4">
Publisher: 美国之音中文网 (Type: NewsMediaOrganization)</text:p>
      <text:p text:style-name="P4">
Published Time: 2023-07-05T00:34:08+08:00</text:p>
      <text:p text:style-name="P4">
Modified Time: 2023-07-04 16:34:08Z</text:p>
      <text:p text:style-name="P4">
Description: 欧盟发言人星期二（7月4日）表示，中国政府突然取消了欧盟委员会副主席兼外交与安全政策高级代表何塞普·博雷利（Josep Borrell）预定于下周对北京的访问。欧盟仅仅在几天前刚刚宣布博雷利的中国之行。</text:p>
      <text:p text:style-name="P4">
Videos: []</text:p>
      <text:p text:style-name="P4">
Images: []</text:p>
      <text:p text:style-name="P4">
Categories: ['中国', '欧洲']</text:p>
      <text:p text:style-name="P4">
Type: None</text:p>
      <!--METADATA-->
      <text:p text:style-name="P4">
NoneNone</text:p>
      <text:p text:style-name="P4">
Source: <text:a xlink:type="simple" xlink:href="https://www.voachinese.com/a/china-cancels-planned-trip-by-europe-s-top-diplomat-070423/7166638.html" text:style-name="Internet_20_link" text:visited-style-name="Visited_20_Internet_20_Link">
https://www.voachinese.com/a/china-cancels-planned-trip-by-europe-s-top-diplomat-070423/7166638.html</text:a>
</text:p>
      <!--NEWS-->
      <text:h text:style-name="P10" text:outline-level="1">
<text:span text:style-name="T4">
美国华裔的求学之路与平权行动</text:span>
</text:h>
      <text:p text:style-name="P4">
Author: chinese@voanews.com (任镜)</text:p>
      <text:p text:style-name="P4">
Publisher: 美国之音中文网 (Type: NewsMediaOrganization)</text:p>
      <text:p text:style-name="P4">
Published Time: 2023-07-05T00:39:07+08:00</text:p>
      <text:p text:style-name="P4">
Modified Time: 2023-07-04 16:48:01Z</text:p>
      <text:p text:style-name="P4">
Description: 2023年6月29日，美国最高法院宣布推翻大学招生所采用的平权行动，裁定考虑学生的种族以帮助决定谁被录取的做法违背宪法。</text:p>
      <text:p text:style-name="P4">
Videos: []</text:p>
      <text:p text:style-name="P4">
Images: []</text:p>
      <text:p text:style-name="P4">
Categories: ['教育', '美国', '法律']</text:p>
      <text:p text:style-name="P4">
Type: None</text:p>
      <!--METADATA-->
      <text:p text:style-name="P4">
NoneNone</text:p>
      <text:p text:style-name="P4">
Source: <text:a xlink:type="simple" xlink:href="https://www.voachinese.com/a/asian-americans-hold-mixed-views-about-the-supreme-courts-ruling-to-outlaw-affirmative-action-in-college-admissions-20230704/7166676.html" text:style-name="Internet_20_link" text:visited-style-name="Visited_20_Internet_20_Link">
https://www.voachinese.com/a/asian-americans-hold-mixed-views-about-the-supreme-courts-ruling-to-outlaw-affirmative-action-in-college-admissions-20230704/7166676.html</text:a>
</text:p>
      <!--NEWS-->
      <text:h text:style-name="P10" text:outline-level="1">
<text:span text:style-name="T4">
美中科技战升级 美拟限制中国公司获取美云计算服务</text:span>
</text:h>
      <text:p text:style-name="P4">
Author: chinese@voanews.com (美国之音)</text:p>
      <text:p text:style-name="P4">
Publisher: 美国之音中文网 (Type: NewsMediaOrganization)</text:p>
      <text:p text:style-name="P4">
Published Time: 2023-07-05T00:41:36+08:00</text:p>
      <text:p text:style-name="P4">
Modified Time: 2023-07-04 16:41:36Z</text:p>
      <text:p text:style-name="P4">
Description: 美国华尔街日报星期二（7月4日）援引消息人士的话报道，美国政府准备限制中国公司获取美国的云端服务，考虑要求云服务提供商获得政府许可后才能服务利用云平台开发和训练人工智能AI模型的中国公司。</text:p>
      <text:p text:style-name="P4">
Videos: []</text:p>
      <text:p text:style-name="P4">
Images: []</text:p>
      <text:p text:style-name="P4">
Categories: ['科技', '美国', '中国']</text:p>
      <text:p text:style-name="P4">
Type: None</text:p>
      <!--METADATA-->
      <text:p text:style-name="P4">
NoneNone</text:p>
      <text:p text:style-name="P4">
Source: <text:a xlink:type="simple" xlink:href="https://www.voachinese.com/a/wsj-says-us-to-curb-china-access-to-cloud-services-like-amazon-20230704/7166203.html" text:style-name="Internet_20_link" text:visited-style-name="Visited_20_Internet_20_Link">
https://www.voachinese.com/a/wsj-says-us-to-curb-china-access-to-cloud-services-like-amazon-20230704/7166203.html</text:a>
</text:p>
      <!--NEWS-->
      <text:h text:style-name="P10" text:outline-level="1">
<text:span text:style-name="T4">
欧盟对中国管制稀有金属出口表示“关切”</text:span>
</text:h>
      <text:p text:style-name="P4">
Author: chinese@voanews.com (美国之音)</text:p>
      <text:p text:style-name="P4">
Publisher: 美国之音中文网 (Type: NewsMediaOrganization)</text:p>
      <text:p text:style-name="P4">
Published Time: 2023-07-05T04:39:48+08:00</text:p>
      <text:p text:style-name="P4">
Modified Time: 2023-07-04 20:40:12Z</text:p>
      <text:p text:style-name="P4">
Description: 欧盟委员会周二(7月4日)表示，在华盛顿和北京之间不断升级的技术战中，它对中国决定对两种制造半导体至关重要的稀有金属实施出口管制感到“关切”。</text:p>
      <text:p text:style-name="P4">
Videos: []</text:p>
      <text:p text:style-name="P4">
Images: []</text:p>
      <text:p text:style-name="P4">
Categories: ['中国', '经济·金融·贸易', '欧洲']</text:p>
      <text:p text:style-name="P4">
Type: None</text:p>
      <!--METADATA-->
      <text:p text:style-name="P4">
NoneNone</text:p>
      <text:p text:style-name="P4">
Source: <text:a xlink:type="simple" xlink:href="https://www.voachinese.com/a/eu-concerned-about-china-s-curbs-on-rare-metals-20230704/7167037.html" text:style-name="Internet_20_link" text:visited-style-name="Visited_20_Internet_20_Link">
https://www.voachinese.com/a/eu-concerned-about-china-s-curbs-on-rare-metals-20230704/7167037.html</text:a>
</text:p>
      <!--NEWS-->
      <text:h text:style-name="P10" text:outline-level="1">
<text:span text:style-name="T4">
欧盟气候负责人对中国煤炭行业扩张表示关切</text:span>
</text:h>
      <text:p text:style-name="P4">
Author: chinese@voanews.com (美国之音)</text:p>
      <text:p text:style-name="P4">
Publisher: 美国之音中文网 (Type: NewsMediaOrganization)</text:p>
      <text:p text:style-name="P4">
Published Time: 2023-07-05T04:52:22+08:00</text:p>
      <text:p text:style-name="P4">
Modified Time: 2023-07-04 20:52:22Z</text:p>
      <text:p text:style-name="P4">
Description: 欧盟气候负责人周一(7月3日)对中国煤炭工业扩张和新建燃煤电厂表示关切。</text:p>
      <text:p text:style-name="P4">
Videos: []</text:p>
      <text:p text:style-name="P4">
Images: []</text:p>
      <text:p text:style-name="P4">
Categories: ['中国', '生态环境', '欧洲', '健康']</text:p>
      <text:p text:style-name="P4">
Type: None</text:p>
      <!--METADATA-->
      <text:p text:style-name="P4">
NoneNone</text:p>
      <text:p text:style-name="P4">
Source: <text:a xlink:type="simple" xlink:href="https://www.voachinese.com/a/eu-climate-chief-is-concerned-over-the-expansion-of-the-coal-industry-in-china-20230704/7166936.html" text:style-name="Internet_20_link" text:visited-style-name="Visited_20_Internet_20_Link">
https://www.voachinese.com/a/eu-climate-chief-is-concerned-over-the-expansion-of-the-coal-industry-in-china-20230704/7166936.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